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6.3051in" svg:height="3.5449in" svg:x="3.2177in" svg:y="0.5752in">
            <draw:object draw:notify-on-update-of-ranges="out.B1:out.B2211 out.C1:out.C2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453in" svg:x="9.5661in" svg:y="0.8783in">
            <draw:object draw:notify-on-update-of-ranges="out.D1:out.D22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136364" calcext:value-type="float">
            <text:p>0.13636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142857" calcext:value-type="float">
            <text:p>0.1428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37931" calcext:value-type="float">
            <text:p>0.13793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151515" calcext:value-type="float">
            <text:p>0.15151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151515" calcext:value-type="float">
            <text:p>0.1515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151515" calcext:value-type="float">
            <text:p>0.1515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151515" calcext:value-type="float">
            <text:p>0.151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157895" calcext:value-type="float">
            <text:p>0.15789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178571" calcext:value-type="float">
            <text:p>0.17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151515" calcext:value-type="float">
            <text:p>0.15151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157143" calcext:value-type="float">
            <text:p>0.15714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156863" calcext:value-type="float">
            <text:p>0.15686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3636" calcext:value-type="float">
            <text:p>0.16363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3636" calcext:value-type="float">
            <text:p>0.16363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3636" calcext:value-type="float">
            <text:p>0.16363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3636" calcext:value-type="float">
            <text:p>0.163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163636" calcext:value-type="float">
            <text:p>0.16363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172414" calcext:value-type="float">
            <text:p>0.17241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153846" calcext:value-type="float">
            <text:p>0.15384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.164384" calcext:value-type="float">
            <text:p>0.16438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.164384" calcext:value-type="float">
            <text:p>0.16438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.164384" calcext:value-type="float">
            <text:p>0.164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.164384" calcext:value-type="float">
            <text:p>0.16438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190476" calcext:value-type="float">
            <text:p>0.19047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192308" calcext:value-type="float">
            <text:p>0.1923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84211" calcext:value-type="float">
            <text:p>0.18421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84211" calcext:value-type="float">
            <text:p>0.18421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84211" calcext:value-type="float">
            <text:p>0.18421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84211" calcext:value-type="float">
            <text:p>0.18421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84211" calcext:value-type="float">
            <text:p>0.18421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206897" calcext:value-type="float">
            <text:p>0.20689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212121" calcext:value-type="float">
            <text:p>0.21212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212121" calcext:value-type="float">
            <text:p>0.21212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212121" calcext:value-type="float">
            <text:p>0.21212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212121" calcext:value-type="float">
            <text:p>0.21212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163934" calcext:value-type="float">
            <text:p>0.163934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169231" calcext:value-type="float">
            <text:p>0.169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173913" calcext:value-type="float">
            <text:p>0.17391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175676" calcext:value-type="float">
            <text:p>0.17567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175676" calcext:value-type="float">
            <text:p>0.1756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175676" calcext:value-type="float">
            <text:p>0.17567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175676" calcext:value-type="float">
            <text:p>0.17567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86441" calcext:value-type="float">
            <text:p>0.18644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86441" calcext:value-type="float">
            <text:p>0.18644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86441" calcext:value-type="float">
            <text:p>0.186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186441" calcext:value-type="float">
            <text:p>0.18644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185185" calcext:value-type="float">
            <text:p>0.18518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20339" calcext:value-type="float">
            <text:p>0.2033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20339" calcext:value-type="float">
            <text:p>0.2033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20339" calcext:value-type="float">
            <text:p>0.20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20339" calcext:value-type="float">
            <text:p>0.2033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259259" calcext:value-type="float">
            <text:p>0.25925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258065" calcext:value-type="float">
            <text:p>0.25806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0.185185" calcext:value-type="float">
            <text:p>0.18518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0.182796" calcext:value-type="float">
            <text:p>0.18279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0.182796" calcext:value-type="float">
            <text:p>0.18279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0.182796" calcext:value-type="float">
            <text:p>0.18279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0.182796" calcext:value-type="float">
            <text:p>0.18279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0.180851" calcext:value-type="float">
            <text:p>0.18085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183673" calcext:value-type="float">
            <text:p>0.18367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183673" calcext:value-type="float">
            <text:p>0.18367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183673" calcext:value-type="float">
            <text:p>0.1836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183673" calcext:value-type="float">
            <text:p>0.18367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255814" calcext:value-type="float">
            <text:p>0.25581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255814" calcext:value-type="float">
            <text:p>0.25581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255814" calcext:value-type="float">
            <text:p>0.2558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226415" calcext:value-type="float">
            <text:p>0.22641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215385" calcext:value-type="float">
            <text:p>0.21538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215385" calcext:value-type="float">
            <text:p>0.21538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215385" calcext:value-type="float">
            <text:p>0.21538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215385" calcext:value-type="float">
            <text:p>0.21538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181818" calcext:value-type="float">
            <text:p>0.181818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0.180328" calcext:value-type="float">
            <text:p>0.18032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0.181159" calcext:value-type="float">
            <text:p>0.18115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0.178082" calcext:value-type="float">
            <text:p>0.17808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0.178082" calcext:value-type="float">
            <text:p>0.17808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0.178082" calcext:value-type="float">
            <text:p>0.17808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0.178082" calcext:value-type="float">
            <text:p>0.17808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0.184615" calcext:value-type="float">
            <text:p>0.18461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office:value-type="float" office:value="0.186567" calcext:value-type="float">
            <text:p>0.18656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0.18797" calcext:value-type="float">
            <text:p>0.1879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0.189781" calcext:value-type="float">
            <text:p>0.18978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0.189781" calcext:value-type="float">
            <text:p>0.18978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0.189781" calcext:value-type="float">
            <text:p>0.18978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0.189781" calcext:value-type="float">
            <text:p>0.18978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0.180645" calcext:value-type="float">
            <text:p>0.18064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office:value-type="float" office:value="0.180791" calcext:value-type="float">
            <text:p>0.18079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office:value-type="float" office:value="0.184358" calcext:value-type="float">
            <text:p>0.18435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office:value-type="float" office:value="0.184358" calcext:value-type="float">
            <text:p>0.184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office:value-type="float" office:value="0.184358" calcext:value-type="float">
            <text:p>0.18435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0.185393" calcext:value-type="float">
            <text:p>0.18539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0.20625" calcext:value-type="float">
            <text:p>0.2062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0.21118" calcext:value-type="float">
            <text:p>0.2111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0.21118" calcext:value-type="float">
            <text:p>0.2111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0.21118" calcext:value-type="float">
            <text:p>0.2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0.21118" calcext:value-type="float">
            <text:p>0.2111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office:value-type="float" office:value="0.209877" calcext:value-type="float">
            <text:p>0.20987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0.212644" calcext:value-type="float">
            <text:p>0.21264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0.212644" calcext:value-type="float">
            <text:p>0.21264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0.212644" calcext:value-type="float">
            <text:p>0.21264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0.212644" calcext:value-type="float">
            <text:p>0.21264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5" calcext:value-type="float">
            <text:p>35</text:p>
          </table:table-cell>
          <table:table-cell office:value-type="float" office:value="173" calcext:value-type="float">
            <text:p>173</text:p>
          </table:table-cell>
          <table:table-cell office:value-type="float" office:value="0.202312" calcext:value-type="float">
            <text:p>0.20231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8" calcext:value-type="float">
            <text:p>38</text:p>
          </table:table-cell>
          <table:table-cell office:value-type="float" office:value="182" calcext:value-type="float">
            <text:p>182</text:p>
          </table:table-cell>
          <table:table-cell office:value-type="float" office:value="0.208791" calcext:value-type="float">
            <text:p>0.20879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 office:value-type="float" office:value="0.207447" calcext:value-type="float">
            <text:p>0.20744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39" calcext:value-type="float">
            <text:p>39</text:p>
          </table:table-cell>
          <table:table-cell office:value-type="float" office:value="188" calcext:value-type="float">
            <text:p>188</text:p>
          </table:table-cell>
          <table:table-cell office:value-type="float" office:value="0.207447" calcext:value-type="float">
            <text:p>0.2074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75862" calcext:value-type="float">
            <text:p>0.27586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75862" calcext:value-type="float">
            <text:p>0.275862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75862" calcext:value-type="float">
            <text:p>0.27586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275862" calcext:value-type="float">
            <text:p>0.27586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266667" calcext:value-type="float">
            <text:p>0.26666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64706" calcext:value-type="float">
            <text:p>0.26470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38095" calcext:value-type="float">
            <text:p>0.23809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285714" calcext:value-type="float">
            <text:p>0.28571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289474" calcext:value-type="float">
            <text:p>0.28947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0.211268" calcext:value-type="float">
            <text:p>0.211268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0.211268" calcext:value-type="float">
            <text:p>0.21126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0.211268" calcext:value-type="float">
            <text:p>0.21126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0.211268" calcext:value-type="float">
            <text:p>0.2112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0.210526" calcext:value-type="float">
            <text:p>0.21052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0.22807" calcext:value-type="float">
            <text:p>0.2280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.229508" calcext:value-type="float">
            <text:p>0.229508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.229508" calcext:value-type="float">
            <text:p>0.22950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.229508" calcext:value-type="float">
            <text:p>0.22950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.229508" calcext:value-type="float">
            <text:p>0.229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.232143" calcext:value-type="float">
            <text:p>0.23214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245614" calcext:value-type="float">
            <text:p>0.24561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245902" calcext:value-type="float">
            <text:p>0.24590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245902" calcext:value-type="float">
            <text:p>0.24590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245902" calcext:value-type="float">
            <text:p>0.24590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245902" calcext:value-type="float">
            <text:p>0.2459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344828" calcext:value-type="float">
            <text:p>0.344828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315789" calcext:value-type="float">
            <text:p>0.31578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315789" calcext:value-type="float">
            <text:p>0.31578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.325581" calcext:value-type="float">
            <text:p>0.325581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.325581" calcext:value-type="float">
            <text:p>0.3255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0.216495" calcext:value-type="float">
            <text:p>0.21649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0.216495" calcext:value-type="float">
            <text:p>0.21649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0.216495" calcext:value-type="float">
            <text:p>0.21649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0.216495" calcext:value-type="float">
            <text:p>0.21649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0.214286" calcext:value-type="float">
            <text:p>0.21428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float" office:value="0.215686" calcext:value-type="float">
            <text:p>0.21568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0.19697" calcext:value-type="float">
            <text:p>0.1969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0.201493" calcext:value-type="float">
            <text:p>0.20149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0.201493" calcext:value-type="float">
            <text:p>0.20149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office:value-type="float" office:value="0.201493" calcext:value-type="float">
            <text:p>0.20149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318182" calcext:value-type="float">
            <text:p>0.31818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306122" calcext:value-type="float">
            <text:p>0.30612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.301887" calcext:value-type="float">
            <text:p>0.30188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0.224299" calcext:value-type="float">
            <text:p>0.224299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0.224299" calcext:value-type="float">
            <text:p>0.22429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0.224299" calcext:value-type="float">
            <text:p>0.22429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0.224299" calcext:value-type="float">
            <text:p>0.2242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0.228571" calcext:value-type="float">
            <text:p>0.22857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0.219512" calcext:value-type="float">
            <text:p>0.21951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0.219512" calcext:value-type="float">
            <text:p>0.219512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0.219512" calcext:value-type="float">
            <text:p>0.219512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0.219512" calcext:value-type="float">
            <text:p>0.21951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22314" calcext:value-type="float">
            <text:p>0.22314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22314" calcext:value-type="float">
            <text:p>0.2231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22314" calcext:value-type="float">
            <text:p>0.2231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22314" calcext:value-type="float">
            <text:p>0.2231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0.22314" calcext:value-type="float">
            <text:p>0.223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226891" calcext:value-type="float">
            <text:p>0.22689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226891" calcext:value-type="float">
            <text:p>0.22689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226891" calcext:value-type="float">
            <text:p>0.22689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226891" calcext:value-type="float">
            <text:p>0.22689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226891" calcext:value-type="float">
            <text:p>0.22689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0.230769" calcext:value-type="float">
            <text:p>0.230769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0.228346" calcext:value-type="float">
            <text:p>0.22834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0.228346" calcext:value-type="float">
            <text:p>0.22834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0.232558" calcext:value-type="float">
            <text:p>0.23255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office:value-type="float" office:value="0.232558" calcext:value-type="float">
            <text:p>0.23255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0.23622" calcext:value-type="float">
            <text:p>0.23622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.24812" calcext:value-type="float">
            <text:p>0.2481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.24812" calcext:value-type="float">
            <text:p>0.24812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.24812" calcext:value-type="float">
            <text:p>0.2481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0.24812" calcext:value-type="float">
            <text:p>0.2481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.261905" calcext:value-type="float">
            <text:p>0.26190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0.268293" calcext:value-type="float">
            <text:p>0.268293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0.268293" calcext:value-type="float">
            <text:p>0.268293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0.268293" calcext:value-type="float">
            <text:p>0.26829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0.268293" calcext:value-type="float">
            <text:p>0.2682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.261905" calcext:value-type="float">
            <text:p>0.26190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0.267717" calcext:value-type="float">
            <text:p>0.26771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office:value-type="float" office:value="0.267717" calcext:value-type="float">
            <text:p>0.26771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0.263158" calcext:value-type="float">
            <text:p>0.263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0.27193" calcext:value-type="float">
            <text:p>0.27193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0.278261" calcext:value-type="float">
            <text:p>0.278261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0.278261" calcext:value-type="float">
            <text:p>0.278261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0.277311" calcext:value-type="float">
            <text:p>0.27731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0.265306" calcext:value-type="float">
            <text:p>0.26530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0.265306" calcext:value-type="float">
            <text:p>0.265306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0.268456" calcext:value-type="float">
            <text:p>0.268456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0.268456" calcext:value-type="float">
            <text:p>0.268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0.266187" calcext:value-type="float">
            <text:p>0.26618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0.268966" calcext:value-type="float">
            <text:p>0.268966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0.272109" calcext:value-type="float">
            <text:p>0.272109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0.272109" calcext:value-type="float">
            <text:p>0.27210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0.272109" calcext:value-type="float">
            <text:p>0.27210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0.275168" calcext:value-type="float">
            <text:p>0.275168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  <table:table-cell office:value-type="float" office:value="0.269939" calcext:value-type="float">
            <text:p>0.269939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  <table:table-cell office:value-type="float" office:value="0.269939" calcext:value-type="float">
            <text:p>0.269939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4" calcext:value-type="float">
            <text:p>44</text:p>
          </table:table-cell>
          <table:table-cell office:value-type="float" office:value="163" calcext:value-type="float">
            <text:p>163</text:p>
          </table:table-cell>
          <table:table-cell office:value-type="float" office:value="0.269939" calcext:value-type="float">
            <text:p>0.269939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0.284404" calcext:value-type="float">
            <text:p>0.28440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0.283186" calcext:value-type="float">
            <text:p>0.28318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0.283186" calcext:value-type="float">
            <text:p>0.283186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0.283186" calcext:value-type="float">
            <text:p>0.283186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0.283186" calcext:value-type="float">
            <text:p>0.28318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0.301075" calcext:value-type="float">
            <text:p>0.30107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0.298969" calcext:value-type="float">
            <text:p>0.29896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0.298969" calcext:value-type="float">
            <text:p>0.298969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0.298969" calcext:value-type="float">
            <text:p>0.29896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0.298969" calcext:value-type="float">
            <text:p>0.2989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0.292035" calcext:value-type="float">
            <text:p>0.292035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0.295652" calcext:value-type="float">
            <text:p>0.295652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0.295652" calcext:value-type="float">
            <text:p>0.295652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0.299145" calcext:value-type="float">
            <text:p>0.29914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office:value-type="float" office:value="0.299145" calcext:value-type="float">
            <text:p>0.29914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0.302521" calcext:value-type="float">
            <text:p>0.30252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0.302521" calcext:value-type="float">
            <text:p>0.302521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0.302521" calcext:value-type="float">
            <text:p>0.30252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0.302521" calcext:value-type="float">
            <text:p>0.3025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0.305785" calcext:value-type="float">
            <text:p>0.30578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0.305785" calcext:value-type="float">
            <text:p>0.30578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0.305785" calcext:value-type="float">
            <text:p>0.305785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0.308943" calcext:value-type="float">
            <text:p>0.30894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0.308943" calcext:value-type="float">
            <text:p>0.30894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0.301587" calcext:value-type="float">
            <text:p>0.30158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0.300813" calcext:value-type="float">
            <text:p>0.300813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0.302326" calcext:value-type="float">
            <text:p>0.302326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0.302326" calcext:value-type="float">
            <text:p>0.30232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0.302326" calcext:value-type="float">
            <text:p>0.302326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0.302326" calcext:value-type="float">
            <text:p>0.30232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0.302326" calcext:value-type="float">
            <text:p>0.30232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0.290323" calcext:value-type="float">
            <text:p>0.29032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0.290323" calcext:value-type="float">
            <text:p>0.29032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0.292994" calcext:value-type="float">
            <text:p>0.29299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0.292994" calcext:value-type="float">
            <text:p>0.2929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0.292994" calcext:value-type="float">
            <text:p>0.292994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0.281081" calcext:value-type="float">
            <text:p>0.281081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0.281081" calcext:value-type="float">
            <text:p>0.281081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0.281081" calcext:value-type="float">
            <text:p>0.28108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0.281081" calcext:value-type="float">
            <text:p>0.28108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0.281081" calcext:value-type="float">
            <text:p>0.28108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float" office:value="0.276382" calcext:value-type="float">
            <text:p>0.276382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0.277228" calcext:value-type="float">
            <text:p>0.277228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0.278049" calcext:value-type="float">
            <text:p>0.27804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0.278049" calcext:value-type="float">
            <text:p>0.2780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02" calcext:value-type="float">
            <text:p>202</text:p>
          </table:table-cell>
          <table:table-cell office:value-type="float" office:value="0.282178" calcext:value-type="float">
            <text:p>0.282178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0.291262" calcext:value-type="float">
            <text:p>0.291262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61" calcext:value-type="float">
            <text:p>61</text:p>
          </table:table-cell>
          <table:table-cell office:value-type="float" office:value="209" calcext:value-type="float">
            <text:p>209</text:p>
          </table:table-cell>
          <table:table-cell office:value-type="float" office:value="0.291866" calcext:value-type="float">
            <text:p>0.291866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61" calcext:value-type="float">
            <text:p>61</text:p>
          </table:table-cell>
          <table:table-cell office:value-type="float" office:value="209" calcext:value-type="float">
            <text:p>209</text:p>
          </table:table-cell>
          <table:table-cell office:value-type="float" office:value="0.291866" calcext:value-type="float">
            <text:p>0.291866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64" calcext:value-type="float">
            <text:p>64</text:p>
          </table:table-cell>
          <table:table-cell office:value-type="float" office:value="223" calcext:value-type="float">
            <text:p>223</text:p>
          </table:table-cell>
          <table:table-cell office:value-type="float" office:value="0.286996" calcext:value-type="float">
            <text:p>0.28699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65" calcext:value-type="float">
            <text:p>65</text:p>
          </table:table-cell>
          <table:table-cell office:value-type="float" office:value="226" calcext:value-type="float">
            <text:p>226</text:p>
          </table:table-cell>
          <table:table-cell office:value-type="float" office:value="0.287611" calcext:value-type="float">
            <text:p>0.28761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73" calcext:value-type="float">
            <text:p>73</text:p>
          </table:table-cell>
          <table:table-cell office:value-type="float" office:value="245" calcext:value-type="float">
            <text:p>245</text:p>
          </table:table-cell>
          <table:table-cell office:value-type="float" office:value="0.297959" calcext:value-type="float">
            <text:p>0.297959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73" calcext:value-type="float">
            <text:p>73</text:p>
          </table:table-cell>
          <table:table-cell office:value-type="float" office:value="245" calcext:value-type="float">
            <text:p>245</text:p>
          </table:table-cell>
          <table:table-cell office:value-type="float" office:value="0.297959" calcext:value-type="float">
            <text:p>0.29795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74" calcext:value-type="float">
            <text:p>74</text:p>
          </table:table-cell>
          <table:table-cell office:value-type="float" office:value="251" calcext:value-type="float">
            <text:p>251</text:p>
          </table:table-cell>
          <table:table-cell office:value-type="float" office:value="0.294821" calcext:value-type="float">
            <text:p>0.294821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80" calcext:value-type="float">
            <text:p>80</text:p>
          </table:table-cell>
          <table:table-cell office:value-type="float" office:value="279" calcext:value-type="float">
            <text:p>279</text:p>
          </table:table-cell>
          <table:table-cell office:value-type="float" office:value="0.286738" calcext:value-type="float">
            <text:p>0.2867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79" calcext:value-type="float">
            <text:p>279</text:p>
          </table:table-cell>
          <table:table-cell office:value-type="float" office:value="0.286738" calcext:value-type="float">
            <text:p>0.286738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0.296928" calcext:value-type="float">
            <text:p>0.296928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0.296928" calcext:value-type="float">
            <text:p>0.296928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87" calcext:value-type="float">
            <text:p>87</text:p>
          </table:table-cell>
          <table:table-cell office:value-type="float" office:value="293" calcext:value-type="float">
            <text:p>293</text:p>
          </table:table-cell>
          <table:table-cell office:value-type="float" office:value="0.296928" calcext:value-type="float">
            <text:p>0.296928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91" calcext:value-type="float">
            <text:p>91</text:p>
          </table:table-cell>
          <table:table-cell office:value-type="float" office:value="309" calcext:value-type="float">
            <text:p>309</text:p>
          </table:table-cell>
          <table:table-cell office:value-type="float" office:value="0.294498" calcext:value-type="float">
            <text:p>0.29449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92" calcext:value-type="float">
            <text:p>92</text:p>
          </table:table-cell>
          <table:table-cell office:value-type="float" office:value="309" calcext:value-type="float">
            <text:p>309</text:p>
          </table:table-cell>
          <table:table-cell office:value-type="float" office:value="0.297735" calcext:value-type="float">
            <text:p>0.297735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office:value-type="float" office:value="0.300654" calcext:value-type="float">
            <text:p>0.300654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office:value-type="float" office:value="0.300654" calcext:value-type="float">
            <text:p>0.300654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92" calcext:value-type="float">
            <text:p>92</text:p>
          </table:table-cell>
          <table:table-cell office:value-type="float" office:value="306" calcext:value-type="float">
            <text:p>306</text:p>
          </table:table-cell>
          <table:table-cell office:value-type="float" office:value="0.300654" calcext:value-type="float">
            <text:p>0.300654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93" calcext:value-type="float">
            <text:p>93</text:p>
          </table:table-cell>
          <table:table-cell office:value-type="float" office:value="308" calcext:value-type="float">
            <text:p>308</text:p>
          </table:table-cell>
          <table:table-cell office:value-type="float" office:value="0.301948" calcext:value-type="float">
            <text:p>0.3019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1" calcext:value-type="float">
            <text:p>311</text:p>
          </table:table-cell>
          <table:table-cell office:value-type="float" office:value="0.305466" calcext:value-type="float">
            <text:p>0.305466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0.304615" calcext:value-type="float">
            <text:p>0.304615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0.304615" calcext:value-type="float">
            <text:p>0.30461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0.304615" calcext:value-type="float">
            <text:p>0.30461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0.30581" calcext:value-type="float">
            <text:p>0.30581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87" calcext:value-type="float">
            <text:p>87</text:p>
          </table:table-cell>
          <table:table-cell office:value-type="float" office:value="299" calcext:value-type="float">
            <text:p>299</text:p>
          </table:table-cell>
          <table:table-cell office:value-type="float" office:value="0.29097" calcext:value-type="float">
            <text:p>0.2909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office:value-type="float" office:value="0.29085" calcext:value-type="float">
            <text:p>0.29085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89" calcext:value-type="float">
            <text:p>89</text:p>
          </table:table-cell>
          <table:table-cell office:value-type="float" office:value="306" calcext:value-type="float">
            <text:p>306</text:p>
          </table:table-cell>
          <table:table-cell office:value-type="float" office:value="0.29085" calcext:value-type="float">
            <text:p>0.29085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92" calcext:value-type="float">
            <text:p>92</text:p>
          </table:table-cell>
          <table:table-cell office:value-type="float" office:value="320" calcext:value-type="float">
            <text:p>320</text:p>
          </table:table-cell>
          <table:table-cell office:value-type="float" office:value="0.2875" calcext:value-type="float">
            <text:p>0.2875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92" calcext:value-type="float">
            <text:p>92</text:p>
          </table:table-cell>
          <table:table-cell office:value-type="float" office:value="320" calcext:value-type="float">
            <text:p>320</text:p>
          </table:table-cell>
          <table:table-cell office:value-type="float" office:value="0.2875" calcext:value-type="float">
            <text:p>0.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6" calcext:value-type="float">
            <text:p>276</text:p>
          </table:table-cell>
          <table:table-cell office:value-type="float" office:value="0.286232" calcext:value-type="float">
            <text:p>0.286232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80" calcext:value-type="float">
            <text:p>80</text:p>
          </table:table-cell>
          <table:table-cell office:value-type="float" office:value="277" calcext:value-type="float">
            <text:p>277</text:p>
          </table:table-cell>
          <table:table-cell office:value-type="float" office:value="0.288809" calcext:value-type="float">
            <text:p>0.288809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81" calcext:value-type="float">
            <text:p>81</text:p>
          </table:table-cell>
          <table:table-cell office:value-type="float" office:value="279" calcext:value-type="float">
            <text:p>279</text:p>
          </table:table-cell>
          <table:table-cell office:value-type="float" office:value="0.290323" calcext:value-type="float">
            <text:p>0.290323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82" calcext:value-type="float">
            <text:p>82</text:p>
          </table:table-cell>
          <table:table-cell office:value-type="float" office:value="285" calcext:value-type="float">
            <text:p>285</text:p>
          </table:table-cell>
          <table:table-cell office:value-type="float" office:value="0.287719" calcext:value-type="float">
            <text:p>0.287719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83" calcext:value-type="float">
            <text:p>83</text:p>
          </table:table-cell>
          <table:table-cell office:value-type="float" office:value="287" calcext:value-type="float">
            <text:p>287</text:p>
          </table:table-cell>
          <table:table-cell office:value-type="float" office:value="0.289199" calcext:value-type="float">
            <text:p>0.28919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83" calcext:value-type="float">
            <text:p>83</text:p>
          </table:table-cell>
          <table:table-cell office:value-type="float" office:value="286" calcext:value-type="float">
            <text:p>286</text:p>
          </table:table-cell>
          <table:table-cell office:value-type="float" office:value="0.29021" calcext:value-type="float">
            <text:p>0.29021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0.295031" calcext:value-type="float">
            <text:p>0.29503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0.295031" calcext:value-type="float">
            <text:p>0.29503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0.295031" calcext:value-type="float">
            <text:p>0.295031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96" calcext:value-type="float">
            <text:p>96</text:p>
          </table:table-cell>
          <table:table-cell office:value-type="float" office:value="324" calcext:value-type="float">
            <text:p>324</text:p>
          </table:table-cell>
          <table:table-cell office:value-type="float" office:value="0.296296" calcext:value-type="float">
            <text:p>0.2962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309" calcext:value-type="float">
            <text:p>309</text:p>
          </table:table-cell>
          <table:table-cell office:value-type="float" office:value="0.291262" calcext:value-type="float">
            <text:p>0.291262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  <table:table-cell office:value-type="float" office:value="0.294671" calcext:value-type="float">
            <text:p>0.294671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  <table:table-cell office:value-type="float" office:value="0.294671" calcext:value-type="float">
            <text:p>0.294671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95" calcext:value-type="float">
            <text:p>95</text:p>
          </table:table-cell>
          <table:table-cell office:value-type="float" office:value="321" calcext:value-type="float">
            <text:p>321</text:p>
          </table:table-cell>
          <table:table-cell office:value-type="float" office:value="0.29595" calcext:value-type="float">
            <text:p>0.2959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96" calcext:value-type="float">
            <text:p>96</text:p>
          </table:table-cell>
          <table:table-cell office:value-type="float" office:value="323" calcext:value-type="float">
            <text:p>323</text:p>
          </table:table-cell>
          <table:table-cell office:value-type="float" office:value="0.297214" calcext:value-type="float">
            <text:p>0.29721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96" calcext:value-type="float">
            <text:p>96</text:p>
          </table:table-cell>
          <table:table-cell office:value-type="float" office:value="323" calcext:value-type="float">
            <text:p>323</text:p>
          </table:table-cell>
          <table:table-cell office:value-type="float" office:value="0.297214" calcext:value-type="float">
            <text:p>0.29721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0.300292" calcext:value-type="float">
            <text:p>0.30029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0.300292" calcext:value-type="float">
            <text:p>0.300292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04" calcext:value-type="float">
            <text:p>104</text:p>
          </table:table-cell>
          <table:table-cell office:value-type="float" office:value="345" calcext:value-type="float">
            <text:p>345</text:p>
          </table:table-cell>
          <table:table-cell office:value-type="float" office:value="0.301449" calcext:value-type="float">
            <text:p>0.301449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04" calcext:value-type="float">
            <text:p>104</text:p>
          </table:table-cell>
          <table:table-cell office:value-type="float" office:value="345" calcext:value-type="float">
            <text:p>345</text:p>
          </table:table-cell>
          <table:table-cell office:value-type="float" office:value="0.301449" calcext:value-type="float">
            <text:p>0.3014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0.276923" calcext:value-type="float">
            <text:p>0.276923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73" calcext:value-type="float">
            <text:p>73</text:p>
          </table:table-cell>
          <table:table-cell office:value-type="float" office:value="264" calcext:value-type="float">
            <text:p>264</text:p>
          </table:table-cell>
          <table:table-cell office:value-type="float" office:value="0.276515" calcext:value-type="float">
            <text:p>0.27651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74" calcext:value-type="float">
            <text:p>74</text:p>
          </table:table-cell>
          <table:table-cell office:value-type="float" office:value="266" calcext:value-type="float">
            <text:p>266</text:p>
          </table:table-cell>
          <table:table-cell office:value-type="float" office:value="0.278195" calcext:value-type="float">
            <text:p>0.278195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74" calcext:value-type="float">
            <text:p>74</text:p>
          </table:table-cell>
          <table:table-cell office:value-type="float" office:value="266" calcext:value-type="float">
            <text:p>266</text:p>
          </table:table-cell>
          <table:table-cell office:value-type="float" office:value="0.278195" calcext:value-type="float">
            <text:p>0.27819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74" calcext:value-type="float">
            <text:p>74</text:p>
          </table:table-cell>
          <table:table-cell office:value-type="float" office:value="266" calcext:value-type="float">
            <text:p>266</text:p>
          </table:table-cell>
          <table:table-cell office:value-type="float" office:value="0.278195" calcext:value-type="float">
            <text:p>0.278195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64" calcext:value-type="float">
            <text:p>64</text:p>
          </table:table-cell>
          <table:table-cell office:value-type="float" office:value="227" calcext:value-type="float">
            <text:p>227</text:p>
          </table:table-cell>
          <table:table-cell office:value-type="float" office:value="0.281938" calcext:value-type="float">
            <text:p>0.28193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0.283262" calcext:value-type="float">
            <text:p>0.283262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0.283262" calcext:value-type="float">
            <text:p>0.283262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0.283262" calcext:value-type="float">
            <text:p>0.28326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0.283262" calcext:value-type="float">
            <text:p>0.283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0.283262" calcext:value-type="float">
            <text:p>0.283262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float" office:value="0.288538" calcext:value-type="float">
            <text:p>0.288538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float" office:value="0.288538" calcext:value-type="float">
            <text:p>0.288538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float" office:value="0.288538" calcext:value-type="float">
            <text:p>0.288538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0.290196" calcext:value-type="float">
            <text:p>0.29019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0.290196" calcext:value-type="float">
            <text:p>0.290196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77" calcext:value-type="float">
            <text:p>77</text:p>
          </table:table-cell>
          <table:table-cell office:value-type="float" office:value="261" calcext:value-type="float">
            <text:p>261</text:p>
          </table:table-cell>
          <table:table-cell office:value-type="float" office:value="0.295019" calcext:value-type="float">
            <text:p>0.295019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78" calcext:value-type="float">
            <text:p>78</text:p>
          </table:table-cell>
          <table:table-cell office:value-type="float" office:value="263" calcext:value-type="float">
            <text:p>263</text:p>
          </table:table-cell>
          <table:table-cell office:value-type="float" office:value="0.296578" calcext:value-type="float">
            <text:p>0.296578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79" calcext:value-type="float">
            <text:p>79</text:p>
          </table:table-cell>
          <table:table-cell office:value-type="float" office:value="265" calcext:value-type="float">
            <text:p>265</text:p>
          </table:table-cell>
          <table:table-cell office:value-type="float" office:value="0.298113" calcext:value-type="float">
            <text:p>0.29811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79" calcext:value-type="float">
            <text:p>79</text:p>
          </table:table-cell>
          <table:table-cell office:value-type="float" office:value="265" calcext:value-type="float">
            <text:p>265</text:p>
          </table:table-cell>
          <table:table-cell office:value-type="float" office:value="0.298113" calcext:value-type="float">
            <text:p>0.298113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9" calcext:value-type="float">
            <text:p>79</text:p>
          </table:table-cell>
          <table:table-cell office:value-type="float" office:value="265" calcext:value-type="float">
            <text:p>265</text:p>
          </table:table-cell>
          <table:table-cell office:value-type="float" office:value="0.298113" calcext:value-type="float">
            <text:p>0.298113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80" calcext:value-type="float">
            <text:p>80</text:p>
          </table:table-cell>
          <table:table-cell office:value-type="float" office:value="267" calcext:value-type="float">
            <text:p>267</text:p>
          </table:table-cell>
          <table:table-cell office:value-type="float" office:value="0.299625" calcext:value-type="float">
            <text:p>0.299625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0.301115" calcext:value-type="float">
            <text:p>0.301115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0.301115" calcext:value-type="float">
            <text:p>0.301115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0.301115" calcext:value-type="float">
            <text:p>0.3011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0.301115" calcext:value-type="float">
            <text:p>0.30111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  <table:table-cell office:value-type="float" office:value="0.303136" calcext:value-type="float">
            <text:p>0.303136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  <table:table-cell office:value-type="float" office:value="0.303136" calcext:value-type="float">
            <text:p>0.303136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87" calcext:value-type="float">
            <text:p>87</text:p>
          </table:table-cell>
          <table:table-cell office:value-type="float" office:value="287" calcext:value-type="float">
            <text:p>287</text:p>
          </table:table-cell>
          <table:table-cell office:value-type="float" office:value="0.303136" calcext:value-type="float">
            <text:p>0.303136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88" calcext:value-type="float">
            <text:p>88</text:p>
          </table:table-cell>
          <table:table-cell office:value-type="float" office:value="289" calcext:value-type="float">
            <text:p>289</text:p>
          </table:table-cell>
          <table:table-cell office:value-type="float" office:value="0.304498" calcext:value-type="float">
            <text:p>0.30449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88" calcext:value-type="float">
            <text:p>88</text:p>
          </table:table-cell>
          <table:table-cell office:value-type="float" office:value="289" calcext:value-type="float">
            <text:p>289</text:p>
          </table:table-cell>
          <table:table-cell office:value-type="float" office:value="0.304498" calcext:value-type="float">
            <text:p>0.304498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0.319489" calcext:value-type="float">
            <text:p>0.319489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0.319489" calcext:value-type="float">
            <text:p>0.319489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0.319489" calcext:value-type="float">
            <text:p>0.319489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0.319489" calcext:value-type="float">
            <text:p>0.3194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0.323718" calcext:value-type="float">
            <text:p>0.323718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07" calcext:value-type="float">
            <text:p>107</text:p>
          </table:table-cell>
          <table:table-cell office:value-type="float" office:value="321" calcext:value-type="float">
            <text:p>32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09" calcext:value-type="float">
            <text:p>109</text:p>
          </table:table-cell>
          <table:table-cell office:value-type="float" office:value="325" calcext:value-type="float">
            <text:p>325</text:p>
          </table:table-cell>
          <table:table-cell office:value-type="float" office:value="0.335385" calcext:value-type="float">
            <text:p>0.335385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09" calcext:value-type="float">
            <text:p>109</text:p>
          </table:table-cell>
          <table:table-cell office:value-type="float" office:value="325" calcext:value-type="float">
            <text:p>325</text:p>
          </table:table-cell>
          <table:table-cell office:value-type="float" office:value="0.335385" calcext:value-type="float">
            <text:p>0.335385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109" calcext:value-type="float">
            <text:p>109</text:p>
          </table:table-cell>
          <table:table-cell office:value-type="float" office:value="325" calcext:value-type="float">
            <text:p>325</text:p>
          </table:table-cell>
          <table:table-cell office:value-type="float" office:value="0.335385" calcext:value-type="float">
            <text:p>0.335385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09" calcext:value-type="float">
            <text:p>109</text:p>
          </table:table-cell>
          <table:table-cell office:value-type="float" office:value="325" calcext:value-type="float">
            <text:p>325</text:p>
          </table:table-cell>
          <table:table-cell office:value-type="float" office:value="0.335385" calcext:value-type="float">
            <text:p>0.335385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113" calcext:value-type="float">
            <text:p>113</text:p>
          </table:table-cell>
          <table:table-cell office:value-type="float" office:value="341" calcext:value-type="float">
            <text:p>341</text:p>
          </table:table-cell>
          <table:table-cell office:value-type="float" office:value="0.331378" calcext:value-type="float">
            <text:p>0.331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324" calcext:value-type="float">
            <text:p>324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108" calcext:value-type="float">
            <text:p>108</text:p>
          </table:table-cell>
          <table:table-cell office:value-type="float" office:value="321" calcext:value-type="float">
            <text:p>321</text:p>
          </table:table-cell>
          <table:table-cell office:value-type="float" office:value="0.336449" calcext:value-type="float">
            <text:p>0.336449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08" calcext:value-type="float">
            <text:p>108</text:p>
          </table:table-cell>
          <table:table-cell office:value-type="float" office:value="321" calcext:value-type="float">
            <text:p>321</text:p>
          </table:table-cell>
          <table:table-cell office:value-type="float" office:value="0.336449" calcext:value-type="float">
            <text:p>0.336449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14" calcext:value-type="float">
            <text:p>114</text:p>
          </table:table-cell>
          <table:table-cell office:value-type="float" office:value="345" calcext:value-type="float">
            <text:p>345</text:p>
          </table:table-cell>
          <table:table-cell office:value-type="float" office:value="0.330435" calcext:value-type="float">
            <text:p>0.33043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01" calcext:value-type="float">
            <text:p>101</text:p>
          </table:table-cell>
          <table:table-cell office:value-type="float" office:value="304" calcext:value-type="float">
            <text:p>304</text:p>
          </table:table-cell>
          <table:table-cell office:value-type="float" office:value="0.332237" calcext:value-type="float">
            <text:p>0.332237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01" calcext:value-type="float">
            <text:p>101</text:p>
          </table:table-cell>
          <table:table-cell office:value-type="float" office:value="301" calcext:value-type="float">
            <text:p>301</text:p>
          </table:table-cell>
          <table:table-cell office:value-type="float" office:value="0.335548" calcext:value-type="float">
            <text:p>0.335548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101" calcext:value-type="float">
            <text:p>101</text:p>
          </table:table-cell>
          <table:table-cell office:value-type="float" office:value="301" calcext:value-type="float">
            <text:p>301</text:p>
          </table:table-cell>
          <table:table-cell office:value-type="float" office:value="0.335548" calcext:value-type="float">
            <text:p>0.33554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02" calcext:value-type="float">
            <text:p>102</text:p>
          </table:table-cell>
          <table:table-cell office:value-type="float" office:value="307" calcext:value-type="float">
            <text:p>307</text:p>
          </table:table-cell>
          <table:table-cell office:value-type="float" office:value="0.332248" calcext:value-type="float">
            <text:p>0.332248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106" calcext:value-type="float">
            <text:p>106</text:p>
          </table:table-cell>
          <table:table-cell office:value-type="float" office:value="323" calcext:value-type="float">
            <text:p>323</text:p>
          </table:table-cell>
          <table:table-cell office:value-type="float" office:value="0.328173" calcext:value-type="float">
            <text:p>0.328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325" calcext:value-type="float">
            <text:p>325</text:p>
          </table:table-cell>
          <table:table-cell office:value-type="float" office:value="0.329231" calcext:value-type="float">
            <text:p>0.329231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330484" calcext:value-type="float">
            <text:p>0.330484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16" calcext:value-type="float">
            <text:p>116</text:p>
          </table:table-cell>
          <table:table-cell office:value-type="float" office:value="351" calcext:value-type="float">
            <text:p>351</text:p>
          </table:table-cell>
          <table:table-cell office:value-type="float" office:value="0.330484" calcext:value-type="float">
            <text:p>0.330484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19" calcext:value-type="float">
            <text:p>119</text:p>
          </table:table-cell>
          <table:table-cell office:value-type="float" office:value="357" calcext:value-type="float">
            <text:p>35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5" calcext:value-type="float">
            <text:p>125</text:p>
          </table:table-cell>
          <table:table-cell office:value-type="float" office:value="385" calcext:value-type="float">
            <text:p>385</text:p>
          </table:table-cell>
          <table:table-cell office:value-type="float" office:value="0.324675" calcext:value-type="float">
            <text:p>0.32467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25" calcext:value-type="float">
            <text:p>125</text:p>
          </table:table-cell>
          <table:table-cell office:value-type="float" office:value="385" calcext:value-type="float">
            <text:p>385</text:p>
          </table:table-cell>
          <table:table-cell office:value-type="float" office:value="0.324675" calcext:value-type="float">
            <text:p>0.324675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0.317191" calcext:value-type="float">
            <text:p>0.317191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0.317191" calcext:value-type="float">
            <text:p>0.317191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32" calcext:value-type="float">
            <text:p>132</text:p>
          </table:table-cell>
          <table:table-cell office:value-type="float" office:value="415" calcext:value-type="float">
            <text:p>415</text:p>
          </table:table-cell>
          <table:table-cell office:value-type="float" office:value="0.318072" calcext:value-type="float">
            <text:p>0.318072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35" calcext:value-type="float">
            <text:p>135</text:p>
          </table:table-cell>
          <table:table-cell office:value-type="float" office:value="429" calcext:value-type="float">
            <text:p>429</text:p>
          </table:table-cell>
          <table:table-cell office:value-type="float" office:value="0.314685" calcext:value-type="float">
            <text:p>0.3146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office:value-type="float" office:value="431" calcext:value-type="float">
            <text:p>431</text:p>
          </table:table-cell>
          <table:table-cell office:value-type="float" office:value="0.315545" calcext:value-type="float">
            <text:p>0.315545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42" calcext:value-type="float">
            <text:p>142</text:p>
          </table:table-cell>
          <table:table-cell office:value-type="float" office:value="451" calcext:value-type="float">
            <text:p>451</text:p>
          </table:table-cell>
          <table:table-cell office:value-type="float" office:value="0.314856" calcext:value-type="float">
            <text:p>0.314856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42" calcext:value-type="float">
            <text:p>142</text:p>
          </table:table-cell>
          <table:table-cell office:value-type="float" office:value="451" calcext:value-type="float">
            <text:p>451</text:p>
          </table:table-cell>
          <table:table-cell office:value-type="float" office:value="0.314856" calcext:value-type="float">
            <text:p>0.314856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43" calcext:value-type="float">
            <text:p>143</text:p>
          </table:table-cell>
          <table:table-cell office:value-type="float" office:value="453" calcext:value-type="float">
            <text:p>453</text:p>
          </table:table-cell>
          <table:table-cell office:value-type="float" office:value="0.315673" calcext:value-type="float">
            <text:p>0.315673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43" calcext:value-type="float">
            <text:p>143</text:p>
          </table:table-cell>
          <table:table-cell office:value-type="float" office:value="453" calcext:value-type="float">
            <text:p>453</text:p>
          </table:table-cell>
          <table:table-cell office:value-type="float" office:value="0.315673" calcext:value-type="float">
            <text:p>0.315673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43" calcext:value-type="float">
            <text:p>143</text:p>
          </table:table-cell>
          <table:table-cell office:value-type="float" office:value="453" calcext:value-type="float">
            <text:p>453</text:p>
          </table:table-cell>
          <table:table-cell office:value-type="float" office:value="0.315673" calcext:value-type="float">
            <text:p>0.315673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53" calcext:value-type="float">
            <text:p>153</text:p>
          </table:table-cell>
          <table:table-cell office:value-type="float" office:value="477" calcext:value-type="float">
            <text:p>477</text:p>
          </table:table-cell>
          <table:table-cell office:value-type="float" office:value="0.320755" calcext:value-type="float">
            <text:p>0.320755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53" calcext:value-type="float">
            <text:p>153</text:p>
          </table:table-cell>
          <table:table-cell office:value-type="float" office:value="477" calcext:value-type="float">
            <text:p>477</text:p>
          </table:table-cell>
          <table:table-cell office:value-type="float" office:value="0.320755" calcext:value-type="float">
            <text:p>0.32075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4" calcext:value-type="float">
            <text:p>154</text:p>
          </table:table-cell>
          <table:table-cell office:value-type="float" office:value="483" calcext:value-type="float">
            <text:p>483</text:p>
          </table:table-cell>
          <table:table-cell office:value-type="float" office:value="0.318841" calcext:value-type="float">
            <text:p>0.318841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154" calcext:value-type="float">
            <text:p>154</text:p>
          </table:table-cell>
          <table:table-cell office:value-type="float" office:value="483" calcext:value-type="float">
            <text:p>483</text:p>
          </table:table-cell>
          <table:table-cell office:value-type="float" office:value="0.318841" calcext:value-type="float">
            <text:p>0.3188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office:value-type="float" office:value="483" calcext:value-type="float">
            <text:p>483</text:p>
          </table:table-cell>
          <table:table-cell office:value-type="float" office:value="0.318841" calcext:value-type="float">
            <text:p>0.318841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0.326733" calcext:value-type="float">
            <text:p>0.326733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0.326733" calcext:value-type="float">
            <text:p>0.326733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0.326733" calcext:value-type="float">
            <text:p>0.326733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65" calcext:value-type="float">
            <text:p>165</text:p>
          </table:table-cell>
          <table:table-cell office:value-type="float" office:value="505" calcext:value-type="float">
            <text:p>505</text:p>
          </table:table-cell>
          <table:table-cell office:value-type="float" office:value="0.326733" calcext:value-type="float">
            <text:p>0.326733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166" calcext:value-type="float">
            <text:p>166</text:p>
          </table:table-cell>
          <table:table-cell office:value-type="float" office:value="507" calcext:value-type="float">
            <text:p>507</text:p>
          </table:table-cell>
          <table:table-cell office:value-type="float" office:value="0.327416" calcext:value-type="float">
            <text:p>0.327416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70" calcext:value-type="float">
            <text:p>170</text:p>
          </table:table-cell>
          <table:table-cell office:value-type="float" office:value="515" calcext:value-type="float">
            <text:p>515</text:p>
          </table:table-cell>
          <table:table-cell office:value-type="float" office:value="0.330097" calcext:value-type="float">
            <text:p>0.330097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0.333966" calcext:value-type="float">
            <text:p>0.333966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0.333966" calcext:value-type="float">
            <text:p>0.33396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0.333966" calcext:value-type="float">
            <text:p>0.333966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0.333966" calcext:value-type="float">
            <text:p>0.3339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office:value-type="float" office:value="0.333966" calcext:value-type="float">
            <text:p>0.333966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88" calcext:value-type="float">
            <text:p>188</text:p>
          </table:table-cell>
          <table:table-cell office:value-type="float" office:value="551" calcext:value-type="float">
            <text:p>551</text:p>
          </table:table-cell>
          <table:table-cell office:value-type="float" office:value="0.341198" calcext:value-type="float">
            <text:p>0.341198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88" calcext:value-type="float">
            <text:p>188</text:p>
          </table:table-cell>
          <table:table-cell office:value-type="float" office:value="551" calcext:value-type="float">
            <text:p>551</text:p>
          </table:table-cell>
          <table:table-cell office:value-type="float" office:value="0.341198" calcext:value-type="float">
            <text:p>0.341198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89" calcext:value-type="float">
            <text:p>189</text:p>
          </table:table-cell>
          <table:table-cell office:value-type="float" office:value="553" calcext:value-type="float">
            <text:p>553</text:p>
          </table:table-cell>
          <table:table-cell office:value-type="float" office:value="0.341772" calcext:value-type="float">
            <text:p>0.341772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89" calcext:value-type="float">
            <text:p>189</text:p>
          </table:table-cell>
          <table:table-cell office:value-type="float" office:value="553" calcext:value-type="float">
            <text:p>553</text:p>
          </table:table-cell>
          <table:table-cell office:value-type="float" office:value="0.341772" calcext:value-type="float">
            <text:p>0.34177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89" calcext:value-type="float">
            <text:p>189</text:p>
          </table:table-cell>
          <table:table-cell office:value-type="float" office:value="553" calcext:value-type="float">
            <text:p>553</text:p>
          </table:table-cell>
          <table:table-cell office:value-type="float" office:value="0.341772" calcext:value-type="float">
            <text:p>0.341772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95" calcext:value-type="float">
            <text:p>195</text:p>
          </table:table-cell>
          <table:table-cell office:value-type="float" office:value="565" calcext:value-type="float">
            <text:p>565</text:p>
          </table:table-cell>
          <table:table-cell office:value-type="float" office:value="0.345133" calcext:value-type="float">
            <text:p>0.345133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95" calcext:value-type="float">
            <text:p>195</text:p>
          </table:table-cell>
          <table:table-cell office:value-type="float" office:value="565" calcext:value-type="float">
            <text:p>565</text:p>
          </table:table-cell>
          <table:table-cell office:value-type="float" office:value="0.345133" calcext:value-type="float">
            <text:p>0.345133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96" calcext:value-type="float">
            <text:p>196</text:p>
          </table:table-cell>
          <table:table-cell office:value-type="float" office:value="567" calcext:value-type="float">
            <text:p>567</text:p>
          </table:table-cell>
          <table:table-cell office:value-type="float" office:value="0.345679" calcext:value-type="float">
            <text:p>0.345679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97" calcext:value-type="float">
            <text:p>197</text:p>
          </table:table-cell>
          <table:table-cell office:value-type="float" office:value="575" calcext:value-type="float">
            <text:p>575</text:p>
          </table:table-cell>
          <table:table-cell office:value-type="float" office:value="0.342609" calcext:value-type="float">
            <text:p>0.342609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98" calcext:value-type="float">
            <text:p>198</text:p>
          </table:table-cell>
          <table:table-cell office:value-type="float" office:value="579" calcext:value-type="float">
            <text:p>579</text:p>
          </table:table-cell>
          <table:table-cell office:value-type="float" office:value="0.341969" calcext:value-type="float">
            <text:p>0.341969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98" calcext:value-type="float">
            <text:p>198</text:p>
          </table:table-cell>
          <table:table-cell office:value-type="float" office:value="579" calcext:value-type="float">
            <text:p>579</text:p>
          </table:table-cell>
          <table:table-cell office:value-type="float" office:value="0.341969" calcext:value-type="float">
            <text:p>0.34196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98" calcext:value-type="float">
            <text:p>198</text:p>
          </table:table-cell>
          <table:table-cell office:value-type="float" office:value="579" calcext:value-type="float">
            <text:p>579</text:p>
          </table:table-cell>
          <table:table-cell office:value-type="float" office:value="0.341969" calcext:value-type="float">
            <text:p>0.341969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98" calcext:value-type="float">
            <text:p>198</text:p>
          </table:table-cell>
          <table:table-cell office:value-type="float" office:value="579" calcext:value-type="float">
            <text:p>579</text:p>
          </table:table-cell>
          <table:table-cell office:value-type="float" office:value="0.341969" calcext:value-type="float">
            <text:p>0.3419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575" calcext:value-type="float">
            <text:p>575</text:p>
          </table:table-cell>
          <table:table-cell office:value-type="float" office:value="0.344348" calcext:value-type="float">
            <text:p>0.344348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0.343053" calcext:value-type="float">
            <text:p>0.343053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0.343053" calcext:value-type="float">
            <text:p>0.343053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201" calcext:value-type="float">
            <text:p>201</text:p>
          </table:table-cell>
          <table:table-cell office:value-type="float" office:value="587" calcext:value-type="float">
            <text:p>587</text:p>
          </table:table-cell>
          <table:table-cell office:value-type="float" office:value="0.342419" calcext:value-type="float">
            <text:p>0.342419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01" calcext:value-type="float">
            <text:p>201</text:p>
          </table:table-cell>
          <table:table-cell office:value-type="float" office:value="587" calcext:value-type="float">
            <text:p>587</text:p>
          </table:table-cell>
          <table:table-cell office:value-type="float" office:value="0.342419" calcext:value-type="float">
            <text:p>0.34241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00" calcext:value-type="float">
            <text:p>200</text:p>
          </table:table-cell>
          <table:table-cell office:value-type="float" office:value="581" calcext:value-type="float">
            <text:p>581</text:p>
          </table:table-cell>
          <table:table-cell office:value-type="float" office:value="0.344234" calcext:value-type="float">
            <text:p>0.344234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0.343053" calcext:value-type="float">
            <text:p>0.343053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0.343053" calcext:value-type="float">
            <text:p>0.343053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02" calcext:value-type="float">
            <text:p>202</text:p>
          </table:table-cell>
          <table:table-cell office:value-type="float" office:value="591" calcext:value-type="float">
            <text:p>591</text:p>
          </table:table-cell>
          <table:table-cell office:value-type="float" office:value="0.341794" calcext:value-type="float">
            <text:p>0.341794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02" calcext:value-type="float">
            <text:p>202</text:p>
          </table:table-cell>
          <table:table-cell office:value-type="float" office:value="591" calcext:value-type="float">
            <text:p>591</text:p>
          </table:table-cell>
          <table:table-cell office:value-type="float" office:value="0.341794" calcext:value-type="float">
            <text:p>0.3417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" calcext:value-type="float">
            <text:p>199</text:p>
          </table:table-cell>
          <table:table-cell office:value-type="float" office:value="571" calcext:value-type="float">
            <text:p>571</text:p>
          </table:table-cell>
          <table:table-cell office:value-type="float" office:value="0.348511" calcext:value-type="float">
            <text:p>0.348511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  <table:table-cell office:value-type="float" office:value="0.347826" calcext:value-type="float">
            <text:p>0.347826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  <table:table-cell office:value-type="float" office:value="0.347826" calcext:value-type="float">
            <text:p>0.347826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  <table:table-cell office:value-type="float" office:value="0.347826" calcext:value-type="float">
            <text:p>0.347826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  <table:table-cell office:value-type="float" office:value="0.347826" calcext:value-type="float">
            <text:p>0.347826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99" calcext:value-type="float">
            <text:p>199</text:p>
          </table:table-cell>
          <table:table-cell office:value-type="float" office:value="569" calcext:value-type="float">
            <text:p>569</text:p>
          </table:table-cell>
          <table:table-cell office:value-type="float" office:value="0.349736" calcext:value-type="float">
            <text:p>0.349736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01" calcext:value-type="float">
            <text:p>201</text:p>
          </table:table-cell>
          <table:table-cell office:value-type="float" office:value="579" calcext:value-type="float">
            <text:p>579</text:p>
          </table:table-cell>
          <table:table-cell office:value-type="float" office:value="0.34715" calcext:value-type="float">
            <text:p>0.34715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201" calcext:value-type="float">
            <text:p>201</text:p>
          </table:table-cell>
          <table:table-cell office:value-type="float" office:value="579" calcext:value-type="float">
            <text:p>579</text:p>
          </table:table-cell>
          <table:table-cell office:value-type="float" office:value="0.34715" calcext:value-type="float">
            <text:p>0.34715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201" calcext:value-type="float">
            <text:p>201</text:p>
          </table:table-cell>
          <table:table-cell office:value-type="float" office:value="579" calcext:value-type="float">
            <text:p>579</text:p>
          </table:table-cell>
          <table:table-cell office:value-type="float" office:value="0.34715" calcext:value-type="float">
            <text:p>0.34715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01" calcext:value-type="float">
            <text:p>201</text:p>
          </table:table-cell>
          <table:table-cell office:value-type="float" office:value="579" calcext:value-type="float">
            <text:p>579</text:p>
          </table:table-cell>
          <table:table-cell office:value-type="float" office:value="0.34715" calcext:value-type="float">
            <text:p>0.347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  <table:table-cell office:value-type="float" office:value="577" calcext:value-type="float">
            <text:p>577</text:p>
          </table:table-cell>
          <table:table-cell office:value-type="float" office:value="0.348354" calcext:value-type="float">
            <text:p>0.348354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07" calcext:value-type="float">
            <text:p>207</text:p>
          </table:table-cell>
          <table:table-cell office:value-type="float" office:value="605" calcext:value-type="float">
            <text:p>605</text:p>
          </table:table-cell>
          <table:table-cell office:value-type="float" office:value="0.342149" calcext:value-type="float">
            <text:p>0.342149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207" calcext:value-type="float">
            <text:p>207</text:p>
          </table:table-cell>
          <table:table-cell office:value-type="float" office:value="605" calcext:value-type="float">
            <text:p>605</text:p>
          </table:table-cell>
          <table:table-cell office:value-type="float" office:value="0.342149" calcext:value-type="float">
            <text:p>0.342149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209" calcext:value-type="float">
            <text:p>209</text:p>
          </table:table-cell>
          <table:table-cell office:value-type="float" office:value="617" calcext:value-type="float">
            <text:p>617</text:p>
          </table:table-cell>
          <table:table-cell office:value-type="float" office:value="0.338736" calcext:value-type="float">
            <text:p>0.338736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09" calcext:value-type="float">
            <text:p>209</text:p>
          </table:table-cell>
          <table:table-cell office:value-type="float" office:value="617" calcext:value-type="float">
            <text:p>617</text:p>
          </table:table-cell>
          <table:table-cell office:value-type="float" office:value="0.338736" calcext:value-type="float">
            <text:p>0.338736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206" calcext:value-type="float">
            <text:p>206</text:p>
          </table:table-cell>
          <table:table-cell office:value-type="float" office:value="599" calcext:value-type="float">
            <text:p>599</text:p>
          </table:table-cell>
          <table:table-cell office:value-type="float" office:value="0.343907" calcext:value-type="float">
            <text:p>0.343907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214" calcext:value-type="float">
            <text:p>214</text:p>
          </table:table-cell>
          <table:table-cell office:value-type="float" office:value="621" calcext:value-type="float">
            <text:p>621</text:p>
          </table:table-cell>
          <table:table-cell office:value-type="float" office:value="0.344605" calcext:value-type="float">
            <text:p>0.344605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214" calcext:value-type="float">
            <text:p>214</text:p>
          </table:table-cell>
          <table:table-cell office:value-type="float" office:value="621" calcext:value-type="float">
            <text:p>621</text:p>
          </table:table-cell>
          <table:table-cell office:value-type="float" office:value="0.344605" calcext:value-type="float">
            <text:p>0.344605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216" calcext:value-type="float">
            <text:p>216</text:p>
          </table:table-cell>
          <table:table-cell office:value-type="float" office:value="633" calcext:value-type="float">
            <text:p>633</text:p>
          </table:table-cell>
          <table:table-cell office:value-type="float" office:value="0.341232" calcext:value-type="float">
            <text:p>0.341232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216" calcext:value-type="float">
            <text:p>216</text:p>
          </table:table-cell>
          <table:table-cell office:value-type="float" office:value="633" calcext:value-type="float">
            <text:p>633</text:p>
          </table:table-cell>
          <table:table-cell office:value-type="float" office:value="0.341232" calcext:value-type="float">
            <text:p>0.341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2" calcext:value-type="float">
            <text:p>212</text:p>
          </table:table-cell>
          <table:table-cell office:value-type="float" office:value="609" calcext:value-type="float">
            <text:p>609</text:p>
          </table:table-cell>
          <table:table-cell office:value-type="float" office:value="0.348112" calcext:value-type="float">
            <text:p>0.348112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217" calcext:value-type="float">
            <text:p>217</text:p>
          </table:table-cell>
          <table:table-cell office:value-type="float" office:value="623" calcext:value-type="float">
            <text:p>623</text:p>
          </table:table-cell>
          <table:table-cell office:value-type="float" office:value="0.348315" calcext:value-type="float">
            <text:p>0.348315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17" calcext:value-type="float">
            <text:p>217</text:p>
          </table:table-cell>
          <table:table-cell office:value-type="float" office:value="623" calcext:value-type="float">
            <text:p>623</text:p>
          </table:table-cell>
          <table:table-cell office:value-type="float" office:value="0.348315" calcext:value-type="float">
            <text:p>0.348315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18" calcext:value-type="float">
            <text:p>218</text:p>
          </table:table-cell>
          <table:table-cell office:value-type="float" office:value="627" calcext:value-type="float">
            <text:p>627</text:p>
          </table:table-cell>
          <table:table-cell office:value-type="float" office:value="0.347687" calcext:value-type="float">
            <text:p>0.34768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218" calcext:value-type="float">
            <text:p>218</text:p>
          </table:table-cell>
          <table:table-cell office:value-type="float" office:value="627" calcext:value-type="float">
            <text:p>627</text:p>
          </table:table-cell>
          <table:table-cell office:value-type="float" office:value="0.347687" calcext:value-type="float">
            <text:p>0.34768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14" calcext:value-type="float">
            <text:p>214</text:p>
          </table:table-cell>
          <table:table-cell office:value-type="float" office:value="601" calcext:value-type="float">
            <text:p>601</text:p>
          </table:table-cell>
          <table:table-cell office:value-type="float" office:value="0.356073" calcext:value-type="float">
            <text:p>0.356073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float" office:value="0.354472" calcext:value-type="float">
            <text:p>0.354472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float" office:value="0.354472" calcext:value-type="float">
            <text:p>0.354472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220" calcext:value-type="float">
            <text:p>220</text:p>
          </table:table-cell>
          <table:table-cell office:value-type="float" office:value="627" calcext:value-type="float">
            <text:p>627</text:p>
          </table:table-cell>
          <table:table-cell office:value-type="float" office:value="0.350877" calcext:value-type="float">
            <text:p>0.350877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220" calcext:value-type="float">
            <text:p>220</text:p>
          </table:table-cell>
          <table:table-cell office:value-type="float" office:value="627" calcext:value-type="float">
            <text:p>627</text:p>
          </table:table-cell>
          <table:table-cell office:value-type="float" office:value="0.350877" calcext:value-type="float">
            <text:p>0.3508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office:value-type="float" office:value="589" calcext:value-type="float">
            <text:p>589</text:p>
          </table:table-cell>
          <table:table-cell office:value-type="float" office:value="0.363328" calcext:value-type="float">
            <text:p>0.363328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217" calcext:value-type="float">
            <text:p>217</text:p>
          </table:table-cell>
          <table:table-cell office:value-type="float" office:value="605" calcext:value-type="float">
            <text:p>605</text:p>
          </table:table-cell>
          <table:table-cell office:value-type="float" office:value="0.358678" calcext:value-type="float">
            <text:p>0.358678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218" calcext:value-type="float">
            <text:p>218</text:p>
          </table:table-cell>
          <table:table-cell office:value-type="float" office:value="611" calcext:value-type="float">
            <text:p>611</text:p>
          </table:table-cell>
          <table:table-cell office:value-type="float" office:value="0.356792" calcext:value-type="float">
            <text:p>0.356792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220" calcext:value-type="float">
            <text:p>220</text:p>
          </table:table-cell>
          <table:table-cell office:value-type="float" office:value="623" calcext:value-type="float">
            <text:p>623</text:p>
          </table:table-cell>
          <table:table-cell office:value-type="float" office:value="0.35313" calcext:value-type="float">
            <text:p>0.35313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220" calcext:value-type="float">
            <text:p>220</text:p>
          </table:table-cell>
          <table:table-cell office:value-type="float" office:value="623" calcext:value-type="float">
            <text:p>623</text:p>
          </table:table-cell>
          <table:table-cell office:value-type="float" office:value="0.35313" calcext:value-type="float">
            <text:p>0.35313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214" calcext:value-type="float">
            <text:p>214</text:p>
          </table:table-cell>
          <table:table-cell office:value-type="float" office:value="587" calcext:value-type="float">
            <text:p>587</text:p>
          </table:table-cell>
          <table:table-cell office:value-type="float" office:value="0.364566" calcext:value-type="float">
            <text:p>0.364566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215" calcext:value-type="float">
            <text:p>215</text:p>
          </table:table-cell>
          <table:table-cell office:value-type="float" office:value="591" calcext:value-type="float">
            <text:p>591</text:p>
          </table:table-cell>
          <table:table-cell office:value-type="float" office:value="0.36379" calcext:value-type="float">
            <text:p>0.36379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215" calcext:value-type="float">
            <text:p>215</text:p>
          </table:table-cell>
          <table:table-cell office:value-type="float" office:value="591" calcext:value-type="float">
            <text:p>591</text:p>
          </table:table-cell>
          <table:table-cell office:value-type="float" office:value="0.36379" calcext:value-type="float">
            <text:p>0.36379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15" calcext:value-type="float">
            <text:p>215</text:p>
          </table:table-cell>
          <table:table-cell office:value-type="float" office:value="591" calcext:value-type="float">
            <text:p>591</text:p>
          </table:table-cell>
          <table:table-cell office:value-type="float" office:value="0.36379" calcext:value-type="float">
            <text:p>0.36379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215" calcext:value-type="float">
            <text:p>215</text:p>
          </table:table-cell>
          <table:table-cell office:value-type="float" office:value="591" calcext:value-type="float">
            <text:p>591</text:p>
          </table:table-cell>
          <table:table-cell office:value-type="float" office:value="0.36379" calcext:value-type="float">
            <text:p>0.363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  <table:table-cell office:value-type="float" office:value="583" calcext:value-type="float">
            <text:p>583</text:p>
          </table:table-cell>
          <table:table-cell office:value-type="float" office:value="0.367067" calcext:value-type="float">
            <text:p>0.367067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215" calcext:value-type="float">
            <text:p>215</text:p>
          </table:table-cell>
          <table:table-cell office:value-type="float" office:value="587" calcext:value-type="float">
            <text:p>587</text:p>
          </table:table-cell>
          <table:table-cell office:value-type="float" office:value="0.366269" calcext:value-type="float">
            <text:p>0.366269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15" calcext:value-type="float">
            <text:p>215</text:p>
          </table:table-cell>
          <table:table-cell office:value-type="float" office:value="587" calcext:value-type="float">
            <text:p>587</text:p>
          </table:table-cell>
          <table:table-cell office:value-type="float" office:value="0.366269" calcext:value-type="float">
            <text:p>0.366269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216" calcext:value-type="float">
            <text:p>216</text:p>
          </table:table-cell>
          <table:table-cell office:value-type="float" office:value="591" calcext:value-type="float">
            <text:p>591</text:p>
          </table:table-cell>
          <table:table-cell office:value-type="float" office:value="0.365482" calcext:value-type="float">
            <text:p>0.365482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16" calcext:value-type="float">
            <text:p>216</text:p>
          </table:table-cell>
          <table:table-cell office:value-type="float" office:value="591" calcext:value-type="float">
            <text:p>591</text:p>
          </table:table-cell>
          <table:table-cell office:value-type="float" office:value="0.365482" calcext:value-type="float">
            <text:p>0.36548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214" calcext:value-type="float">
            <text:p>214</text:p>
          </table:table-cell>
          <table:table-cell office:value-type="float" office:value="579" calcext:value-type="float">
            <text:p>579</text:p>
          </table:table-cell>
          <table:table-cell office:value-type="float" office:value="0.369603" calcext:value-type="float">
            <text:p>0.369603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14" calcext:value-type="float">
            <text:p>214</text:p>
          </table:table-cell>
          <table:table-cell office:value-type="float" office:value="593" calcext:value-type="float">
            <text:p>593</text:p>
          </table:table-cell>
          <table:table-cell office:value-type="float" office:value="0.360877" calcext:value-type="float">
            <text:p>0.36087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15" calcext:value-type="float">
            <text:p>215</text:p>
          </table:table-cell>
          <table:table-cell office:value-type="float" office:value="599" calcext:value-type="float">
            <text:p>599</text:p>
          </table:table-cell>
          <table:table-cell office:value-type="float" office:value="0.358932" calcext:value-type="float">
            <text:p>0.358932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220" calcext:value-type="float">
            <text:p>220</text:p>
          </table:table-cell>
          <table:table-cell office:value-type="float" office:value="623" calcext:value-type="float">
            <text:p>623</text:p>
          </table:table-cell>
          <table:table-cell office:value-type="float" office:value="0.35313" calcext:value-type="float">
            <text:p>0.35313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222" calcext:value-type="float">
            <text:p>222</text:p>
          </table:table-cell>
          <table:table-cell office:value-type="float" office:value="635" calcext:value-type="float">
            <text:p>635</text:p>
          </table:table-cell>
          <table:table-cell office:value-type="float" office:value="0.349606" calcext:value-type="float">
            <text:p>0.3496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9" calcext:value-type="float">
            <text:p>219</text:p>
          </table:table-cell>
          <table:table-cell office:value-type="float" office:value="617" calcext:value-type="float">
            <text:p>617</text:p>
          </table:table-cell>
          <table:table-cell office:value-type="float" office:value="0.354943" calcext:value-type="float">
            <text:p>0.354943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21" calcext:value-type="float">
            <text:p>221</text:p>
          </table:table-cell>
          <table:table-cell office:value-type="float" office:value="627" calcext:value-type="float">
            <text:p>627</text:p>
          </table:table-cell>
          <table:table-cell office:value-type="float" office:value="0.352472" calcext:value-type="float">
            <text:p>0.352472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221" calcext:value-type="float">
            <text:p>221</text:p>
          </table:table-cell>
          <table:table-cell office:value-type="float" office:value="627" calcext:value-type="float">
            <text:p>627</text:p>
          </table:table-cell>
          <table:table-cell office:value-type="float" office:value="0.352472" calcext:value-type="float">
            <text:p>0.352472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223" calcext:value-type="float">
            <text:p>223</text:p>
          </table:table-cell>
          <table:table-cell office:value-type="float" office:value="639" calcext:value-type="float">
            <text:p>639</text:p>
          </table:table-cell>
          <table:table-cell office:value-type="float" office:value="0.348983" calcext:value-type="float">
            <text:p>0.348983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23" calcext:value-type="float">
            <text:p>223</text:p>
          </table:table-cell>
          <table:table-cell office:value-type="float" office:value="639" calcext:value-type="float">
            <text:p>639</text:p>
          </table:table-cell>
          <table:table-cell office:value-type="float" office:value="0.348983" calcext:value-type="float">
            <text:p>0.34898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23" calcext:value-type="float">
            <text:p>223</text:p>
          </table:table-cell>
          <table:table-cell office:value-type="float" office:value="639" calcext:value-type="float">
            <text:p>639</text:p>
          </table:table-cell>
          <table:table-cell office:value-type="float" office:value="0.348983" calcext:value-type="float">
            <text:p>0.34898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225" calcext:value-type="float">
            <text:p>225</text:p>
          </table:table-cell>
          <table:table-cell office:value-type="float" office:value="651" calcext:value-type="float">
            <text:p>651</text:p>
          </table:table-cell>
          <table:table-cell office:value-type="float" office:value="0.345622" calcext:value-type="float">
            <text:p>0.345622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225" calcext:value-type="float">
            <text:p>225</text:p>
          </table:table-cell>
          <table:table-cell office:value-type="float" office:value="651" calcext:value-type="float">
            <text:p>651</text:p>
          </table:table-cell>
          <table:table-cell office:value-type="float" office:value="0.345622" calcext:value-type="float">
            <text:p>0.345622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227" calcext:value-type="float">
            <text:p>227</text:p>
          </table:table-cell>
          <table:table-cell office:value-type="float" office:value="657" calcext:value-type="float">
            <text:p>657</text:p>
          </table:table-cell>
          <table:table-cell office:value-type="float" office:value="0.34551" calcext:value-type="float">
            <text:p>0.34551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29" calcext:value-type="float">
            <text:p>229</text:p>
          </table:table-cell>
          <table:table-cell office:value-type="float" office:value="669" calcext:value-type="float">
            <text:p>669</text:p>
          </table:table-cell>
          <table:table-cell office:value-type="float" office:value="0.342302" calcext:value-type="float">
            <text:p>0.342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3" calcext:value-type="float">
            <text:p>213</text:p>
          </table:table-cell>
          <table:table-cell office:value-type="float" office:value="569" calcext:value-type="float">
            <text:p>569</text:p>
          </table:table-cell>
          <table:table-cell office:value-type="float" office:value="0.374341" calcext:value-type="float">
            <text:p>0.374341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14" calcext:value-type="float">
            <text:p>214</text:p>
          </table:table-cell>
          <table:table-cell office:value-type="float" office:value="573" calcext:value-type="float">
            <text:p>573</text:p>
          </table:table-cell>
          <table:table-cell office:value-type="float" office:value="0.373473" calcext:value-type="float">
            <text:p>0.373473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14" calcext:value-type="float">
            <text:p>214</text:p>
          </table:table-cell>
          <table:table-cell office:value-type="float" office:value="573" calcext:value-type="float">
            <text:p>573</text:p>
          </table:table-cell>
          <table:table-cell office:value-type="float" office:value="0.373473" calcext:value-type="float">
            <text:p>0.373473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16" calcext:value-type="float">
            <text:p>216</text:p>
          </table:table-cell>
          <table:table-cell office:value-type="float" office:value="585" calcext:value-type="float">
            <text:p>585</text:p>
          </table:table-cell>
          <table:table-cell office:value-type="float" office:value="0.369231" calcext:value-type="float">
            <text:p>0.369231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16" calcext:value-type="float">
            <text:p>216</text:p>
          </table:table-cell>
          <table:table-cell office:value-type="float" office:value="585" calcext:value-type="float">
            <text:p>585</text:p>
          </table:table-cell>
          <table:table-cell office:value-type="float" office:value="0.369231" calcext:value-type="float">
            <text:p>0.369231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00" calcext:value-type="float">
            <text:p>200</text:p>
          </table:table-cell>
          <table:table-cell office:value-type="float" office:value="517" calcext:value-type="float">
            <text:p>517</text:p>
          </table:table-cell>
          <table:table-cell office:value-type="float" office:value="0.386847" calcext:value-type="float">
            <text:p>0.386847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03" calcext:value-type="float">
            <text:p>203</text:p>
          </table:table-cell>
          <table:table-cell office:value-type="float" office:value="531" calcext:value-type="float">
            <text:p>531</text:p>
          </table:table-cell>
          <table:table-cell office:value-type="float" office:value="0.382298" calcext:value-type="float">
            <text:p>0.382298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03" calcext:value-type="float">
            <text:p>203</text:p>
          </table:table-cell>
          <table:table-cell office:value-type="float" office:value="531" calcext:value-type="float">
            <text:p>531</text:p>
          </table:table-cell>
          <table:table-cell office:value-type="float" office:value="0.382298" calcext:value-type="float">
            <text:p>0.382298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05" calcext:value-type="float">
            <text:p>205</text:p>
          </table:table-cell>
          <table:table-cell office:value-type="float" office:value="543" calcext:value-type="float">
            <text:p>543</text:p>
          </table:table-cell>
          <table:table-cell office:value-type="float" office:value="0.377532" calcext:value-type="float">
            <text:p>0.377532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06" calcext:value-type="float">
            <text:p>206</text:p>
          </table:table-cell>
          <table:table-cell office:value-type="float" office:value="545" calcext:value-type="float">
            <text:p>545</text:p>
          </table:table-cell>
          <table:table-cell office:value-type="float" office:value="0.377982" calcext:value-type="float">
            <text:p>0.377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537" calcext:value-type="float">
            <text:p>537</text:p>
          </table:table-cell>
          <table:table-cell office:value-type="float" office:value="0.379888" calcext:value-type="float">
            <text:p>0.379888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08" calcext:value-type="float">
            <text:p>208</text:p>
          </table:table-cell>
          <table:table-cell office:value-type="float" office:value="559" calcext:value-type="float">
            <text:p>559</text:p>
          </table:table-cell>
          <table:table-cell office:value-type="float" office:value="0.372093" calcext:value-type="float">
            <text:p>0.37209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08" calcext:value-type="float">
            <text:p>208</text:p>
          </table:table-cell>
          <table:table-cell office:value-type="float" office:value="559" calcext:value-type="float">
            <text:p>559</text:p>
          </table:table-cell>
          <table:table-cell office:value-type="float" office:value="0.372093" calcext:value-type="float">
            <text:p>0.372093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212" calcext:value-type="float">
            <text:p>212</text:p>
          </table:table-cell>
          <table:table-cell office:value-type="float" office:value="577" calcext:value-type="float">
            <text:p>577</text:p>
          </table:table-cell>
          <table:table-cell office:value-type="float" office:value="0.367418" calcext:value-type="float">
            <text:p>0.367418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15" calcext:value-type="float">
            <text:p>215</text:p>
          </table:table-cell>
          <table:table-cell office:value-type="float" office:value="595" calcext:value-type="float">
            <text:p>595</text:p>
          </table:table-cell>
          <table:table-cell office:value-type="float" office:value="0.361345" calcext:value-type="float">
            <text:p>0.361345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16" calcext:value-type="float">
            <text:p>216</text:p>
          </table:table-cell>
          <table:table-cell office:value-type="float" office:value="601" calcext:value-type="float">
            <text:p>601</text:p>
          </table:table-cell>
          <table:table-cell office:value-type="float" office:value="0.359401" calcext:value-type="float">
            <text:p>0.359401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0.354267" calcext:value-type="float">
            <text:p>0.354267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0.354267" calcext:value-type="float">
            <text:p>0.354267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0.354267" calcext:value-type="float">
            <text:p>0.354267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20" calcext:value-type="float">
            <text:p>220</text:p>
          </table:table-cell>
          <table:table-cell office:value-type="float" office:value="621" calcext:value-type="float">
            <text:p>621</text:p>
          </table:table-cell>
          <table:table-cell office:value-type="float" office:value="0.354267" calcext:value-type="float">
            <text:p>0.3542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595" calcext:value-type="float">
            <text:p>595</text:p>
          </table:table-cell>
          <table:table-cell office:value-type="float" office:value="0.361345" calcext:value-type="float">
            <text:p>0.361345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219" calcext:value-type="float">
            <text:p>219</text:p>
          </table:table-cell>
          <table:table-cell office:value-type="float" office:value="615" calcext:value-type="float">
            <text:p>615</text:p>
          </table:table-cell>
          <table:table-cell office:value-type="float" office:value="0.356098" calcext:value-type="float">
            <text:p>0.356098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219" calcext:value-type="float">
            <text:p>219</text:p>
          </table:table-cell>
          <table:table-cell office:value-type="float" office:value="615" calcext:value-type="float">
            <text:p>615</text:p>
          </table:table-cell>
          <table:table-cell office:value-type="float" office:value="0.356098" calcext:value-type="float">
            <text:p>0.356098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222" calcext:value-type="float">
            <text:p>222</text:p>
          </table:table-cell>
          <table:table-cell office:value-type="float" office:value="627" calcext:value-type="float">
            <text:p>627</text:p>
          </table:table-cell>
          <table:table-cell office:value-type="float" office:value="0.354067" calcext:value-type="float">
            <text:p>0.354067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222" calcext:value-type="float">
            <text:p>222</text:p>
          </table:table-cell>
          <table:table-cell office:value-type="float" office:value="627" calcext:value-type="float">
            <text:p>627</text:p>
          </table:table-cell>
          <table:table-cell office:value-type="float" office:value="0.354067" calcext:value-type="float">
            <text:p>0.354067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21" calcext:value-type="float">
            <text:p>221</text:p>
          </table:table-cell>
          <table:table-cell office:value-type="float" office:value="619" calcext:value-type="float">
            <text:p>619</text:p>
          </table:table-cell>
          <table:table-cell office:value-type="float" office:value="0.357027" calcext:value-type="float">
            <text:p>0.357027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23" calcext:value-type="float">
            <text:p>223</text:p>
          </table:table-cell>
          <table:table-cell office:value-type="float" office:value="629" calcext:value-type="float">
            <text:p>629</text:p>
          </table:table-cell>
          <table:table-cell office:value-type="float" office:value="0.354531" calcext:value-type="float">
            <text:p>0.354531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223" calcext:value-type="float">
            <text:p>223</text:p>
          </table:table-cell>
          <table:table-cell office:value-type="float" office:value="629" calcext:value-type="float">
            <text:p>629</text:p>
          </table:table-cell>
          <table:table-cell office:value-type="float" office:value="0.354531" calcext:value-type="float">
            <text:p>0.354531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223" calcext:value-type="float">
            <text:p>223</text:p>
          </table:table-cell>
          <table:table-cell office:value-type="float" office:value="629" calcext:value-type="float">
            <text:p>629</text:p>
          </table:table-cell>
          <table:table-cell office:value-type="float" office:value="0.354531" calcext:value-type="float">
            <text:p>0.354531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23" calcext:value-type="float">
            <text:p>223</text:p>
          </table:table-cell>
          <table:table-cell office:value-type="float" office:value="629" calcext:value-type="float">
            <text:p>629</text:p>
          </table:table-cell>
          <table:table-cell office:value-type="float" office:value="0.354531" calcext:value-type="float">
            <text:p>0.3545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3" calcext:value-type="float">
            <text:p>223</text:p>
          </table:table-cell>
          <table:table-cell office:value-type="float" office:value="625" calcext:value-type="float">
            <text:p>625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229" calcext:value-type="float">
            <text:p>229</text:p>
          </table:table-cell>
          <table:table-cell office:value-type="float" office:value="659" calcext:value-type="float">
            <text:p>659</text:p>
          </table:table-cell>
          <table:table-cell office:value-type="float" office:value="0.347496" calcext:value-type="float">
            <text:p>0.347496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229" calcext:value-type="float">
            <text:p>229</text:p>
          </table:table-cell>
          <table:table-cell office:value-type="float" office:value="659" calcext:value-type="float">
            <text:p>659</text:p>
          </table:table-cell>
          <table:table-cell office:value-type="float" office:value="0.347496" calcext:value-type="float">
            <text:p>0.347496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232" calcext:value-type="float">
            <text:p>232</text:p>
          </table:table-cell>
          <table:table-cell office:value-type="float" office:value="673" calcext:value-type="float">
            <text:p>673</text:p>
          </table:table-cell>
          <table:table-cell office:value-type="float" office:value="0.344725" calcext:value-type="float">
            <text:p>0.344725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32" calcext:value-type="float">
            <text:p>232</text:p>
          </table:table-cell>
          <table:table-cell office:value-type="float" office:value="673" calcext:value-type="float">
            <text:p>673</text:p>
          </table:table-cell>
          <table:table-cell office:value-type="float" office:value="0.344725" calcext:value-type="float">
            <text:p>0.344725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28" calcext:value-type="float">
            <text:p>228</text:p>
          </table:table-cell>
          <table:table-cell office:value-type="float" office:value="651" calcext:value-type="float">
            <text:p>651</text:p>
          </table:table-cell>
          <table:table-cell office:value-type="float" office:value="0.35023" calcext:value-type="float">
            <text:p>0.3502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232" calcext:value-type="float">
            <text:p>232</text:p>
          </table:table-cell>
          <table:table-cell office:value-type="float" office:value="665" calcext:value-type="float">
            <text:p>665</text:p>
          </table:table-cell>
          <table:table-cell office:value-type="float" office:value="0.348872" calcext:value-type="float">
            <text:p>0.348872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232" calcext:value-type="float">
            <text:p>232</text:p>
          </table:table-cell>
          <table:table-cell office:value-type="float" office:value="665" calcext:value-type="float">
            <text:p>665</text:p>
          </table:table-cell>
          <table:table-cell office:value-type="float" office:value="0.348872" calcext:value-type="float">
            <text:p>0.348872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235" calcext:value-type="float">
            <text:p>235</text:p>
          </table:table-cell>
          <table:table-cell office:value-type="float" office:value="679" calcext:value-type="float">
            <text:p>679</text:p>
          </table:table-cell>
          <table:table-cell office:value-type="float" office:value="0.346097" calcext:value-type="float">
            <text:p>0.34609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235" calcext:value-type="float">
            <text:p>235</text:p>
          </table:table-cell>
          <table:table-cell office:value-type="float" office:value="679" calcext:value-type="float">
            <text:p>679</text:p>
          </table:table-cell>
          <table:table-cell office:value-type="float" office:value="0.346097" calcext:value-type="float">
            <text:p>0.3460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9" calcext:value-type="float">
            <text:p>229</text:p>
          </table:table-cell>
          <table:table-cell office:value-type="float" office:value="644" calcext:value-type="float">
            <text:p>644</text:p>
          </table:table-cell>
          <table:table-cell office:value-type="float" office:value="0.35559" calcext:value-type="float">
            <text:p>0.35559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230" calcext:value-type="float">
            <text:p>230</text:p>
          </table:table-cell>
          <table:table-cell office:value-type="float" office:value="645" calcext:value-type="float">
            <text:p>645</text:p>
          </table:table-cell>
          <table:table-cell office:value-type="float" office:value="0.356589" calcext:value-type="float">
            <text:p>0.356589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230" calcext:value-type="float">
            <text:p>230</text:p>
          </table:table-cell>
          <table:table-cell office:value-type="float" office:value="645" calcext:value-type="float">
            <text:p>645</text:p>
          </table:table-cell>
          <table:table-cell office:value-type="float" office:value="0.356589" calcext:value-type="float">
            <text:p>0.356589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230" calcext:value-type="float">
            <text:p>230</text:p>
          </table:table-cell>
          <table:table-cell office:value-type="float" office:value="645" calcext:value-type="float">
            <text:p>645</text:p>
          </table:table-cell>
          <table:table-cell office:value-type="float" office:value="0.356589" calcext:value-type="float">
            <text:p>0.356589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231" calcext:value-type="float">
            <text:p>231</text:p>
          </table:table-cell>
          <table:table-cell office:value-type="float" office:value="647" calcext:value-type="float">
            <text:p>647</text:p>
          </table:table-cell>
          <table:table-cell office:value-type="float" office:value="0.357032" calcext:value-type="float">
            <text:p>0.357032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26" calcext:value-type="float">
            <text:p>226</text:p>
          </table:table-cell>
          <table:table-cell office:value-type="float" office:value="617" calcext:value-type="float">
            <text:p>617</text:p>
          </table:table-cell>
          <table:table-cell office:value-type="float" office:value="0.366288" calcext:value-type="float">
            <text:p>0.366288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231" calcext:value-type="float">
            <text:p>231</text:p>
          </table:table-cell>
          <table:table-cell office:value-type="float" office:value="643" calcext:value-type="float">
            <text:p>643</text:p>
          </table:table-cell>
          <table:table-cell office:value-type="float" office:value="0.359253" calcext:value-type="float">
            <text:p>0.359253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231" calcext:value-type="float">
            <text:p>231</text:p>
          </table:table-cell>
          <table:table-cell office:value-type="float" office:value="643" calcext:value-type="float">
            <text:p>643</text:p>
          </table:table-cell>
          <table:table-cell office:value-type="float" office:value="0.359253" calcext:value-type="float">
            <text:p>0.359253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234" calcext:value-type="float">
            <text:p>234</text:p>
          </table:table-cell>
          <table:table-cell office:value-type="float" office:value="657" calcext:value-type="float">
            <text:p>657</text:p>
          </table:table-cell>
          <table:table-cell office:value-type="float" office:value="0.356164" calcext:value-type="float">
            <text:p>0.356164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234" calcext:value-type="float">
            <text:p>234</text:p>
          </table:table-cell>
          <table:table-cell office:value-type="float" office:value="657" calcext:value-type="float">
            <text:p>657</text:p>
          </table:table-cell>
          <table:table-cell office:value-type="float" office:value="0.356164" calcext:value-type="float">
            <text:p>0.3561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office:value-type="float" office:value="614" calcext:value-type="float">
            <text:p>614</text:p>
          </table:table-cell>
          <table:table-cell office:value-type="float" office:value="0.364821" calcext:value-type="float">
            <text:p>0.364821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230" calcext:value-type="float">
            <text:p>230</text:p>
          </table:table-cell>
          <table:table-cell office:value-type="float" office:value="637" calcext:value-type="float">
            <text:p>637</text:p>
          </table:table-cell>
          <table:table-cell office:value-type="float" office:value="0.361068" calcext:value-type="float">
            <text:p>0.361068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231" calcext:value-type="float">
            <text:p>231</text:p>
          </table:table-cell>
          <table:table-cell office:value-type="float" office:value="643" calcext:value-type="float">
            <text:p>643</text:p>
          </table:table-cell>
          <table:table-cell office:value-type="float" office:value="0.359253" calcext:value-type="float">
            <text:p>0.359253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236" calcext:value-type="float">
            <text:p>236</text:p>
          </table:table-cell>
          <table:table-cell office:value-type="float" office:value="665" calcext:value-type="float">
            <text:p>665</text:p>
          </table:table-cell>
          <table:table-cell office:value-type="float" office:value="0.354887" calcext:value-type="float">
            <text:p>0.354887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237" calcext:value-type="float">
            <text:p>237</text:p>
          </table:table-cell>
          <table:table-cell office:value-type="float" office:value="667" calcext:value-type="float">
            <text:p>667</text:p>
          </table:table-cell>
          <table:table-cell office:value-type="float" office:value="0.355322" calcext:value-type="float">
            <text:p>0.35532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0.427397" calcext:value-type="float">
            <text:p>0.427397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57" calcext:value-type="float">
            <text:p>157</text:p>
          </table:table-cell>
          <table:table-cell office:value-type="float" office:value="369" calcext:value-type="float">
            <text:p>369</text:p>
          </table:table-cell>
          <table:table-cell office:value-type="float" office:value="0.425474" calcext:value-type="float">
            <text:p>0.425474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57" calcext:value-type="float">
            <text:p>157</text:p>
          </table:table-cell>
          <table:table-cell office:value-type="float" office:value="369" calcext:value-type="float">
            <text:p>369</text:p>
          </table:table-cell>
          <table:table-cell office:value-type="float" office:value="0.425474" calcext:value-type="float">
            <text:p>0.425474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7" calcext:value-type="float">
            <text:p>157</text:p>
          </table:table-cell>
          <table:table-cell office:value-type="float" office:value="369" calcext:value-type="float">
            <text:p>369</text:p>
          </table:table-cell>
          <table:table-cell office:value-type="float" office:value="0.425474" calcext:value-type="float">
            <text:p>0.425474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158" calcext:value-type="float">
            <text:p>158</text:p>
          </table:table-cell>
          <table:table-cell office:value-type="float" office:value="371" calcext:value-type="float">
            <text:p>371</text:p>
          </table:table-cell>
          <table:table-cell office:value-type="float" office:value="0.425876" calcext:value-type="float">
            <text:p>0.4258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349" calcext:value-type="float">
            <text:p>349</text:p>
          </table:table-cell>
          <table:table-cell office:value-type="float" office:value="0.426934" calcext:value-type="float">
            <text:p>0.426934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151" calcext:value-type="float">
            <text:p>151</text:p>
          </table:table-cell>
          <table:table-cell office:value-type="float" office:value="359" calcext:value-type="float">
            <text:p>359</text:p>
          </table:table-cell>
          <table:table-cell office:value-type="float" office:value="0.420613" calcext:value-type="float">
            <text:p>0.420613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1" calcext:value-type="float">
            <text:p>151</text:p>
          </table:table-cell>
          <table:table-cell office:value-type="float" office:value="359" calcext:value-type="float">
            <text:p>359</text:p>
          </table:table-cell>
          <table:table-cell office:value-type="float" office:value="0.420613" calcext:value-type="float">
            <text:p>0.420613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152" calcext:value-type="float">
            <text:p>152</text:p>
          </table:table-cell>
          <table:table-cell office:value-type="float" office:value="361" calcext:value-type="float">
            <text:p>361</text:p>
          </table:table-cell>
          <table:table-cell office:value-type="float" office:value="0.421053" calcext:value-type="float">
            <text:p>0.421053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52" calcext:value-type="float">
            <text:p>152</text:p>
          </table:table-cell>
          <table:table-cell office:value-type="float" office:value="361" calcext:value-type="float">
            <text:p>361</text:p>
          </table:table-cell>
          <table:table-cell office:value-type="float" office:value="0.421053" calcext:value-type="float">
            <text:p>0.421053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152" calcext:value-type="float">
            <text:p>152</text:p>
          </table:table-cell>
          <table:table-cell office:value-type="float" office:value="361" calcext:value-type="float">
            <text:p>361</text:p>
          </table:table-cell>
          <table:table-cell office:value-type="float" office:value="0.421053" calcext:value-type="float">
            <text:p>0.421053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55" calcext:value-type="float">
            <text:p>155</text:p>
          </table:table-cell>
          <table:table-cell office:value-type="float" office:value="373" calcext:value-type="float">
            <text:p>373</text:p>
          </table:table-cell>
          <table:table-cell office:value-type="float" office:value="0.41555" calcext:value-type="float">
            <text:p>0.41555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55" calcext:value-type="float">
            <text:p>155</text:p>
          </table:table-cell>
          <table:table-cell office:value-type="float" office:value="373" calcext:value-type="float">
            <text:p>373</text:p>
          </table:table-cell>
          <table:table-cell office:value-type="float" office:value="0.41555" calcext:value-type="float">
            <text:p>0.41555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56" calcext:value-type="float">
            <text:p>156</text:p>
          </table:table-cell>
          <table:table-cell office:value-type="float" office:value="375" calcext:value-type="float">
            <text:p>375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156" calcext:value-type="float">
            <text:p>156</text:p>
          </table:table-cell>
          <table:table-cell office:value-type="float" office:value="375" calcext:value-type="float">
            <text:p>375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0.401606" calcext:value-type="float">
            <text:p>0.401606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101" calcext:value-type="float">
            <text:p>101</text:p>
          </table:table-cell>
          <table:table-cell office:value-type="float" office:value="253" calcext:value-type="float">
            <text:p>253</text:p>
          </table:table-cell>
          <table:table-cell office:value-type="float" office:value="0.399209" calcext:value-type="float">
            <text:p>0.399209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01" calcext:value-type="float">
            <text:p>101</text:p>
          </table:table-cell>
          <table:table-cell office:value-type="float" office:value="253" calcext:value-type="float">
            <text:p>253</text:p>
          </table:table-cell>
          <table:table-cell office:value-type="float" office:value="0.399209" calcext:value-type="float">
            <text:p>0.399209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101" calcext:value-type="float">
            <text:p>101</text:p>
          </table:table-cell>
          <table:table-cell office:value-type="float" office:value="253" calcext:value-type="float">
            <text:p>253</text:p>
          </table:table-cell>
          <table:table-cell office:value-type="float" office:value="0.399209" calcext:value-type="float">
            <text:p>0.399209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01" calcext:value-type="float">
            <text:p>101</text:p>
          </table:table-cell>
          <table:table-cell office:value-type="float" office:value="253" calcext:value-type="float">
            <text:p>253</text:p>
          </table:table-cell>
          <table:table-cell office:value-type="float" office:value="0.399209" calcext:value-type="float">
            <text:p>0.399209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93" calcext:value-type="float">
            <text:p>93</text:p>
          </table:table-cell>
          <table:table-cell office:value-type="float" office:value="233" calcext:value-type="float">
            <text:p>233</text:p>
          </table:table-cell>
          <table:table-cell office:value-type="float" office:value="0.399142" calcext:value-type="float">
            <text:p>0.399142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0.390947" calcext:value-type="float">
            <text:p>0.390947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0.390947" calcext:value-type="float">
            <text:p>0.390947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0.390947" calcext:value-type="float">
            <text:p>0.390947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95" calcext:value-type="float">
            <text:p>95</text:p>
          </table:table-cell>
          <table:table-cell office:value-type="float" office:value="243" calcext:value-type="float">
            <text:p>243</text:p>
          </table:table-cell>
          <table:table-cell office:value-type="float" office:value="0.390947" calcext:value-type="float">
            <text:p>0.3909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0.394191" calcext:value-type="float">
            <text:p>0.394191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103" calcext:value-type="float">
            <text:p>103</text:p>
          </table:table-cell>
          <table:table-cell office:value-type="float" office:value="279" calcext:value-type="float">
            <text:p>279</text:p>
          </table:table-cell>
          <table:table-cell office:value-type="float" office:value="0.369176" calcext:value-type="float">
            <text:p>0.36917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03" calcext:value-type="float">
            <text:p>103</text:p>
          </table:table-cell>
          <table:table-cell office:value-type="float" office:value="279" calcext:value-type="float">
            <text:p>279</text:p>
          </table:table-cell>
          <table:table-cell office:value-type="float" office:value="0.369176" calcext:value-type="float">
            <text:p>0.369176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0.380392" calcext:value-type="float">
            <text:p>0.380392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99" calcext:value-type="float">
            <text:p>99</text:p>
          </table:table-cell>
          <table:table-cell office:value-type="float" office:value="265" calcext:value-type="float">
            <text:p>265</text:p>
          </table:table-cell>
          <table:table-cell office:value-type="float" office:value="0.373585" calcext:value-type="float">
            <text:p>0.373585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99" calcext:value-type="float">
            <text:p>99</text:p>
          </table:table-cell>
          <table:table-cell office:value-type="float" office:value="265" calcext:value-type="float">
            <text:p>265</text:p>
          </table:table-cell>
          <table:table-cell office:value-type="float" office:value="0.373585" calcext:value-type="float">
            <text:p>0.373585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02" calcext:value-type="float">
            <text:p>102</text:p>
          </table:table-cell>
          <table:table-cell office:value-type="float" office:value="279" calcext:value-type="float">
            <text:p>279</text:p>
          </table:table-cell>
          <table:table-cell office:value-type="float" office:value="0.365591" calcext:value-type="float">
            <text:p>0.365591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102" calcext:value-type="float">
            <text:p>102</text:p>
          </table:table-cell>
          <table:table-cell office:value-type="float" office:value="279" calcext:value-type="float">
            <text:p>279</text:p>
          </table:table-cell>
          <table:table-cell office:value-type="float" office:value="0.365591" calcext:value-type="float">
            <text:p>0.3655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office:value-type="float" office:value="0.38247" calcext:value-type="float">
            <text:p>0.38247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98" calcext:value-type="float">
            <text:p>98</text:p>
          </table:table-cell>
          <table:table-cell office:value-type="float" office:value="257" calcext:value-type="float">
            <text:p>257</text:p>
          </table:table-cell>
          <table:table-cell office:value-type="float" office:value="0.381323" calcext:value-type="float">
            <text:p>0.381323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98" calcext:value-type="float">
            <text:p>98</text:p>
          </table:table-cell>
          <table:table-cell office:value-type="float" office:value="257" calcext:value-type="float">
            <text:p>257</text:p>
          </table:table-cell>
          <table:table-cell office:value-type="float" office:value="0.381323" calcext:value-type="float">
            <text:p>0.381323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99" calcext:value-type="float">
            <text:p>99</text:p>
          </table:table-cell>
          <table:table-cell office:value-type="float" office:value="259" calcext:value-type="float">
            <text:p>259</text:p>
          </table:table-cell>
          <table:table-cell office:value-type="float" office:value="0.382239" calcext:value-type="float">
            <text:p>0.382239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0.383142" calcext:value-type="float">
            <text:p>0.383142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89" calcext:value-type="float">
            <text:p>89</text:p>
          </table:table-cell>
          <table:table-cell office:value-type="float" office:value="219" calcext:value-type="float">
            <text:p>219</text:p>
          </table:table-cell>
          <table:table-cell office:value-type="float" office:value="0.406393" calcext:value-type="float">
            <text:p>0.406393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office:value-type="float" office:value="0.39485" calcext:value-type="float">
            <text:p>0.39485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office:value-type="float" office:value="0.39485" calcext:value-type="float">
            <text:p>0.39485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95" calcext:value-type="float">
            <text:p>95</text:p>
          </table:table-cell>
          <table:table-cell office:value-type="float" office:value="247" calcext:value-type="float">
            <text:p>247</text:p>
          </table:table-cell>
          <table:table-cell office:value-type="float" office:value="0.384615" calcext:value-type="float">
            <text:p>0.384615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95" calcext:value-type="float">
            <text:p>95</text:p>
          </table:table-cell>
          <table:table-cell office:value-type="float" office:value="247" calcext:value-type="float">
            <text:p>247</text:p>
          </table:table-cell>
          <table:table-cell office:value-type="float" office:value="0.384615" calcext:value-type="float">
            <text:p>0.3846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0.419689" calcext:value-type="float">
            <text:p>0.419689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84" calcext:value-type="float">
            <text:p>84</text:p>
          </table:table-cell>
          <table:table-cell office:value-type="float" office:value="209" calcext:value-type="float">
            <text:p>209</text:p>
          </table:table-cell>
          <table:table-cell office:value-type="float" office:value="0.401914" calcext:value-type="float">
            <text:p>0.401914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0.395349" calcext:value-type="float">
            <text:p>0.395349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office:value-type="float" office:value="0.384279" calcext:value-type="float">
            <text:p>0.384279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office:value-type="float" office:value="0.384279" calcext:value-type="float">
            <text:p>0.384279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float" office:value="0.418079" calcext:value-type="float">
            <text:p>0.418079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0.414365" calcext:value-type="float">
            <text:p>0.414365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0.414365" calcext:value-type="float">
            <text:p>0.414365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0.414365" calcext:value-type="float">
            <text:p>0.414365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0.414365" calcext:value-type="float">
            <text:p>0.4143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0.406061" calcext:value-type="float">
            <text:p>0.406061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0.406061" calcext:value-type="float">
            <text:p>0.406061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0.406061" calcext:value-type="float">
            <text:p>0.406061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0.406061" calcext:value-type="float">
            <text:p>0.40606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67" calcext:value-type="float">
            <text:p>67</text:p>
          </table:table-cell>
          <table:table-cell office:value-type="float" office:value="162" calcext:value-type="float">
            <text:p>162</text:p>
          </table:table-cell>
          <table:table-cell office:value-type="float" office:value="0.41358" calcext:value-type="float">
            <text:p>0.41358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0.385027" calcext:value-type="float">
            <text:p>0.385027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73" calcext:value-type="float">
            <text:p>73</text:p>
          </table:table-cell>
          <table:table-cell office:value-type="float" office:value="193" calcext:value-type="float">
            <text:p>193</text:p>
          </table:table-cell>
          <table:table-cell office:value-type="float" office:value="0.378238" calcext:value-type="float">
            <text:p>0.378238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78" calcext:value-type="float">
            <text:p>78</text:p>
          </table:table-cell>
          <table:table-cell office:value-type="float" office:value="215" calcext:value-type="float">
            <text:p>215</text:p>
          </table:table-cell>
          <table:table-cell office:value-type="float" office:value="0.362791" calcext:value-type="float">
            <text:p>0.362791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0.352423" calcext:value-type="float">
            <text:p>0.3524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207" calcext:value-type="float">
            <text:p>207</text:p>
          </table:table-cell>
          <table:table-cell office:value-type="float" office:value="0.36715" calcext:value-type="float">
            <text:p>0.36715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float" office:value="0.359447" calcext:value-type="float">
            <text:p>0.35944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float" office:value="0.359447" calcext:value-type="float">
            <text:p>0.359447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0.350649" calcext:value-type="float">
            <text:p>0.350649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0.350649" calcext:value-type="float">
            <text:p>0.350649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81" calcext:value-type="float">
            <text:p>81</text:p>
          </table:table-cell>
          <table:table-cell office:value-type="float" office:value="231" calcext:value-type="float">
            <text:p>231</text:p>
          </table:table-cell>
          <table:table-cell office:value-type="float" office:value="0.350649" calcext:value-type="float">
            <text:p>0.350649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82" calcext:value-type="float">
            <text:p>82</text:p>
          </table:table-cell>
          <table:table-cell office:value-type="float" office:value="239" calcext:value-type="float">
            <text:p>239</text:p>
          </table:table-cell>
          <table:table-cell office:value-type="float" office:value="0.343096" calcext:value-type="float">
            <text:p>0.343096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82" calcext:value-type="float">
            <text:p>82</text:p>
          </table:table-cell>
          <table:table-cell office:value-type="float" office:value="239" calcext:value-type="float">
            <text:p>239</text:p>
          </table:table-cell>
          <table:table-cell office:value-type="float" office:value="0.343096" calcext:value-type="float">
            <text:p>0.343096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83" calcext:value-type="float">
            <text:p>83</text:p>
          </table:table-cell>
          <table:table-cell office:value-type="float" office:value="241" calcext:value-type="float">
            <text:p>241</text:p>
          </table:table-cell>
          <table:table-cell office:value-type="float" office:value="0.344398" calcext:value-type="float">
            <text:p>0.344398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85" calcext:value-type="float">
            <text:p>85</text:p>
          </table:table-cell>
          <table:table-cell office:value-type="float" office:value="253" calcext:value-type="float">
            <text:p>253</text:p>
          </table:table-cell>
          <table:table-cell office:value-type="float" office:value="0.335968" calcext:value-type="float">
            <text:p>0.3359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0.337255" calcext:value-type="float">
            <text:p>0.337255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54" calcext:value-type="float">
            <text:p>54</text:p>
          </table:table-cell>
          <table:table-cell office:value-type="float" office:value="119" calcext:value-type="float">
            <text:p>119</text:p>
          </table:table-cell>
          <table:table-cell office:value-type="float" office:value="0.453782" calcext:value-type="float">
            <text:p>0.45378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0.447154" calcext:value-type="float">
            <text:p>0.447154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0.423358" calcext:value-type="float">
            <text:p>0.423358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0.423358" calcext:value-type="float">
            <text:p>0.423358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0.423358" calcext:value-type="float">
            <text:p>0.423358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0.436782" calcext:value-type="float">
            <text:p>0.436782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0.428571" calcext:value-type="float">
            <text:p>0.428571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0.401869" calcext:value-type="float">
            <text:p>0.401869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0.401869" calcext:value-type="float">
            <text:p>0.401869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0.382609" calcext:value-type="float">
            <text:p>0.382609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0.362205" calcext:value-type="float">
            <text:p>0.362205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49" calcext:value-type="float">
            <text:p>49</text:p>
          </table:table-cell>
          <table:table-cell office:value-type="float" office:value="145" calcext:value-type="float">
            <text:p>145</text:p>
          </table:table-cell>
          <table:table-cell office:value-type="float" office:value="0.337931" calcext:value-type="float">
            <text:p>0.33793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office:value-type="float" office:value="0.325153" calcext:value-type="float">
            <text:p>0.325153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 office:value-type="float" office:value="0.325153" calcext:value-type="float">
            <text:p>0.325153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56" calcext:value-type="float">
            <text:p>56</text:p>
          </table:table-cell>
          <table:table-cell office:value-type="float" office:value="175" calcext:value-type="float">
            <text:p>17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56" calcext:value-type="float">
            <text:p>56</text:p>
          </table:table-cell>
          <table:table-cell office:value-type="float" office:value="175" calcext:value-type="float">
            <text:p>17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float" office:value="0.31694" calcext:value-type="float">
            <text:p>0.31694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float" office:value="0.31694" calcext:value-type="float">
            <text:p>0.31694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  <table:table-cell office:value-type="float" office:value="0.31694" calcext:value-type="float">
            <text:p>0.31694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0.326203" calcext:value-type="float">
            <text:p>0.326203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0.326203" calcext:value-type="float">
            <text:p>0.326203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0.326203" calcext:value-type="float">
            <text:p>0.326203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0.326203" calcext:value-type="float">
            <text:p>0.3262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87" calcext:value-type="float">
            <text:p>187</text:p>
          </table:table-cell>
          <table:table-cell office:value-type="float" office:value="0.326203" calcext:value-type="float">
            <text:p>0.326203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67" calcext:value-type="float">
            <text:p>67</text:p>
          </table:table-cell>
          <table:table-cell office:value-type="float" office:value="197" calcext:value-type="float">
            <text:p>197</text:p>
          </table:table-cell>
          <table:table-cell office:value-type="float" office:value="0.340102" calcext:value-type="float">
            <text:p>0.340102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0.341232" calcext:value-type="float">
            <text:p>0.341232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0.344186" calcext:value-type="float">
            <text:p>0.344186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0.344186" calcext:value-type="float">
            <text:p>0.344186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0.344186" calcext:value-type="float">
            <text:p>0.3441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0.344186" calcext:value-type="float">
            <text:p>0.344186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74" calcext:value-type="float">
            <text:p>74</text:p>
          </table:table-cell>
          <table:table-cell office:value-type="float" office:value="208" calcext:value-type="float">
            <text:p>208</text:p>
          </table:table-cell>
          <table:table-cell office:value-type="float" office:value="0.355769" calcext:value-type="float">
            <text:p>0.355769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0.360976" calcext:value-type="float">
            <text:p>0.360976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0.360976" calcext:value-type="float">
            <text:p>0.360976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float" office:value="0.364929" calcext:value-type="float">
            <text:p>0.36492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float" office:value="0.364929" calcext:value-type="float">
            <text:p>0.364929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78" calcext:value-type="float">
            <text:p>78</text:p>
          </table:table-cell>
          <table:table-cell office:value-type="float" office:value="217" calcext:value-type="float">
            <text:p>217</text:p>
          </table:table-cell>
          <table:table-cell office:value-type="float" office:value="0.359447" calcext:value-type="float">
            <text:p>0.359447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0.357466" calcext:value-type="float">
            <text:p>0.357466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0.357466" calcext:value-type="float">
            <text:p>0.357466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office:value-type="float" office:value="0.364807" calcext:value-type="float">
            <text:p>0.3648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office:value-type="float" office:value="0.364807" calcext:value-type="float">
            <text:p>0.364807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74" calcext:value-type="float">
            <text:p>74</text:p>
          </table:table-cell>
          <table:table-cell office:value-type="float" office:value="208" calcext:value-type="float">
            <text:p>208</text:p>
          </table:table-cell>
          <table:table-cell office:value-type="float" office:value="0.355769" calcext:value-type="float">
            <text:p>0.355769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0.358852" calcext:value-type="float">
            <text:p>0.358852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0.353488" calcext:value-type="float">
            <text:p>0.353488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0.357466" calcext:value-type="float">
            <text:p>0.357466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0.357466" calcext:value-type="float">
            <text:p>0.357466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float" office:value="0.367347" calcext:value-type="float">
            <text:p>0.367347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0.370558" calcext:value-type="float">
            <text:p>0.370558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74" calcext:value-type="float">
            <text:p>74</text:p>
          </table:table-cell>
          <table:table-cell office:value-type="float" office:value="203" calcext:value-type="float">
            <text:p>203</text:p>
          </table:table-cell>
          <table:table-cell office:value-type="float" office:value="0.364532" calcext:value-type="float">
            <text:p>0.364532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77" calcext:value-type="float">
            <text:p>77</text:p>
          </table:table-cell>
          <table:table-cell office:value-type="float" office:value="209" calcext:value-type="float">
            <text:p>209</text:p>
          </table:table-cell>
          <table:table-cell office:value-type="float" office:value="0.368421" calcext:value-type="float">
            <text:p>0.3684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209" calcext:value-type="float">
            <text:p>209</text:p>
          </table:table-cell>
          <table:table-cell office:value-type="float" office:value="0.368421" calcext:value-type="float">
            <text:p>0.368421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79" calcext:value-type="float">
            <text:p>79</text:p>
          </table:table-cell>
          <table:table-cell office:value-type="float" office:value="219" calcext:value-type="float">
            <text:p>219</text:p>
          </table:table-cell>
          <table:table-cell office:value-type="float" office:value="0.360731" calcext:value-type="float">
            <text:p>0.360731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83" calcext:value-type="float">
            <text:p>83</text:p>
          </table:table-cell>
          <table:table-cell office:value-type="float" office:value="235" calcext:value-type="float">
            <text:p>235</text:p>
          </table:table-cell>
          <table:table-cell office:value-type="float" office:value="0.353191" calcext:value-type="float">
            <text:p>0.353191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83" calcext:value-type="float">
            <text:p>83</text:p>
          </table:table-cell>
          <table:table-cell office:value-type="float" office:value="235" calcext:value-type="float">
            <text:p>235</text:p>
          </table:table-cell>
          <table:table-cell office:value-type="float" office:value="0.353191" calcext:value-type="float">
            <text:p>0.353191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0.360324" calcext:value-type="float">
            <text:p>0.360324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0.360324" calcext:value-type="float">
            <text:p>0.360324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81" calcext:value-type="float">
            <text:p>81</text:p>
          </table:table-cell>
          <table:table-cell office:value-type="float" office:value="227" calcext:value-type="float">
            <text:p>227</text:p>
          </table:table-cell>
          <table:table-cell office:value-type="float" office:value="0.356828" calcext:value-type="float">
            <text:p>0.356828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0.356223" calcext:value-type="float">
            <text:p>0.356223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0.356223" calcext:value-type="float">
            <text:p>0.356223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.363265" calcext:value-type="float">
            <text:p>0.3632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.363265" calcext:value-type="float">
            <text:p>0.363265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0.361446" calcext:value-type="float">
            <text:p>0.361446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92" calcext:value-type="float">
            <text:p>92</text:p>
          </table:table-cell>
          <table:table-cell office:value-type="float" office:value="259" calcext:value-type="float">
            <text:p>259</text:p>
          </table:table-cell>
          <table:table-cell office:value-type="float" office:value="0.355212" calcext:value-type="float">
            <text:p>0.355212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93" calcext:value-type="float">
            <text:p>93</text:p>
          </table:table-cell>
          <table:table-cell office:value-type="float" office:value="261" calcext:value-type="float">
            <text:p>261</text:p>
          </table:table-cell>
          <table:table-cell office:value-type="float" office:value="0.356322" calcext:value-type="float">
            <text:p>0.356322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96" calcext:value-type="float">
            <text:p>96</text:p>
          </table:table-cell>
          <table:table-cell office:value-type="float" office:value="267" calcext:value-type="float">
            <text:p>267</text:p>
          </table:table-cell>
          <table:table-cell office:value-type="float" office:value="0.359551" calcext:value-type="float">
            <text:p>0.359551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98" calcext:value-type="float">
            <text:p>98</text:p>
          </table:table-cell>
          <table:table-cell office:value-type="float" office:value="272" calcext:value-type="float">
            <text:p>272</text:p>
          </table:table-cell>
          <table:table-cell office:value-type="float" office:value="0.360294" calcext:value-type="float">
            <text:p>0.360294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float" office:value="0.376963" calcext:value-type="float">
            <text:p>0.376963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0.374359" calcext:value-type="float">
            <text:p>0.374359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0.374359" calcext:value-type="float">
            <text:p>0.374359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0.378109" calcext:value-type="float">
            <text:p>0.378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0.378109" calcext:value-type="float">
            <text:p>0.378109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float" office:value="0.394286" calcext:value-type="float">
            <text:p>0.394286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0.391061" calcext:value-type="float">
            <text:p>0.391061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office:value-type="float" office:value="0.391061" calcext:value-type="float">
            <text:p>0.391061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0.394595" calcext:value-type="float">
            <text:p>0.394595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0.394595" calcext:value-type="float">
            <text:p>0.394595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74" calcext:value-type="float">
            <text:p>74</text:p>
          </table:table-cell>
          <table:table-cell office:value-type="float" office:value="189" calcext:value-type="float">
            <text:p>189</text:p>
          </table:table-cell>
          <table:table-cell office:value-type="float" office:value="0.391534" calcext:value-type="float">
            <text:p>0.391534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float" office:value="0.38191" calcext:value-type="float">
            <text:p>0.38191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office:value-type="float" office:value="0.38191" calcext:value-type="float">
            <text:p>0.38191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office:value-type="float" office:value="0.388626" calcext:value-type="float">
            <text:p>0.3886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0.389671" calcext:value-type="float">
            <text:p>0.389671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83" calcext:value-type="float">
            <text:p>83</text:p>
          </table:table-cell>
          <table:table-cell office:value-type="float" office:value="213" calcext:value-type="float">
            <text:p>213</text:p>
          </table:table-cell>
          <table:table-cell office:value-type="float" office:value="0.389671" calcext:value-type="float">
            <text:p>0.389671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float" office:value="0.390698" calcext:value-type="float">
            <text:p>0.390698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0.391705" calcext:value-type="float">
            <text:p>0.391705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office:value-type="float" office:value="0.394619" calcext:value-type="float">
            <text:p>0.3946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office:value-type="float" office:value="0.395556" calcext:value-type="float">
            <text:p>0.395556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89" calcext:value-type="float">
            <text:p>89</text:p>
          </table:table-cell>
          <table:table-cell office:value-type="float" office:value="228" calcext:value-type="float">
            <text:p>228</text:p>
          </table:table-cell>
          <table:table-cell office:value-type="float" office:value="0.390351" calcext:value-type="float">
            <text:p>0.390351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  <table:table-cell office:value-type="float" office:value="0.387931" calcext:value-type="float">
            <text:p>0.387931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  <table:table-cell office:value-type="float" office:value="0.387931" calcext:value-type="float">
            <text:p>0.38793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  <table:table-cell office:value-type="float" office:value="0.387931" calcext:value-type="float">
            <text:p>0.387931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1" calcext:value-type="float">
            <text:p>91</text:p>
          </table:table-cell>
          <table:table-cell office:value-type="float" office:value="234" calcext:value-type="float">
            <text:p>234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88" calcext:value-type="float">
            <text:p>88</text:p>
          </table:table-cell>
          <table:table-cell office:value-type="float" office:value="225" calcext:value-type="float">
            <text:p>225</text:p>
          </table:table-cell>
          <table:table-cell office:value-type="float" office:value="0.391111" calcext:value-type="float">
            <text:p>0.391111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0.388646" calcext:value-type="float">
            <text:p>0.388646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0.388646" calcext:value-type="float">
            <text:p>0.388646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231" calcext:value-type="float">
            <text:p>231</text:p>
          </table:table-cell>
          <table:table-cell office:value-type="float" office:value="0.38961" calcext:value-type="float">
            <text:p>0.389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231" calcext:value-type="float">
            <text:p>231</text:p>
          </table:table-cell>
          <table:table-cell office:value-type="float" office:value="0.38961" calcext:value-type="float">
            <text:p>0.38961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90" calcext:value-type="float">
            <text:p>90</text:p>
          </table:table-cell>
          <table:table-cell office:value-type="float" office:value="231" calcext:value-type="float">
            <text:p>231</text:p>
          </table:table-cell>
          <table:table-cell office:value-type="float" office:value="0.38961" calcext:value-type="float">
            <text:p>0.38961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94" calcext:value-type="float">
            <text:p>94</text:p>
          </table:table-cell>
          <table:table-cell office:value-type="float" office:value="245" calcext:value-type="float">
            <text:p>245</text:p>
          </table:table-cell>
          <table:table-cell office:value-type="float" office:value="0.383673" calcext:value-type="float">
            <text:p>0.383673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  <table:table-cell office:value-type="float" office:value="0.381526" calcext:value-type="float">
            <text:p>0.3815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float" office:value="0.379447" calcext:value-type="float">
            <text:p>0.379447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0.377432" calcext:value-type="float">
            <text:p>0.37743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  <table:table-cell office:value-type="float" office:value="264" calcext:value-type="float">
            <text:p>26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100" calcext:value-type="float">
            <text:p>100</text:p>
          </table:table-cell>
          <table:table-cell office:value-type="float" office:value="267" calcext:value-type="float">
            <text:p>267</text:p>
          </table:table-cell>
          <table:table-cell office:value-type="float" office:value="0.374532" calcext:value-type="float">
            <text:p>0.374532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00" calcext:value-type="float">
            <text:p>100</text:p>
          </table:table-cell>
          <table:table-cell office:value-type="float" office:value="267" calcext:value-type="float">
            <text:p>267</text:p>
          </table:table-cell>
          <table:table-cell office:value-type="float" office:value="0.374532" calcext:value-type="float">
            <text:p>0.374532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100" calcext:value-type="float">
            <text:p>100</text:p>
          </table:table-cell>
          <table:table-cell office:value-type="float" office:value="267" calcext:value-type="float">
            <text:p>267</text:p>
          </table:table-cell>
          <table:table-cell office:value-type="float" office:value="0.374532" calcext:value-type="float">
            <text:p>0.374532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03" calcext:value-type="float">
            <text:p>103</text:p>
          </table:table-cell>
          <table:table-cell office:value-type="float" office:value="275" calcext:value-type="float">
            <text:p>275</text:p>
          </table:table-cell>
          <table:table-cell office:value-type="float" office:value="0.374545" calcext:value-type="float">
            <text:p>0.374545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  <table:table-cell office:value-type="float" office:value="0.378092" calcext:value-type="float">
            <text:p>0.378092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  <table:table-cell office:value-type="float" office:value="0.372881" calcext:value-type="float">
            <text:p>0.372881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111" calcext:value-type="float">
            <text:p>111</text:p>
          </table:table-cell>
          <table:table-cell office:value-type="float" office:value="299" calcext:value-type="float">
            <text:p>299</text:p>
          </table:table-cell>
          <table:table-cell office:value-type="float" office:value="0.371237" calcext:value-type="float">
            <text:p>0.371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303" calcext:value-type="float">
            <text:p>303</text:p>
          </table:table-cell>
          <table:table-cell office:value-type="float" office:value="0.369637" calcext:value-type="float">
            <text:p>0.369637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113" calcext:value-type="float">
            <text:p>113</text:p>
          </table:table-cell>
          <table:table-cell office:value-type="float" office:value="305" calcext:value-type="float">
            <text:p>305</text:p>
          </table:table-cell>
          <table:table-cell office:value-type="float" office:value="0.370492" calcext:value-type="float">
            <text:p>0.370492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21" calcext:value-type="float">
            <text:p>121</text:p>
          </table:table-cell>
          <table:table-cell office:value-type="float" office:value="324" calcext:value-type="float">
            <text:p>324</text:p>
          </table:table-cell>
          <table:table-cell office:value-type="float" office:value="0.373457" calcext:value-type="float">
            <text:p>0.373457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122" calcext:value-type="float">
            <text:p>122</text:p>
          </table:table-cell>
          <table:table-cell office:value-type="float" office:value="330" calcext:value-type="float">
            <text:p>330</text:p>
          </table:table-cell>
          <table:table-cell office:value-type="float" office:value="0.369697" calcext:value-type="float">
            <text:p>0.369697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24" calcext:value-type="float">
            <text:p>124</text:p>
          </table:table-cell>
          <table:table-cell office:value-type="float" office:value="338" calcext:value-type="float">
            <text:p>338</text:p>
          </table:table-cell>
          <table:table-cell office:value-type="float" office:value="0.366864" calcext:value-type="float">
            <text:p>0.366864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24" calcext:value-type="float">
            <text:p>124</text:p>
          </table:table-cell>
          <table:table-cell office:value-type="float" office:value="338" calcext:value-type="float">
            <text:p>338</text:p>
          </table:table-cell>
          <table:table-cell office:value-type="float" office:value="0.366864" calcext:value-type="float">
            <text:p>0.366864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26" calcext:value-type="float">
            <text:p>126</text:p>
          </table:table-cell>
          <table:table-cell office:value-type="float" office:value="343" calcext:value-type="float">
            <text:p>343</text:p>
          </table:table-cell>
          <table:table-cell office:value-type="float" office:value="0.367347" calcext:value-type="float">
            <text:p>0.367347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132" calcext:value-type="float">
            <text:p>132</text:p>
          </table:table-cell>
          <table:table-cell office:value-type="float" office:value="355" calcext:value-type="float">
            <text:p>355</text:p>
          </table:table-cell>
          <table:table-cell office:value-type="float" office:value="0.371831" calcext:value-type="float">
            <text:p>0.371831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32" calcext:value-type="float">
            <text:p>132</text:p>
          </table:table-cell>
          <table:table-cell office:value-type="float" office:value="355" calcext:value-type="float">
            <text:p>355</text:p>
          </table:table-cell>
          <table:table-cell office:value-type="float" office:value="0.371831" calcext:value-type="float">
            <text:p>0.371831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132" calcext:value-type="float">
            <text:p>132</text:p>
          </table:table-cell>
          <table:table-cell office:value-type="float" office:value="355" calcext:value-type="float">
            <text:p>355</text:p>
          </table:table-cell>
          <table:table-cell office:value-type="float" office:value="0.371831" calcext:value-type="float">
            <text:p>0.3718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358" calcext:value-type="float">
            <text:p>358</text:p>
          </table:table-cell>
          <table:table-cell office:value-type="float" office:value="0.371508" calcext:value-type="float">
            <text:p>0.371508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133" calcext:value-type="float">
            <text:p>133</text:p>
          </table:table-cell>
          <table:table-cell office:value-type="float" office:value="354" calcext:value-type="float">
            <text:p>354</text:p>
          </table:table-cell>
          <table:table-cell office:value-type="float" office:value="0.375706" calcext:value-type="float">
            <text:p>0.375706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0.377465" calcext:value-type="float">
            <text:p>0.377465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135" calcext:value-type="float">
            <text:p>135</text:p>
          </table:table-cell>
          <table:table-cell office:value-type="float" office:value="359" calcext:value-type="float">
            <text:p>359</text:p>
          </table:table-cell>
          <table:table-cell office:value-type="float" office:value="0.376045" calcext:value-type="float">
            <text:p>0.376045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36" calcext:value-type="float">
            <text:p>136</text:p>
          </table:table-cell>
          <table:table-cell office:value-type="float" office:value="362" calcext:value-type="float">
            <text:p>362</text:p>
          </table:table-cell>
          <table:table-cell office:value-type="float" office:value="0.375691" calcext:value-type="float">
            <text:p>0.375691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39" calcext:value-type="float">
            <text:p>139</text:p>
          </table:table-cell>
          <table:table-cell office:value-type="float" office:value="369" calcext:value-type="float">
            <text:p>369</text:p>
          </table:table-cell>
          <table:table-cell office:value-type="float" office:value="0.376694" calcext:value-type="float">
            <text:p>0.376694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0.379781" calcext:value-type="float">
            <text:p>0.379781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  <table:table-cell office:value-type="float" office:value="0.375661" calcext:value-type="float">
            <text:p>0.375661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  <table:table-cell office:value-type="float" office:value="0.375661" calcext:value-type="float">
            <text:p>0.375661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148" calcext:value-type="float">
            <text:p>148</text:p>
          </table:table-cell>
          <table:table-cell office:value-type="float" office:value="392" calcext:value-type="float">
            <text:p>392</text:p>
          </table:table-cell>
          <table:table-cell office:value-type="float" office:value="0.377551" calcext:value-type="float">
            <text:p>0.3775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8" calcext:value-type="float">
            <text:p>148</text:p>
          </table:table-cell>
          <table:table-cell office:value-type="float" office:value="392" calcext:value-type="float">
            <text:p>392</text:p>
          </table:table-cell>
          <table:table-cell office:value-type="float" office:value="0.377551" calcext:value-type="float">
            <text:p>0.377551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128" calcext:value-type="float">
            <text:p>128</text:p>
          </table:table-cell>
          <table:table-cell office:value-type="float" office:value="340" calcext:value-type="float">
            <text:p>340</text:p>
          </table:table-cell>
          <table:table-cell office:value-type="float" office:value="0.376471" calcext:value-type="float">
            <text:p>0.376471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30" calcext:value-type="float">
            <text:p>130</text:p>
          </table:table-cell>
          <table:table-cell office:value-type="float" office:value="347" calcext:value-type="float">
            <text:p>347</text:p>
          </table:table-cell>
          <table:table-cell office:value-type="float" office:value="0.37464" calcext:value-type="float">
            <text:p>0.37464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133" calcext:value-type="float">
            <text:p>133</text:p>
          </table:table-cell>
          <table:table-cell office:value-type="float" office:value="363" calcext:value-type="float">
            <text:p>363</text:p>
          </table:table-cell>
          <table:table-cell office:value-type="float" office:value="0.366391" calcext:value-type="float">
            <text:p>0.366391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34" calcext:value-type="float">
            <text:p>134</text:p>
          </table:table-cell>
          <table:table-cell office:value-type="float" office:value="367" calcext:value-type="float">
            <text:p>367</text:p>
          </table:table-cell>
          <table:table-cell office:value-type="float" office:value="0.365123" calcext:value-type="float">
            <text:p>0.365123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35" calcext:value-type="float">
            <text:p>135</text:p>
          </table:table-cell>
          <table:table-cell office:value-type="float" office:value="370" calcext:value-type="float">
            <text:p>370</text:p>
          </table:table-cell>
          <table:table-cell office:value-type="float" office:value="0.364865" calcext:value-type="float">
            <text:p>0.364865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0.380952" calcext:value-type="float">
            <text:p>0.380952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121" calcext:value-type="float">
            <text:p>121</text:p>
          </table:table-cell>
          <table:table-cell office:value-type="float" office:value="316" calcext:value-type="float">
            <text:p>316</text:p>
          </table:table-cell>
          <table:table-cell office:value-type="float" office:value="0.382911" calcext:value-type="float">
            <text:p>0.38291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22" calcext:value-type="float">
            <text:p>122</text:p>
          </table:table-cell>
          <table:table-cell office:value-type="float" office:value="322" calcext:value-type="float">
            <text:p>322</text:p>
          </table:table-cell>
          <table:table-cell office:value-type="float" office:value="0.378882" calcext:value-type="float">
            <text:p>0.378882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124" calcext:value-type="float">
            <text:p>124</text:p>
          </table:table-cell>
          <table:table-cell office:value-type="float" office:value="329" calcext:value-type="float">
            <text:p>329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 office:value-type="float" office:value="329" calcext:value-type="float">
            <text:p>329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126" calcext:value-type="float">
            <text:p>126</text:p>
          </table:table-cell>
          <table:table-cell office:value-type="float" office:value="331" calcext:value-type="float">
            <text:p>331</text:p>
          </table:table-cell>
          <table:table-cell office:value-type="float" office:value="0.380665" calcext:value-type="float">
            <text:p>0.380665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38" calcext:value-type="float">
            <text:p>138</text:p>
          </table:table-cell>
          <table:table-cell office:value-type="float" office:value="367" calcext:value-type="float">
            <text:p>367</text:p>
          </table:table-cell>
          <table:table-cell office:value-type="float" office:value="0.376022" calcext:value-type="float">
            <text:p>0.376022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138" calcext:value-type="float">
            <text:p>138</text:p>
          </table:table-cell>
          <table:table-cell office:value-type="float" office:value="367" calcext:value-type="float">
            <text:p>367</text:p>
          </table:table-cell>
          <table:table-cell office:value-type="float" office:value="0.376022" calcext:value-type="float">
            <text:p>0.376022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41" calcext:value-type="float">
            <text:p>141</text:p>
          </table:table-cell>
          <table:table-cell office:value-type="float" office:value="373" calcext:value-type="float">
            <text:p>373</text:p>
          </table:table-cell>
          <table:table-cell office:value-type="float" office:value="0.378016" calcext:value-type="float">
            <text:p>0.378016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  <table:table-cell office:value-type="float" office:value="0.37766" calcext:value-type="float">
            <text:p>0.37766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33" calcext:value-type="float">
            <text:p>133</text:p>
          </table:table-cell>
          <table:table-cell office:value-type="float" office:value="351" calcext:value-type="float">
            <text:p>351</text:p>
          </table:table-cell>
          <table:table-cell office:value-type="float" office:value="0.378917" calcext:value-type="float">
            <text:p>0.378917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137" calcext:value-type="float">
            <text:p>137</text:p>
          </table:table-cell>
          <table:table-cell office:value-type="float" office:value="361" calcext:value-type="float">
            <text:p>361</text:p>
          </table:table-cell>
          <table:table-cell office:value-type="float" office:value="0.379501" calcext:value-type="float">
            <text:p>0.379501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38" calcext:value-type="float">
            <text:p>138</text:p>
          </table:table-cell>
          <table:table-cell office:value-type="float" office:value="363" calcext:value-type="float">
            <text:p>363</text:p>
          </table:table-cell>
          <table:table-cell office:value-type="float" office:value="0.380165" calcext:value-type="float">
            <text:p>0.380165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141" calcext:value-type="float">
            <text:p>141</text:p>
          </table:table-cell>
          <table:table-cell office:value-type="float" office:value="369" calcext:value-type="float">
            <text:p>369</text:p>
          </table:table-cell>
          <table:table-cell office:value-type="float" office:value="0.382114" calcext:value-type="float">
            <text:p>0.382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369" calcext:value-type="float">
            <text:p>369</text:p>
          </table:table-cell>
          <table:table-cell office:value-type="float" office:value="0.382114" calcext:value-type="float">
            <text:p>0.382114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146" calcext:value-type="float">
            <text:p>146</text:p>
          </table:table-cell>
          <table:table-cell office:value-type="float" office:value="378" calcext:value-type="float">
            <text:p>378</text:p>
          </table:table-cell>
          <table:table-cell office:value-type="float" office:value="0.386243" calcext:value-type="float">
            <text:p>0.386243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55" calcext:value-type="float">
            <text:p>155</text:p>
          </table:table-cell>
          <table:table-cell office:value-type="float" office:value="405" calcext:value-type="float">
            <text:p>405</text:p>
          </table:table-cell>
          <table:table-cell office:value-type="float" office:value="0.382716" calcext:value-type="float">
            <text:p>0.382716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157" calcext:value-type="float">
            <text:p>157</text:p>
          </table:table-cell>
          <table:table-cell office:value-type="float" office:value="410" calcext:value-type="float">
            <text:p>410</text:p>
          </table:table-cell>
          <table:table-cell office:value-type="float" office:value="0.382927" calcext:value-type="float">
            <text:p>0.382927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66" calcext:value-type="float">
            <text:p>166</text:p>
          </table:table-cell>
          <table:table-cell office:value-type="float" office:value="430" calcext:value-type="float">
            <text:p>430</text:p>
          </table:table-cell>
          <table:table-cell office:value-type="float" office:value="0.386047" calcext:value-type="float">
            <text:p>0.386047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166" calcext:value-type="float">
            <text:p>166</text:p>
          </table:table-cell>
          <table:table-cell office:value-type="float" office:value="430" calcext:value-type="float">
            <text:p>430</text:p>
          </table:table-cell>
          <table:table-cell office:value-type="float" office:value="0.386047" calcext:value-type="float">
            <text:p>0.38604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12" calcext:value-type="float">
            <text:p>112</text:p>
          </table:table-cell>
          <table:table-cell office:value-type="float" office:value="287" calcext:value-type="float">
            <text:p>287</text:p>
          </table:table-cell>
          <table:table-cell office:value-type="float" office:value="0.390244" calcext:value-type="float">
            <text:p>0.390244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113" calcext:value-type="float">
            <text:p>113</text:p>
          </table:table-cell>
          <table:table-cell office:value-type="float" office:value="291" calcext:value-type="float">
            <text:p>291</text:p>
          </table:table-cell>
          <table:table-cell office:value-type="float" office:value="0.388316" calcext:value-type="float">
            <text:p>0.388316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13" calcext:value-type="float">
            <text:p>113</text:p>
          </table:table-cell>
          <table:table-cell office:value-type="float" office:value="291" calcext:value-type="float">
            <text:p>291</text:p>
          </table:table-cell>
          <table:table-cell office:value-type="float" office:value="0.388316" calcext:value-type="float">
            <text:p>0.388316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113" calcext:value-type="float">
            <text:p>113</text:p>
          </table:table-cell>
          <table:table-cell office:value-type="float" office:value="291" calcext:value-type="float">
            <text:p>291</text:p>
          </table:table-cell>
          <table:table-cell office:value-type="float" office:value="0.388316" calcext:value-type="float">
            <text:p>0.3883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294" calcext:value-type="float">
            <text:p>294</text:p>
          </table:table-cell>
          <table:table-cell office:value-type="float" office:value="0.387755" calcext:value-type="float">
            <text:p>0.387755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0.412698" calcext:value-type="float">
            <text:p>0.412698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0.410156" calcext:value-type="float">
            <text:p>0.410156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0.410156" calcext:value-type="float">
            <text:p>0.410156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0.410156" calcext:value-type="float">
            <text:p>0.410156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0.410156" calcext:value-type="float">
            <text:p>0.410156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07" calcext:value-type="float">
            <text:p>107</text:p>
          </table:table-cell>
          <table:table-cell office:value-type="float" office:value="260" calcext:value-type="float">
            <text:p>260</text:p>
          </table:table-cell>
          <table:table-cell office:value-type="float" office:value="0.411538" calcext:value-type="float">
            <text:p>0.411538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114" calcext:value-type="float">
            <text:p>114</text:p>
          </table:table-cell>
          <table:table-cell office:value-type="float" office:value="281" calcext:value-type="float">
            <text:p>281</text:p>
          </table:table-cell>
          <table:table-cell office:value-type="float" office:value="0.405694" calcext:value-type="float">
            <text:p>0.405694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15" calcext:value-type="float">
            <text:p>115</text:p>
          </table:table-cell>
          <table:table-cell office:value-type="float" office:value="284" calcext:value-type="float">
            <text:p>284</text:p>
          </table:table-cell>
          <table:table-cell office:value-type="float" office:value="0.40493" calcext:value-type="float">
            <text:p>0.40493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office:value-type="float" office:value="0.406897" calcext:value-type="float">
            <text:p>0.4068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office:value-type="float" office:value="0.406897" calcext:value-type="float">
            <text:p>0.406897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0.411565" calcext:value-type="float">
            <text:p>0.411565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27" calcext:value-type="float">
            <text:p>127</text:p>
          </table:table-cell>
          <table:table-cell office:value-type="float" office:value="308" calcext:value-type="float">
            <text:p>308</text:p>
          </table:table-cell>
          <table:table-cell office:value-type="float" office:value="0.412338" calcext:value-type="float">
            <text:p>0.412338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127" calcext:value-type="float">
            <text:p>127</text:p>
          </table:table-cell>
          <table:table-cell office:value-type="float" office:value="308" calcext:value-type="float">
            <text:p>308</text:p>
          </table:table-cell>
          <table:table-cell office:value-type="float" office:value="0.412338" calcext:value-type="float">
            <text:p>0.412338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38" calcext:value-type="float">
            <text:p>138</text:p>
          </table:table-cell>
          <table:table-cell office:value-type="float" office:value="334" calcext:value-type="float">
            <text:p>334</text:p>
          </table:table-cell>
          <table:table-cell office:value-type="float" office:value="0.413174" calcext:value-type="float">
            <text:p>0.413174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139" calcext:value-type="float">
            <text:p>139</text:p>
          </table:table-cell>
          <table:table-cell office:value-type="float" office:value="337" calcext:value-type="float">
            <text:p>337</text:p>
          </table:table-cell>
          <table:table-cell office:value-type="float" office:value="0.412463" calcext:value-type="float">
            <text:p>0.412463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float" office:value="0.415954" calcext:value-type="float">
            <text:p>0.415954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147" calcext:value-type="float">
            <text:p>147</text:p>
          </table:table-cell>
          <table:table-cell office:value-type="float" office:value="353" calcext:value-type="float">
            <text:p>353</text:p>
          </table:table-cell>
          <table:table-cell office:value-type="float" office:value="0.416431" calcext:value-type="float">
            <text:p>0.416431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48" calcext:value-type="float">
            <text:p>148</text:p>
          </table:table-cell>
          <table:table-cell office:value-type="float" office:value="355" calcext:value-type="float">
            <text:p>355</text:p>
          </table:table-cell>
          <table:table-cell office:value-type="float" office:value="0.416901" calcext:value-type="float">
            <text:p>0.416901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151" calcext:value-type="float">
            <text:p>151</text:p>
          </table:table-cell>
          <table:table-cell office:value-type="float" office:value="361" calcext:value-type="float">
            <text:p>361</text:p>
          </table:table-cell>
          <table:table-cell office:value-type="float" office:value="0.418283" calcext:value-type="float">
            <text:p>0.418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367" calcext:value-type="float">
            <text:p>367</text:p>
          </table:table-cell>
          <table:table-cell office:value-type="float" office:value="0.416894" calcext:value-type="float">
            <text:p>0.416894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157" calcext:value-type="float">
            <text:p>157</text:p>
          </table:table-cell>
          <table:table-cell office:value-type="float" office:value="374" calcext:value-type="float">
            <text:p>374</text:p>
          </table:table-cell>
          <table:table-cell office:value-type="float" office:value="0.419786" calcext:value-type="float">
            <text:p>0.419786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office:value-type="float" office:value="0.418848" calcext:value-type="float">
            <text:p>0.418848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office:value-type="float" office:value="0.418848" calcext:value-type="float">
            <text:p>0.418848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office:value-type="float" office:value="0.418848" calcext:value-type="float">
            <text:p>0.418848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office:value-type="float" office:value="0.418848" calcext:value-type="float">
            <text:p>0.418848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office:value-type="float" office:value="0.421053" calcext:value-type="float">
            <text:p>0.421053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166" calcext:value-type="float">
            <text:p>166</text:p>
          </table:table-cell>
          <table:table-cell office:value-type="float" office:value="398" calcext:value-type="float">
            <text:p>398</text:p>
          </table:table-cell>
          <table:table-cell office:value-type="float" office:value="0.417085" calcext:value-type="float">
            <text:p>0.417085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66" calcext:value-type="float">
            <text:p>166</text:p>
          </table:table-cell>
          <table:table-cell office:value-type="float" office:value="398" calcext:value-type="float">
            <text:p>398</text:p>
          </table:table-cell>
          <table:table-cell office:value-type="float" office:value="0.417085" calcext:value-type="float">
            <text:p>0.417085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166" calcext:value-type="float">
            <text:p>166</text:p>
          </table:table-cell>
          <table:table-cell office:value-type="float" office:value="398" calcext:value-type="float">
            <text:p>398</text:p>
          </table:table-cell>
          <table:table-cell office:value-type="float" office:value="0.417085" calcext:value-type="float">
            <text:p>0.4170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6" calcext:value-type="float">
            <text:p>166</text:p>
          </table:table-cell>
          <table:table-cell office:value-type="float" office:value="398" calcext:value-type="float">
            <text:p>398</text:p>
          </table:table-cell>
          <table:table-cell office:value-type="float" office:value="0.417085" calcext:value-type="float">
            <text:p>0.417085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0.418136" calcext:value-type="float">
            <text:p>0.418136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78" calcext:value-type="float">
            <text:p>178</text:p>
          </table:table-cell>
          <table:table-cell office:value-type="float" office:value="421" calcext:value-type="float">
            <text:p>421</text:p>
          </table:table-cell>
          <table:table-cell office:value-type="float" office:value="0.422803" calcext:value-type="float">
            <text:p>0.422803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178" calcext:value-type="float">
            <text:p>178</text:p>
          </table:table-cell>
          <table:table-cell office:value-type="float" office:value="421" calcext:value-type="float">
            <text:p>421</text:p>
          </table:table-cell>
          <table:table-cell office:value-type="float" office:value="0.422803" calcext:value-type="float">
            <text:p>0.422803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78" calcext:value-type="float">
            <text:p>178</text:p>
          </table:table-cell>
          <table:table-cell office:value-type="float" office:value="421" calcext:value-type="float">
            <text:p>421</text:p>
          </table:table-cell>
          <table:table-cell office:value-type="float" office:value="0.422803" calcext:value-type="float">
            <text:p>0.422803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float" office:value="0.423168" calcext:value-type="float">
            <text:p>0.423168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79" calcext:value-type="float">
            <text:p>179</text:p>
          </table:table-cell>
          <table:table-cell office:value-type="float" office:value="420" calcext:value-type="float">
            <text:p>420</text:p>
          </table:table-cell>
          <table:table-cell office:value-type="float" office:value="0.42619" calcext:value-type="float">
            <text:p>0.42619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185" calcext:value-type="float">
            <text:p>185</text:p>
          </table:table-cell>
          <table:table-cell office:value-type="float" office:value="429" calcext:value-type="float">
            <text:p>429</text:p>
          </table:table-cell>
          <table:table-cell office:value-type="float" office:value="0.431235" calcext:value-type="float">
            <text:p>0.431235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85" calcext:value-type="float">
            <text:p>185</text:p>
          </table:table-cell>
          <table:table-cell office:value-type="float" office:value="429" calcext:value-type="float">
            <text:p>429</text:p>
          </table:table-cell>
          <table:table-cell office:value-type="float" office:value="0.431235" calcext:value-type="float">
            <text:p>0.431235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185" calcext:value-type="float">
            <text:p>185</text:p>
          </table:table-cell>
          <table:table-cell office:value-type="float" office:value="429" calcext:value-type="float">
            <text:p>429</text:p>
          </table:table-cell>
          <table:table-cell office:value-type="float" office:value="0.431235" calcext:value-type="float">
            <text:p>0.4312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433" calcext:value-type="float">
            <text:p>433</text:p>
          </table:table-cell>
          <table:table-cell office:value-type="float" office:value="0.431871" calcext:value-type="float">
            <text:p>0.431871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187" calcext:value-type="float">
            <text:p>187</text:p>
          </table:table-cell>
          <table:table-cell office:value-type="float" office:value="433" calcext:value-type="float">
            <text:p>433</text:p>
          </table:table-cell>
          <table:table-cell office:value-type="float" office:value="0.431871" calcext:value-type="float">
            <text:p>0.431871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87" calcext:value-type="float">
            <text:p>187</text:p>
          </table:table-cell>
          <table:table-cell office:value-type="float" office:value="433" calcext:value-type="float">
            <text:p>433</text:p>
          </table:table-cell>
          <table:table-cell office:value-type="float" office:value="0.431871" calcext:value-type="float">
            <text:p>0.431871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87" calcext:value-type="float">
            <text:p>187</text:p>
          </table:table-cell>
          <table:table-cell office:value-type="float" office:value="433" calcext:value-type="float">
            <text:p>433</text:p>
          </table:table-cell>
          <table:table-cell office:value-type="float" office:value="0.431871" calcext:value-type="float">
            <text:p>0.431871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88" calcext:value-type="float">
            <text:p>188</text:p>
          </table:table-cell>
          <table:table-cell office:value-type="float" office:value="435" calcext:value-type="float">
            <text:p>435</text:p>
          </table:table-cell>
          <table:table-cell office:value-type="float" office:value="0.432184" calcext:value-type="float">
            <text:p>0.43218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88" calcext:value-type="float">
            <text:p>188</text:p>
          </table:table-cell>
          <table:table-cell office:value-type="float" office:value="435" calcext:value-type="float">
            <text:p>435</text:p>
          </table:table-cell>
          <table:table-cell office:value-type="float" office:value="0.432184" calcext:value-type="float">
            <text:p>0.432184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86" calcext:value-type="float">
            <text:p>186</text:p>
          </table:table-cell>
          <table:table-cell office:value-type="float" office:value="432" calcext:value-type="float">
            <text:p>432</text:p>
          </table:table-cell>
          <table:table-cell office:value-type="float" office:value="0.430556" calcext:value-type="float">
            <text:p>0.430556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186" calcext:value-type="float">
            <text:p>186</text:p>
          </table:table-cell>
          <table:table-cell office:value-type="float" office:value="429" calcext:value-type="float">
            <text:p>429</text:p>
          </table:table-cell>
          <table:table-cell office:value-type="float" office:value="0.433566" calcext:value-type="float">
            <text:p>0.433566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87" calcext:value-type="float">
            <text:p>187</text:p>
          </table:table-cell>
          <table:table-cell office:value-type="float" office:value="435" calcext:value-type="float">
            <text:p>435</text:p>
          </table:table-cell>
          <table:table-cell office:value-type="float" office:value="0.429885" calcext:value-type="float">
            <text:p>0.429885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89" calcext:value-type="float">
            <text:p>189</text:p>
          </table:table-cell>
          <table:table-cell office:value-type="float" office:value="439" calcext:value-type="float">
            <text:p>439</text:p>
          </table:table-cell>
          <table:table-cell office:value-type="float" office:value="0.430524" calcext:value-type="float">
            <text:p>0.4305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9" calcext:value-type="float">
            <text:p>189</text:p>
          </table:table-cell>
          <table:table-cell office:value-type="float" office:value="439" calcext:value-type="float">
            <text:p>439</text:p>
          </table:table-cell>
          <table:table-cell office:value-type="float" office:value="0.430524" calcext:value-type="float">
            <text:p>0.430524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179" calcext:value-type="float">
            <text:p>179</text:p>
          </table:table-cell>
          <table:table-cell office:value-type="float" office:value="412" calcext:value-type="float">
            <text:p>412</text:p>
          </table:table-cell>
          <table:table-cell office:value-type="float" office:value="0.434466" calcext:value-type="float">
            <text:p>0.434466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79" calcext:value-type="float">
            <text:p>179</text:p>
          </table:table-cell>
          <table:table-cell office:value-type="float" office:value="409" calcext:value-type="float">
            <text:p>409</text:p>
          </table:table-cell>
          <table:table-cell office:value-type="float" office:value="0.437653" calcext:value-type="float">
            <text:p>0.437653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80" calcext:value-type="float">
            <text:p>180</text:p>
          </table:table-cell>
          <table:table-cell office:value-type="float" office:value="415" calcext:value-type="float">
            <text:p>415</text:p>
          </table:table-cell>
          <table:table-cell office:value-type="float" office:value="0.433735" calcext:value-type="float">
            <text:p>0.433735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81" calcext:value-type="float">
            <text:p>181</text:p>
          </table:table-cell>
          <table:table-cell office:value-type="float" office:value="417" calcext:value-type="float">
            <text:p>417</text:p>
          </table:table-cell>
          <table:table-cell office:value-type="float" office:value="0.434053" calcext:value-type="float">
            <text:p>0.434053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81" calcext:value-type="float">
            <text:p>181</text:p>
          </table:table-cell>
          <table:table-cell office:value-type="float" office:value="417" calcext:value-type="float">
            <text:p>417</text:p>
          </table:table-cell>
          <table:table-cell office:value-type="float" office:value="0.434053" calcext:value-type="float">
            <text:p>0.434053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81" calcext:value-type="float">
            <text:p>181</text:p>
          </table:table-cell>
          <table:table-cell office:value-type="float" office:value="417" calcext:value-type="float">
            <text:p>417</text:p>
          </table:table-cell>
          <table:table-cell office:value-type="float" office:value="0.434053" calcext:value-type="float">
            <text:p>0.434053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187" calcext:value-type="float">
            <text:p>187</text:p>
          </table:table-cell>
          <table:table-cell office:value-type="float" office:value="429" calcext:value-type="float">
            <text:p>429</text:p>
          </table:table-cell>
          <table:table-cell office:value-type="float" office:value="0.435897" calcext:value-type="float">
            <text:p>0.435897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89" calcext:value-type="float">
            <text:p>189</text:p>
          </table:table-cell>
          <table:table-cell office:value-type="float" office:value="433" calcext:value-type="float">
            <text:p>433</text:p>
          </table:table-cell>
          <table:table-cell office:value-type="float" office:value="0.43649" calcext:value-type="float">
            <text:p>0.43649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189" calcext:value-type="float">
            <text:p>189</text:p>
          </table:table-cell>
          <table:table-cell office:value-type="float" office:value="433" calcext:value-type="float">
            <text:p>433</text:p>
          </table:table-cell>
          <table:table-cell office:value-type="float" office:value="0.43649" calcext:value-type="float">
            <text:p>0.43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433" calcext:value-type="float">
            <text:p>433</text:p>
          </table:table-cell>
          <table:table-cell office:value-type="float" office:value="0.43649" calcext:value-type="float">
            <text:p>0.43649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89" calcext:value-type="float">
            <text:p>189</text:p>
          </table:table-cell>
          <table:table-cell office:value-type="float" office:value="433" calcext:value-type="float">
            <text:p>433</text:p>
          </table:table-cell>
          <table:table-cell office:value-type="float" office:value="0.43649" calcext:value-type="float">
            <text:p>0.43649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89" calcext:value-type="float">
            <text:p>189</text:p>
          </table:table-cell>
          <table:table-cell office:value-type="float" office:value="433" calcext:value-type="float">
            <text:p>433</text:p>
          </table:table-cell>
          <table:table-cell office:value-type="float" office:value="0.43649" calcext:value-type="float">
            <text:p>0.43649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90" calcext:value-type="float">
            <text:p>190</text:p>
          </table:table-cell>
          <table:table-cell office:value-type="float" office:value="435" calcext:value-type="float">
            <text:p>435</text:p>
          </table:table-cell>
          <table:table-cell office:value-type="float" office:value="0.436782" calcext:value-type="float">
            <text:p>0.436782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90" calcext:value-type="float">
            <text:p>190</text:p>
          </table:table-cell>
          <table:table-cell office:value-type="float" office:value="435" calcext:value-type="float">
            <text:p>435</text:p>
          </table:table-cell>
          <table:table-cell office:value-type="float" office:value="0.436782" calcext:value-type="float">
            <text:p>0.436782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90" calcext:value-type="float">
            <text:p>190</text:p>
          </table:table-cell>
          <table:table-cell office:value-type="float" office:value="435" calcext:value-type="float">
            <text:p>435</text:p>
          </table:table-cell>
          <table:table-cell office:value-type="float" office:value="0.436782" calcext:value-type="float">
            <text:p>0.436782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90" calcext:value-type="float">
            <text:p>190</text:p>
          </table:table-cell>
          <table:table-cell office:value-type="float" office:value="435" calcext:value-type="float">
            <text:p>435</text:p>
          </table:table-cell>
          <table:table-cell office:value-type="float" office:value="0.436782" calcext:value-type="float">
            <text:p>0.436782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193" calcext:value-type="float">
            <text:p>193</text:p>
          </table:table-cell>
          <table:table-cell office:value-type="float" office:value="441" calcext:value-type="float">
            <text:p>441</text:p>
          </table:table-cell>
          <table:table-cell office:value-type="float" office:value="0.437642" calcext:value-type="float">
            <text:p>0.437642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93" calcext:value-type="float">
            <text:p>193</text:p>
          </table:table-cell>
          <table:table-cell office:value-type="float" office:value="441" calcext:value-type="float">
            <text:p>441</text:p>
          </table:table-cell>
          <table:table-cell office:value-type="float" office:value="0.437642" calcext:value-type="float">
            <text:p>0.437642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193" calcext:value-type="float">
            <text:p>193</text:p>
          </table:table-cell>
          <table:table-cell office:value-type="float" office:value="441" calcext:value-type="float">
            <text:p>441</text:p>
          </table:table-cell>
          <table:table-cell office:value-type="float" office:value="0.437642" calcext:value-type="float">
            <text:p>0.4376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  <table:table-cell office:value-type="float" office:value="441" calcext:value-type="float">
            <text:p>441</text:p>
          </table:table-cell>
          <table:table-cell office:value-type="float" office:value="0.437642" calcext:value-type="float">
            <text:p>0.437642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193" calcext:value-type="float">
            <text:p>193</text:p>
          </table:table-cell>
          <table:table-cell office:value-type="float" office:value="441" calcext:value-type="float">
            <text:p>441</text:p>
          </table:table-cell>
          <table:table-cell office:value-type="float" office:value="0.437642" calcext:value-type="float">
            <text:p>0.437642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203" calcext:value-type="float">
            <text:p>203</text:p>
          </table:table-cell>
          <table:table-cell office:value-type="float" office:value="465" calcext:value-type="float">
            <text:p>465</text:p>
          </table:table-cell>
          <table:table-cell office:value-type="float" office:value="0.436559" calcext:value-type="float">
            <text:p>0.436559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204" calcext:value-type="float">
            <text:p>204</text:p>
          </table:table-cell>
          <table:table-cell office:value-type="float" office:value="471" calcext:value-type="float">
            <text:p>471</text:p>
          </table:table-cell>
          <table:table-cell office:value-type="float" office:value="0.433121" calcext:value-type="float">
            <text:p>0.433121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04" calcext:value-type="float">
            <text:p>204</text:p>
          </table:table-cell>
          <table:table-cell office:value-type="float" office:value="471" calcext:value-type="float">
            <text:p>471</text:p>
          </table:table-cell>
          <table:table-cell office:value-type="float" office:value="0.433121" calcext:value-type="float">
            <text:p>0.433121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204" calcext:value-type="float">
            <text:p>204</text:p>
          </table:table-cell>
          <table:table-cell office:value-type="float" office:value="471" calcext:value-type="float">
            <text:p>471</text:p>
          </table:table-cell>
          <table:table-cell office:value-type="float" office:value="0.433121" calcext:value-type="float">
            <text:p>0.433121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11" calcext:value-type="float">
            <text:p>211</text:p>
          </table:table-cell>
          <table:table-cell office:value-type="float" office:value="487" calcext:value-type="float">
            <text:p>487</text:p>
          </table:table-cell>
          <table:table-cell office:value-type="float" office:value="0.433265" calcext:value-type="float">
            <text:p>0.433265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220" calcext:value-type="float">
            <text:p>220</text:p>
          </table:table-cell>
          <table:table-cell office:value-type="float" office:value="505" calcext:value-type="float">
            <text:p>505</text:p>
          </table:table-cell>
          <table:table-cell office:value-type="float" office:value="0.435644" calcext:value-type="float">
            <text:p>0.435644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222" calcext:value-type="float">
            <text:p>222</text:p>
          </table:table-cell>
          <table:table-cell office:value-type="float" office:value="511" calcext:value-type="float">
            <text:p>511</text:p>
          </table:table-cell>
          <table:table-cell office:value-type="float" office:value="0.434442" calcext:value-type="float">
            <text:p>0.434442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222" calcext:value-type="float">
            <text:p>222</text:p>
          </table:table-cell>
          <table:table-cell office:value-type="float" office:value="511" calcext:value-type="float">
            <text:p>511</text:p>
          </table:table-cell>
          <table:table-cell office:value-type="float" office:value="0.434442" calcext:value-type="float">
            <text:p>0.4344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3" calcext:value-type="float">
            <text:p>223</text:p>
          </table:table-cell>
          <table:table-cell office:value-type="float" office:value="513" calcext:value-type="float">
            <text:p>513</text:p>
          </table:table-cell>
          <table:table-cell office:value-type="float" office:value="0.434698" calcext:value-type="float">
            <text:p>0.434698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230" calcext:value-type="float">
            <text:p>230</text:p>
          </table:table-cell>
          <table:table-cell office:value-type="float" office:value="527" calcext:value-type="float">
            <text:p>527</text:p>
          </table:table-cell>
          <table:table-cell office:value-type="float" office:value="0.436433" calcext:value-type="float">
            <text:p>0.436433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234" calcext:value-type="float">
            <text:p>234</text:p>
          </table:table-cell>
          <table:table-cell office:value-type="float" office:value="536" calcext:value-type="float">
            <text:p>536</text:p>
          </table:table-cell>
          <table:table-cell office:value-type="float" office:value="0.436567" calcext:value-type="float">
            <text:p>0.436567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235" calcext:value-type="float">
            <text:p>235</text:p>
          </table:table-cell>
          <table:table-cell office:value-type="float" office:value="539" calcext:value-type="float">
            <text:p>539</text:p>
          </table:table-cell>
          <table:table-cell office:value-type="float" office:value="0.435993" calcext:value-type="float">
            <text:p>0.435993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240" calcext:value-type="float">
            <text:p>240</text:p>
          </table:table-cell>
          <table:table-cell office:value-type="float" office:value="554" calcext:value-type="float">
            <text:p>554</text:p>
          </table:table-cell>
          <table:table-cell office:value-type="float" office:value="0.433213" calcext:value-type="float">
            <text:p>0.433213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241" calcext:value-type="float">
            <text:p>241</text:p>
          </table:table-cell>
          <table:table-cell office:value-type="float" office:value="557" calcext:value-type="float">
            <text:p>557</text:p>
          </table:table-cell>
          <table:table-cell office:value-type="float" office:value="0.432675" calcext:value-type="float">
            <text:p>0.432675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248" calcext:value-type="float">
            <text:p>248</text:p>
          </table:table-cell>
          <table:table-cell office:value-type="float" office:value="575" calcext:value-type="float">
            <text:p>575</text:p>
          </table:table-cell>
          <table:table-cell office:value-type="float" office:value="0.431304" calcext:value-type="float">
            <text:p>0.431304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248" calcext:value-type="float">
            <text:p>248</text:p>
          </table:table-cell>
          <table:table-cell office:value-type="float" office:value="575" calcext:value-type="float">
            <text:p>575</text:p>
          </table:table-cell>
          <table:table-cell office:value-type="float" office:value="0.431304" calcext:value-type="float">
            <text:p>0.431304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8" calcext:value-type="float">
            <text:p>248</text:p>
          </table:table-cell>
          <table:table-cell office:value-type="float" office:value="575" calcext:value-type="float">
            <text:p>575</text:p>
          </table:table-cell>
          <table:table-cell office:value-type="float" office:value="0.431304" calcext:value-type="float">
            <text:p>0.431304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248" calcext:value-type="float">
            <text:p>248</text:p>
          </table:table-cell>
          <table:table-cell office:value-type="float" office:value="575" calcext:value-type="float">
            <text:p>575</text:p>
          </table:table-cell>
          <table:table-cell office:value-type="float" office:value="0.431304" calcext:value-type="float">
            <text:p>0.431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" calcext:value-type="float">
            <text:p>250</text:p>
          </table:table-cell>
          <table:table-cell office:value-type="float" office:value="581" calcext:value-type="float">
            <text:p>581</text:p>
          </table:table-cell>
          <table:table-cell office:value-type="float" office:value="0.430293" calcext:value-type="float">
            <text:p>0.430293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252" calcext:value-type="float">
            <text:p>252</text:p>
          </table:table-cell>
          <table:table-cell office:value-type="float" office:value="587" calcext:value-type="float">
            <text:p>587</text:p>
          </table:table-cell>
          <table:table-cell office:value-type="float" office:value="0.429302" calcext:value-type="float">
            <text:p>0.429302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262" calcext:value-type="float">
            <text:p>262</text:p>
          </table:table-cell>
          <table:table-cell office:value-type="float" office:value="611" calcext:value-type="float">
            <text:p>611</text:p>
          </table:table-cell>
          <table:table-cell office:value-type="float" office:value="0.428805" calcext:value-type="float">
            <text:p>0.428805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264" calcext:value-type="float">
            <text:p>264</text:p>
          </table:table-cell>
          <table:table-cell office:value-type="float" office:value="617" calcext:value-type="float">
            <text:p>617</text:p>
          </table:table-cell>
          <table:table-cell office:value-type="float" office:value="0.427877" calcext:value-type="float">
            <text:p>0.427877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266" calcext:value-type="float">
            <text:p>266</text:p>
          </table:table-cell>
          <table:table-cell office:value-type="float" office:value="623" calcext:value-type="float">
            <text:p>623</text:p>
          </table:table-cell>
          <table:table-cell office:value-type="float" office:value="0.426966" calcext:value-type="float">
            <text:p>0.42696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269" calcext:value-type="float">
            <text:p>269</text:p>
          </table:table-cell>
          <table:table-cell office:value-type="float" office:value="629" calcext:value-type="float">
            <text:p>629</text:p>
          </table:table-cell>
          <table:table-cell office:value-type="float" office:value="0.427663" calcext:value-type="float">
            <text:p>0.427663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269" calcext:value-type="float">
            <text:p>269</text:p>
          </table:table-cell>
          <table:table-cell office:value-type="float" office:value="629" calcext:value-type="float">
            <text:p>629</text:p>
          </table:table-cell>
          <table:table-cell office:value-type="float" office:value="0.427663" calcext:value-type="float">
            <text:p>0.427663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281" calcext:value-type="float">
            <text:p>281</text:p>
          </table:table-cell>
          <table:table-cell office:value-type="float" office:value="653" calcext:value-type="float">
            <text:p>653</text:p>
          </table:table-cell>
          <table:table-cell office:value-type="float" office:value="0.430322" calcext:value-type="float">
            <text:p>0.430322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282" calcext:value-type="float">
            <text:p>282</text:p>
          </table:table-cell>
          <table:table-cell office:value-type="float" office:value="655" calcext:value-type="float">
            <text:p>655</text:p>
          </table:table-cell>
          <table:table-cell office:value-type="float" office:value="0.430534" calcext:value-type="float">
            <text:p>0.430534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284" calcext:value-type="float">
            <text:p>284</text:p>
          </table:table-cell>
          <table:table-cell office:value-type="float" office:value="661" calcext:value-type="float">
            <text:p>661</text:p>
          </table:table-cell>
          <table:table-cell office:value-type="float" office:value="0.429652" calcext:value-type="float">
            <text:p>0.4296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1" calcext:value-type="float">
            <text:p>291</text:p>
          </table:table-cell>
          <table:table-cell office:value-type="float" office:value="676" calcext:value-type="float">
            <text:p>676</text:p>
          </table:table-cell>
          <table:table-cell office:value-type="float" office:value="0.430473" calcext:value-type="float">
            <text:p>0.430473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292" calcext:value-type="float">
            <text:p>292</text:p>
          </table:table-cell>
          <table:table-cell office:value-type="float" office:value="679" calcext:value-type="float">
            <text:p>679</text:p>
          </table:table-cell>
          <table:table-cell office:value-type="float" office:value="0.430044" calcext:value-type="float">
            <text:p>0.430044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98" calcext:value-type="float">
            <text:p>298</text:p>
          </table:table-cell>
          <table:table-cell office:value-type="float" office:value="691" calcext:value-type="float">
            <text:p>691</text:p>
          </table:table-cell>
          <table:table-cell office:value-type="float" office:value="0.431259" calcext:value-type="float">
            <text:p>0.431259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299" calcext:value-type="float">
            <text:p>299</text:p>
          </table:table-cell>
          <table:table-cell office:value-type="float" office:value="693" calcext:value-type="float">
            <text:p>693</text:p>
          </table:table-cell>
          <table:table-cell office:value-type="float" office:value="0.431457" calcext:value-type="float">
            <text:p>0.43145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299" calcext:value-type="float">
            <text:p>299</text:p>
          </table:table-cell>
          <table:table-cell office:value-type="float" office:value="693" calcext:value-type="float">
            <text:p>693</text:p>
          </table:table-cell>
          <table:table-cell office:value-type="float" office:value="0.431457" calcext:value-type="float">
            <text:p>0.431457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302" calcext:value-type="float">
            <text:p>302</text:p>
          </table:table-cell>
          <table:table-cell office:value-type="float" office:value="699" calcext:value-type="float">
            <text:p>699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303" calcext:value-type="float">
            <text:p>303</text:p>
          </table:table-cell>
          <table:table-cell office:value-type="float" office:value="701" calcext:value-type="float">
            <text:p>701</text:p>
          </table:table-cell>
          <table:table-cell office:value-type="float" office:value="0.43224" calcext:value-type="float">
            <text:p>0.43224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304" calcext:value-type="float">
            <text:p>304</text:p>
          </table:table-cell>
          <table:table-cell office:value-type="float" office:value="703" calcext:value-type="float">
            <text:p>703</text:p>
          </table:table-cell>
          <table:table-cell office:value-type="float" office:value="0.432432" calcext:value-type="float">
            <text:p>0.432432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04" calcext:value-type="float">
            <text:p>304</text:p>
          </table:table-cell>
          <table:table-cell office:value-type="float" office:value="701" calcext:value-type="float">
            <text:p>701</text:p>
          </table:table-cell>
          <table:table-cell office:value-type="float" office:value="0.433666" calcext:value-type="float">
            <text:p>0.433666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04" calcext:value-type="float">
            <text:p>304</text:p>
          </table:table-cell>
          <table:table-cell office:value-type="float" office:value="701" calcext:value-type="float">
            <text:p>701</text:p>
          </table:table-cell>
          <table:table-cell office:value-type="float" office:value="0.433666" calcext:value-type="float">
            <text:p>0.43366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305" calcext:value-type="float">
            <text:p>305</text:p>
          </table:table-cell>
          <table:table-cell office:value-type="float" office:value="705" calcext:value-type="float">
            <text:p>705</text:p>
          </table:table-cell>
          <table:table-cell office:value-type="float" office:value="0.432624" calcext:value-type="float">
            <text:p>0.4326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5" calcext:value-type="float">
            <text:p>305</text:p>
          </table:table-cell>
          <table:table-cell office:value-type="float" office:value="705" calcext:value-type="float">
            <text:p>705</text:p>
          </table:table-cell>
          <table:table-cell office:value-type="float" office:value="0.432624" calcext:value-type="float">
            <text:p>0.432624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303" calcext:value-type="float">
            <text:p>303</text:p>
          </table:table-cell>
          <table:table-cell office:value-type="float" office:value="697" calcext:value-type="float">
            <text:p>697</text:p>
          </table:table-cell>
          <table:table-cell office:value-type="float" office:value="0.43472" calcext:value-type="float">
            <text:p>0.43472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302" calcext:value-type="float">
            <text:p>302</text:p>
          </table:table-cell>
          <table:table-cell office:value-type="float" office:value="691" calcext:value-type="float">
            <text:p>691</text:p>
          </table:table-cell>
          <table:table-cell office:value-type="float" office:value="0.437048" calcext:value-type="float">
            <text:p>0.437048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03" calcext:value-type="float">
            <text:p>303</text:p>
          </table:table-cell>
          <table:table-cell office:value-type="float" office:value="695" calcext:value-type="float">
            <text:p>695</text:p>
          </table:table-cell>
          <table:table-cell office:value-type="float" office:value="0.435971" calcext:value-type="float">
            <text:p>0.435971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4" calcext:value-type="float">
            <text:p>304</text:p>
          </table:table-cell>
          <table:table-cell office:value-type="float" office:value="699" calcext:value-type="float">
            <text:p>699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4" calcext:value-type="float">
            <text:p>304</text:p>
          </table:table-cell>
          <table:table-cell office:value-type="float" office:value="699" calcext:value-type="float">
            <text:p>699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4" calcext:value-type="float">
            <text:p>304</text:p>
          </table:table-cell>
          <table:table-cell office:value-type="float" office:value="699" calcext:value-type="float">
            <text:p>699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4" calcext:value-type="float">
            <text:p>304</text:p>
          </table:table-cell>
          <table:table-cell office:value-type="float" office:value="699" calcext:value-type="float">
            <text:p>699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4" calcext:value-type="float">
            <text:p>304</text:p>
          </table:table-cell>
          <table:table-cell office:value-type="float" office:value="699" calcext:value-type="float">
            <text:p>699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05" calcext:value-type="float">
            <text:p>305</text:p>
          </table:table-cell>
          <table:table-cell office:value-type="float" office:value="701" calcext:value-type="float">
            <text:p>701</text:p>
          </table:table-cell>
          <table:table-cell office:value-type="float" office:value="0.435093" calcext:value-type="float">
            <text:p>0.4350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701" calcext:value-type="float">
            <text:p>701</text:p>
          </table:table-cell>
          <table:table-cell office:value-type="float" office:value="0.435093" calcext:value-type="float">
            <text:p>0.435093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306" calcext:value-type="float">
            <text:p>306</text:p>
          </table:table-cell>
          <table:table-cell office:value-type="float" office:value="703" calcext:value-type="float">
            <text:p>703</text:p>
          </table:table-cell>
          <table:table-cell office:value-type="float" office:value="0.435277" calcext:value-type="float">
            <text:p>0.435277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09" calcext:value-type="float">
            <text:p>309</text:p>
          </table:table-cell>
          <table:table-cell office:value-type="float" office:value="709" calcext:value-type="float">
            <text:p>709</text:p>
          </table:table-cell>
          <table:table-cell office:value-type="float" office:value="0.435825" calcext:value-type="float">
            <text:p>0.435825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309" calcext:value-type="float">
            <text:p>309</text:p>
          </table:table-cell>
          <table:table-cell office:value-type="float" office:value="709" calcext:value-type="float">
            <text:p>709</text:p>
          </table:table-cell>
          <table:table-cell office:value-type="float" office:value="0.435825" calcext:value-type="float">
            <text:p>0.435825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310" calcext:value-type="float">
            <text:p>310</text:p>
          </table:table-cell>
          <table:table-cell office:value-type="float" office:value="711" calcext:value-type="float">
            <text:p>711</text:p>
          </table:table-cell>
          <table:table-cell office:value-type="float" office:value="0.436006" calcext:value-type="float">
            <text:p>0.4360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11" calcext:value-type="float">
            <text:p>311</text:p>
          </table:table-cell>
          <table:table-cell office:value-type="float" office:value="713" calcext:value-type="float">
            <text:p>713</text:p>
          </table:table-cell>
          <table:table-cell office:value-type="float" office:value="0.436185" calcext:value-type="float">
            <text:p>0.436185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312" calcext:value-type="float">
            <text:p>312</text:p>
          </table:table-cell>
          <table:table-cell office:value-type="float" office:value="715" calcext:value-type="float">
            <text:p>715</text:p>
          </table:table-cell>
          <table:table-cell office:value-type="float" office:value="0.436364" calcext:value-type="float">
            <text:p>0.436364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319" calcext:value-type="float">
            <text:p>319</text:p>
          </table:table-cell>
          <table:table-cell office:value-type="float" office:value="729" calcext:value-type="float">
            <text:p>729</text:p>
          </table:table-cell>
          <table:table-cell office:value-type="float" office:value="0.437586" calcext:value-type="float">
            <text:p>0.437586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319" calcext:value-type="float">
            <text:p>319</text:p>
          </table:table-cell>
          <table:table-cell office:value-type="float" office:value="729" calcext:value-type="float">
            <text:p>729</text:p>
          </table:table-cell>
          <table:table-cell office:value-type="float" office:value="0.437586" calcext:value-type="float">
            <text:p>0.437586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320" calcext:value-type="float">
            <text:p>320</text:p>
          </table:table-cell>
          <table:table-cell office:value-type="float" office:value="731" calcext:value-type="float">
            <text:p>731</text:p>
          </table:table-cell>
          <table:table-cell office:value-type="float" office:value="0.437756" calcext:value-type="float">
            <text:p>0.437756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321" calcext:value-type="float">
            <text:p>321</text:p>
          </table:table-cell>
          <table:table-cell office:value-type="float" office:value="733" calcext:value-type="float">
            <text:p>733</text:p>
          </table:table-cell>
          <table:table-cell office:value-type="float" office:value="0.437926" calcext:value-type="float">
            <text:p>0.437926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321" calcext:value-type="float">
            <text:p>321</text:p>
          </table:table-cell>
          <table:table-cell office:value-type="float" office:value="733" calcext:value-type="float">
            <text:p>733</text:p>
          </table:table-cell>
          <table:table-cell office:value-type="float" office:value="0.437926" calcext:value-type="float">
            <text:p>0.437926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325" calcext:value-type="float">
            <text:p>325</text:p>
          </table:table-cell>
          <table:table-cell office:value-type="float" office:value="743" calcext:value-type="float">
            <text:p>743</text:p>
          </table:table-cell>
          <table:table-cell office:value-type="float" office:value="0.437416" calcext:value-type="float">
            <text:p>0.437416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325" calcext:value-type="float">
            <text:p>325</text:p>
          </table:table-cell>
          <table:table-cell office:value-type="float" office:value="743" calcext:value-type="float">
            <text:p>743</text:p>
          </table:table-cell>
          <table:table-cell office:value-type="float" office:value="0.437416" calcext:value-type="float">
            <text:p>0.437416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26" calcext:value-type="float">
            <text:p>326</text:p>
          </table:table-cell>
          <table:table-cell office:value-type="float" office:value="747" calcext:value-type="float">
            <text:p>747</text:p>
          </table:table-cell>
          <table:table-cell office:value-type="float" office:value="0.436412" calcext:value-type="float">
            <text:p>0.4364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7" calcext:value-type="float">
            <text:p>327</text:p>
          </table:table-cell>
          <table:table-cell office:value-type="float" office:value="749" calcext:value-type="float">
            <text:p>749</text:p>
          </table:table-cell>
          <table:table-cell office:value-type="float" office:value="0.436582" calcext:value-type="float">
            <text:p>0.436582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327" calcext:value-type="float">
            <text:p>327</text:p>
          </table:table-cell>
          <table:table-cell office:value-type="float" office:value="749" calcext:value-type="float">
            <text:p>749</text:p>
          </table:table-cell>
          <table:table-cell office:value-type="float" office:value="0.436582" calcext:value-type="float">
            <text:p>0.43658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330" calcext:value-type="float">
            <text:p>330</text:p>
          </table:table-cell>
          <table:table-cell office:value-type="float" office:value="753" calcext:value-type="float">
            <text:p>753</text:p>
          </table:table-cell>
          <table:table-cell office:value-type="float" office:value="0.438247" calcext:value-type="float">
            <text:p>0.438247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30" calcext:value-type="float">
            <text:p>330</text:p>
          </table:table-cell>
          <table:table-cell office:value-type="float" office:value="753" calcext:value-type="float">
            <text:p>753</text:p>
          </table:table-cell>
          <table:table-cell office:value-type="float" office:value="0.438247" calcext:value-type="float">
            <text:p>0.438247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332" calcext:value-type="float">
            <text:p>332</text:p>
          </table:table-cell>
          <table:table-cell office:value-type="float" office:value="758" calcext:value-type="float">
            <text:p>758</text:p>
          </table:table-cell>
          <table:table-cell office:value-type="float" office:value="0.437995" calcext:value-type="float">
            <text:p>0.437995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333" calcext:value-type="float">
            <text:p>333</text:p>
          </table:table-cell>
          <table:table-cell office:value-type="float" office:value="761" calcext:value-type="float">
            <text:p>761</text:p>
          </table:table-cell>
          <table:table-cell office:value-type="float" office:value="0.437582" calcext:value-type="float">
            <text:p>0.437582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334" calcext:value-type="float">
            <text:p>334</text:p>
          </table:table-cell>
          <table:table-cell office:value-type="float" office:value="764" calcext:value-type="float">
            <text:p>764</text:p>
          </table:table-cell>
          <table:table-cell office:value-type="float" office:value="0.437173" calcext:value-type="float">
            <text:p>0.437173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38" calcext:value-type="float">
            <text:p>338</text:p>
          </table:table-cell>
          <table:table-cell office:value-type="float" office:value="773" calcext:value-type="float">
            <text:p>773</text:p>
          </table:table-cell>
          <table:table-cell office:value-type="float" office:value="0.437257" calcext:value-type="float">
            <text:p>0.437257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38" calcext:value-type="float">
            <text:p>338</text:p>
          </table:table-cell>
          <table:table-cell office:value-type="float" office:value="773" calcext:value-type="float">
            <text:p>773</text:p>
          </table:table-cell>
          <table:table-cell office:value-type="float" office:value="0.437257" calcext:value-type="float">
            <text:p>0.437257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38" calcext:value-type="float">
            <text:p>338</text:p>
          </table:table-cell>
          <table:table-cell office:value-type="float" office:value="773" calcext:value-type="float">
            <text:p>773</text:p>
          </table:table-cell>
          <table:table-cell office:value-type="float" office:value="0.437257" calcext:value-type="float">
            <text:p>0.4372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2" calcext:value-type="float">
            <text:p>342</text:p>
          </table:table-cell>
          <table:table-cell office:value-type="float" office:value="781" calcext:value-type="float">
            <text:p>781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344" calcext:value-type="float">
            <text:p>344</text:p>
          </table:table-cell>
          <table:table-cell office:value-type="float" office:value="787" calcext:value-type="float">
            <text:p>787</text:p>
          </table:table-cell>
          <table:table-cell office:value-type="float" office:value="0.437103" calcext:value-type="float">
            <text:p>0.437103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353" calcext:value-type="float">
            <text:p>353</text:p>
          </table:table-cell>
          <table:table-cell office:value-type="float" office:value="806" calcext:value-type="float">
            <text:p>806</text:p>
          </table:table-cell>
          <table:table-cell office:value-type="float" office:value="0.437965" calcext:value-type="float">
            <text:p>0.437965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359" calcext:value-type="float">
            <text:p>359</text:p>
          </table:table-cell>
          <table:table-cell office:value-type="float" office:value="822" calcext:value-type="float">
            <text:p>822</text:p>
          </table:table-cell>
          <table:table-cell office:value-type="float" office:value="0.43674" calcext:value-type="float">
            <text:p>0.43674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360" calcext:value-type="float">
            <text:p>360</text:p>
          </table:table-cell>
          <table:table-cell office:value-type="float" office:value="825" calcext:value-type="float">
            <text:p>825</text:p>
          </table:table-cell>
          <table:table-cell office:value-type="float" office:value="0.436364" calcext:value-type="float">
            <text:p>0.436364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369" calcext:value-type="float">
            <text:p>369</text:p>
          </table:table-cell>
          <table:table-cell office:value-type="float" office:value="844" calcext:value-type="float">
            <text:p>844</text:p>
          </table:table-cell>
          <table:table-cell office:value-type="float" office:value="0.437204" calcext:value-type="float">
            <text:p>0.437204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344" calcext:value-type="float">
            <text:p>344</text:p>
          </table:table-cell>
          <table:table-cell office:value-type="float" office:value="786" calcext:value-type="float">
            <text:p>786</text:p>
          </table:table-cell>
          <table:table-cell office:value-type="float" office:value="0.437659" calcext:value-type="float">
            <text:p>0.437659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346" calcext:value-type="float">
            <text:p>346</text:p>
          </table:table-cell>
          <table:table-cell office:value-type="float" office:value="786" calcext:value-type="float">
            <text:p>786</text:p>
          </table:table-cell>
          <table:table-cell office:value-type="float" office:value="0.440204" calcext:value-type="float">
            <text:p>0.440204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350" calcext:value-type="float">
            <text:p>350</text:p>
          </table:table-cell>
          <table:table-cell office:value-type="float" office:value="798" calcext:value-type="float">
            <text:p>798</text:p>
          </table:table-cell>
          <table:table-cell office:value-type="float" office:value="0.438596" calcext:value-type="float">
            <text:p>0.438596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352" calcext:value-type="float">
            <text:p>352</text:p>
          </table:table-cell>
          <table:table-cell office:value-type="float" office:value="804" calcext:value-type="float">
            <text:p>804</text:p>
          </table:table-cell>
          <table:table-cell office:value-type="float" office:value="0.437811" calcext:value-type="float">
            <text:p>0.4378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1" calcext:value-type="float">
            <text:p>361</text:p>
          </table:table-cell>
          <table:table-cell office:value-type="float" office:value="824" calcext:value-type="float">
            <text:p>824</text:p>
          </table:table-cell>
          <table:table-cell office:value-type="float" office:value="0.438107" calcext:value-type="float">
            <text:p>0.438107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339" calcext:value-type="float">
            <text:p>339</text:p>
          </table:table-cell>
          <table:table-cell office:value-type="float" office:value="767" calcext:value-type="float">
            <text:p>767</text:p>
          </table:table-cell>
          <table:table-cell office:value-type="float" office:value="0.441982" calcext:value-type="float">
            <text:p>0.441982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336" calcext:value-type="float">
            <text:p>336</text:p>
          </table:table-cell>
          <table:table-cell office:value-type="float" office:value="759" calcext:value-type="float">
            <text:p>759</text:p>
          </table:table-cell>
          <table:table-cell office:value-type="float" office:value="0.442688" calcext:value-type="float">
            <text:p>0.442688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40" calcext:value-type="float">
            <text:p>340</text:p>
          </table:table-cell>
          <table:table-cell office:value-type="float" office:value="770" calcext:value-type="float">
            <text:p>770</text:p>
          </table:table-cell>
          <table:table-cell office:value-type="float" office:value="0.441558" calcext:value-type="float">
            <text:p>0.441558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43" calcext:value-type="float">
            <text:p>343</text:p>
          </table:table-cell>
          <table:table-cell office:value-type="float" office:value="779" calcext:value-type="float">
            <text:p>779</text:p>
          </table:table-cell>
          <table:table-cell office:value-type="float" office:value="0.440308" calcext:value-type="float">
            <text:p>0.440308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351" calcext:value-type="float">
            <text:p>351</text:p>
          </table:table-cell>
          <table:table-cell office:value-type="float" office:value="797" calcext:value-type="float">
            <text:p>797</text:p>
          </table:table-cell>
          <table:table-cell office:value-type="float" office:value="0.440402" calcext:value-type="float">
            <text:p>0.440402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352" calcext:value-type="float">
            <text:p>352</text:p>
          </table:table-cell>
          <table:table-cell office:value-type="float" office:value="799" calcext:value-type="float">
            <text:p>799</text:p>
          </table:table-cell>
          <table:table-cell office:value-type="float" office:value="0.440551" calcext:value-type="float">
            <text:p>0.440551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356" calcext:value-type="float">
            <text:p>356</text:p>
          </table:table-cell>
          <table:table-cell office:value-type="float" office:value="807" calcext:value-type="float">
            <text:p>807</text:p>
          </table:table-cell>
          <table:table-cell office:value-type="float" office:value="0.44114" calcext:value-type="float">
            <text:p>0.44114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356" calcext:value-type="float">
            <text:p>356</text:p>
          </table:table-cell>
          <table:table-cell office:value-type="float" office:value="807" calcext:value-type="float">
            <text:p>807</text:p>
          </table:table-cell>
          <table:table-cell office:value-type="float" office:value="0.44114" calcext:value-type="float">
            <text:p>0.44114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357" calcext:value-type="float">
            <text:p>357</text:p>
          </table:table-cell>
          <table:table-cell office:value-type="float" office:value="809" calcext:value-type="float">
            <text:p>809</text:p>
          </table:table-cell>
          <table:table-cell office:value-type="float" office:value="0.441286" calcext:value-type="float">
            <text:p>0.4412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2" calcext:value-type="float">
            <text:p>362</text:p>
          </table:table-cell>
          <table:table-cell office:value-type="float" office:value="821" calcext:value-type="float">
            <text:p>821</text:p>
          </table:table-cell>
          <table:table-cell office:value-type="float" office:value="0.440926" calcext:value-type="float">
            <text:p>0.440926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365" calcext:value-type="float">
            <text:p>365</text:p>
          </table:table-cell>
          <table:table-cell office:value-type="float" office:value="828" calcext:value-type="float">
            <text:p>828</text:p>
          </table:table-cell>
          <table:table-cell office:value-type="float" office:value="0.440821" calcext:value-type="float">
            <text:p>0.440821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74" calcext:value-type="float">
            <text:p>374</text:p>
          </table:table-cell>
          <table:table-cell office:value-type="float" office:value="850" calcext:value-type="float">
            <text:p>85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374" calcext:value-type="float">
            <text:p>374</text:p>
          </table:table-cell>
          <table:table-cell office:value-type="float" office:value="850" calcext:value-type="float">
            <text:p>85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375" calcext:value-type="float">
            <text:p>375</text:p>
          </table:table-cell>
          <table:table-cell office:value-type="float" office:value="854" calcext:value-type="float">
            <text:p>854</text:p>
          </table:table-cell>
          <table:table-cell office:value-type="float" office:value="0.43911" calcext:value-type="float">
            <text:p>0.43911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376" calcext:value-type="float">
            <text:p>376</text:p>
          </table:table-cell>
          <table:table-cell office:value-type="float" office:value="856" calcext:value-type="float">
            <text:p>856</text:p>
          </table:table-cell>
          <table:table-cell office:value-type="float" office:value="0.439252" calcext:value-type="float">
            <text:p>0.439252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378" calcext:value-type="float">
            <text:p>378</text:p>
          </table:table-cell>
          <table:table-cell office:value-type="float" office:value="861" calcext:value-type="float">
            <text:p>861</text:p>
          </table:table-cell>
          <table:table-cell office:value-type="float" office:value="0.439024" calcext:value-type="float">
            <text:p>0.439024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383" calcext:value-type="float">
            <text:p>383</text:p>
          </table:table-cell>
          <table:table-cell office:value-type="float" office:value="871" calcext:value-type="float">
            <text:p>871</text:p>
          </table:table-cell>
          <table:table-cell office:value-type="float" office:value="0.439724" calcext:value-type="float">
            <text:p>0.439724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385" calcext:value-type="float">
            <text:p>385</text:p>
          </table:table-cell>
          <table:table-cell office:value-type="float" office:value="876" calcext:value-type="float">
            <text:p>876</text:p>
          </table:table-cell>
          <table:table-cell office:value-type="float" office:value="0.439498" calcext:value-type="float">
            <text:p>0.439498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387" calcext:value-type="float">
            <text:p>387</text:p>
          </table:table-cell>
          <table:table-cell office:value-type="float" office:value="881" calcext:value-type="float">
            <text:p>881</text:p>
          </table:table-cell>
          <table:table-cell office:value-type="float" office:value="0.439274" calcext:value-type="float">
            <text:p>0.4392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9" calcext:value-type="float">
            <text:p>389</text:p>
          </table:table-cell>
          <table:table-cell office:value-type="float" office:value="887" calcext:value-type="float">
            <text:p>887</text:p>
          </table:table-cell>
          <table:table-cell office:value-type="float" office:value="0.438557" calcext:value-type="float">
            <text:p>0.438557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389" calcext:value-type="float">
            <text:p>389</text:p>
          </table:table-cell>
          <table:table-cell office:value-type="float" office:value="887" calcext:value-type="float">
            <text:p>887</text:p>
          </table:table-cell>
          <table:table-cell office:value-type="float" office:value="0.438557" calcext:value-type="float">
            <text:p>0.438557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393" calcext:value-type="float">
            <text:p>393</text:p>
          </table:table-cell>
          <table:table-cell office:value-type="float" office:value="895" calcext:value-type="float">
            <text:p>895</text:p>
          </table:table-cell>
          <table:table-cell office:value-type="float" office:value="0.439106" calcext:value-type="float">
            <text:p>0.439106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93" calcext:value-type="float">
            <text:p>393</text:p>
          </table:table-cell>
          <table:table-cell office:value-type="float" office:value="895" calcext:value-type="float">
            <text:p>895</text:p>
          </table:table-cell>
          <table:table-cell office:value-type="float" office:value="0.439106" calcext:value-type="float">
            <text:p>0.439106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93" calcext:value-type="float">
            <text:p>393</text:p>
          </table:table-cell>
          <table:table-cell office:value-type="float" office:value="895" calcext:value-type="float">
            <text:p>895</text:p>
          </table:table-cell>
          <table:table-cell office:value-type="float" office:value="0.439106" calcext:value-type="float">
            <text:p>0.439106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95" calcext:value-type="float">
            <text:p>395</text:p>
          </table:table-cell>
          <table:table-cell office:value-type="float" office:value="901" calcext:value-type="float">
            <text:p>901</text:p>
          </table:table-cell>
          <table:table-cell office:value-type="float" office:value="0.438402" calcext:value-type="float">
            <text:p>0.438402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96" calcext:value-type="float">
            <text:p>396</text:p>
          </table:table-cell>
          <table:table-cell office:value-type="float" office:value="904" calcext:value-type="float">
            <text:p>904</text:p>
          </table:table-cell>
          <table:table-cell office:value-type="float" office:value="0.438053" calcext:value-type="float">
            <text:p>0.438053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03" calcext:value-type="float">
            <text:p>403</text:p>
          </table:table-cell>
          <table:table-cell office:value-type="float" office:value="923" calcext:value-type="float">
            <text:p>923</text:p>
          </table:table-cell>
          <table:table-cell office:value-type="float" office:value="0.43662" calcext:value-type="float">
            <text:p>0.43662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05" calcext:value-type="float">
            <text:p>405</text:p>
          </table:table-cell>
          <table:table-cell office:value-type="float" office:value="929" calcext:value-type="float">
            <text:p>929</text:p>
          </table:table-cell>
          <table:table-cell office:value-type="float" office:value="0.435953" calcext:value-type="float">
            <text:p>0.435953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407" calcext:value-type="float">
            <text:p>407</text:p>
          </table:table-cell>
          <table:table-cell office:value-type="float" office:value="935" calcext:value-type="float">
            <text:p>935</text:p>
          </table:table-cell>
          <table:table-cell office:value-type="float" office:value="0.435294" calcext:value-type="float">
            <text:p>0.435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07" calcext:value-type="float">
            <text:p>407</text:p>
          </table:table-cell>
          <table:table-cell office:value-type="float" office:value="935" calcext:value-type="float">
            <text:p>935</text:p>
          </table:table-cell>
          <table:table-cell office:value-type="float" office:value="0.435294" calcext:value-type="float">
            <text:p>0.435294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401" calcext:value-type="float">
            <text:p>401</text:p>
          </table:table-cell>
          <table:table-cell office:value-type="float" office:value="923" calcext:value-type="float">
            <text:p>923</text:p>
          </table:table-cell>
          <table:table-cell office:value-type="float" office:value="0.434453" calcext:value-type="float">
            <text:p>0.434453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403" calcext:value-type="float">
            <text:p>403</text:p>
          </table:table-cell>
          <table:table-cell office:value-type="float" office:value="930" calcext:value-type="float">
            <text:p>930</text:p>
          </table:table-cell>
          <table:table-cell office:value-type="float" office:value="0.433333" calcext:value-type="float">
            <text:p>0.433333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404" calcext:value-type="float">
            <text:p>404</text:p>
          </table:table-cell>
          <table:table-cell office:value-type="float" office:value="933" calcext:value-type="float">
            <text:p>933</text:p>
          </table:table-cell>
          <table:table-cell office:value-type="float" office:value="0.433012" calcext:value-type="float">
            <text:p>0.433012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405" calcext:value-type="float">
            <text:p>405</text:p>
          </table:table-cell>
          <table:table-cell office:value-type="float" office:value="936" calcext:value-type="float">
            <text:p>936</text:p>
          </table:table-cell>
          <table:table-cell office:value-type="float" office:value="0.432692" calcext:value-type="float">
            <text:p>0.432692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405" calcext:value-type="float">
            <text:p>405</text:p>
          </table:table-cell>
          <table:table-cell office:value-type="float" office:value="936" calcext:value-type="float">
            <text:p>936</text:p>
          </table:table-cell>
          <table:table-cell office:value-type="float" office:value="0.432692" calcext:value-type="float">
            <text:p>0.432692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391" calcext:value-type="float">
            <text:p>391</text:p>
          </table:table-cell>
          <table:table-cell office:value-type="float" office:value="896" calcext:value-type="float">
            <text:p>896</text:p>
          </table:table-cell>
          <table:table-cell office:value-type="float" office:value="0.436384" calcext:value-type="float">
            <text:p>0.436384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394" calcext:value-type="float">
            <text:p>394</text:p>
          </table:table-cell>
          <table:table-cell office:value-type="float" office:value="906" calcext:value-type="float">
            <text:p>906</text:p>
          </table:table-cell>
          <table:table-cell office:value-type="float" office:value="0.434879" calcext:value-type="float">
            <text:p>0.434879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395" calcext:value-type="float">
            <text:p>395</text:p>
          </table:table-cell>
          <table:table-cell office:value-type="float" office:value="909" calcext:value-type="float">
            <text:p>909</text:p>
          </table:table-cell>
          <table:table-cell office:value-type="float" office:value="0.434543" calcext:value-type="float">
            <text:p>0.434543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97" calcext:value-type="float">
            <text:p>397</text:p>
          </table:table-cell>
          <table:table-cell office:value-type="float" office:value="915" calcext:value-type="float">
            <text:p>915</text:p>
          </table:table-cell>
          <table:table-cell office:value-type="float" office:value="0.43388" calcext:value-type="float">
            <text:p>0.433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7" calcext:value-type="float">
            <text:p>397</text:p>
          </table:table-cell>
          <table:table-cell office:value-type="float" office:value="915" calcext:value-type="float">
            <text:p>915</text:p>
          </table:table-cell>
          <table:table-cell office:value-type="float" office:value="0.43388" calcext:value-type="float">
            <text:p>0.43388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397" calcext:value-type="float">
            <text:p>397</text:p>
          </table:table-cell>
          <table:table-cell office:value-type="float" office:value="915" calcext:value-type="float">
            <text:p>915</text:p>
          </table:table-cell>
          <table:table-cell office:value-type="float" office:value="0.43388" calcext:value-type="float">
            <text:p>0.43388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403" calcext:value-type="float">
            <text:p>403</text:p>
          </table:table-cell>
          <table:table-cell office:value-type="float" office:value="933" calcext:value-type="float">
            <text:p>933</text:p>
          </table:table-cell>
          <table:table-cell office:value-type="float" office:value="0.43194" calcext:value-type="float">
            <text:p>0.43194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404" calcext:value-type="float">
            <text:p>404</text:p>
          </table:table-cell>
          <table:table-cell office:value-type="float" office:value="936" calcext:value-type="float">
            <text:p>936</text:p>
          </table:table-cell>
          <table:table-cell office:value-type="float" office:value="0.431624" calcext:value-type="float">
            <text:p>0.431624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05" calcext:value-type="float">
            <text:p>405</text:p>
          </table:table-cell>
          <table:table-cell office:value-type="float" office:value="939" calcext:value-type="float">
            <text:p>939</text:p>
          </table:table-cell>
          <table:table-cell office:value-type="float" office:value="0.43131" calcext:value-type="float">
            <text:p>0.43131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06" calcext:value-type="float">
            <text:p>406</text:p>
          </table:table-cell>
          <table:table-cell office:value-type="float" office:value="942" calcext:value-type="float">
            <text:p>942</text:p>
          </table:table-cell>
          <table:table-cell office:value-type="float" office:value="0.430998" calcext:value-type="float">
            <text:p>0.430998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407" calcext:value-type="float">
            <text:p>407</text:p>
          </table:table-cell>
          <table:table-cell office:value-type="float" office:value="945" calcext:value-type="float">
            <text:p>945</text:p>
          </table:table-cell>
          <table:table-cell office:value-type="float" office:value="0.430688" calcext:value-type="float">
            <text:p>0.430688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410" calcext:value-type="float">
            <text:p>410</text:p>
          </table:table-cell>
          <table:table-cell office:value-type="float" office:value="951" calcext:value-type="float">
            <text:p>951</text:p>
          </table:table-cell>
          <table:table-cell office:value-type="float" office:value="0.431125" calcext:value-type="float">
            <text:p>0.431125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411" calcext:value-type="float">
            <text:p>411</text:p>
          </table:table-cell>
          <table:table-cell office:value-type="float" office:value="953" calcext:value-type="float">
            <text:p>953</text:p>
          </table:table-cell>
          <table:table-cell office:value-type="float" office:value="0.43127" calcext:value-type="float">
            <text:p>0.43127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411" calcext:value-type="float">
            <text:p>411</text:p>
          </table:table-cell>
          <table:table-cell office:value-type="float" office:value="953" calcext:value-type="float">
            <text:p>953</text:p>
          </table:table-cell>
          <table:table-cell office:value-type="float" office:value="0.43127" calcext:value-type="float">
            <text:p>0.431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1" calcext:value-type="float">
            <text:p>411</text:p>
          </table:table-cell>
          <table:table-cell office:value-type="float" office:value="953" calcext:value-type="float">
            <text:p>953</text:p>
          </table:table-cell>
          <table:table-cell office:value-type="float" office:value="0.43127" calcext:value-type="float">
            <text:p>0.43127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11" calcext:value-type="float">
            <text:p>411</text:p>
          </table:table-cell>
          <table:table-cell office:value-type="float" office:value="953" calcext:value-type="float">
            <text:p>953</text:p>
          </table:table-cell>
          <table:table-cell office:value-type="float" office:value="0.43127" calcext:value-type="float">
            <text:p>0.43127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21" calcext:value-type="float">
            <text:p>421</text:p>
          </table:table-cell>
          <table:table-cell office:value-type="float" office:value="973" calcext:value-type="float">
            <text:p>973</text:p>
          </table:table-cell>
          <table:table-cell office:value-type="float" office:value="0.432682" calcext:value-type="float">
            <text:p>0.432682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23" calcext:value-type="float">
            <text:p>423</text:p>
          </table:table-cell>
          <table:table-cell office:value-type="float" office:value="977" calcext:value-type="float">
            <text:p>977</text:p>
          </table:table-cell>
          <table:table-cell office:value-type="float" office:value="0.432958" calcext:value-type="float">
            <text:p>0.432958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423" calcext:value-type="float">
            <text:p>423</text:p>
          </table:table-cell>
          <table:table-cell office:value-type="float" office:value="977" calcext:value-type="float">
            <text:p>977</text:p>
          </table:table-cell>
          <table:table-cell office:value-type="float" office:value="0.432958" calcext:value-type="float">
            <text:p>0.432958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423" calcext:value-type="float">
            <text:p>423</text:p>
          </table:table-cell>
          <table:table-cell office:value-type="float" office:value="977" calcext:value-type="float">
            <text:p>977</text:p>
          </table:table-cell>
          <table:table-cell office:value-type="float" office:value="0.432958" calcext:value-type="float">
            <text:p>0.432958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425" calcext:value-type="float">
            <text:p>425</text:p>
          </table:table-cell>
          <table:table-cell office:value-type="float" office:value="981" calcext:value-type="float">
            <text:p>981</text:p>
          </table:table-cell>
          <table:table-cell office:value-type="float" office:value="0.433231" calcext:value-type="float">
            <text:p>0.433231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438" calcext:value-type="float">
            <text:p>438</text:p>
          </table:table-cell>
          <table:table-cell office:value-type="float" office:value="1007" calcext:value-type="float">
            <text:p>1007</text:p>
          </table:table-cell>
          <table:table-cell office:value-type="float" office:value="0.434955" calcext:value-type="float">
            <text:p>0.434955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438" calcext:value-type="float">
            <text:p>438</text:p>
          </table:table-cell>
          <table:table-cell office:value-type="float" office:value="1007" calcext:value-type="float">
            <text:p>1007</text:p>
          </table:table-cell>
          <table:table-cell office:value-type="float" office:value="0.434955" calcext:value-type="float">
            <text:p>0.434955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438" calcext:value-type="float">
            <text:p>438</text:p>
          </table:table-cell>
          <table:table-cell office:value-type="float" office:value="1007" calcext:value-type="float">
            <text:p>1007</text:p>
          </table:table-cell>
          <table:table-cell office:value-type="float" office:value="0.434955" calcext:value-type="float">
            <text:p>0.4349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8" calcext:value-type="float">
            <text:p>438</text:p>
          </table:table-cell>
          <table:table-cell office:value-type="float" office:value="1007" calcext:value-type="float">
            <text:p>1007</text:p>
          </table:table-cell>
          <table:table-cell office:value-type="float" office:value="0.434955" calcext:value-type="float">
            <text:p>0.434955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438" calcext:value-type="float">
            <text:p>438</text:p>
          </table:table-cell>
          <table:table-cell office:value-type="float" office:value="1007" calcext:value-type="float">
            <text:p>1007</text:p>
          </table:table-cell>
          <table:table-cell office:value-type="float" office:value="0.434955" calcext:value-type="float">
            <text:p>0.434955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450" calcext:value-type="float">
            <text:p>450</text:p>
          </table:table-cell>
          <table:table-cell office:value-type="float" office:value="1037" calcext:value-type="float">
            <text:p>1037</text:p>
          </table:table-cell>
          <table:table-cell office:value-type="float" office:value="0.433944" calcext:value-type="float">
            <text:p>0.433944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450" calcext:value-type="float">
            <text:p>450</text:p>
          </table:table-cell>
          <table:table-cell office:value-type="float" office:value="1037" calcext:value-type="float">
            <text:p>1037</text:p>
          </table:table-cell>
          <table:table-cell office:value-type="float" office:value="0.433944" calcext:value-type="float">
            <text:p>0.433944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450" calcext:value-type="float">
            <text:p>450</text:p>
          </table:table-cell>
          <table:table-cell office:value-type="float" office:value="1037" calcext:value-type="float">
            <text:p>1037</text:p>
          </table:table-cell>
          <table:table-cell office:value-type="float" office:value="0.433944" calcext:value-type="float">
            <text:p>0.433944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450" calcext:value-type="float">
            <text:p>450</text:p>
          </table:table-cell>
          <table:table-cell office:value-type="float" office:value="1037" calcext:value-type="float">
            <text:p>1037</text:p>
          </table:table-cell>
          <table:table-cell office:value-type="float" office:value="0.433944" calcext:value-type="float">
            <text:p>0.433944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451" calcext:value-type="float">
            <text:p>451</text:p>
          </table:table-cell>
          <table:table-cell office:value-type="float" office:value="1039" calcext:value-type="float">
            <text:p>1039</text:p>
          </table:table-cell>
          <table:table-cell office:value-type="float" office:value="0.434071" calcext:value-type="float">
            <text:p>0.434071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463" calcext:value-type="float">
            <text:p>463</text:p>
          </table:table-cell>
          <table:table-cell office:value-type="float" office:value="1063" calcext:value-type="float">
            <text:p>1063</text:p>
          </table:table-cell>
          <table:table-cell office:value-type="float" office:value="0.43556" calcext:value-type="float">
            <text:p>0.43556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464" calcext:value-type="float">
            <text:p>464</text:p>
          </table:table-cell>
          <table:table-cell office:value-type="float" office:value="1065" calcext:value-type="float">
            <text:p>1065</text:p>
          </table:table-cell>
          <table:table-cell office:value-type="float" office:value="0.435681" calcext:value-type="float">
            <text:p>0.435681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464" calcext:value-type="float">
            <text:p>464</text:p>
          </table:table-cell>
          <table:table-cell office:value-type="float" office:value="1065" calcext:value-type="float">
            <text:p>1065</text:p>
          </table:table-cell>
          <table:table-cell office:value-type="float" office:value="0.435681" calcext:value-type="float">
            <text:p>0.4356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67" calcext:value-type="float">
            <text:p>467</text:p>
          </table:table-cell>
          <table:table-cell office:value-type="float" office:value="1071" calcext:value-type="float">
            <text:p>1071</text:p>
          </table:table-cell>
          <table:table-cell office:value-type="float" office:value="0.436041" calcext:value-type="float">
            <text:p>0.436041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467" calcext:value-type="float">
            <text:p>467</text:p>
          </table:table-cell>
          <table:table-cell office:value-type="float" office:value="1068" calcext:value-type="float">
            <text:p>1068</text:p>
          </table:table-cell>
          <table:table-cell office:value-type="float" office:value="0.437266" calcext:value-type="float">
            <text:p>0.437266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476" calcext:value-type="float">
            <text:p>476</text:p>
          </table:table-cell>
          <table:table-cell office:value-type="float" office:value="1083" calcext:value-type="float">
            <text:p>1083</text:p>
          </table:table-cell>
          <table:table-cell office:value-type="float" office:value="0.43952" calcext:value-type="float">
            <text:p>0.43952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476" calcext:value-type="float">
            <text:p>476</text:p>
          </table:table-cell>
          <table:table-cell office:value-type="float" office:value="1083" calcext:value-type="float">
            <text:p>1083</text:p>
          </table:table-cell>
          <table:table-cell office:value-type="float" office:value="0.43952" calcext:value-type="float">
            <text:p>0.43952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477" calcext:value-type="float">
            <text:p>477</text:p>
          </table:table-cell>
          <table:table-cell office:value-type="float" office:value="1085" calcext:value-type="float">
            <text:p>1085</text:p>
          </table:table-cell>
          <table:table-cell office:value-type="float" office:value="0.439631" calcext:value-type="float">
            <text:p>0.439631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80" calcext:value-type="float">
            <text:p>480</text:p>
          </table:table-cell>
          <table:table-cell office:value-type="float" office:value="1091" calcext:value-type="float">
            <text:p>1091</text:p>
          </table:table-cell>
          <table:table-cell office:value-type="float" office:value="0.439963" calcext:value-type="float">
            <text:p>0.439963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81" calcext:value-type="float">
            <text:p>481</text:p>
          </table:table-cell>
          <table:table-cell office:value-type="float" office:value="1093" calcext:value-type="float">
            <text:p>1093</text:p>
          </table:table-cell>
          <table:table-cell office:value-type="float" office:value="0.440073" calcext:value-type="float">
            <text:p>0.440073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90" calcext:value-type="float">
            <text:p>490</text:p>
          </table:table-cell>
          <table:table-cell office:value-type="float" office:value="1111" calcext:value-type="float">
            <text:p>1111</text:p>
          </table:table-cell>
          <table:table-cell office:value-type="float" office:value="0.441044" calcext:value-type="float">
            <text:p>0.441044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91" calcext:value-type="float">
            <text:p>491</text:p>
          </table:table-cell>
          <table:table-cell office:value-type="float" office:value="1113" calcext:value-type="float">
            <text:p>1113</text:p>
          </table:table-cell>
          <table:table-cell office:value-type="float" office:value="0.44115" calcext:value-type="float">
            <text:p>0.44115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93" calcext:value-type="float">
            <text:p>493</text:p>
          </table:table-cell>
          <table:table-cell office:value-type="float" office:value="1117" calcext:value-type="float">
            <text:p>1117</text:p>
          </table:table-cell>
          <table:table-cell office:value-type="float" office:value="0.441361" calcext:value-type="float">
            <text:p>0.4413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3" calcext:value-type="float">
            <text:p>493</text:p>
          </table:table-cell>
          <table:table-cell office:value-type="float" office:value="1117" calcext:value-type="float">
            <text:p>1117</text:p>
          </table:table-cell>
          <table:table-cell office:value-type="float" office:value="0.441361" calcext:value-type="float">
            <text:p>0.441361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477" calcext:value-type="float">
            <text:p>477</text:p>
          </table:table-cell>
          <table:table-cell office:value-type="float" office:value="1086" calcext:value-type="float">
            <text:p>1086</text:p>
          </table:table-cell>
          <table:table-cell office:value-type="float" office:value="0.439227" calcext:value-type="float">
            <text:p>0.439227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477" calcext:value-type="float">
            <text:p>477</text:p>
          </table:table-cell>
          <table:table-cell office:value-type="float" office:value="1083" calcext:value-type="float">
            <text:p>1083</text:p>
          </table:table-cell>
          <table:table-cell office:value-type="float" office:value="0.440443" calcext:value-type="float">
            <text:p>0.440443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480" calcext:value-type="float">
            <text:p>480</text:p>
          </table:table-cell>
          <table:table-cell office:value-type="float" office:value="1093" calcext:value-type="float">
            <text:p>1093</text:p>
          </table:table-cell>
          <table:table-cell office:value-type="float" office:value="0.439158" calcext:value-type="float">
            <text:p>0.439158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483" calcext:value-type="float">
            <text:p>483</text:p>
          </table:table-cell>
          <table:table-cell office:value-type="float" office:value="1099" calcext:value-type="float">
            <text:p>1099</text:p>
          </table:table-cell>
          <table:table-cell office:value-type="float" office:value="0.43949" calcext:value-type="float">
            <text:p>0.43949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84" calcext:value-type="float">
            <text:p>484</text:p>
          </table:table-cell>
          <table:table-cell office:value-type="float" office:value="1101" calcext:value-type="float">
            <text:p>1101</text:p>
          </table:table-cell>
          <table:table-cell office:value-type="float" office:value="0.4396" calcext:value-type="float">
            <text:p>0.4396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63" calcext:value-type="float">
            <text:p>463</text:p>
          </table:table-cell>
          <table:table-cell office:value-type="float" office:value="1052" calcext:value-type="float">
            <text:p>1052</text:p>
          </table:table-cell>
          <table:table-cell office:value-type="float" office:value="0.440114" calcext:value-type="float">
            <text:p>0.440114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463" calcext:value-type="float">
            <text:p>463</text:p>
          </table:table-cell>
          <table:table-cell office:value-type="float" office:value="1049" calcext:value-type="float">
            <text:p>1049</text:p>
          </table:table-cell>
          <table:table-cell office:value-type="float" office:value="0.441373" calcext:value-type="float">
            <text:p>0.441373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465" calcext:value-type="float">
            <text:p>465</text:p>
          </table:table-cell>
          <table:table-cell office:value-type="float" office:value="1057" calcext:value-type="float">
            <text:p>1057</text:p>
          </table:table-cell>
          <table:table-cell office:value-type="float" office:value="0.439924" calcext:value-type="float">
            <text:p>0.439924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467" calcext:value-type="float">
            <text:p>467</text:p>
          </table:table-cell>
          <table:table-cell office:value-type="float" office:value="1061" calcext:value-type="float">
            <text:p>1061</text:p>
          </table:table-cell>
          <table:table-cell office:value-type="float" office:value="0.440151" calcext:value-type="float">
            <text:p>0.440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8" calcext:value-type="float">
            <text:p>468</text:p>
          </table:table-cell>
          <table:table-cell office:value-type="float" office:value="1063" calcext:value-type="float">
            <text:p>1063</text:p>
          </table:table-cell>
          <table:table-cell office:value-type="float" office:value="0.440263" calcext:value-type="float">
            <text:p>0.440263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468" calcext:value-type="float">
            <text:p>468</text:p>
          </table:table-cell>
          <table:table-cell office:value-type="float" office:value="1063" calcext:value-type="float">
            <text:p>1063</text:p>
          </table:table-cell>
          <table:table-cell office:value-type="float" office:value="0.440263" calcext:value-type="float">
            <text:p>0.440263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478" calcext:value-type="float">
            <text:p>478</text:p>
          </table:table-cell>
          <table:table-cell office:value-type="float" office:value="1083" calcext:value-type="float">
            <text:p>1083</text:p>
          </table:table-cell>
          <table:table-cell office:value-type="float" office:value="0.441367" calcext:value-type="float">
            <text:p>0.441367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483" calcext:value-type="float">
            <text:p>483</text:p>
          </table:table-cell>
          <table:table-cell office:value-type="float" office:value="1093" calcext:value-type="float">
            <text:p>1093</text:p>
          </table:table-cell>
          <table:table-cell office:value-type="float" office:value="0.441903" calcext:value-type="float">
            <text:p>0.441903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483" calcext:value-type="float">
            <text:p>483</text:p>
          </table:table-cell>
          <table:table-cell office:value-type="float" office:value="1093" calcext:value-type="float">
            <text:p>1093</text:p>
          </table:table-cell>
          <table:table-cell office:value-type="float" office:value="0.441903" calcext:value-type="float">
            <text:p>0.441903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484" calcext:value-type="float">
            <text:p>484</text:p>
          </table:table-cell>
          <table:table-cell office:value-type="float" office:value="1095" calcext:value-type="float">
            <text:p>1095</text:p>
          </table:table-cell>
          <table:table-cell office:value-type="float" office:value="0.442009" calcext:value-type="float">
            <text:p>0.442009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484" calcext:value-type="float">
            <text:p>484</text:p>
          </table:table-cell>
          <table:table-cell office:value-type="float" office:value="1094" calcext:value-type="float">
            <text:p>1094</text:p>
          </table:table-cell>
          <table:table-cell office:value-type="float" office:value="0.442413" calcext:value-type="float">
            <text:p>0.442413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493" calcext:value-type="float">
            <text:p>493</text:p>
          </table:table-cell>
          <table:table-cell office:value-type="float" office:value="1112" calcext:value-type="float">
            <text:p>1112</text:p>
          </table:table-cell>
          <table:table-cell office:value-type="float" office:value="0.443345" calcext:value-type="float">
            <text:p>0.443345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4" calcext:value-type="float">
            <text:p>494</text:p>
          </table:table-cell>
          <table:table-cell office:value-type="float" office:value="1114" calcext:value-type="float">
            <text:p>1114</text:p>
          </table:table-cell>
          <table:table-cell office:value-type="float" office:value="0.443447" calcext:value-type="float">
            <text:p>0.443447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95" calcext:value-type="float">
            <text:p>495</text:p>
          </table:table-cell>
          <table:table-cell office:value-type="float" office:value="1117" calcext:value-type="float">
            <text:p>1117</text:p>
          </table:table-cell>
          <table:table-cell office:value-type="float" office:value="0.443151" calcext:value-type="float">
            <text:p>0.4431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7" calcext:value-type="float">
            <text:p>497</text:p>
          </table:table-cell>
          <table:table-cell office:value-type="float" office:value="1122" calcext:value-type="float">
            <text:p>1122</text:p>
          </table:table-cell>
          <table:table-cell office:value-type="float" office:value="0.442959" calcext:value-type="float">
            <text:p>0.442959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500" calcext:value-type="float">
            <text:p>500</text:p>
          </table:table-cell>
          <table:table-cell office:value-type="float" office:value="1126" calcext:value-type="float">
            <text:p>1126</text:p>
          </table:table-cell>
          <table:table-cell office:value-type="float" office:value="0.44405" calcext:value-type="float">
            <text:p>0.44405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514" calcext:value-type="float">
            <text:p>514</text:p>
          </table:table-cell>
          <table:table-cell office:value-type="float" office:value="1155" calcext:value-type="float">
            <text:p>1155</text:p>
          </table:table-cell>
          <table:table-cell office:value-type="float" office:value="0.445022" calcext:value-type="float">
            <text:p>0.445022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517" calcext:value-type="float">
            <text:p>517</text:p>
          </table:table-cell>
          <table:table-cell office:value-type="float" office:value="1161" calcext:value-type="float">
            <text:p>1161</text:p>
          </table:table-cell>
          <table:table-cell office:value-type="float" office:value="0.445306" calcext:value-type="float">
            <text:p>0.445306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518" calcext:value-type="float">
            <text:p>518</text:p>
          </table:table-cell>
          <table:table-cell office:value-type="float" office:value="1163" calcext:value-type="float">
            <text:p>1163</text:p>
          </table:table-cell>
          <table:table-cell office:value-type="float" office:value="0.4454" calcext:value-type="float">
            <text:p>0.4454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519" calcext:value-type="float">
            <text:p>519</text:p>
          </table:table-cell>
          <table:table-cell office:value-type="float" office:value="1165" calcext:value-type="float">
            <text:p>1165</text:p>
          </table:table-cell>
          <table:table-cell office:value-type="float" office:value="0.445494" calcext:value-type="float">
            <text:p>0.445494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521" calcext:value-type="float">
            <text:p>521</text:p>
          </table:table-cell>
          <table:table-cell office:value-type="float" office:value="1171" calcext:value-type="float">
            <text:p>1171</text:p>
          </table:table-cell>
          <table:table-cell office:value-type="float" office:value="0.444919" calcext:value-type="float">
            <text:p>0.444919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535" calcext:value-type="float">
            <text:p>535</text:p>
          </table:table-cell>
          <table:table-cell office:value-type="float" office:value="1204" calcext:value-type="float">
            <text:p>1204</text:p>
          </table:table-cell>
          <table:table-cell office:value-type="float" office:value="0.444352" calcext:value-type="float">
            <text:p>0.444352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539" calcext:value-type="float">
            <text:p>539</text:p>
          </table:table-cell>
          <table:table-cell office:value-type="float" office:value="1219" calcext:value-type="float">
            <text:p>1219</text:p>
          </table:table-cell>
          <table:table-cell office:value-type="float" office:value="0.442166" calcext:value-type="float">
            <text:p>0.442166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540" calcext:value-type="float">
            <text:p>540</text:p>
          </table:table-cell>
          <table:table-cell office:value-type="float" office:value="1222" calcext:value-type="float">
            <text:p>1222</text:p>
          </table:table-cell>
          <table:table-cell office:value-type="float" office:value="0.441899" calcext:value-type="float">
            <text:p>0.4418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1" calcext:value-type="float">
            <text:p>541</text:p>
          </table:table-cell>
          <table:table-cell office:value-type="float" office:value="1224" calcext:value-type="float">
            <text:p>1224</text:p>
          </table:table-cell>
          <table:table-cell office:value-type="float" office:value="0.441993" calcext:value-type="float">
            <text:p>0.441993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546" calcext:value-type="float">
            <text:p>546</text:p>
          </table:table-cell>
          <table:table-cell office:value-type="float" office:value="1230" calcext:value-type="float">
            <text:p>1230</text:p>
          </table:table-cell>
          <table:table-cell office:value-type="float" office:value="0.443902" calcext:value-type="float">
            <text:p>0.443902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555" calcext:value-type="float">
            <text:p>555</text:p>
          </table:table-cell>
          <table:table-cell office:value-type="float" office:value="1248" calcext:value-type="float">
            <text:p>1248</text:p>
          </table:table-cell>
          <table:table-cell office:value-type="float" office:value="0.444712" calcext:value-type="float">
            <text:p>0.444712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556" calcext:value-type="float">
            <text:p>556</text:p>
          </table:table-cell>
          <table:table-cell office:value-type="float" office:value="1250" calcext:value-type="float">
            <text:p>1250</text:p>
          </table:table-cell>
          <table:table-cell office:value-type="float" office:value="0.4448" calcext:value-type="float">
            <text:p>0.4448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559" calcext:value-type="float">
            <text:p>559</text:p>
          </table:table-cell>
          <table:table-cell office:value-type="float" office:value="1258" calcext:value-type="float">
            <text:p>1258</text:p>
          </table:table-cell>
          <table:table-cell office:value-type="float" office:value="0.444356" calcext:value-type="float">
            <text:p>0.444356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561" calcext:value-type="float">
            <text:p>561</text:p>
          </table:table-cell>
          <table:table-cell office:value-type="float" office:value="1262" calcext:value-type="float">
            <text:p>1262</text:p>
          </table:table-cell>
          <table:table-cell office:value-type="float" office:value="0.444532" calcext:value-type="float">
            <text:p>0.444532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565" calcext:value-type="float">
            <text:p>565</text:p>
          </table:table-cell>
          <table:table-cell office:value-type="float" office:value="1268" calcext:value-type="float">
            <text:p>1268</text:p>
          </table:table-cell>
          <table:table-cell office:value-type="float" office:value="0.445584" calcext:value-type="float">
            <text:p>0.445584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574" calcext:value-type="float">
            <text:p>574</text:p>
          </table:table-cell>
          <table:table-cell office:value-type="float" office:value="1286" calcext:value-type="float">
            <text:p>1286</text:p>
          </table:table-cell>
          <table:table-cell office:value-type="float" office:value="0.446345" calcext:value-type="float">
            <text:p>0.446345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574" calcext:value-type="float">
            <text:p>574</text:p>
          </table:table-cell>
          <table:table-cell office:value-type="float" office:value="1286" calcext:value-type="float">
            <text:p>1286</text:p>
          </table:table-cell>
          <table:table-cell office:value-type="float" office:value="0.446345" calcext:value-type="float">
            <text:p>0.446345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574" calcext:value-type="float">
            <text:p>574</text:p>
          </table:table-cell>
          <table:table-cell office:value-type="float" office:value="1286" calcext:value-type="float">
            <text:p>1286</text:p>
          </table:table-cell>
          <table:table-cell office:value-type="float" office:value="0.446345" calcext:value-type="float">
            <text:p>0.4463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4" calcext:value-type="float">
            <text:p>574</text:p>
          </table:table-cell>
          <table:table-cell office:value-type="float" office:value="1286" calcext:value-type="float">
            <text:p>1286</text:p>
          </table:table-cell>
          <table:table-cell office:value-type="float" office:value="0.446345" calcext:value-type="float">
            <text:p>0.446345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574" calcext:value-type="float">
            <text:p>574</text:p>
          </table:table-cell>
          <table:table-cell office:value-type="float" office:value="1284" calcext:value-type="float">
            <text:p>1284</text:p>
          </table:table-cell>
          <table:table-cell office:value-type="float" office:value="0.44704" calcext:value-type="float">
            <text:p>0.44704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587" calcext:value-type="float">
            <text:p>587</text:p>
          </table:table-cell>
          <table:table-cell office:value-type="float" office:value="1310" calcext:value-type="float">
            <text:p>1310</text:p>
          </table:table-cell>
          <table:table-cell office:value-type="float" office:value="0.448092" calcext:value-type="float">
            <text:p>0.448092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588" calcext:value-type="float">
            <text:p>588</text:p>
          </table:table-cell>
          <table:table-cell office:value-type="float" office:value="1312" calcext:value-type="float">
            <text:p>1312</text:p>
          </table:table-cell>
          <table:table-cell office:value-type="float" office:value="0.448171" calcext:value-type="float">
            <text:p>0.448171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590" calcext:value-type="float">
            <text:p>590</text:p>
          </table:table-cell>
          <table:table-cell office:value-type="float" office:value="1316" calcext:value-type="float">
            <text:p>1316</text:p>
          </table:table-cell>
          <table:table-cell office:value-type="float" office:value="0.448328" calcext:value-type="float">
            <text:p>0.448328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590" calcext:value-type="float">
            <text:p>590</text:p>
          </table:table-cell>
          <table:table-cell office:value-type="float" office:value="1316" calcext:value-type="float">
            <text:p>1316</text:p>
          </table:table-cell>
          <table:table-cell office:value-type="float" office:value="0.448328" calcext:value-type="float">
            <text:p>0.448328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593" calcext:value-type="float">
            <text:p>593</text:p>
          </table:table-cell>
          <table:table-cell office:value-type="float" office:value="1320" calcext:value-type="float">
            <text:p>1320</text:p>
          </table:table-cell>
          <table:table-cell office:value-type="float" office:value="0.449242" calcext:value-type="float">
            <text:p>0.449242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606" calcext:value-type="float">
            <text:p>606</text:p>
          </table:table-cell>
          <table:table-cell office:value-type="float" office:value="1346" calcext:value-type="float">
            <text:p>1346</text:p>
          </table:table-cell>
          <table:table-cell office:value-type="float" office:value="0.450223" calcext:value-type="float">
            <text:p>0.450223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609" calcext:value-type="float">
            <text:p>609</text:p>
          </table:table-cell>
          <table:table-cell office:value-type="float" office:value="1352" calcext:value-type="float">
            <text:p>1352</text:p>
          </table:table-cell>
          <table:table-cell office:value-type="float" office:value="0.450444" calcext:value-type="float">
            <text:p>0.450444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609" calcext:value-type="float">
            <text:p>609</text:p>
          </table:table-cell>
          <table:table-cell office:value-type="float" office:value="1352" calcext:value-type="float">
            <text:p>1352</text:p>
          </table:table-cell>
          <table:table-cell office:value-type="float" office:value="0.450444" calcext:value-type="float">
            <text:p>0.4504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09" calcext:value-type="float">
            <text:p>609</text:p>
          </table:table-cell>
          <table:table-cell office:value-type="float" office:value="1352" calcext:value-type="float">
            <text:p>1352</text:p>
          </table:table-cell>
          <table:table-cell office:value-type="float" office:value="0.450444" calcext:value-type="float">
            <text:p>0.450444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609" calcext:value-type="float">
            <text:p>609</text:p>
          </table:table-cell>
          <table:table-cell office:value-type="float" office:value="1348" calcext:value-type="float">
            <text:p>1348</text:p>
          </table:table-cell>
          <table:table-cell office:value-type="float" office:value="0.45178" calcext:value-type="float">
            <text:p>0.45178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622" calcext:value-type="float">
            <text:p>622</text:p>
          </table:table-cell>
          <table:table-cell office:value-type="float" office:value="1373" calcext:value-type="float">
            <text:p>1373</text:p>
          </table:table-cell>
          <table:table-cell office:value-type="float" office:value="0.453023" calcext:value-type="float">
            <text:p>0.453023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630" calcext:value-type="float">
            <text:p>630</text:p>
          </table:table-cell>
          <table:table-cell office:value-type="float" office:value="1389" calcext:value-type="float">
            <text:p>1389</text:p>
          </table:table-cell>
          <table:table-cell office:value-type="float" office:value="0.453564" calcext:value-type="float">
            <text:p>0.453564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631" calcext:value-type="float">
            <text:p>631</text:p>
          </table:table-cell>
          <table:table-cell office:value-type="float" office:value="1391" calcext:value-type="float">
            <text:p>1391</text:p>
          </table:table-cell>
          <table:table-cell office:value-type="float" office:value="0.45363" calcext:value-type="float">
            <text:p>0.45363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631" calcext:value-type="float">
            <text:p>631</text:p>
          </table:table-cell>
          <table:table-cell office:value-type="float" office:value="1391" calcext:value-type="float">
            <text:p>1391</text:p>
          </table:table-cell>
          <table:table-cell office:value-type="float" office:value="0.45363" calcext:value-type="float">
            <text:p>0.45363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632" calcext:value-type="float">
            <text:p>632</text:p>
          </table:table-cell>
          <table:table-cell office:value-type="float" office:value="1390" calcext:value-type="float">
            <text:p>1390</text:p>
          </table:table-cell>
          <table:table-cell office:value-type="float" office:value="0.454676" calcext:value-type="float">
            <text:p>0.454676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639" calcext:value-type="float">
            <text:p>639</text:p>
          </table:table-cell>
          <table:table-cell office:value-type="float" office:value="1404" calcext:value-type="float">
            <text:p>1404</text:p>
          </table:table-cell>
          <table:table-cell office:value-type="float" office:value="0.455128" calcext:value-type="float">
            <text:p>0.455128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643" calcext:value-type="float">
            <text:p>643</text:p>
          </table:table-cell>
          <table:table-cell office:value-type="float" office:value="1412" calcext:value-type="float">
            <text:p>1412</text:p>
          </table:table-cell>
          <table:table-cell office:value-type="float" office:value="0.455382" calcext:value-type="float">
            <text:p>0.455382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644" calcext:value-type="float">
            <text:p>644</text:p>
          </table:table-cell>
          <table:table-cell office:value-type="float" office:value="1414" calcext:value-type="float">
            <text:p>1414</text:p>
          </table:table-cell>
          <table:table-cell office:value-type="float" office:value="0.455446" calcext:value-type="float">
            <text:p>0.45544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45" calcext:value-type="float">
            <text:p>645</text:p>
          </table:table-cell>
          <table:table-cell office:value-type="float" office:value="1416" calcext:value-type="float">
            <text:p>1416</text:p>
          </table:table-cell>
          <table:table-cell office:value-type="float" office:value="0.455508" calcext:value-type="float">
            <text:p>0.455508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645" calcext:value-type="float">
            <text:p>645</text:p>
          </table:table-cell>
          <table:table-cell office:value-type="float" office:value="1413" calcext:value-type="float">
            <text:p>1413</text:p>
          </table:table-cell>
          <table:table-cell office:value-type="float" office:value="0.456476" calcext:value-type="float">
            <text:p>0.456476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648" calcext:value-type="float">
            <text:p>648</text:p>
          </table:table-cell>
          <table:table-cell office:value-type="float" office:value="1419" calcext:value-type="float">
            <text:p>1419</text:p>
          </table:table-cell>
          <table:table-cell office:value-type="float" office:value="0.45666" calcext:value-type="float">
            <text:p>0.45666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648" calcext:value-type="float">
            <text:p>648</text:p>
          </table:table-cell>
          <table:table-cell office:value-type="float" office:value="1419" calcext:value-type="float">
            <text:p>1419</text:p>
          </table:table-cell>
          <table:table-cell office:value-type="float" office:value="0.45666" calcext:value-type="float">
            <text:p>0.45666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650" calcext:value-type="float">
            <text:p>650</text:p>
          </table:table-cell>
          <table:table-cell office:value-type="float" office:value="1423" calcext:value-type="float">
            <text:p>1423</text:p>
          </table:table-cell>
          <table:table-cell office:value-type="float" office:value="0.456781" calcext:value-type="float">
            <text:p>0.456781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651" calcext:value-type="float">
            <text:p>651</text:p>
          </table:table-cell>
          <table:table-cell office:value-type="float" office:value="1425" calcext:value-type="float">
            <text:p>1425</text:p>
          </table:table-cell>
          <table:table-cell office:value-type="float" office:value="0.456842" calcext:value-type="float">
            <text:p>0.456842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633" calcext:value-type="float">
            <text:p>633</text:p>
          </table:table-cell>
          <table:table-cell office:value-type="float" office:value="1391" calcext:value-type="float">
            <text:p>1391</text:p>
          </table:table-cell>
          <table:table-cell office:value-type="float" office:value="0.455068" calcext:value-type="float">
            <text:p>0.455068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635" calcext:value-type="float">
            <text:p>635</text:p>
          </table:table-cell>
          <table:table-cell office:value-type="float" office:value="1399" calcext:value-type="float">
            <text:p>1399</text:p>
          </table:table-cell>
          <table:table-cell office:value-type="float" office:value="0.453896" calcext:value-type="float">
            <text:p>0.453896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635" calcext:value-type="float">
            <text:p>635</text:p>
          </table:table-cell>
          <table:table-cell office:value-type="float" office:value="1399" calcext:value-type="float">
            <text:p>1399</text:p>
          </table:table-cell>
          <table:table-cell office:value-type="float" office:value="0.453896" calcext:value-type="float">
            <text:p>0.453896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637" calcext:value-type="float">
            <text:p>637</text:p>
          </table:table-cell>
          <table:table-cell office:value-type="float" office:value="1405" calcext:value-type="float">
            <text:p>1405</text:p>
          </table:table-cell>
          <table:table-cell office:value-type="float" office:value="0.453381" calcext:value-type="float">
            <text:p>0.4533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38" calcext:value-type="float">
            <text:p>638</text:p>
          </table:table-cell>
          <table:table-cell office:value-type="float" office:value="1407" calcext:value-type="float">
            <text:p>1407</text:p>
          </table:table-cell>
          <table:table-cell office:value-type="float" office:value="0.453447" calcext:value-type="float">
            <text:p>0.453447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624" calcext:value-type="float">
            <text:p>624</text:p>
          </table:table-cell>
          <table:table-cell office:value-type="float" office:value="1374" calcext:value-type="float">
            <text:p>1374</text:p>
          </table:table-cell>
          <table:table-cell office:value-type="float" office:value="0.454148" calcext:value-type="float">
            <text:p>0.454148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625" calcext:value-type="float">
            <text:p>625</text:p>
          </table:table-cell>
          <table:table-cell office:value-type="float" office:value="1376" calcext:value-type="float">
            <text:p>1376</text:p>
          </table:table-cell>
          <table:table-cell office:value-type="float" office:value="0.454215" calcext:value-type="float">
            <text:p>0.454215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627" calcext:value-type="float">
            <text:p>627</text:p>
          </table:table-cell>
          <table:table-cell office:value-type="float" office:value="1382" calcext:value-type="float">
            <text:p>1382</text:p>
          </table:table-cell>
          <table:table-cell office:value-type="float" office:value="0.45369" calcext:value-type="float">
            <text:p>0.45369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630" calcext:value-type="float">
            <text:p>630</text:p>
          </table:table-cell>
          <table:table-cell office:value-type="float" office:value="1390" calcext:value-type="float">
            <text:p>1390</text:p>
          </table:table-cell>
          <table:table-cell office:value-type="float" office:value="0.453237" calcext:value-type="float">
            <text:p>0.45323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636" calcext:value-type="float">
            <text:p>636</text:p>
          </table:table-cell>
          <table:table-cell office:value-type="float" office:value="1402" calcext:value-type="float">
            <text:p>1402</text:p>
          </table:table-cell>
          <table:table-cell office:value-type="float" office:value="0.453638" calcext:value-type="float">
            <text:p>0.453638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634" calcext:value-type="float">
            <text:p>634</text:p>
          </table:table-cell>
          <table:table-cell office:value-type="float" office:value="1387" calcext:value-type="float">
            <text:p>1387</text:p>
          </table:table-cell>
          <table:table-cell office:value-type="float" office:value="0.457102" calcext:value-type="float">
            <text:p>0.457102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639" calcext:value-type="float">
            <text:p>639</text:p>
          </table:table-cell>
          <table:table-cell office:value-type="float" office:value="1399" calcext:value-type="float">
            <text:p>1399</text:p>
          </table:table-cell>
          <table:table-cell office:value-type="float" office:value="0.456755" calcext:value-type="float">
            <text:p>0.456755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641" calcext:value-type="float">
            <text:p>641</text:p>
          </table:table-cell>
          <table:table-cell office:value-type="float" office:value="1405" calcext:value-type="float">
            <text:p>1405</text:p>
          </table:table-cell>
          <table:table-cell office:value-type="float" office:value="0.456228" calcext:value-type="float">
            <text:p>0.456228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643" calcext:value-type="float">
            <text:p>643</text:p>
          </table:table-cell>
          <table:table-cell office:value-type="float" office:value="1411" calcext:value-type="float">
            <text:p>1411</text:p>
          </table:table-cell>
          <table:table-cell office:value-type="float" office:value="0.455705" calcext:value-type="float">
            <text:p>0.4557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43" calcext:value-type="float">
            <text:p>643</text:p>
          </table:table-cell>
          <table:table-cell office:value-type="float" office:value="1411" calcext:value-type="float">
            <text:p>1411</text:p>
          </table:table-cell>
          <table:table-cell office:value-type="float" office:value="0.455705" calcext:value-type="float">
            <text:p>0.455705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596" calcext:value-type="float">
            <text:p>596</text:p>
          </table:table-cell>
          <table:table-cell office:value-type="float" office:value="1304" calcext:value-type="float">
            <text:p>1304</text:p>
          </table:table-cell>
          <table:table-cell office:value-type="float" office:value="0.457055" calcext:value-type="float">
            <text:p>0.457055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597" calcext:value-type="float">
            <text:p>597</text:p>
          </table:table-cell>
          <table:table-cell office:value-type="float" office:value="1308" calcext:value-type="float">
            <text:p>1308</text:p>
          </table:table-cell>
          <table:table-cell office:value-type="float" office:value="0.456422" calcext:value-type="float">
            <text:p>0.456422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597" calcext:value-type="float">
            <text:p>597</text:p>
          </table:table-cell>
          <table:table-cell office:value-type="float" office:value="1308" calcext:value-type="float">
            <text:p>1308</text:p>
          </table:table-cell>
          <table:table-cell office:value-type="float" office:value="0.456422" calcext:value-type="float">
            <text:p>0.456422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597" calcext:value-type="float">
            <text:p>597</text:p>
          </table:table-cell>
          <table:table-cell office:value-type="float" office:value="1308" calcext:value-type="float">
            <text:p>1308</text:p>
          </table:table-cell>
          <table:table-cell office:value-type="float" office:value="0.456422" calcext:value-type="float">
            <text:p>0.456422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602" calcext:value-type="float">
            <text:p>602</text:p>
          </table:table-cell>
          <table:table-cell office:value-type="float" office:value="1318" calcext:value-type="float">
            <text:p>1318</text:p>
          </table:table-cell>
          <table:table-cell office:value-type="float" office:value="0.456753" calcext:value-type="float">
            <text:p>0.456753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586" calcext:value-type="float">
            <text:p>586</text:p>
          </table:table-cell>
          <table:table-cell office:value-type="float" office:value="1281" calcext:value-type="float">
            <text:p>1281</text:p>
          </table:table-cell>
          <table:table-cell office:value-type="float" office:value="0.457455" calcext:value-type="float">
            <text:p>0.457455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587" calcext:value-type="float">
            <text:p>587</text:p>
          </table:table-cell>
          <table:table-cell office:value-type="float" office:value="1285" calcext:value-type="float">
            <text:p>1285</text:p>
          </table:table-cell>
          <table:table-cell office:value-type="float" office:value="0.456809" calcext:value-type="float">
            <text:p>0.456809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588" calcext:value-type="float">
            <text:p>588</text:p>
          </table:table-cell>
          <table:table-cell office:value-type="float" office:value="1289" calcext:value-type="float">
            <text:p>1289</text:p>
          </table:table-cell>
          <table:table-cell office:value-type="float" office:value="0.456168" calcext:value-type="float">
            <text:p>0.456168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589" calcext:value-type="float">
            <text:p>589</text:p>
          </table:table-cell>
          <table:table-cell office:value-type="float" office:value="1291" calcext:value-type="float">
            <text:p>1291</text:p>
          </table:table-cell>
          <table:table-cell office:value-type="float" office:value="0.456235" calcext:value-type="float">
            <text:p>0.456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98" calcext:value-type="float">
            <text:p>598</text:p>
          </table:table-cell>
          <table:table-cell office:value-type="float" office:value="1309" calcext:value-type="float">
            <text:p>1309</text:p>
          </table:table-cell>
          <table:table-cell office:value-type="float" office:value="0.456837" calcext:value-type="float">
            <text:p>0.456837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599" calcext:value-type="float">
            <text:p>599</text:p>
          </table:table-cell>
          <table:table-cell office:value-type="float" office:value="1313" calcext:value-type="float">
            <text:p>1313</text:p>
          </table:table-cell>
          <table:table-cell office:value-type="float" office:value="0.456207" calcext:value-type="float">
            <text:p>0.456207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606" calcext:value-type="float">
            <text:p>606</text:p>
          </table:table-cell>
          <table:table-cell office:value-type="float" office:value="1335" calcext:value-type="float">
            <text:p>1335</text:p>
          </table:table-cell>
          <table:table-cell office:value-type="float" office:value="0.453933" calcext:value-type="float">
            <text:p>0.453933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606" calcext:value-type="float">
            <text:p>606</text:p>
          </table:table-cell>
          <table:table-cell office:value-type="float" office:value="1335" calcext:value-type="float">
            <text:p>1335</text:p>
          </table:table-cell>
          <table:table-cell office:value-type="float" office:value="0.453933" calcext:value-type="float">
            <text:p>0.453933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608" calcext:value-type="float">
            <text:p>608</text:p>
          </table:table-cell>
          <table:table-cell office:value-type="float" office:value="1339" calcext:value-type="float">
            <text:p>1339</text:p>
          </table:table-cell>
          <table:table-cell office:value-type="float" office:value="0.45407" calcext:value-type="float">
            <text:p>0.45407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612" calcext:value-type="float">
            <text:p>612</text:p>
          </table:table-cell>
          <table:table-cell office:value-type="float" office:value="1347" calcext:value-type="float">
            <text:p>1347</text:p>
          </table:table-cell>
          <table:table-cell office:value-type="float" office:value="0.454343" calcext:value-type="float">
            <text:p>0.454343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593" calcext:value-type="float">
            <text:p>593</text:p>
          </table:table-cell>
          <table:table-cell office:value-type="float" office:value="1304" calcext:value-type="float">
            <text:p>1304</text:p>
          </table:table-cell>
          <table:table-cell office:value-type="float" office:value="0.454755" calcext:value-type="float">
            <text:p>0.454755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320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602" calcext:value-type="float">
            <text:p>602</text:p>
          </table:table-cell>
          <table:table-cell office:value-type="float" office:value="1326" calcext:value-type="float">
            <text:p>1326</text:p>
          </table:table-cell>
          <table:table-cell office:value-type="float" office:value="0.453997" calcext:value-type="float">
            <text:p>0.453997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604" calcext:value-type="float">
            <text:p>604</text:p>
          </table:table-cell>
          <table:table-cell office:value-type="float" office:value="1330" calcext:value-type="float">
            <text:p>1330</text:p>
          </table:table-cell>
          <table:table-cell office:value-type="float" office:value="0.454135" calcext:value-type="float">
            <text:p>0.4541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13" calcext:value-type="float">
            <text:p>613</text:p>
          </table:table-cell>
          <table:table-cell office:value-type="float" office:value="1348" calcext:value-type="float">
            <text:p>1348</text:p>
          </table:table-cell>
          <table:table-cell office:value-type="float" office:value="0.454748" calcext:value-type="float">
            <text:p>0.454748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582" calcext:value-type="float">
            <text:p>582</text:p>
          </table:table-cell>
          <table:table-cell office:value-type="float" office:value="1278" calcext:value-type="float">
            <text:p>1278</text:p>
          </table:table-cell>
          <table:table-cell office:value-type="float" office:value="0.455399" calcext:value-type="float">
            <text:p>0.455399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586" calcext:value-type="float">
            <text:p>586</text:p>
          </table:table-cell>
          <table:table-cell office:value-type="float" office:value="1291" calcext:value-type="float">
            <text:p>1291</text:p>
          </table:table-cell>
          <table:table-cell office:value-type="float" office:value="0.453912" calcext:value-type="float">
            <text:p>0.453912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588" calcext:value-type="float">
            <text:p>588</text:p>
          </table:table-cell>
          <table:table-cell office:value-type="float" office:value="1295" calcext:value-type="float">
            <text:p>1295</text:p>
          </table:table-cell>
          <table:table-cell office:value-type="float" office:value="0.454054" calcext:value-type="float">
            <text:p>0.454054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589" calcext:value-type="float">
            <text:p>589</text:p>
          </table:table-cell>
          <table:table-cell office:value-type="float" office:value="1299" calcext:value-type="float">
            <text:p>1299</text:p>
          </table:table-cell>
          <table:table-cell office:value-type="float" office:value="0.453426" calcext:value-type="float">
            <text:p>0.453426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591" calcext:value-type="float">
            <text:p>591</text:p>
          </table:table-cell>
          <table:table-cell office:value-type="float" office:value="1303" calcext:value-type="float">
            <text:p>1303</text:p>
          </table:table-cell>
          <table:table-cell office:value-type="float" office:value="0.453569" calcext:value-type="float">
            <text:p>0.453569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575" calcext:value-type="float">
            <text:p>575</text:p>
          </table:table-cell>
          <table:table-cell office:value-type="float" office:value="1256" calcext:value-type="float">
            <text:p>1256</text:p>
          </table:table-cell>
          <table:table-cell office:value-type="float" office:value="0.457803" calcext:value-type="float">
            <text:p>0.457803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579" calcext:value-type="float">
            <text:p>579</text:p>
          </table:table-cell>
          <table:table-cell office:value-type="float" office:value="1266" calcext:value-type="float">
            <text:p>1266</text:p>
          </table:table-cell>
          <table:table-cell office:value-type="float" office:value="0.457346" calcext:value-type="float">
            <text:p>0.457346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580" calcext:value-type="float">
            <text:p>580</text:p>
          </table:table-cell>
          <table:table-cell office:value-type="float" office:value="1270" calcext:value-type="float">
            <text:p>1270</text:p>
          </table:table-cell>
          <table:table-cell office:value-type="float" office:value="0.456693" calcext:value-type="float">
            <text:p>0.456693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581" calcext:value-type="float">
            <text:p>581</text:p>
          </table:table-cell>
          <table:table-cell office:value-type="float" office:value="1272" calcext:value-type="float">
            <text:p>1272</text:p>
          </table:table-cell>
          <table:table-cell office:value-type="float" office:value="0.456761" calcext:value-type="float">
            <text:p>0.4567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9" calcext:value-type="float">
            <text:p>589</text:p>
          </table:table-cell>
          <table:table-cell office:value-type="float" office:value="1288" calcext:value-type="float">
            <text:p>1288</text:p>
          </table:table-cell>
          <table:table-cell office:value-type="float" office:value="0.457298" calcext:value-type="float">
            <text:p>0.457298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563" calcext:value-type="float">
            <text:p>563</text:p>
          </table:table-cell>
          <table:table-cell office:value-type="float" office:value="1222" calcext:value-type="float">
            <text:p>1222</text:p>
          </table:table-cell>
          <table:table-cell office:value-type="float" office:value="0.46072" calcext:value-type="float">
            <text:p>0.46072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564" calcext:value-type="float">
            <text:p>564</text:p>
          </table:table-cell>
          <table:table-cell office:value-type="float" office:value="1226" calcext:value-type="float">
            <text:p>1226</text:p>
          </table:table-cell>
          <table:table-cell office:value-type="float" office:value="0.460033" calcext:value-type="float">
            <text:p>0.460033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566" calcext:value-type="float">
            <text:p>566</text:p>
          </table:table-cell>
          <table:table-cell office:value-type="float" office:value="1234" calcext:value-type="float">
            <text:p>1234</text:p>
          </table:table-cell>
          <table:table-cell office:value-type="float" office:value="0.458671" calcext:value-type="float">
            <text:p>0.458671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567" calcext:value-type="float">
            <text:p>567</text:p>
          </table:table-cell>
          <table:table-cell office:value-type="float" office:value="1236" calcext:value-type="float">
            <text:p>1236</text:p>
          </table:table-cell>
          <table:table-cell office:value-type="float" office:value="0.458738" calcext:value-type="float">
            <text:p>0.458738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580" calcext:value-type="float">
            <text:p>580</text:p>
          </table:table-cell>
          <table:table-cell office:value-type="float" office:value="1264" calcext:value-type="float">
            <text:p>1264</text:p>
          </table:table-cell>
          <table:table-cell office:value-type="float" office:value="0.458861" calcext:value-type="float">
            <text:p>0.458861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550" calcext:value-type="float">
            <text:p>550</text:p>
          </table:table-cell>
          <table:table-cell office:value-type="float" office:value="1194" calcext:value-type="float">
            <text:p>1194</text:p>
          </table:table-cell>
          <table:table-cell office:value-type="float" office:value="0.460637" calcext:value-type="float">
            <text:p>0.460637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551" calcext:value-type="float">
            <text:p>551</text:p>
          </table:table-cell>
          <table:table-cell office:value-type="float" office:value="1198" calcext:value-type="float">
            <text:p>1198</text:p>
          </table:table-cell>
          <table:table-cell office:value-type="float" office:value="0.459933" calcext:value-type="float">
            <text:p>0.459933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552" calcext:value-type="float">
            <text:p>552</text:p>
          </table:table-cell>
          <table:table-cell office:value-type="float" office:value="1200" calcext:value-type="float">
            <text:p>12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552" calcext:value-type="float">
            <text:p>552</text:p>
          </table:table-cell>
          <table:table-cell office:value-type="float" office:value="1200" calcext:value-type="float">
            <text:p>12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4" calcext:value-type="float">
            <text:p>554</text:p>
          </table:table-cell>
          <table:table-cell office:value-type="float" office:value="1204" calcext:value-type="float">
            <text:p>1204</text:p>
          </table:table-cell>
          <table:table-cell office:value-type="float" office:value="0.460133" calcext:value-type="float">
            <text:p>0.460133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546" calcext:value-type="float">
            <text:p>546</text:p>
          </table:table-cell>
          <table:table-cell office:value-type="float" office:value="1182" calcext:value-type="float">
            <text:p>1182</text:p>
          </table:table-cell>
          <table:table-cell office:value-type="float" office:value="0.461929" calcext:value-type="float">
            <text:p>0.461929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546" calcext:value-type="float">
            <text:p>546</text:p>
          </table:table-cell>
          <table:table-cell office:value-type="float" office:value="1180" calcext:value-type="float">
            <text:p>1180</text:p>
          </table:table-cell>
          <table:table-cell office:value-type="float" office:value="0.462712" calcext:value-type="float">
            <text:p>0.462712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547" calcext:value-type="float">
            <text:p>547</text:p>
          </table:table-cell>
          <table:table-cell office:value-type="float" office:value="1184" calcext:value-type="float">
            <text:p>1184</text:p>
          </table:table-cell>
          <table:table-cell office:value-type="float" office:value="0.461993" calcext:value-type="float">
            <text:p>0.461993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548" calcext:value-type="float">
            <text:p>548</text:p>
          </table:table-cell>
          <table:table-cell office:value-type="float" office:value="1188" calcext:value-type="float">
            <text:p>1188</text:p>
          </table:table-cell>
          <table:table-cell office:value-type="float" office:value="0.461279" calcext:value-type="float">
            <text:p>0.461279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552" calcext:value-type="float">
            <text:p>552</text:p>
          </table:table-cell>
          <table:table-cell office:value-type="float" office:value="1196" calcext:value-type="float">
            <text:p>1196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552" calcext:value-type="float">
            <text:p>552</text:p>
          </table:table-cell>
          <table:table-cell office:value-type="float" office:value="1194" calcext:value-type="float">
            <text:p>1194</text:p>
          </table:table-cell>
          <table:table-cell office:value-type="float" office:value="0.462312" calcext:value-type="float">
            <text:p>0.462312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553" calcext:value-type="float">
            <text:p>553</text:p>
          </table:table-cell>
          <table:table-cell office:value-type="float" office:value="1202" calcext:value-type="float">
            <text:p>1202</text:p>
          </table:table-cell>
          <table:table-cell office:value-type="float" office:value="0.460067" calcext:value-type="float">
            <text:p>0.460067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554" calcext:value-type="float">
            <text:p>554</text:p>
          </table:table-cell>
          <table:table-cell office:value-type="float" office:value="1204" calcext:value-type="float">
            <text:p>1204</text:p>
          </table:table-cell>
          <table:table-cell office:value-type="float" office:value="0.460133" calcext:value-type="float">
            <text:p>0.460133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556" calcext:value-type="float">
            <text:p>556</text:p>
          </table:table-cell>
          <table:table-cell office:value-type="float" office:value="1210" calcext:value-type="float">
            <text:p>1210</text:p>
          </table:table-cell>
          <table:table-cell office:value-type="float" office:value="0.459504" calcext:value-type="float">
            <text:p>0.459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8" calcext:value-type="float">
            <text:p>558</text:p>
          </table:table-cell>
          <table:table-cell office:value-type="float" office:value="1214" calcext:value-type="float">
            <text:p>1214</text:p>
          </table:table-cell>
          <table:table-cell office:value-type="float" office:value="0.459638" calcext:value-type="float">
            <text:p>0.459638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548" calcext:value-type="float">
            <text:p>548</text:p>
          </table:table-cell>
          <table:table-cell office:value-type="float" office:value="1189" calcext:value-type="float">
            <text:p>1189</text:p>
          </table:table-cell>
          <table:table-cell office:value-type="float" office:value="0.460892" calcext:value-type="float">
            <text:p>0.460892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551" calcext:value-type="float">
            <text:p>551</text:p>
          </table:table-cell>
          <table:table-cell office:value-type="float" office:value="1199" calcext:value-type="float">
            <text:p>1199</text:p>
          </table:table-cell>
          <table:table-cell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552" calcext:value-type="float">
            <text:p>552</text:p>
          </table:table-cell>
          <table:table-cell office:value-type="float" office:value="1203" calcext:value-type="float">
            <text:p>1203</text:p>
          </table:table-cell>
          <table:table-cell office:value-type="float" office:value="0.458853" calcext:value-type="float">
            <text:p>0.458853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555" calcext:value-type="float">
            <text:p>555</text:p>
          </table:table-cell>
          <table:table-cell office:value-type="float" office:value="1211" calcext:value-type="float">
            <text:p>1211</text:p>
          </table:table-cell>
          <table:table-cell office:value-type="float" office:value="0.458299" calcext:value-type="float">
            <text:p>0.458299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559" calcext:value-type="float">
            <text:p>559</text:p>
          </table:table-cell>
          <table:table-cell office:value-type="float" office:value="1219" calcext:value-type="float">
            <text:p>1219</text:p>
          </table:table-cell>
          <table:table-cell office:value-type="float" office:value="0.458573" calcext:value-type="float">
            <text:p>0.458573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560" calcext:value-type="float">
            <text:p>560</text:p>
          </table:table-cell>
          <table:table-cell office:value-type="float" office:value="1220" calcext:value-type="float">
            <text:p>1220</text:p>
          </table:table-cell>
          <table:table-cell office:value-type="float" office:value="0.459016" calcext:value-type="float">
            <text:p>0.459016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562" calcext:value-type="float">
            <text:p>562</text:p>
          </table:table-cell>
          <table:table-cell office:value-type="float" office:value="1232" calcext:value-type="float">
            <text:p>1232</text:p>
          </table:table-cell>
          <table:table-cell office:value-type="float" office:value="0.456169" calcext:value-type="float">
            <text:p>0.456169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562" calcext:value-type="float">
            <text:p>562</text:p>
          </table:table-cell>
          <table:table-cell office:value-type="float" office:value="1232" calcext:value-type="float">
            <text:p>1232</text:p>
          </table:table-cell>
          <table:table-cell office:value-type="float" office:value="0.456169" calcext:value-type="float">
            <text:p>0.456169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563" calcext:value-type="float">
            <text:p>563</text:p>
          </table:table-cell>
          <table:table-cell office:value-type="float" office:value="1236" calcext:value-type="float">
            <text:p>1236</text:p>
          </table:table-cell>
          <table:table-cell office:value-type="float" office:value="0.455502" calcext:value-type="float">
            <text:p>0.4555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65" calcext:value-type="float">
            <text:p>565</text:p>
          </table:table-cell>
          <table:table-cell office:value-type="float" office:value="1240" calcext:value-type="float">
            <text:p>1240</text:p>
          </table:table-cell>
          <table:table-cell office:value-type="float" office:value="0.455645" calcext:value-type="float">
            <text:p>0.455645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529" calcext:value-type="float">
            <text:p>529</text:p>
          </table:table-cell>
          <table:table-cell office:value-type="float" office:value="1135" calcext:value-type="float">
            <text:p>1135</text:p>
          </table:table-cell>
          <table:table-cell office:value-type="float" office:value="0.466079" calcext:value-type="float">
            <text:p>0.466079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531" calcext:value-type="float">
            <text:p>531</text:p>
          </table:table-cell>
          <table:table-cell office:value-type="float" office:value="1141" calcext:value-type="float">
            <text:p>1141</text:p>
          </table:table-cell>
          <table:table-cell office:value-type="float" office:value="0.465381" calcext:value-type="float">
            <text:p>0.465381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531" calcext:value-type="float">
            <text:p>531</text:p>
          </table:table-cell>
          <table:table-cell office:value-type="float" office:value="1141" calcext:value-type="float">
            <text:p>1141</text:p>
          </table:table-cell>
          <table:table-cell office:value-type="float" office:value="0.465381" calcext:value-type="float">
            <text:p>0.465381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532" calcext:value-type="float">
            <text:p>532</text:p>
          </table:table-cell>
          <table:table-cell office:value-type="float" office:value="1143" calcext:value-type="float">
            <text:p>1143</text:p>
          </table:table-cell>
          <table:table-cell office:value-type="float" office:value="0.465442" calcext:value-type="float">
            <text:p>0.465442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534" calcext:value-type="float">
            <text:p>534</text:p>
          </table:table-cell>
          <table:table-cell office:value-type="float" office:value="1147" calcext:value-type="float">
            <text:p>1147</text:p>
          </table:table-cell>
          <table:table-cell office:value-type="float" office:value="0.465562" calcext:value-type="float">
            <text:p>0.465562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510" calcext:value-type="float">
            <text:p>510</text:p>
          </table:table-cell>
          <table:table-cell office:value-type="float" office:value="1100" calcext:value-type="float">
            <text:p>1100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513" calcext:value-type="float">
            <text:p>513</text:p>
          </table:table-cell>
          <table:table-cell office:value-type="float" office:value="1110" calcext:value-type="float">
            <text:p>1110</text:p>
          </table:table-cell>
          <table:table-cell office:value-type="float" office:value="0.462162" calcext:value-type="float">
            <text:p>0.462162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514" calcext:value-type="float">
            <text:p>514</text:p>
          </table:table-cell>
          <table:table-cell office:value-type="float" office:value="1114" calcext:value-type="float">
            <text:p>1114</text:p>
          </table:table-cell>
          <table:table-cell office:value-type="float" office:value="0.4614" calcext:value-type="float">
            <text:p>0.4614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515" calcext:value-type="float">
            <text:p>515</text:p>
          </table:table-cell>
          <table:table-cell office:value-type="float" office:value="1116" calcext:value-type="float">
            <text:p>1116</text:p>
          </table:table-cell>
          <table:table-cell office:value-type="float" office:value="0.46147" calcext:value-type="float">
            <text:p>0.461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15" calcext:value-type="float">
            <text:p>515</text:p>
          </table:table-cell>
          <table:table-cell office:value-type="float" office:value="1116" calcext:value-type="float">
            <text:p>1116</text:p>
          </table:table-cell>
          <table:table-cell office:value-type="float" office:value="0.46147" calcext:value-type="float">
            <text:p>0.46147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514" calcext:value-type="float">
            <text:p>514</text:p>
          </table:table-cell>
          <table:table-cell office:value-type="float" office:value="1111" calcext:value-type="float">
            <text:p>1111</text:p>
          </table:table-cell>
          <table:table-cell office:value-type="float" office:value="0.462646" calcext:value-type="float">
            <text:p>0.462646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518" calcext:value-type="float">
            <text:p>518</text:p>
          </table:table-cell>
          <table:table-cell office:value-type="float" office:value="1129" calcext:value-type="float">
            <text:p>1129</text:p>
          </table:table-cell>
          <table:table-cell office:value-type="float" office:value="0.458813" calcext:value-type="float">
            <text:p>0.458813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519" calcext:value-type="float">
            <text:p>519</text:p>
          </table:table-cell>
          <table:table-cell office:value-type="float" office:value="1133" calcext:value-type="float">
            <text:p>1133</text:p>
          </table:table-cell>
          <table:table-cell office:value-type="float" office:value="0.458076" calcext:value-type="float">
            <text:p>0.458076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520" calcext:value-type="float">
            <text:p>520</text:p>
          </table:table-cell>
          <table:table-cell office:value-type="float" office:value="1137" calcext:value-type="float">
            <text:p>1137</text:p>
          </table:table-cell>
          <table:table-cell office:value-type="float" office:value="0.457344" calcext:value-type="float">
            <text:p>0.457344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520" calcext:value-type="float">
            <text:p>520</text:p>
          </table:table-cell>
          <table:table-cell office:value-type="float" office:value="1137" calcext:value-type="float">
            <text:p>1137</text:p>
          </table:table-cell>
          <table:table-cell office:value-type="float" office:value="0.457344" calcext:value-type="float">
            <text:p>0.457344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522" calcext:value-type="float">
            <text:p>522</text:p>
          </table:table-cell>
          <table:table-cell office:value-type="float" office:value="1142" calcext:value-type="float">
            <text:p>1142</text:p>
          </table:table-cell>
          <table:table-cell office:value-type="float" office:value="0.457093" calcext:value-type="float">
            <text:p>0.457093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524" calcext:value-type="float">
            <text:p>524</text:p>
          </table:table-cell>
          <table:table-cell office:value-type="float" office:value="1152" calcext:value-type="float">
            <text:p>1152</text:p>
          </table:table-cell>
          <table:table-cell office:value-type="float" office:value="0.454861" calcext:value-type="float">
            <text:p>0.454861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525" calcext:value-type="float">
            <text:p>525</text:p>
          </table:table-cell>
          <table:table-cell office:value-type="float" office:value="1156" calcext:value-type="float">
            <text:p>1156</text:p>
          </table:table-cell>
          <table:table-cell office:value-type="float" office:value="0.454152" calcext:value-type="float">
            <text:p>0.454152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527" calcext:value-type="float">
            <text:p>527</text:p>
          </table:table-cell>
          <table:table-cell office:value-type="float" office:value="1162" calcext:value-type="float">
            <text:p>1162</text:p>
          </table:table-cell>
          <table:table-cell office:value-type="float" office:value="0.453528" calcext:value-type="float">
            <text:p>0.4535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7" calcext:value-type="float">
            <text:p>527</text:p>
          </table:table-cell>
          <table:table-cell office:value-type="float" office:value="1162" calcext:value-type="float">
            <text:p>1162</text:p>
          </table:table-cell>
          <table:table-cell office:value-type="float" office:value="0.453528" calcext:value-type="float">
            <text:p>0.453528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525" calcext:value-type="float">
            <text:p>525</text:p>
          </table:table-cell>
          <table:table-cell office:value-type="float" office:value="1148" calcext:value-type="float">
            <text:p>1148</text:p>
          </table:table-cell>
          <table:table-cell office:value-type="float" office:value="0.457317" calcext:value-type="float">
            <text:p>0.457317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527" calcext:value-type="float">
            <text:p>527</text:p>
          </table:table-cell>
          <table:table-cell office:value-type="float" office:value="1156" calcext:value-type="float">
            <text:p>1156</text:p>
          </table:table-cell>
          <table:table-cell office:value-type="float" office:value="0.455882" calcext:value-type="float">
            <text:p>0.455882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527" calcext:value-type="float">
            <text:p>527</text:p>
          </table:table-cell>
          <table:table-cell office:value-type="float" office:value="1156" calcext:value-type="float">
            <text:p>1156</text:p>
          </table:table-cell>
          <table:table-cell office:value-type="float" office:value="0.455882" calcext:value-type="float">
            <text:p>0.455882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528" calcext:value-type="float">
            <text:p>528</text:p>
          </table:table-cell>
          <table:table-cell office:value-type="float" office:value="1160" calcext:value-type="float">
            <text:p>1160</text:p>
          </table:table-cell>
          <table:table-cell office:value-type="float" office:value="0.455172" calcext:value-type="float">
            <text:p>0.455172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528" calcext:value-type="float">
            <text:p>528</text:p>
          </table:table-cell>
          <table:table-cell office:value-type="float" office:value="1160" calcext:value-type="float">
            <text:p>1160</text:p>
          </table:table-cell>
          <table:table-cell office:value-type="float" office:value="0.455172" calcext:value-type="float">
            <text:p>0.455172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527" calcext:value-type="float">
            <text:p>527</text:p>
          </table:table-cell>
          <table:table-cell office:value-type="float" office:value="1154" calcext:value-type="float">
            <text:p>1154</text:p>
          </table:table-cell>
          <table:table-cell office:value-type="float" office:value="0.456672" calcext:value-type="float">
            <text:p>0.456672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529" calcext:value-type="float">
            <text:p>529</text:p>
          </table:table-cell>
          <table:table-cell office:value-type="float" office:value="1162" calcext:value-type="float">
            <text:p>1162</text:p>
          </table:table-cell>
          <table:table-cell office:value-type="float" office:value="0.45525" calcext:value-type="float">
            <text:p>0.45525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530" calcext:value-type="float">
            <text:p>530</text:p>
          </table:table-cell>
          <table:table-cell office:value-type="float" office:value="1166" calcext:value-type="float">
            <text:p>1166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0.453152" calcext:value-type="float">
            <text:p>0.453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2" calcext:value-type="float">
            <text:p>532</text:p>
          </table:table-cell>
          <table:table-cell office:value-type="float" office:value="1174" calcext:value-type="float">
            <text:p>1174</text:p>
          </table:table-cell>
          <table:table-cell office:value-type="float" office:value="0.453152" calcext:value-type="float">
            <text:p>0.453152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530" calcext:value-type="float">
            <text:p>530</text:p>
          </table:table-cell>
          <table:table-cell office:value-type="float" office:value="1175" calcext:value-type="float">
            <text:p>1175</text:p>
          </table:table-cell>
          <table:table-cell office:value-type="float" office:value="0.451064" calcext:value-type="float">
            <text:p>0.451064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0.44547" calcext:value-type="float">
            <text:p>0.44547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0.44547" calcext:value-type="float">
            <text:p>0.44547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0.44547" calcext:value-type="float">
            <text:p>0.44547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531" calcext:value-type="float">
            <text:p>531</text:p>
          </table:table-cell>
          <table:table-cell office:value-type="float" office:value="1192" calcext:value-type="float">
            <text:p>1192</text:p>
          </table:table-cell>
          <table:table-cell office:value-type="float" office:value="0.44547" calcext:value-type="float">
            <text:p>0.44547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531" calcext:value-type="float">
            <text:p>531</text:p>
          </table:table-cell>
          <table:table-cell office:value-type="float" office:value="1186" calcext:value-type="float">
            <text:p>1186</text:p>
          </table:table-cell>
          <table:table-cell office:value-type="float" office:value="0.447723" calcext:value-type="float">
            <text:p>0.447723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535" calcext:value-type="float">
            <text:p>535</text:p>
          </table:table-cell>
          <table:table-cell office:value-type="float" office:value="1196" calcext:value-type="float">
            <text:p>1196</text:p>
          </table:table-cell>
          <table:table-cell office:value-type="float" office:value="0.447324" calcext:value-type="float">
            <text:p>0.447324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536" calcext:value-type="float">
            <text:p>536</text:p>
          </table:table-cell>
          <table:table-cell office:value-type="float" office:value="1200" calcext:value-type="float">
            <text:p>1200</text:p>
          </table:table-cell>
          <table:table-cell office:value-type="float" office:value="0.446667" calcext:value-type="float">
            <text:p>0.446667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537" calcext:value-type="float">
            <text:p>537</text:p>
          </table:table-cell>
          <table:table-cell office:value-type="float" office:value="1202" calcext:value-type="float">
            <text:p>1202</text:p>
          </table:table-cell>
          <table:table-cell office:value-type="float" office:value="0.446755" calcext:value-type="float">
            <text:p>0.4467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8" calcext:value-type="float">
            <text:p>538</text:p>
          </table:table-cell>
          <table:table-cell office:value-type="float" office:value="1204" calcext:value-type="float">
            <text:p>1204</text:p>
          </table:table-cell>
          <table:table-cell office:value-type="float" office:value="0.446844" calcext:value-type="float">
            <text:p>0.446844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536" calcext:value-type="float">
            <text:p>536</text:p>
          </table:table-cell>
          <table:table-cell office:value-type="float" office:value="1186" calcext:value-type="float">
            <text:p>1186</text:p>
          </table:table-cell>
          <table:table-cell office:value-type="float" office:value="0.451939" calcext:value-type="float">
            <text:p>0.451939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538" calcext:value-type="float">
            <text:p>538</text:p>
          </table:table-cell>
          <table:table-cell office:value-type="float" office:value="1189" calcext:value-type="float">
            <text:p>1189</text:p>
          </table:table-cell>
          <table:table-cell office:value-type="float" office:value="0.452481" calcext:value-type="float">
            <text:p>0.452481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539" calcext:value-type="float">
            <text:p>539</text:p>
          </table:table-cell>
          <table:table-cell office:value-type="float" office:value="1191" calcext:value-type="float">
            <text:p>1191</text:p>
          </table:table-cell>
          <table:table-cell office:value-type="float" office:value="0.452561" calcext:value-type="float">
            <text:p>0.452561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539" calcext:value-type="float">
            <text:p>539</text:p>
          </table:table-cell>
          <table:table-cell office:value-type="float" office:value="1191" calcext:value-type="float">
            <text:p>1191</text:p>
          </table:table-cell>
          <table:table-cell office:value-type="float" office:value="0.452561" calcext:value-type="float">
            <text:p>0.452561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540" calcext:value-type="float">
            <text:p>540</text:p>
          </table:table-cell>
          <table:table-cell office:value-type="float" office:value="1193" calcext:value-type="float">
            <text:p>1193</text:p>
          </table:table-cell>
          <table:table-cell office:value-type="float" office:value="0.45264" calcext:value-type="float">
            <text:p>0.45264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537" calcext:value-type="float">
            <text:p>537</text:p>
          </table:table-cell>
          <table:table-cell office:value-type="float" office:value="1176" calcext:value-type="float">
            <text:p>1176</text:p>
          </table:table-cell>
          <table:table-cell office:value-type="float" office:value="0.456633" calcext:value-type="float">
            <text:p>0.456633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542" calcext:value-type="float">
            <text:p>542</text:p>
          </table:table-cell>
          <table:table-cell office:value-type="float" office:value="1193" calcext:value-type="float">
            <text:p>1193</text:p>
          </table:table-cell>
          <table:table-cell office:value-type="float" office:value="0.454317" calcext:value-type="float">
            <text:p>0.454317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544" calcext:value-type="float">
            <text:p>544</text:p>
          </table:table-cell>
          <table:table-cell office:value-type="float" office:value="1199" calcext:value-type="float">
            <text:p>1199</text:p>
          </table:table-cell>
          <table:table-cell office:value-type="float" office:value="0.453711" calcext:value-type="float">
            <text:p>0.453711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545" calcext:value-type="float">
            <text:p>545</text:p>
          </table:table-cell>
          <table:table-cell office:value-type="float" office:value="1202" calcext:value-type="float">
            <text:p>1202</text:p>
          </table:table-cell>
          <table:table-cell office:value-type="float" office:value="0.453411" calcext:value-type="float">
            <text:p>0.4534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46" calcext:value-type="float">
            <text:p>546</text:p>
          </table:table-cell>
          <table:table-cell office:value-type="float" office:value="1204" calcext:value-type="float">
            <text:p>1204</text:p>
          </table:table-cell>
          <table:table-cell office:value-type="float" office:value="0.453488" calcext:value-type="float">
            <text:p>0.453488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535" calcext:value-type="float">
            <text:p>535</text:p>
          </table:table-cell>
          <table:table-cell office:value-type="float" office:value="1170" calcext:value-type="float">
            <text:p>1170</text:p>
          </table:table-cell>
          <table:table-cell office:value-type="float" office:value="0.457265" calcext:value-type="float">
            <text:p>0.457265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539" calcext:value-type="float">
            <text:p>539</text:p>
          </table:table-cell>
          <table:table-cell office:value-type="float" office:value="1181" calcext:value-type="float">
            <text:p>1181</text:p>
          </table:table-cell>
          <table:table-cell office:value-type="float" office:value="0.456393" calcext:value-type="float">
            <text:p>0.456393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544" calcext:value-type="float">
            <text:p>544</text:p>
          </table:table-cell>
          <table:table-cell office:value-type="float" office:value="1199" calcext:value-type="float">
            <text:p>1199</text:p>
          </table:table-cell>
          <table:table-cell office:value-type="float" office:value="0.453711" calcext:value-type="float">
            <text:p>0.453711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545" calcext:value-type="float">
            <text:p>545</text:p>
          </table:table-cell>
          <table:table-cell office:value-type="float" office:value="1201" calcext:value-type="float">
            <text:p>1201</text:p>
          </table:table-cell>
          <table:table-cell office:value-type="float" office:value="0.453789" calcext:value-type="float">
            <text:p>0.453789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546" calcext:value-type="float">
            <text:p>546</text:p>
          </table:table-cell>
          <table:table-cell office:value-type="float" office:value="1205" calcext:value-type="float">
            <text:p>1205</text:p>
          </table:table-cell>
          <table:table-cell office:value-type="float" office:value="0.453112" calcext:value-type="float">
            <text:p>0.453112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460" calcext:value-type="float">
            <text:p>460</text:p>
          </table:table-cell>
          <table:table-cell office:value-type="float" office:value="981" calcext:value-type="float">
            <text:p>981</text:p>
          </table:table-cell>
          <table:table-cell office:value-type="float" office:value="0.468909" calcext:value-type="float">
            <text:p>0.468909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462" calcext:value-type="float">
            <text:p>462</text:p>
          </table:table-cell>
          <table:table-cell office:value-type="float" office:value="987" calcext:value-type="float">
            <text:p>987</text:p>
          </table:table-cell>
          <table:table-cell office:value-type="float" office:value="0.468085" calcext:value-type="float">
            <text:p>0.468085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462" calcext:value-type="float">
            <text:p>462</text:p>
          </table:table-cell>
          <table:table-cell office:value-type="float" office:value="987" calcext:value-type="float">
            <text:p>987</text:p>
          </table:table-cell>
          <table:table-cell office:value-type="float" office:value="0.468085" calcext:value-type="float">
            <text:p>0.468085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463" calcext:value-type="float">
            <text:p>463</text:p>
          </table:table-cell>
          <table:table-cell office:value-type="float" office:value="989" calcext:value-type="float">
            <text:p>989</text:p>
          </table:table-cell>
          <table:table-cell office:value-type="float" office:value="0.46815" calcext:value-type="float">
            <text:p>0.468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63" calcext:value-type="float">
            <text:p>463</text:p>
          </table:table-cell>
          <table:table-cell office:value-type="float" office:value="989" calcext:value-type="float">
            <text:p>989</text:p>
          </table:table-cell>
          <table:table-cell office:value-type="float" office:value="0.46815" calcext:value-type="float">
            <text:p>0.46815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447" calcext:value-type="float">
            <text:p>447</text:p>
          </table:table-cell>
          <table:table-cell office:value-type="float" office:value="952" calcext:value-type="float">
            <text:p>952</text:p>
          </table:table-cell>
          <table:table-cell office:value-type="float" office:value="0.469538" calcext:value-type="float">
            <text:p>0.469538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450" calcext:value-type="float">
            <text:p>450</text:p>
          </table:table-cell>
          <table:table-cell office:value-type="float" office:value="958" calcext:value-type="float">
            <text:p>958</text:p>
          </table:table-cell>
          <table:table-cell office:value-type="float" office:value="0.469729" calcext:value-type="float">
            <text:p>0.469729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452" calcext:value-type="float">
            <text:p>452</text:p>
          </table:table-cell>
          <table:table-cell office:value-type="float" office:value="964" calcext:value-type="float">
            <text:p>964</text:p>
          </table:table-cell>
          <table:table-cell office:value-type="float" office:value="0.46888" calcext:value-type="float">
            <text:p>0.46888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452" calcext:value-type="float">
            <text:p>452</text:p>
          </table:table-cell>
          <table:table-cell office:value-type="float" office:value="964" calcext:value-type="float">
            <text:p>964</text:p>
          </table:table-cell>
          <table:table-cell office:value-type="float" office:value="0.46888" calcext:value-type="float">
            <text:p>0.46888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452" calcext:value-type="float">
            <text:p>452</text:p>
          </table:table-cell>
          <table:table-cell office:value-type="float" office:value="964" calcext:value-type="float">
            <text:p>964</text:p>
          </table:table-cell>
          <table:table-cell office:value-type="float" office:value="0.46888" calcext:value-type="float">
            <text:p>0.46888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0.470405" calcext:value-type="float">
            <text:p>0.470405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457" calcext:value-type="float">
            <text:p>457</text:p>
          </table:table-cell>
          <table:table-cell office:value-type="float" office:value="977" calcext:value-type="float">
            <text:p>977</text:p>
          </table:table-cell>
          <table:table-cell office:value-type="float" office:value="0.467758" calcext:value-type="float">
            <text:p>0.467758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459" calcext:value-type="float">
            <text:p>459</text:p>
          </table:table-cell>
          <table:table-cell office:value-type="float" office:value="981" calcext:value-type="float">
            <text:p>981</text:p>
          </table:table-cell>
          <table:table-cell office:value-type="float" office:value="0.46789" calcext:value-type="float">
            <text:p>0.46789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460" calcext:value-type="float">
            <text:p>460</text:p>
          </table:table-cell>
          <table:table-cell office:value-type="float" office:value="983" calcext:value-type="float">
            <text:p>983</text:p>
          </table:table-cell>
          <table:table-cell office:value-type="float" office:value="0.467955" calcext:value-type="float">
            <text:p>0.4679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  <table:table-cell office:value-type="float" office:value="983" calcext:value-type="float">
            <text:p>983</text:p>
          </table:table-cell>
          <table:table-cell office:value-type="float" office:value="0.467955" calcext:value-type="float">
            <text:p>0.467955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346" calcext:value-type="float">
            <text:p>346</text:p>
          </table:table-cell>
          <table:table-cell office:value-type="float" office:value="742" calcext:value-type="float">
            <text:p>742</text:p>
          </table:table-cell>
          <table:table-cell office:value-type="float" office:value="0.466307" calcext:value-type="float">
            <text:p>0.466307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347" calcext:value-type="float">
            <text:p>347</text:p>
          </table:table-cell>
          <table:table-cell office:value-type="float" office:value="746" calcext:value-type="float">
            <text:p>746</text:p>
          </table:table-cell>
          <table:table-cell office:value-type="float" office:value="0.465147" calcext:value-type="float">
            <text:p>0.465147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347" calcext:value-type="float">
            <text:p>347</text:p>
          </table:table-cell>
          <table:table-cell office:value-type="float" office:value="746" calcext:value-type="float">
            <text:p>746</text:p>
          </table:table-cell>
          <table:table-cell office:value-type="float" office:value="0.465147" calcext:value-type="float">
            <text:p>0.465147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347" calcext:value-type="float">
            <text:p>347</text:p>
          </table:table-cell>
          <table:table-cell office:value-type="float" office:value="746" calcext:value-type="float">
            <text:p>746</text:p>
          </table:table-cell>
          <table:table-cell office:value-type="float" office:value="0.465147" calcext:value-type="float">
            <text:p>0.465147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347" calcext:value-type="float">
            <text:p>347</text:p>
          </table:table-cell>
          <table:table-cell office:value-type="float" office:value="746" calcext:value-type="float">
            <text:p>746</text:p>
          </table:table-cell>
          <table:table-cell office:value-type="float" office:value="0.465147" calcext:value-type="float">
            <text:p>0.465147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331" calcext:value-type="float">
            <text:p>331</text:p>
          </table:table-cell>
          <table:table-cell office:value-type="float" office:value="708" calcext:value-type="float">
            <text:p>708</text:p>
          </table:table-cell>
          <table:table-cell office:value-type="float" office:value="0.467514" calcext:value-type="float">
            <text:p>0.467514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333" calcext:value-type="float">
            <text:p>333</text:p>
          </table:table-cell>
          <table:table-cell office:value-type="float" office:value="713" calcext:value-type="float">
            <text:p>713</text:p>
          </table:table-cell>
          <table:table-cell office:value-type="float" office:value="0.467041" calcext:value-type="float">
            <text:p>0.467041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334" calcext:value-type="float">
            <text:p>334</text:p>
          </table:table-cell>
          <table:table-cell office:value-type="float" office:value="717" calcext:value-type="float">
            <text:p>717</text:p>
          </table:table-cell>
          <table:table-cell office:value-type="float" office:value="0.46583" calcext:value-type="float">
            <text:p>0.46583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335" calcext:value-type="float">
            <text:p>335</text:p>
          </table:table-cell>
          <table:table-cell office:value-type="float" office:value="719" calcext:value-type="float">
            <text:p>719</text:p>
          </table:table-cell>
          <table:table-cell office:value-type="float" office:value="0.465925" calcext:value-type="float">
            <text:p>0.4659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35" calcext:value-type="float">
            <text:p>335</text:p>
          </table:table-cell>
          <table:table-cell office:value-type="float" office:value="719" calcext:value-type="float">
            <text:p>719</text:p>
          </table:table-cell>
          <table:table-cell office:value-type="float" office:value="0.465925" calcext:value-type="float">
            <text:p>0.465925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331" calcext:value-type="float">
            <text:p>331</text:p>
          </table:table-cell>
          <table:table-cell office:value-type="float" office:value="712" calcext:value-type="float">
            <text:p>712</text:p>
          </table:table-cell>
          <table:table-cell office:value-type="float" office:value="0.464888" calcext:value-type="float">
            <text:p>0.464888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331" calcext:value-type="float">
            <text:p>331</text:p>
          </table:table-cell>
          <table:table-cell office:value-type="float" office:value="721" calcext:value-type="float">
            <text:p>721</text:p>
          </table:table-cell>
          <table:table-cell office:value-type="float" office:value="0.459085" calcext:value-type="float">
            <text:p>0.459085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332" calcext:value-type="float">
            <text:p>332</text:p>
          </table:table-cell>
          <table:table-cell office:value-type="float" office:value="723" calcext:value-type="float">
            <text:p>723</text:p>
          </table:table-cell>
          <table:table-cell office:value-type="float" office:value="0.459198" calcext:value-type="float">
            <text:p>0.459198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332" calcext:value-type="float">
            <text:p>332</text:p>
          </table:table-cell>
          <table:table-cell office:value-type="float" office:value="723" calcext:value-type="float">
            <text:p>723</text:p>
          </table:table-cell>
          <table:table-cell office:value-type="float" office:value="0.459198" calcext:value-type="float">
            <text:p>0.459198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332" calcext:value-type="float">
            <text:p>332</text:p>
          </table:table-cell>
          <table:table-cell office:value-type="float" office:value="723" calcext:value-type="float">
            <text:p>723</text:p>
          </table:table-cell>
          <table:table-cell office:value-type="float" office:value="0.459198" calcext:value-type="float">
            <text:p>0.459198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328" calcext:value-type="float">
            <text:p>328</text:p>
          </table:table-cell>
          <table:table-cell office:value-type="float" office:value="710" calcext:value-type="float">
            <text:p>710</text:p>
          </table:table-cell>
          <table:table-cell office:value-type="float" office:value="0.461972" calcext:value-type="float">
            <text:p>0.461972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327" calcext:value-type="float">
            <text:p>327</text:p>
          </table:table-cell>
          <table:table-cell office:value-type="float" office:value="710" calcext:value-type="float">
            <text:p>710</text:p>
          </table:table-cell>
          <table:table-cell office:value-type="float" office:value="0.460563" calcext:value-type="float">
            <text:p>0.460563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329" calcext:value-type="float">
            <text:p>329</text:p>
          </table:table-cell>
          <table:table-cell office:value-type="float" office:value="716" calcext:value-type="float">
            <text:p>716</text:p>
          </table:table-cell>
          <table:table-cell office:value-type="float" office:value="0.459497" calcext:value-type="float">
            <text:p>0.459497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330" calcext:value-type="float">
            <text:p>330</text:p>
          </table:table-cell>
          <table:table-cell office:value-type="float" office:value="718" calcext:value-type="float">
            <text:p>718</text:p>
          </table:table-cell>
          <table:table-cell office:value-type="float" office:value="0.45961" calcext:value-type="float">
            <text:p>0.459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30" calcext:value-type="float">
            <text:p>330</text:p>
          </table:table-cell>
          <table:table-cell office:value-type="float" office:value="718" calcext:value-type="float">
            <text:p>718</text:p>
          </table:table-cell>
          <table:table-cell office:value-type="float" office:value="0.45961" calcext:value-type="float">
            <text:p>0.45961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328" calcext:value-type="float">
            <text:p>328</text:p>
          </table:table-cell>
          <table:table-cell office:value-type="float" office:value="707" calcext:value-type="float">
            <text:p>707</text:p>
          </table:table-cell>
          <table:table-cell office:value-type="float" office:value="0.463932" calcext:value-type="float">
            <text:p>0.463932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330" calcext:value-type="float">
            <text:p>330</text:p>
          </table:table-cell>
          <table:table-cell office:value-type="float" office:value="713" calcext:value-type="float">
            <text:p>713</text:p>
          </table:table-cell>
          <table:table-cell office:value-type="float" office:value="0.462833" calcext:value-type="float">
            <text:p>0.462833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331" calcext:value-type="float">
            <text:p>331</text:p>
          </table:table-cell>
          <table:table-cell office:value-type="float" office:value="715" calcext:value-type="float">
            <text:p>715</text:p>
          </table:table-cell>
          <table:table-cell office:value-type="float" office:value="0.462937" calcext:value-type="float">
            <text:p>0.462937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331" calcext:value-type="float">
            <text:p>331</text:p>
          </table:table-cell>
          <table:table-cell office:value-type="float" office:value="715" calcext:value-type="float">
            <text:p>715</text:p>
          </table:table-cell>
          <table:table-cell office:value-type="float" office:value="0.462937" calcext:value-type="float">
            <text:p>0.462937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331" calcext:value-type="float">
            <text:p>331</text:p>
          </table:table-cell>
          <table:table-cell office:value-type="float" office:value="715" calcext:value-type="float">
            <text:p>715</text:p>
          </table:table-cell>
          <table:table-cell office:value-type="float" office:value="0.462937" calcext:value-type="float">
            <text:p>0.462937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313" calcext:value-type="float">
            <text:p>313</text:p>
          </table:table-cell>
          <table:table-cell office:value-type="float" office:value="662" calcext:value-type="float">
            <text:p>662</text:p>
          </table:table-cell>
          <table:table-cell office:value-type="float" office:value="0.47281" calcext:value-type="float">
            <text:p>0.47281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315" calcext:value-type="float">
            <text:p>315</text:p>
          </table:table-cell>
          <table:table-cell office:value-type="float" office:value="670" calcext:value-type="float">
            <text:p>670</text:p>
          </table:table-cell>
          <table:table-cell office:value-type="float" office:value="0.470149" calcext:value-type="float">
            <text:p>0.470149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316" calcext:value-type="float">
            <text:p>316</text:p>
          </table:table-cell>
          <table:table-cell office:value-type="float" office:value="674" calcext:value-type="float">
            <text:p>674</text:p>
          </table:table-cell>
          <table:table-cell office:value-type="float" office:value="0.468843" calcext:value-type="float">
            <text:p>0.468843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316" calcext:value-type="float">
            <text:p>316</text:p>
          </table:table-cell>
          <table:table-cell office:value-type="float" office:value="674" calcext:value-type="float">
            <text:p>674</text:p>
          </table:table-cell>
          <table:table-cell office:value-type="float" office:value="0.468843" calcext:value-type="float">
            <text:p>0.4688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" calcext:value-type="float">
            <text:p>316</text:p>
          </table:table-cell>
          <table:table-cell office:value-type="float" office:value="674" calcext:value-type="float">
            <text:p>674</text:p>
          </table:table-cell>
          <table:table-cell office:value-type="float" office:value="0.468843" calcext:value-type="float">
            <text:p>0.468843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297" calcext:value-type="float">
            <text:p>297</text:p>
          </table:table-cell>
          <table:table-cell office:value-type="float" office:value="622" calcext:value-type="float">
            <text:p>622</text:p>
          </table:table-cell>
          <table:table-cell office:value-type="float" office:value="0.477492" calcext:value-type="float">
            <text:p>0.477492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298" calcext:value-type="float">
            <text:p>298</text:p>
          </table:table-cell>
          <table:table-cell office:value-type="float" office:value="626" calcext:value-type="float">
            <text:p>626</text:p>
          </table:table-cell>
          <table:table-cell office:value-type="float" office:value="0.476038" calcext:value-type="float">
            <text:p>0.476038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300" calcext:value-type="float">
            <text:p>300</text:p>
          </table:table-cell>
          <table:table-cell office:value-type="float" office:value="634" calcext:value-type="float">
            <text:p>634</text:p>
          </table:table-cell>
          <table:table-cell office:value-type="float" office:value="0.473186" calcext:value-type="float">
            <text:p>0.473186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300" calcext:value-type="float">
            <text:p>300</text:p>
          </table:table-cell>
          <table:table-cell office:value-type="float" office:value="634" calcext:value-type="float">
            <text:p>634</text:p>
          </table:table-cell>
          <table:table-cell office:value-type="float" office:value="0.473186" calcext:value-type="float">
            <text:p>0.473186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301" calcext:value-type="float">
            <text:p>301</text:p>
          </table:table-cell>
          <table:table-cell office:value-type="float" office:value="638" calcext:value-type="float">
            <text:p>638</text:p>
          </table:table-cell>
          <table:table-cell office:value-type="float" office:value="0.471787" calcext:value-type="float">
            <text:p>0.471787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279" calcext:value-type="float">
            <text:p>279</text:p>
          </table:table-cell>
          <table:table-cell office:value-type="float" office:value="584" calcext:value-type="float">
            <text:p>584</text:p>
          </table:table-cell>
          <table:table-cell office:value-type="float" office:value="0.47774" calcext:value-type="float">
            <text:p>0.47774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281" calcext:value-type="float">
            <text:p>281</text:p>
          </table:table-cell>
          <table:table-cell office:value-type="float" office:value="590" calcext:value-type="float">
            <text:p>590</text:p>
          </table:table-cell>
          <table:table-cell office:value-type="float" office:value="0.476271" calcext:value-type="float">
            <text:p>0.476271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281" calcext:value-type="float">
            <text:p>281</text:p>
          </table:table-cell>
          <table:table-cell office:value-type="float" office:value="590" calcext:value-type="float">
            <text:p>590</text:p>
          </table:table-cell>
          <table:table-cell office:value-type="float" office:value="0.476271" calcext:value-type="float">
            <text:p>0.476271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283" calcext:value-type="float">
            <text:p>283</text:p>
          </table:table-cell>
          <table:table-cell office:value-type="float" office:value="594" calcext:value-type="float">
            <text:p>594</text:p>
          </table:table-cell>
          <table:table-cell office:value-type="float" office:value="0.476431" calcext:value-type="float">
            <text:p>0.4764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3" calcext:value-type="float">
            <text:p>283</text:p>
          </table:table-cell>
          <table:table-cell office:value-type="float" office:value="594" calcext:value-type="float">
            <text:p>594</text:p>
          </table:table-cell>
          <table:table-cell office:value-type="float" office:value="0.476431" calcext:value-type="float">
            <text:p>0.476431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259" calcext:value-type="float">
            <text:p>259</text:p>
          </table:table-cell>
          <table:table-cell office:value-type="float" office:value="541" calcext:value-type="float">
            <text:p>541</text:p>
          </table:table-cell>
          <table:table-cell office:value-type="float" office:value="0.478743" calcext:value-type="float">
            <text:p>0.478743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262" calcext:value-type="float">
            <text:p>262</text:p>
          </table:table-cell>
          <table:table-cell office:value-type="float" office:value="548" calcext:value-type="float">
            <text:p>548</text:p>
          </table:table-cell>
          <table:table-cell office:value-type="float" office:value="0.478102" calcext:value-type="float">
            <text:p>0.478102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264" calcext:value-type="float">
            <text:p>264</text:p>
          </table:table-cell>
          <table:table-cell office:value-type="float" office:value="554" calcext:value-type="float">
            <text:p>554</text:p>
          </table:table-cell>
          <table:table-cell office:value-type="float" office:value="0.476534" calcext:value-type="float">
            <text:p>0.476534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266" calcext:value-type="float">
            <text:p>266</text:p>
          </table:table-cell>
          <table:table-cell office:value-type="float" office:value="558" calcext:value-type="float">
            <text:p>558</text:p>
          </table:table-cell>
          <table:table-cell office:value-type="float" office:value="0.476703" calcext:value-type="float">
            <text:p>0.476703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266" calcext:value-type="float">
            <text:p>266</text:p>
          </table:table-cell>
          <table:table-cell office:value-type="float" office:value="558" calcext:value-type="float">
            <text:p>558</text:p>
          </table:table-cell>
          <table:table-cell office:value-type="float" office:value="0.476703" calcext:value-type="float">
            <text:p>0.476703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267" calcext:value-type="float">
            <text:p>267</text:p>
          </table:table-cell>
          <table:table-cell office:value-type="float" office:value="563" calcext:value-type="float">
            <text:p>563</text:p>
          </table:table-cell>
          <table:table-cell office:value-type="float" office:value="0.474245" calcext:value-type="float">
            <text:p>0.474245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270" calcext:value-type="float">
            <text:p>270</text:p>
          </table:table-cell>
          <table:table-cell office:value-type="float" office:value="576" calcext:value-type="float">
            <text:p>576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272" calcext:value-type="float">
            <text:p>272</text:p>
          </table:table-cell>
          <table:table-cell office:value-type="float" office:value="580" calcext:value-type="float">
            <text:p>580</text:p>
          </table:table-cell>
          <table:table-cell office:value-type="float" office:value="0.468966" calcext:value-type="float">
            <text:p>0.468966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272" calcext:value-type="float">
            <text:p>272</text:p>
          </table:table-cell>
          <table:table-cell office:value-type="float" office:value="580" calcext:value-type="float">
            <text:p>580</text:p>
          </table:table-cell>
          <table:table-cell office:value-type="float" office:value="0.468966" calcext:value-type="float">
            <text:p>0.4689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2" calcext:value-type="float">
            <text:p>272</text:p>
          </table:table-cell>
          <table:table-cell office:value-type="float" office:value="580" calcext:value-type="float">
            <text:p>580</text:p>
          </table:table-cell>
          <table:table-cell office:value-type="float" office:value="0.468966" calcext:value-type="float">
            <text:p>0.468966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271" calcext:value-type="float">
            <text:p>271</text:p>
          </table:table-cell>
          <table:table-cell office:value-type="float" office:value="575" calcext:value-type="float">
            <text:p>575</text:p>
          </table:table-cell>
          <table:table-cell office:value-type="float" office:value="0.471304" calcext:value-type="float">
            <text:p>0.471304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273" calcext:value-type="float">
            <text:p>273</text:p>
          </table:table-cell>
          <table:table-cell office:value-type="float" office:value="583" calcext:value-type="float">
            <text:p>583</text:p>
          </table:table-cell>
          <table:table-cell office:value-type="float" office:value="0.468268" calcext:value-type="float">
            <text:p>0.468268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274" calcext:value-type="float">
            <text:p>274</text:p>
          </table:table-cell>
          <table:table-cell office:value-type="float" office:value="587" calcext:value-type="float">
            <text:p>587</text:p>
          </table:table-cell>
          <table:table-cell office:value-type="float" office:value="0.46678" calcext:value-type="float">
            <text:p>0.46678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275" calcext:value-type="float">
            <text:p>275</text:p>
          </table:table-cell>
          <table:table-cell office:value-type="float" office:value="591" calcext:value-type="float">
            <text:p>591</text:p>
          </table:table-cell>
          <table:table-cell office:value-type="float" office:value="0.465313" calcext:value-type="float">
            <text:p>0.465313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275" calcext:value-type="float">
            <text:p>275</text:p>
          </table:table-cell>
          <table:table-cell office:value-type="float" office:value="591" calcext:value-type="float">
            <text:p>591</text:p>
          </table:table-cell>
          <table:table-cell office:value-type="float" office:value="0.465313" calcext:value-type="float">
            <text:p>0.465313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275" calcext:value-type="float">
            <text:p>275</text:p>
          </table:table-cell>
          <table:table-cell office:value-type="float" office:value="590" calcext:value-type="float">
            <text:p>590</text:p>
          </table:table-cell>
          <table:table-cell office:value-type="float" office:value="0.466102" calcext:value-type="float">
            <text:p>0.466102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277" calcext:value-type="float">
            <text:p>277</text:p>
          </table:table-cell>
          <table:table-cell office:value-type="float" office:value="600" calcext:value-type="float">
            <text:p>600</text:p>
          </table:table-cell>
          <table:table-cell office:value-type="float" office:value="0.461667" calcext:value-type="float">
            <text:p>0.461667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277" calcext:value-type="float">
            <text:p>277</text:p>
          </table:table-cell>
          <table:table-cell office:value-type="float" office:value="600" calcext:value-type="float">
            <text:p>600</text:p>
          </table:table-cell>
          <table:table-cell office:value-type="float" office:value="0.461667" calcext:value-type="float">
            <text:p>0.461667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278" calcext:value-type="float">
            <text:p>278</text:p>
          </table:table-cell>
          <table:table-cell office:value-type="float" office:value="602" calcext:value-type="float">
            <text:p>602</text:p>
          </table:table-cell>
          <table:table-cell office:value-type="float" office:value="0.461794" calcext:value-type="float">
            <text:p>0.4617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78" calcext:value-type="float">
            <text:p>278</text:p>
          </table:table-cell>
          <table:table-cell office:value-type="float" office:value="602" calcext:value-type="float">
            <text:p>602</text:p>
          </table:table-cell>
          <table:table-cell office:value-type="float" office:value="0.461794" calcext:value-type="float">
            <text:p>0.461794</text:p>
          </table:table-cell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237" calcext:value-type="float">
            <text:p>237</text:p>
          </table:table-cell>
          <table:table-cell office:value-type="float" office:value="482" calcext:value-type="float">
            <text:p>482</text:p>
          </table:table-cell>
          <table:table-cell office:value-type="float" office:value="0.491701" calcext:value-type="float">
            <text:p>0.491701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239" calcext:value-type="float">
            <text:p>239</text:p>
          </table:table-cell>
          <table:table-cell office:value-type="float" office:value="488" calcext:value-type="float">
            <text:p>488</text:p>
          </table:table-cell>
          <table:table-cell office:value-type="float" office:value="0.489754" calcext:value-type="float">
            <text:p>0.489754</text:p>
          </table:table-cell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239" calcext:value-type="float">
            <text:p>239</text:p>
          </table:table-cell>
          <table:table-cell office:value-type="float" office:value="488" calcext:value-type="float">
            <text:p>488</text:p>
          </table:table-cell>
          <table:table-cell office:value-type="float" office:value="0.489754" calcext:value-type="float">
            <text:p>0.489754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241" calcext:value-type="float">
            <text:p>241</text:p>
          </table:table-cell>
          <table:table-cell office:value-type="float" office:value="492" calcext:value-type="float">
            <text:p>492</text:p>
          </table:table-cell>
          <table:table-cell office:value-type="float" office:value="0.489837" calcext:value-type="float">
            <text:p>0.489837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242" calcext:value-type="float">
            <text:p>242</text:p>
          </table:table-cell>
          <table:table-cell office:value-type="float" office:value="494" calcext:value-type="float">
            <text:p>494</text:p>
          </table:table-cell>
          <table:table-cell office:value-type="float" office:value="0.489879" calcext:value-type="float">
            <text:p>0.489879</text:p>
          </table:table-cell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97" calcext:value-type="float">
            <text:p>197</text:p>
          </table:table-cell>
          <table:table-cell office:value-type="float" office:value="399" calcext:value-type="float">
            <text:p>399</text:p>
          </table:table-cell>
          <table:table-cell office:value-type="float" office:value="0.493734" calcext:value-type="float">
            <text:p>0.493734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198" calcext:value-type="float">
            <text:p>198</text:p>
          </table:table-cell>
          <table:table-cell office:value-type="float" office:value="403" calcext:value-type="float">
            <text:p>403</text:p>
          </table:table-cell>
          <table:table-cell office:value-type="float" office:value="0.491315" calcext:value-type="float">
            <text:p>0.491315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99" calcext:value-type="float">
            <text:p>199</text:p>
          </table:table-cell>
          <table:table-cell office:value-type="float" office:value="407" calcext:value-type="float">
            <text:p>407</text:p>
          </table:table-cell>
          <table:table-cell office:value-type="float" office:value="0.488943" calcext:value-type="float">
            <text:p>0.488943</text:p>
          </table:table-cell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201" calcext:value-type="float">
            <text:p>201</text:p>
          </table:table-cell>
          <table:table-cell office:value-type="float" office:value="411" calcext:value-type="float">
            <text:p>411</text:p>
          </table:table-cell>
          <table:table-cell office:value-type="float" office:value="0.489051" calcext:value-type="float">
            <text:p>0.4890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  <table:table-cell office:value-type="float" office:value="411" calcext:value-type="float">
            <text:p>411</text:p>
          </table:table-cell>
          <table:table-cell office:value-type="float" office:value="0.489051" calcext:value-type="float">
            <text:p>0.489051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203" calcext:value-type="float">
            <text:p>203</text:p>
          </table:table-cell>
          <table:table-cell office:value-type="float" office:value="415" calcext:value-type="float">
            <text:p>415</text:p>
          </table:table-cell>
          <table:table-cell office:value-type="float" office:value="0.489157" calcext:value-type="float">
            <text:p>0.489157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204" calcext:value-type="float">
            <text:p>204</text:p>
          </table:table-cell>
          <table:table-cell office:value-type="float" office:value="423" calcext:value-type="float">
            <text:p>423</text:p>
          </table:table-cell>
          <table:table-cell office:value-type="float" office:value="0.48227" calcext:value-type="float">
            <text:p>0.48227</text:p>
          </table:table-cell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204" calcext:value-type="float">
            <text:p>204</text:p>
          </table:table-cell>
          <table:table-cell office:value-type="float" office:value="423" calcext:value-type="float">
            <text:p>423</text:p>
          </table:table-cell>
          <table:table-cell office:value-type="float" office:value="0.48227" calcext:value-type="float">
            <text:p>0.48227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204" calcext:value-type="float">
            <text:p>204</text:p>
          </table:table-cell>
          <table:table-cell office:value-type="float" office:value="423" calcext:value-type="float">
            <text:p>423</text:p>
          </table:table-cell>
          <table:table-cell office:value-type="float" office:value="0.48227" calcext:value-type="float">
            <text:p>0.48227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204" calcext:value-type="float">
            <text:p>204</text:p>
          </table:table-cell>
          <table:table-cell office:value-type="float" office:value="423" calcext:value-type="float">
            <text:p>423</text:p>
          </table:table-cell>
          <table:table-cell office:value-type="float" office:value="0.48227" calcext:value-type="float">
            <text:p>0.48227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205" calcext:value-type="float">
            <text:p>205</text:p>
          </table:table-cell>
          <table:table-cell office:value-type="float" office:value="427" calcext:value-type="float">
            <text:p>427</text:p>
          </table:table-cell>
          <table:table-cell office:value-type="float" office:value="0.480094" calcext:value-type="float">
            <text:p>0.480094</text:p>
          </table:table-cell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205" calcext:value-type="float">
            <text:p>205</text:p>
          </table:table-cell>
          <table:table-cell office:value-type="float" office:value="427" calcext:value-type="float">
            <text:p>427</text:p>
          </table:table-cell>
          <table:table-cell office:value-type="float" office:value="0.480094" calcext:value-type="float">
            <text:p>0.480094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206" calcext:value-type="float">
            <text:p>206</text:p>
          </table:table-cell>
          <table:table-cell office:value-type="float" office:value="431" calcext:value-type="float">
            <text:p>431</text:p>
          </table:table-cell>
          <table:table-cell office:value-type="float" office:value="0.477958" calcext:value-type="float">
            <text:p>0.477958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207" calcext:value-type="float">
            <text:p>207</text:p>
          </table:table-cell>
          <table:table-cell office:value-type="float" office:value="435" calcext:value-type="float">
            <text:p>435</text:p>
          </table:table-cell>
          <table:table-cell office:value-type="float" office:value="0.475862" calcext:value-type="float">
            <text:p>0.4758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7" calcext:value-type="float">
            <text:p>207</text:p>
          </table:table-cell>
          <table:table-cell office:value-type="float" office:value="435" calcext:value-type="float">
            <text:p>435</text:p>
          </table:table-cell>
          <table:table-cell office:value-type="float" office:value="0.475862" calcext:value-type="float">
            <text:p>0.475862</text:p>
          </table:table-cell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208" calcext:value-type="float">
            <text:p>208</text:p>
          </table:table-cell>
          <table:table-cell office:value-type="float" office:value="439" calcext:value-type="float">
            <text:p>439</text:p>
          </table:table-cell>
          <table:table-cell office:value-type="float" office:value="0.473804" calcext:value-type="float">
            <text:p>0.473804</text:p>
          </table:table-cell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209" calcext:value-type="float">
            <text:p>209</text:p>
          </table:table-cell>
          <table:table-cell office:value-type="float" office:value="443" calcext:value-type="float">
            <text:p>443</text:p>
          </table:table-cell>
          <table:table-cell office:value-type="float" office:value="0.471783" calcext:value-type="float">
            <text:p>0.471783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209" calcext:value-type="float">
            <text:p>209</text:p>
          </table:table-cell>
          <table:table-cell office:value-type="float" office:value="443" calcext:value-type="float">
            <text:p>443</text:p>
          </table:table-cell>
          <table:table-cell office:value-type="float" office:value="0.471783" calcext:value-type="float">
            <text:p>0.471783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211" calcext:value-type="float">
            <text:p>211</text:p>
          </table:table-cell>
          <table:table-cell office:value-type="float" office:value="451" calcext:value-type="float">
            <text:p>451</text:p>
          </table:table-cell>
          <table:table-cell office:value-type="float" office:value="0.467849" calcext:value-type="float">
            <text:p>0.4678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4" calcext:value-type="float">
            <text:p>214</text:p>
          </table:table-cell>
          <table:table-cell office:value-type="float" office:value="457" calcext:value-type="float">
            <text:p>457</text:p>
          </table:table-cell>
          <table:table-cell office:value-type="float" office:value="0.468271" calcext:value-type="float">
            <text:p>0.468271</text:p>
          </table:table-cell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0.466377" calcext:value-type="float">
            <text:p>0.466377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217" calcext:value-type="float">
            <text:p>217</text:p>
          </table:table-cell>
          <table:table-cell office:value-type="float" office:value="471" calcext:value-type="float">
            <text:p>471</text:p>
          </table:table-cell>
          <table:table-cell office:value-type="float" office:value="0.460722" calcext:value-type="float">
            <text:p>0.460722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217" calcext:value-type="float">
            <text:p>217</text:p>
          </table:table-cell>
          <table:table-cell office:value-type="float" office:value="471" calcext:value-type="float">
            <text:p>471</text:p>
          </table:table-cell>
          <table:table-cell office:value-type="float" office:value="0.460722" calcext:value-type="float">
            <text:p>0.460722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217" calcext:value-type="float">
            <text:p>217</text:p>
          </table:table-cell>
          <table:table-cell office:value-type="float" office:value="471" calcext:value-type="float">
            <text:p>471</text:p>
          </table:table-cell>
          <table:table-cell office:value-type="float" office:value="0.460722" calcext:value-type="float">
            <text:p>0.460722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223" calcext:value-type="float">
            <text:p>223</text:p>
          </table:table-cell>
          <table:table-cell office:value-type="float" office:value="483" calcext:value-type="float">
            <text:p>483</text:p>
          </table:table-cell>
          <table:table-cell office:value-type="float" office:value="0.461698" calcext:value-type="float">
            <text:p>0.461698</text:p>
          </table:table-cell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223" calcext:value-type="float">
            <text:p>223</text:p>
          </table:table-cell>
          <table:table-cell office:value-type="float" office:value="481" calcext:value-type="float">
            <text:p>481</text:p>
          </table:table-cell>
          <table:table-cell office:value-type="float" office:value="0.463617" calcext:value-type="float">
            <text:p>0.463617</text:p>
          </table:table-cell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226" calcext:value-type="float">
            <text:p>226</text:p>
          </table:table-cell>
          <table:table-cell office:value-type="float" office:value="487" calcext:value-type="float">
            <text:p>487</text:p>
          </table:table-cell>
          <table:table-cell office:value-type="float" office:value="0.464066" calcext:value-type="float">
            <text:p>0.464066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226" calcext:value-type="float">
            <text:p>226</text:p>
          </table:table-cell>
          <table:table-cell office:value-type="float" office:value="487" calcext:value-type="float">
            <text:p>487</text:p>
          </table:table-cell>
          <table:table-cell office:value-type="float" office:value="0.464066" calcext:value-type="float">
            <text:p>0.464066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227" calcext:value-type="float">
            <text:p>227</text:p>
          </table:table-cell>
          <table:table-cell office:value-type="float" office:value="489" calcext:value-type="float">
            <text:p>489</text:p>
          </table:table-cell>
          <table:table-cell office:value-type="float" office:value="0.464213" calcext:value-type="float">
            <text:p>0.464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office:value-type="float" office:value="497" calcext:value-type="float">
            <text:p>497</text:p>
          </table:table-cell>
          <table:table-cell office:value-type="float" office:value="0.464789" calcext:value-type="float">
            <text:p>0.464789</text:p>
          </table:table-cell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231" calcext:value-type="float">
            <text:p>231</text:p>
          </table:table-cell>
          <table:table-cell office:value-type="float" office:value="490" calcext:value-type="float">
            <text:p>490</text:p>
          </table:table-cell>
          <table:table-cell office:value-type="float" office:value="0.471429" calcext:value-type="float">
            <text:p>0.471429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232" calcext:value-type="float">
            <text:p>232</text:p>
          </table:table-cell>
          <table:table-cell office:value-type="float" office:value="489" calcext:value-type="float">
            <text:p>489</text:p>
          </table:table-cell>
          <table:table-cell office:value-type="float" office:value="0.474438" calcext:value-type="float">
            <text:p>0.474438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232" calcext:value-type="float">
            <text:p>232</text:p>
          </table:table-cell>
          <table:table-cell office:value-type="float" office:value="489" calcext:value-type="float">
            <text:p>489</text:p>
          </table:table-cell>
          <table:table-cell office:value-type="float" office:value="0.474438" calcext:value-type="float">
            <text:p>0.474438</text:p>
          </table:table-cell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232" calcext:value-type="float">
            <text:p>232</text:p>
          </table:table-cell>
          <table:table-cell office:value-type="float" office:value="489" calcext:value-type="float">
            <text:p>489</text:p>
          </table:table-cell>
          <table:table-cell office:value-type="float" office:value="0.474438" calcext:value-type="float">
            <text:p>0.474438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232" calcext:value-type="float">
            <text:p>232</text:p>
          </table:table-cell>
          <table:table-cell office:value-type="float" office:value="489" calcext:value-type="float">
            <text:p>489</text:p>
          </table:table-cell>
          <table:table-cell office:value-type="float" office:value="0.474438" calcext:value-type="float">
            <text:p>0.474438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233" calcext:value-type="float">
            <text:p>233</text:p>
          </table:table-cell>
          <table:table-cell office:value-type="float" office:value="495" calcext:value-type="float">
            <text:p>495</text:p>
          </table:table-cell>
          <table:table-cell office:value-type="float" office:value="0.470707" calcext:value-type="float">
            <text:p>0.470707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234" calcext:value-type="float">
            <text:p>234</text:p>
          </table:table-cell>
          <table:table-cell office:value-type="float" office:value="499" calcext:value-type="float">
            <text:p>499</text:p>
          </table:table-cell>
          <table:table-cell office:value-type="float" office:value="0.468938" calcext:value-type="float">
            <text:p>0.468938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234" calcext:value-type="float">
            <text:p>234</text:p>
          </table:table-cell>
          <table:table-cell office:value-type="float" office:value="499" calcext:value-type="float">
            <text:p>499</text:p>
          </table:table-cell>
          <table:table-cell office:value-type="float" office:value="0.468938" calcext:value-type="float">
            <text:p>0.468938</text:p>
          </table:table-cell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234" calcext:value-type="float">
            <text:p>234</text:p>
          </table:table-cell>
          <table:table-cell office:value-type="float" office:value="499" calcext:value-type="float">
            <text:p>499</text:p>
          </table:table-cell>
          <table:table-cell office:value-type="float" office:value="0.468938" calcext:value-type="float">
            <text:p>0.4689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5" calcext:value-type="float">
            <text:p>235</text:p>
          </table:table-cell>
          <table:table-cell office:value-type="float" office:value="501" calcext:value-type="float">
            <text:p>501</text:p>
          </table:table-cell>
          <table:table-cell office:value-type="float" office:value="0.469062" calcext:value-type="float">
            <text:p>0.469062</text:p>
          </table:table-cell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229" calcext:value-type="float">
            <text:p>229</text:p>
          </table:table-cell>
          <table:table-cell office:value-type="float" office:value="486" calcext:value-type="float">
            <text:p>486</text:p>
          </table:table-cell>
          <table:table-cell office:value-type="float" office:value="0.471193" calcext:value-type="float">
            <text:p>0.471193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230" calcext:value-type="float">
            <text:p>230</text:p>
          </table:table-cell>
          <table:table-cell office:value-type="float" office:value="487" calcext:value-type="float">
            <text:p>487</text:p>
          </table:table-cell>
          <table:table-cell office:value-type="float" office:value="0.472279" calcext:value-type="float">
            <text:p>0.472279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232" calcext:value-type="float">
            <text:p>232</text:p>
          </table:table-cell>
          <table:table-cell office:value-type="float" office:value="495" calcext:value-type="float">
            <text:p>495</text:p>
          </table:table-cell>
          <table:table-cell office:value-type="float" office:value="0.468687" calcext:value-type="float">
            <text:p>0.468687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233" calcext:value-type="float">
            <text:p>233</text:p>
          </table:table-cell>
          <table:table-cell office:value-type="float" office:value="497" calcext:value-type="float">
            <text:p>497</text:p>
          </table:table-cell>
          <table:table-cell office:value-type="float" office:value="0.468813" calcext:value-type="float">
            <text:p>0.468813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233" calcext:value-type="float">
            <text:p>233</text:p>
          </table:table-cell>
          <table:table-cell office:value-type="float" office:value="497" calcext:value-type="float">
            <text:p>497</text:p>
          </table:table-cell>
          <table:table-cell office:value-type="float" office:value="0.468813" calcext:value-type="float">
            <text:p>0.468813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226" calcext:value-type="float">
            <text:p>226</text:p>
          </table:table-cell>
          <table:table-cell office:value-type="float" office:value="472" calcext:value-type="float">
            <text:p>472</text:p>
          </table:table-cell>
          <table:table-cell office:value-type="float" office:value="0.478814" calcext:value-type="float">
            <text:p>0.478814</text:p>
          </table:table-cell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227" calcext:value-type="float">
            <text:p>227</text:p>
          </table:table-cell>
          <table:table-cell office:value-type="float" office:value="473" calcext:value-type="float">
            <text:p>473</text:p>
          </table:table-cell>
          <table:table-cell office:value-type="float" office:value="0.479915" calcext:value-type="float">
            <text:p>0.479915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229" calcext:value-type="float">
            <text:p>229</text:p>
          </table:table-cell>
          <table:table-cell office:value-type="float" office:value="481" calcext:value-type="float">
            <text:p>481</text:p>
          </table:table-cell>
          <table:table-cell office:value-type="float" office:value="0.476091" calcext:value-type="float">
            <text:p>0.476091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229" calcext:value-type="float">
            <text:p>229</text:p>
          </table:table-cell>
          <table:table-cell office:value-type="float" office:value="481" calcext:value-type="float">
            <text:p>481</text:p>
          </table:table-cell>
          <table:table-cell office:value-type="float" office:value="0.476091" calcext:value-type="float">
            <text:p>0.4760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483" calcext:value-type="float">
            <text:p>483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233" calcext:value-type="float">
            <text:p>233</text:p>
          </table:table-cell>
          <table:table-cell office:value-type="float" office:value="495" calcext:value-type="float">
            <text:p>495</text:p>
          </table:table-cell>
          <table:table-cell office:value-type="float" office:value="0.470707" calcext:value-type="float">
            <text:p>0.470707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237" calcext:value-type="float">
            <text:p>237</text:p>
          </table:table-cell>
          <table:table-cell office:value-type="float" office:value="511" calcext:value-type="float">
            <text:p>511</text:p>
          </table:table-cell>
          <table:table-cell office:value-type="float" office:value="0.463796" calcext:value-type="float">
            <text:p>0.463796</text:p>
          </table:table-cell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238" calcext:value-type="float">
            <text:p>238</text:p>
          </table:table-cell>
          <table:table-cell office:value-type="float" office:value="513" calcext:value-type="float">
            <text:p>513</text:p>
          </table:table-cell>
          <table:table-cell office:value-type="float" office:value="0.463938" calcext:value-type="float">
            <text:p>0.463938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238" calcext:value-type="float">
            <text:p>238</text:p>
          </table:table-cell>
          <table:table-cell office:value-type="float" office:value="513" calcext:value-type="float">
            <text:p>513</text:p>
          </table:table-cell>
          <table:table-cell office:value-type="float" office:value="0.463938" calcext:value-type="float">
            <text:p>0.463938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238" calcext:value-type="float">
            <text:p>238</text:p>
          </table:table-cell>
          <table:table-cell office:value-type="float" office:value="513" calcext:value-type="float">
            <text:p>513</text:p>
          </table:table-cell>
          <table:table-cell office:value-type="float" office:value="0.463938" calcext:value-type="float">
            <text:p>0.463938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234" calcext:value-type="float">
            <text:p>234</text:p>
          </table:table-cell>
          <table:table-cell office:value-type="float" office:value="501" calcext:value-type="float">
            <text:p>501</text:p>
          </table:table-cell>
          <table:table-cell office:value-type="float" office:value="0.467066" calcext:value-type="float">
            <text:p>0.467066</text:p>
          </table:table-cell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236" calcext:value-type="float">
            <text:p>236</text:p>
          </table:table-cell>
          <table:table-cell office:value-type="float" office:value="507" calcext:value-type="float">
            <text:p>507</text:p>
          </table:table-cell>
          <table:table-cell office:value-type="float" office:value="0.465483" calcext:value-type="float">
            <text:p>0.465483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237" calcext:value-type="float">
            <text:p>237</text:p>
          </table:table-cell>
          <table:table-cell office:value-type="float" office:value="509" calcext:value-type="float">
            <text:p>509</text:p>
          </table:table-cell>
          <table:table-cell office:value-type="float" office:value="0.465619" calcext:value-type="float">
            <text:p>0.465619</text:p>
          </table:table-cell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237" calcext:value-type="float">
            <text:p>237</text:p>
          </table:table-cell>
          <table:table-cell office:value-type="float" office:value="509" calcext:value-type="float">
            <text:p>509</text:p>
          </table:table-cell>
          <table:table-cell office:value-type="float" office:value="0.465619" calcext:value-type="float">
            <text:p>0.4656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511" calcext:value-type="float">
            <text:p>511</text:p>
          </table:table-cell>
          <table:table-cell office:value-type="float" office:value="0.465753" calcext:value-type="float">
            <text:p>0.465753</text:p>
          </table:table-cell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239" calcext:value-type="float">
            <text:p>239</text:p>
          </table:table-cell>
          <table:table-cell office:value-type="float" office:value="515" calcext:value-type="float">
            <text:p>515</text:p>
          </table:table-cell>
          <table:table-cell office:value-type="float" office:value="0.464078" calcext:value-type="float">
            <text:p>0.464078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241" calcext:value-type="float">
            <text:p>241</text:p>
          </table:table-cell>
          <table:table-cell office:value-type="float" office:value="525" calcext:value-type="float">
            <text:p>525</text:p>
          </table:table-cell>
          <table:table-cell office:value-type="float" office:value="0.459048" calcext:value-type="float">
            <text:p>0.459048</text:p>
          </table:table-cell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241" calcext:value-type="float">
            <text:p>241</text:p>
          </table:table-cell>
          <table:table-cell office:value-type="float" office:value="525" calcext:value-type="float">
            <text:p>525</text:p>
          </table:table-cell>
          <table:table-cell office:value-type="float" office:value="0.459048" calcext:value-type="float">
            <text:p>0.459048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241" calcext:value-type="float">
            <text:p>241</text:p>
          </table:table-cell>
          <table:table-cell office:value-type="float" office:value="525" calcext:value-type="float">
            <text:p>525</text:p>
          </table:table-cell>
          <table:table-cell office:value-type="float" office:value="0.459048" calcext:value-type="float">
            <text:p>0.459048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243" calcext:value-type="float">
            <text:p>243</text:p>
          </table:table-cell>
          <table:table-cell office:value-type="float" office:value="530" calcext:value-type="float">
            <text:p>530</text:p>
          </table:table-cell>
          <table:table-cell office:value-type="float" office:value="0.458491" calcext:value-type="float">
            <text:p>0.458491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223" calcext:value-type="float">
            <text:p>223</text:p>
          </table:table-cell>
          <table:table-cell office:value-type="float" office:value="461" calcext:value-type="float">
            <text:p>461</text:p>
          </table:table-cell>
          <table:table-cell office:value-type="float" office:value="0.483731" calcext:value-type="float">
            <text:p>0.483731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224" calcext:value-type="float">
            <text:p>224</text:p>
          </table:table-cell>
          <table:table-cell office:value-type="float" office:value="465" calcext:value-type="float">
            <text:p>465</text:p>
          </table:table-cell>
          <table:table-cell office:value-type="float" office:value="0.48172" calcext:value-type="float">
            <text:p>0.48172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226" calcext:value-type="float">
            <text:p>226</text:p>
          </table:table-cell>
          <table:table-cell office:value-type="float" office:value="469" calcext:value-type="float">
            <text:p>469</text:p>
          </table:table-cell>
          <table:table-cell office:value-type="float" office:value="0.481876" calcext:value-type="float">
            <text:p>0.481876</text:p>
          </table:table-cell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226" calcext:value-type="float">
            <text:p>226</text:p>
          </table:table-cell>
          <table:table-cell office:value-type="float" office:value="469" calcext:value-type="float">
            <text:p>469</text:p>
          </table:table-cell>
          <table:table-cell office:value-type="float" office:value="0.481876" calcext:value-type="float">
            <text:p>0.4818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7" calcext:value-type="float">
            <text:p>227</text:p>
          </table:table-cell>
          <table:table-cell office:value-type="float" office:value="471" calcext:value-type="float">
            <text:p>471</text:p>
          </table:table-cell>
          <table:table-cell office:value-type="float" office:value="0.481953" calcext:value-type="float">
            <text:p>0.481953</text:p>
          </table:table-cell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219" calcext:value-type="float">
            <text:p>219</text:p>
          </table:table-cell>
          <table:table-cell office:value-type="float" office:value="443" calcext:value-type="float">
            <text:p>443</text:p>
          </table:table-cell>
          <table:table-cell office:value-type="float" office:value="0.494357" calcext:value-type="float">
            <text:p>0.494357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220" calcext:value-type="float">
            <text:p>220</text:p>
          </table:table-cell>
          <table:table-cell office:value-type="float" office:value="447" calcext:value-type="float">
            <text:p>447</text:p>
          </table:table-cell>
          <table:table-cell office:value-type="float" office:value="0.49217" calcext:value-type="float">
            <text:p>0.49217</text:p>
          </table:table-cell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221" calcext:value-type="float">
            <text:p>221</text:p>
          </table:table-cell>
          <table:table-cell office:value-type="float" office:value="449" calcext:value-type="float">
            <text:p>449</text:p>
          </table:table-cell>
          <table:table-cell office:value-type="float" office:value="0.492205" calcext:value-type="float">
            <text:p>0.492205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221" calcext:value-type="float">
            <text:p>221</text:p>
          </table:table-cell>
          <table:table-cell office:value-type="float" office:value="449" calcext:value-type="float">
            <text:p>449</text:p>
          </table:table-cell>
          <table:table-cell office:value-type="float" office:value="0.492205" calcext:value-type="float">
            <text:p>0.492205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223" calcext:value-type="float">
            <text:p>223</text:p>
          </table:table-cell>
          <table:table-cell office:value-type="float" office:value="453" calcext:value-type="float">
            <text:p>453</text:p>
          </table:table-cell>
          <table:table-cell office:value-type="float" office:value="0.492274" calcext:value-type="float">
            <text:p>0.492274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224" calcext:value-type="float">
            <text:p>224</text:p>
          </table:table-cell>
          <table:table-cell office:value-type="float" office:value="457" calcext:value-type="float">
            <text:p>457</text:p>
          </table:table-cell>
          <table:table-cell office:value-type="float" office:value="0.490153" calcext:value-type="float">
            <text:p>0.490153</text:p>
          </table:table-cell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227" calcext:value-type="float">
            <text:p>227</text:p>
          </table:table-cell>
          <table:table-cell office:value-type="float" office:value="469" calcext:value-type="float">
            <text:p>469</text:p>
          </table:table-cell>
          <table:table-cell office:value-type="float" office:value="0.484009" calcext:value-type="float">
            <text:p>0.484009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227" calcext:value-type="float">
            <text:p>227</text:p>
          </table:table-cell>
          <table:table-cell office:value-type="float" office:value="469" calcext:value-type="float">
            <text:p>469</text:p>
          </table:table-cell>
          <table:table-cell office:value-type="float" office:value="0.484009" calcext:value-type="float">
            <text:p>0.484009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227" calcext:value-type="float">
            <text:p>227</text:p>
          </table:table-cell>
          <table:table-cell office:value-type="float" office:value="469" calcext:value-type="float">
            <text:p>469</text:p>
          </table:table-cell>
          <table:table-cell office:value-type="float" office:value="0.484009" calcext:value-type="float">
            <text:p>0.4840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office:value-type="float" office:value="469" calcext:value-type="float">
            <text:p>469</text:p>
          </table:table-cell>
          <table:table-cell office:value-type="float" office:value="0.484009" calcext:value-type="float">
            <text:p>0.484009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227" calcext:value-type="float">
            <text:p>227</text:p>
          </table:table-cell>
          <table:table-cell office:value-type="float" office:value="469" calcext:value-type="float">
            <text:p>469</text:p>
          </table:table-cell>
          <table:table-cell office:value-type="float" office:value="0.484009" calcext:value-type="float">
            <text:p>0.484009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228" calcext:value-type="float">
            <text:p>228</text:p>
          </table:table-cell>
          <table:table-cell office:value-type="float" office:value="471" calcext:value-type="float">
            <text:p>471</text:p>
          </table:table-cell>
          <table:table-cell office:value-type="float" office:value="0.484076" calcext:value-type="float">
            <text:p>0.484076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229" calcext:value-type="float">
            <text:p>229</text:p>
          </table:table-cell>
          <table:table-cell office:value-type="float" office:value="473" calcext:value-type="float">
            <text:p>473</text:p>
          </table:table-cell>
          <table:table-cell office:value-type="float" office:value="0.484144" calcext:value-type="float">
            <text:p>0.484144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229" calcext:value-type="float">
            <text:p>229</text:p>
          </table:table-cell>
          <table:table-cell office:value-type="float" office:value="473" calcext:value-type="float">
            <text:p>473</text:p>
          </table:table-cell>
          <table:table-cell office:value-type="float" office:value="0.484144" calcext:value-type="float">
            <text:p>0.484144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230" calcext:value-type="float">
            <text:p>230</text:p>
          </table:table-cell>
          <table:table-cell office:value-type="float" office:value="475" calcext:value-type="float">
            <text:p>475</text:p>
          </table:table-cell>
          <table:table-cell office:value-type="float" office:value="0.484211" calcext:value-type="float">
            <text:p>0.484211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231" calcext:value-type="float">
            <text:p>231</text:p>
          </table:table-cell>
          <table:table-cell office:value-type="float" office:value="477" calcext:value-type="float">
            <text:p>477</text:p>
          </table:table-cell>
          <table:table-cell office:value-type="float" office:value="0.484277" calcext:value-type="float">
            <text:p>0.484277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233" calcext:value-type="float">
            <text:p>233</text:p>
          </table:table-cell>
          <table:table-cell office:value-type="float" office:value="481" calcext:value-type="float">
            <text:p>481</text:p>
          </table:table-cell>
          <table:table-cell office:value-type="float" office:value="0.484407" calcext:value-type="float">
            <text:p>0.484407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234" calcext:value-type="float">
            <text:p>234</text:p>
          </table:table-cell>
          <table:table-cell office:value-type="float" office:value="483" calcext:value-type="float">
            <text:p>483</text:p>
          </table:table-cell>
          <table:table-cell office:value-type="float" office:value="0.484472" calcext:value-type="float">
            <text:p>0.484472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236" calcext:value-type="float">
            <text:p>236</text:p>
          </table:table-cell>
          <table:table-cell office:value-type="float" office:value="487" calcext:value-type="float">
            <text:p>487</text:p>
          </table:table-cell>
          <table:table-cell office:value-type="float" office:value="0.4846" calcext:value-type="float">
            <text:p>0.48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487" calcext:value-type="float">
            <text:p>487</text:p>
          </table:table-cell>
          <table:table-cell office:value-type="float" office:value="0.4846" calcext:value-type="float">
            <text:p>0.4846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230" calcext:value-type="float">
            <text:p>230</text:p>
          </table:table-cell>
          <table:table-cell office:value-type="float" office:value="478" calcext:value-type="float">
            <text:p>478</text:p>
          </table:table-cell>
          <table:table-cell office:value-type="float" office:value="0.481172" calcext:value-type="float">
            <text:p>0.481172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233" calcext:value-type="float">
            <text:p>233</text:p>
          </table:table-cell>
          <table:table-cell office:value-type="float" office:value="486" calcext:value-type="float">
            <text:p>486</text:p>
          </table:table-cell>
          <table:table-cell office:value-type="float" office:value="0.479424" calcext:value-type="float">
            <text:p>0.479424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235" calcext:value-type="float">
            <text:p>235</text:p>
          </table:table-cell>
          <table:table-cell office:value-type="float" office:value="490" calcext:value-type="float">
            <text:p>490</text:p>
          </table:table-cell>
          <table:table-cell office:value-type="float" office:value="0.479592" calcext:value-type="float">
            <text:p>0.479592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237" calcext:value-type="float">
            <text:p>237</text:p>
          </table:table-cell>
          <table:table-cell office:value-type="float" office:value="494" calcext:value-type="float">
            <text:p>494</text:p>
          </table:table-cell>
          <table:table-cell office:value-type="float" office:value="0.479757" calcext:value-type="float">
            <text:p>0.479757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239" calcext:value-type="float">
            <text:p>239</text:p>
          </table:table-cell>
          <table:table-cell office:value-type="float" office:value="498" calcext:value-type="float">
            <text:p>498</text:p>
          </table:table-cell>
          <table:table-cell office:value-type="float" office:value="0.47992" calcext:value-type="float">
            <text:p>0.47992</text:p>
          </table:table-cell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229" calcext:value-type="float">
            <text:p>229</text:p>
          </table:table-cell>
          <table:table-cell office:value-type="float" office:value="475" calcext:value-type="float">
            <text:p>475</text:p>
          </table:table-cell>
          <table:table-cell office:value-type="float" office:value="0.482105" calcext:value-type="float">
            <text:p>0.482105</text:p>
          </table:table-cell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231" calcext:value-type="float">
            <text:p>231</text:p>
          </table:table-cell>
          <table:table-cell office:value-type="float" office:value="481" calcext:value-type="float">
            <text:p>481</text:p>
          </table:table-cell>
          <table:table-cell office:value-type="float" office:value="0.480249" calcext:value-type="float">
            <text:p>0.480249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233" calcext:value-type="float">
            <text:p>233</text:p>
          </table:table-cell>
          <table:table-cell office:value-type="float" office:value="485" calcext:value-type="float">
            <text:p>485</text:p>
          </table:table-cell>
          <table:table-cell office:value-type="float" office:value="0.480412" calcext:value-type="float">
            <text:p>0.480412</text:p>
          </table:table-cell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234" calcext:value-type="float">
            <text:p>234</text:p>
          </table:table-cell>
          <table:table-cell office:value-type="float" office:value="487" calcext:value-type="float">
            <text:p>487</text:p>
          </table:table-cell>
          <table:table-cell office:value-type="float" office:value="0.480493" calcext:value-type="float">
            <text:p>0.4804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493" calcext:value-type="float">
            <text:p>493</text:p>
          </table:table-cell>
          <table:table-cell office:value-type="float" office:value="0.48073" calcext:value-type="float">
            <text:p>0.48073</text:p>
          </table:table-cell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237" calcext:value-type="float">
            <text:p>237</text:p>
          </table:table-cell>
          <table:table-cell office:value-type="float" office:value="493" calcext:value-type="float">
            <text:p>493</text:p>
          </table:table-cell>
          <table:table-cell office:value-type="float" office:value="0.48073" calcext:value-type="float">
            <text:p>0.48073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241" calcext:value-type="float">
            <text:p>241</text:p>
          </table:table-cell>
          <table:table-cell office:value-type="float" office:value="507" calcext:value-type="float">
            <text:p>507</text:p>
          </table:table-cell>
          <table:table-cell office:value-type="float" office:value="0.475345" calcext:value-type="float">
            <text:p>0.475345</text:p>
          </table:table-cell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241" calcext:value-type="float">
            <text:p>241</text:p>
          </table:table-cell>
          <table:table-cell office:value-type="float" office:value="507" calcext:value-type="float">
            <text:p>507</text:p>
          </table:table-cell>
          <table:table-cell office:value-type="float" office:value="0.475345" calcext:value-type="float">
            <text:p>0.475345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242" calcext:value-type="float">
            <text:p>242</text:p>
          </table:table-cell>
          <table:table-cell office:value-type="float" office:value="509" calcext:value-type="float">
            <text:p>509</text:p>
          </table:table-cell>
          <table:table-cell office:value-type="float" office:value="0.475442" calcext:value-type="float">
            <text:p>0.475442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243" calcext:value-type="float">
            <text:p>243</text:p>
          </table:table-cell>
          <table:table-cell office:value-type="float" office:value="511" calcext:value-type="float">
            <text:p>511</text:p>
          </table:table-cell>
          <table:table-cell office:value-type="float" office:value="0.475538" calcext:value-type="float">
            <text:p>0.475538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246" calcext:value-type="float">
            <text:p>246</text:p>
          </table:table-cell>
          <table:table-cell office:value-type="float" office:value="517" calcext:value-type="float">
            <text:p>517</text:p>
          </table:table-cell>
          <table:table-cell office:value-type="float" office:value="0.475822" calcext:value-type="float">
            <text:p>0.475822</text:p>
          </table:table-cell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247" calcext:value-type="float">
            <text:p>247</text:p>
          </table:table-cell>
          <table:table-cell office:value-type="float" office:value="519" calcext:value-type="float">
            <text:p>519</text:p>
          </table:table-cell>
          <table:table-cell office:value-type="float" office:value="0.475915" calcext:value-type="float">
            <text:p>0.475915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250" calcext:value-type="float">
            <text:p>250</text:p>
          </table:table-cell>
          <table:table-cell office:value-type="float" office:value="525" calcext:value-type="float">
            <text:p>525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250" calcext:value-type="float">
            <text:p>250</text:p>
          </table:table-cell>
          <table:table-cell office:value-type="float" office:value="525" calcext:value-type="float">
            <text:p>525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1" calcext:value-type="float">
            <text:p>251</text:p>
          </table:table-cell>
          <table:table-cell office:value-type="float" office:value="527" calcext:value-type="float">
            <text:p>527</text:p>
          </table:table-cell>
          <table:table-cell office:value-type="float" office:value="0.476281" calcext:value-type="float">
            <text:p>0.476281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251" calcext:value-type="float">
            <text:p>251</text:p>
          </table:table-cell>
          <table:table-cell office:value-type="float" office:value="527" calcext:value-type="float">
            <text:p>527</text:p>
          </table:table-cell>
          <table:table-cell office:value-type="float" office:value="0.476281" calcext:value-type="float">
            <text:p>0.476281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254" calcext:value-type="float">
            <text:p>254</text:p>
          </table:table-cell>
          <table:table-cell office:value-type="float" office:value="534" calcext:value-type="float">
            <text:p>534</text:p>
          </table:table-cell>
          <table:table-cell office:value-type="float" office:value="0.475655" calcext:value-type="float">
            <text:p>0.475655</text:p>
          </table:table-cell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256" calcext:value-type="float">
            <text:p>256</text:p>
          </table:table-cell>
          <table:table-cell office:value-type="float" office:value="539" calcext:value-type="float">
            <text:p>539</text:p>
          </table:table-cell>
          <table:table-cell office:value-type="float" office:value="0.474954" calcext:value-type="float">
            <text:p>0.474954</text:p>
          </table:table-cell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257" calcext:value-type="float">
            <text:p>257</text:p>
          </table:table-cell>
          <table:table-cell office:value-type="float" office:value="541" calcext:value-type="float">
            <text:p>541</text:p>
          </table:table-cell>
          <table:table-cell office:value-type="float" office:value="0.475046" calcext:value-type="float">
            <text:p>0.475046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258" calcext:value-type="float">
            <text:p>258</text:p>
          </table:table-cell>
          <table:table-cell office:value-type="float" office:value="543" calcext:value-type="float">
            <text:p>543</text:p>
          </table:table-cell>
          <table:table-cell office:value-type="float" office:value="0.475138" calcext:value-type="float">
            <text:p>0.475138</text:p>
          </table:table-cell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259" calcext:value-type="float">
            <text:p>259</text:p>
          </table:table-cell>
          <table:table-cell office:value-type="float" office:value="543" calcext:value-type="float">
            <text:p>543</text:p>
          </table:table-cell>
          <table:table-cell office:value-type="float" office:value="0.47698" calcext:value-type="float">
            <text:p>0.47698</text:p>
          </table:table-cell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262" calcext:value-type="float">
            <text:p>262</text:p>
          </table:table-cell>
          <table:table-cell office:value-type="float" office:value="547" calcext:value-type="float">
            <text:p>547</text:p>
          </table:table-cell>
          <table:table-cell office:value-type="float" office:value="0.478976" calcext:value-type="float">
            <text:p>0.478976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262" calcext:value-type="float">
            <text:p>262</text:p>
          </table:table-cell>
          <table:table-cell office:value-type="float" office:value="547" calcext:value-type="float">
            <text:p>547</text:p>
          </table:table-cell>
          <table:table-cell office:value-type="float" office:value="0.478976" calcext:value-type="float">
            <text:p>0.478976</text:p>
          </table:table-cell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262" calcext:value-type="float">
            <text:p>262</text:p>
          </table:table-cell>
          <table:table-cell office:value-type="float" office:value="547" calcext:value-type="float">
            <text:p>547</text:p>
          </table:table-cell>
          <table:table-cell office:value-type="float" office:value="0.478976" calcext:value-type="float">
            <text:p>0.4789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office:value-type="float" office:value="547" calcext:value-type="float">
            <text:p>547</text:p>
          </table:table-cell>
          <table:table-cell office:value-type="float" office:value="0.478976" calcext:value-type="float">
            <text:p>0.478976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266" calcext:value-type="float">
            <text:p>266</text:p>
          </table:table-cell>
          <table:table-cell office:value-type="float" office:value="556" calcext:value-type="float">
            <text:p>556</text:p>
          </table:table-cell>
          <table:table-cell office:value-type="float" office:value="0.478417" calcext:value-type="float">
            <text:p>0.478417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274" calcext:value-type="float">
            <text:p>274</text:p>
          </table:table-cell>
          <table:table-cell office:value-type="float" office:value="575" calcext:value-type="float">
            <text:p>575</text:p>
          </table:table-cell>
          <table:table-cell office:value-type="float" office:value="0.476522" calcext:value-type="float">
            <text:p>0.476522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277" calcext:value-type="float">
            <text:p>277</text:p>
          </table:table-cell>
          <table:table-cell office:value-type="float" office:value="585" calcext:value-type="float">
            <text:p>585</text:p>
          </table:table-cell>
          <table:table-cell office:value-type="float" office:value="0.473504" calcext:value-type="float">
            <text:p>0.473504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277" calcext:value-type="float">
            <text:p>277</text:p>
          </table:table-cell>
          <table:table-cell office:value-type="float" office:value="585" calcext:value-type="float">
            <text:p>585</text:p>
          </table:table-cell>
          <table:table-cell office:value-type="float" office:value="0.473504" calcext:value-type="float">
            <text:p>0.473504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277" calcext:value-type="float">
            <text:p>277</text:p>
          </table:table-cell>
          <table:table-cell office:value-type="float" office:value="585" calcext:value-type="float">
            <text:p>585</text:p>
          </table:table-cell>
          <table:table-cell office:value-type="float" office:value="0.473504" calcext:value-type="float">
            <text:p>0.473504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277" calcext:value-type="float">
            <text:p>277</text:p>
          </table:table-cell>
          <table:table-cell office:value-type="float" office:value="585" calcext:value-type="float">
            <text:p>585</text:p>
          </table:table-cell>
          <table:table-cell office:value-type="float" office:value="0.473504" calcext:value-type="float">
            <text:p>0.473504</text:p>
          </table:table-cell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284" calcext:value-type="float">
            <text:p>284</text:p>
          </table:table-cell>
          <table:table-cell office:value-type="float" office:value="599" calcext:value-type="float">
            <text:p>599</text:p>
          </table:table-cell>
          <table:table-cell office:value-type="float" office:value="0.474124" calcext:value-type="float">
            <text:p>0.474124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285" calcext:value-type="float">
            <text:p>285</text:p>
          </table:table-cell>
          <table:table-cell office:value-type="float" office:value="601" calcext:value-type="float">
            <text:p>601</text:p>
          </table:table-cell>
          <table:table-cell office:value-type="float" office:value="0.47421" calcext:value-type="float">
            <text:p>0.47421</text:p>
          </table:table-cell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office:value-type="float" office:value="0.474465" calcext:value-type="float">
            <text:p>0.4744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0.473856" calcext:value-type="float">
            <text:p>0.473856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292" calcext:value-type="float">
            <text:p>292</text:p>
          </table:table-cell>
          <table:table-cell office:value-type="float" office:value="613" calcext:value-type="float">
            <text:p>613</text:p>
          </table:table-cell>
          <table:table-cell office:value-type="float" office:value="0.476346" calcext:value-type="float">
            <text:p>0.476346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292" calcext:value-type="float">
            <text:p>292</text:p>
          </table:table-cell>
          <table:table-cell office:value-type="float" office:value="610" calcext:value-type="float">
            <text:p>610</text:p>
          </table:table-cell>
          <table:table-cell office:value-type="float" office:value="0.478689" calcext:value-type="float">
            <text:p>0.478689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293" calcext:value-type="float">
            <text:p>293</text:p>
          </table:table-cell>
          <table:table-cell office:value-type="float" office:value="612" calcext:value-type="float">
            <text:p>612</text:p>
          </table:table-cell>
          <table:table-cell office:value-type="float" office:value="0.478758" calcext:value-type="float">
            <text:p>0.478758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293" calcext:value-type="float">
            <text:p>293</text:p>
          </table:table-cell>
          <table:table-cell office:value-type="float" office:value="612" calcext:value-type="float">
            <text:p>612</text:p>
          </table:table-cell>
          <table:table-cell office:value-type="float" office:value="0.478758" calcext:value-type="float">
            <text:p>0.478758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296" calcext:value-type="float">
            <text:p>296</text:p>
          </table:table-cell>
          <table:table-cell office:value-type="float" office:value="618" calcext:value-type="float">
            <text:p>618</text:p>
          </table:table-cell>
          <table:table-cell office:value-type="float" office:value="0.478964" calcext:value-type="float">
            <text:p>0.478964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297" calcext:value-type="float">
            <text:p>297</text:p>
          </table:table-cell>
          <table:table-cell office:value-type="float" office:value="619" calcext:value-type="float">
            <text:p>619</text:p>
          </table:table-cell>
          <table:table-cell office:value-type="float" office:value="0.479806" calcext:value-type="float">
            <text:p>0.479806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301" calcext:value-type="float">
            <text:p>301</text:p>
          </table:table-cell>
          <table:table-cell office:value-type="float" office:value="633" calcext:value-type="float">
            <text:p>633</text:p>
          </table:table-cell>
          <table:table-cell office:value-type="float" office:value="0.475513" calcext:value-type="float">
            <text:p>0.475513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302" calcext:value-type="float">
            <text:p>302</text:p>
          </table:table-cell>
          <table:table-cell office:value-type="float" office:value="635" calcext:value-type="float">
            <text:p>635</text:p>
          </table:table-cell>
          <table:table-cell office:value-type="float" office:value="0.475591" calcext:value-type="float">
            <text:p>0.475591</text:p>
          </table:table-cell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303" calcext:value-type="float">
            <text:p>303</text:p>
          </table:table-cell>
          <table:table-cell office:value-type="float" office:value="637" calcext:value-type="float">
            <text:p>637</text:p>
          </table:table-cell>
          <table:table-cell office:value-type="float" office:value="0.475667" calcext:value-type="float">
            <text:p>0.4756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3" calcext:value-type="float">
            <text:p>303</text:p>
          </table:table-cell>
          <table:table-cell office:value-type="float" office:value="637" calcext:value-type="float">
            <text:p>637</text:p>
          </table:table-cell>
          <table:table-cell office:value-type="float" office:value="0.475667" calcext:value-type="float">
            <text:p>0.475667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288" calcext:value-type="float">
            <text:p>288</text:p>
          </table:table-cell>
          <table:table-cell office:value-type="float" office:value="605" calcext:value-type="float">
            <text:p>605</text:p>
          </table:table-cell>
          <table:table-cell office:value-type="float" office:value="0.476033" calcext:value-type="float">
            <text:p>0.476033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0.473856" calcext:value-type="float">
            <text:p>0.473856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292" calcext:value-type="float">
            <text:p>292</text:p>
          </table:table-cell>
          <table:table-cell office:value-type="float" office:value="624" calcext:value-type="float">
            <text:p>624</text:p>
          </table:table-cell>
          <table:table-cell office:value-type="float" office:value="0.467949" calcext:value-type="float">
            <text:p>0.467949</text:p>
          </table:table-cell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292" calcext:value-type="float">
            <text:p>292</text:p>
          </table:table-cell>
          <table:table-cell office:value-type="float" office:value="624" calcext:value-type="float">
            <text:p>624</text:p>
          </table:table-cell>
          <table:table-cell office:value-type="float" office:value="0.467949" calcext:value-type="float">
            <text:p>0.467949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292" calcext:value-type="float">
            <text:p>292</text:p>
          </table:table-cell>
          <table:table-cell office:value-type="float" office:value="624" calcext:value-type="float">
            <text:p>624</text:p>
          </table:table-cell>
          <table:table-cell office:value-type="float" office:value="0.467949" calcext:value-type="float">
            <text:p>0.467949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279" calcext:value-type="float">
            <text:p>279</text:p>
          </table:table-cell>
          <table:table-cell office:value-type="float" office:value="580" calcext:value-type="float">
            <text:p>580</text:p>
          </table:table-cell>
          <table:table-cell office:value-type="float" office:value="0.481034" calcext:value-type="float">
            <text:p>0.481034</text:p>
          </table:table-cell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281" calcext:value-type="float">
            <text:p>281</text:p>
          </table:table-cell>
          <table:table-cell office:value-type="float" office:value="583" calcext:value-type="float">
            <text:p>583</text:p>
          </table:table-cell>
          <table:table-cell office:value-type="float" office:value="0.48199" calcext:value-type="float">
            <text:p>0.48199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282" calcext:value-type="float">
            <text:p>282</text:p>
          </table:table-cell>
          <table:table-cell office:value-type="float" office:value="589" calcext:value-type="float">
            <text:p>589</text:p>
          </table:table-cell>
          <table:table-cell office:value-type="float" office:value="0.478778" calcext:value-type="float">
            <text:p>0.478778</text:p>
          </table:table-cell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282" calcext:value-type="float">
            <text:p>282</text:p>
          </table:table-cell>
          <table:table-cell office:value-type="float" office:value="589" calcext:value-type="float">
            <text:p>589</text:p>
          </table:table-cell>
          <table:table-cell office:value-type="float" office:value="0.478778" calcext:value-type="float">
            <text:p>0.4787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2" calcext:value-type="float">
            <text:p>282</text:p>
          </table:table-cell>
          <table:table-cell office:value-type="float" office:value="589" calcext:value-type="float">
            <text:p>589</text:p>
          </table:table-cell>
          <table:table-cell office:value-type="float" office:value="0.478778" calcext:value-type="float">
            <text:p>0.478778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282" calcext:value-type="float">
            <text:p>282</text:p>
          </table:table-cell>
          <table:table-cell office:value-type="float" office:value="588" calcext:value-type="float">
            <text:p>588</text:p>
          </table:table-cell>
          <table:table-cell office:value-type="float" office:value="0.479592" calcext:value-type="float">
            <text:p>0.479592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296" calcext:value-type="float">
            <text:p>296</text:p>
          </table:table-cell>
          <table:table-cell office:value-type="float" office:value="628" calcext:value-type="float">
            <text:p>628</text:p>
          </table:table-cell>
          <table:table-cell office:value-type="float" office:value="0.471338" calcext:value-type="float">
            <text:p>0.471338</text:p>
          </table:table-cell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297" calcext:value-type="float">
            <text:p>297</text:p>
          </table:table-cell>
          <table:table-cell office:value-type="float" office:value="630" calcext:value-type="float">
            <text:p>630</text:p>
          </table:table-cell>
          <table:table-cell office:value-type="float" office:value="0.471429" calcext:value-type="float">
            <text:p>0.471429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298" calcext:value-type="float">
            <text:p>298</text:p>
          </table:table-cell>
          <table:table-cell office:value-type="float" office:value="632" calcext:value-type="float">
            <text:p>632</text:p>
          </table:table-cell>
          <table:table-cell office:value-type="float" office:value="0.471519" calcext:value-type="float">
            <text:p>0.471519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298" calcext:value-type="float">
            <text:p>298</text:p>
          </table:table-cell>
          <table:table-cell office:value-type="float" office:value="632" calcext:value-type="float">
            <text:p>632</text:p>
          </table:table-cell>
          <table:table-cell office:value-type="float" office:value="0.471519" calcext:value-type="float">
            <text:p>0.471519</text:p>
          </table:table-cell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290" calcext:value-type="float">
            <text:p>290</text:p>
          </table:table-cell>
          <table:table-cell office:value-type="float" office:value="613" calcext:value-type="float">
            <text:p>613</text:p>
          </table:table-cell>
          <table:table-cell office:value-type="float" office:value="0.473083" calcext:value-type="float">
            <text:p>0.473083</text:p>
          </table:table-cell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295" calcext:value-type="float">
            <text:p>295</text:p>
          </table:table-cell>
          <table:table-cell office:value-type="float" office:value="625" calcext:value-type="float">
            <text:p>625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296" calcext:value-type="float">
            <text:p>296</text:p>
          </table:table-cell>
          <table:table-cell office:value-type="float" office:value="627" calcext:value-type="float">
            <text:p>627</text:p>
          </table:table-cell>
          <table:table-cell office:value-type="float" office:value="0.472089" calcext:value-type="float">
            <text:p>0.472089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298" calcext:value-type="float">
            <text:p>298</text:p>
          </table:table-cell>
          <table:table-cell office:value-type="float" office:value="631" calcext:value-type="float">
            <text:p>631</text:p>
          </table:table-cell>
          <table:table-cell office:value-type="float" office:value="0.472266" calcext:value-type="float">
            <text:p>0.4722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float" office:value="631" calcext:value-type="float">
            <text:p>631</text:p>
          </table:table-cell>
          <table:table-cell office:value-type="float" office:value="0.472266" calcext:value-type="float">
            <text:p>0.472266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298" calcext:value-type="float">
            <text:p>298</text:p>
          </table:table-cell>
          <table:table-cell office:value-type="float" office:value="631" calcext:value-type="float">
            <text:p>631</text:p>
          </table:table-cell>
          <table:table-cell office:value-type="float" office:value="0.472266" calcext:value-type="float">
            <text:p>0.472266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304" calcext:value-type="float">
            <text:p>304</text:p>
          </table:table-cell>
          <table:table-cell office:value-type="float" office:value="649" calcext:value-type="float">
            <text:p>649</text:p>
          </table:table-cell>
          <table:table-cell office:value-type="float" office:value="0.468413" calcext:value-type="float">
            <text:p>0.468413</text:p>
          </table:table-cell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0.46851" calcext:value-type="float">
            <text:p>0.46851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0.46851" calcext:value-type="float">
            <text:p>0.46851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305" calcext:value-type="float">
            <text:p>305</text:p>
          </table:table-cell>
          <table:table-cell office:value-type="float" office:value="651" calcext:value-type="float">
            <text:p>651</text:p>
          </table:table-cell>
          <table:table-cell office:value-type="float" office:value="0.46851" calcext:value-type="float">
            <text:p>0.46851</text:p>
          </table:table-cell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269" calcext:value-type="float">
            <text:p>269</text:p>
          </table:table-cell>
          <table:table-cell office:value-type="float" office:value="558" calcext:value-type="float">
            <text:p>558</text:p>
          </table:table-cell>
          <table:table-cell office:value-type="float" office:value="0.482079" calcext:value-type="float">
            <text:p>0.482079</text:p>
          </table:table-cell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271" calcext:value-type="float">
            <text:p>271</text:p>
          </table:table-cell>
          <table:table-cell office:value-type="float" office:value="564" calcext:value-type="float">
            <text:p>564</text:p>
          </table:table-cell>
          <table:table-cell office:value-type="float" office:value="0.480496" calcext:value-type="float">
            <text:p>0.480496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272" calcext:value-type="float">
            <text:p>272</text:p>
          </table:table-cell>
          <table:table-cell office:value-type="float" office:value="566" calcext:value-type="float">
            <text:p>566</text:p>
          </table:table-cell>
          <table:table-cell office:value-type="float" office:value="0.480565" calcext:value-type="float">
            <text:p>0.480565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273" calcext:value-type="float">
            <text:p>273</text:p>
          </table:table-cell>
          <table:table-cell office:value-type="float" office:value="568" calcext:value-type="float">
            <text:p>568</text:p>
          </table:table-cell>
          <table:table-cell office:value-type="float" office:value="0.480634" calcext:value-type="float">
            <text:p>0.4806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73" calcext:value-type="float">
            <text:p>273</text:p>
          </table:table-cell>
          <table:table-cell office:value-type="float" office:value="568" calcext:value-type="float">
            <text:p>568</text:p>
          </table:table-cell>
          <table:table-cell office:value-type="float" office:value="0.480634" calcext:value-type="float">
            <text:p>0.480634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259" calcext:value-type="float">
            <text:p>259</text:p>
          </table:table-cell>
          <table:table-cell office:value-type="float" office:value="521" calcext:value-type="float">
            <text:p>521</text:p>
          </table:table-cell>
          <table:table-cell office:value-type="float" office:value="0.497121" calcext:value-type="float">
            <text:p>0.497121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262" calcext:value-type="float">
            <text:p>262</text:p>
          </table:table-cell>
          <table:table-cell office:value-type="float" office:value="529" calcext:value-type="float">
            <text:p>529</text:p>
          </table:table-cell>
          <table:table-cell office:value-type="float" office:value="0.495274" calcext:value-type="float">
            <text:p>0.495274</text:p>
          </table:table-cell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263" calcext:value-type="float">
            <text:p>263</text:p>
          </table:table-cell>
          <table:table-cell office:value-type="float" office:value="531" calcext:value-type="float">
            <text:p>531</text:p>
          </table:table-cell>
          <table:table-cell office:value-type="float" office:value="0.495292" calcext:value-type="float">
            <text:p>0.495292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265" calcext:value-type="float">
            <text:p>265</text:p>
          </table:table-cell>
          <table:table-cell office:value-type="float" office:value="535" calcext:value-type="float">
            <text:p>535</text:p>
          </table:table-cell>
          <table:table-cell office:value-type="float" office:value="0.495327" calcext:value-type="float">
            <text:p>0.495327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265" calcext:value-type="float">
            <text:p>265</text:p>
          </table:table-cell>
          <table:table-cell office:value-type="float" office:value="535" calcext:value-type="float">
            <text:p>535</text:p>
          </table:table-cell>
          <table:table-cell office:value-type="float" office:value="0.495327" calcext:value-type="float">
            <text:p>0.495327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265" calcext:value-type="float">
            <text:p>265</text:p>
          </table:table-cell>
          <table:table-cell office:value-type="float" office:value="535" calcext:value-type="float">
            <text:p>535</text:p>
          </table:table-cell>
          <table:table-cell office:value-type="float" office:value="0.495327" calcext:value-type="float">
            <text:p>0.495327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271" calcext:value-type="float">
            <text:p>271</text:p>
          </table:table-cell>
          <table:table-cell office:value-type="float" office:value="553" calcext:value-type="float">
            <text:p>553</text:p>
          </table:table-cell>
          <table:table-cell office:value-type="float" office:value="0.490054" calcext:value-type="float">
            <text:p>0.490054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272" calcext:value-type="float">
            <text:p>272</text:p>
          </table:table-cell>
          <table:table-cell office:value-type="float" office:value="555" calcext:value-type="float">
            <text:p>555</text:p>
          </table:table-cell>
          <table:table-cell office:value-type="float" office:value="0.49009" calcext:value-type="float">
            <text:p>0.49009</text:p>
          </table:table-cell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273" calcext:value-type="float">
            <text:p>273</text:p>
          </table:table-cell>
          <table:table-cell office:value-type="float" office:value="557" calcext:value-type="float">
            <text:p>557</text:p>
          </table:table-cell>
          <table:table-cell office:value-type="float" office:value="0.490126" calcext:value-type="float">
            <text:p>0.4901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4" calcext:value-type="float">
            <text:p>274</text:p>
          </table:table-cell>
          <table:table-cell office:value-type="float" office:value="559" calcext:value-type="float">
            <text:p>559</text:p>
          </table:table-cell>
          <table:table-cell office:value-type="float" office:value="0.490161" calcext:value-type="float">
            <text:p>0.490161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275" calcext:value-type="float">
            <text:p>275</text:p>
          </table:table-cell>
          <table:table-cell office:value-type="float" office:value="561" calcext:value-type="float">
            <text:p>561</text:p>
          </table:table-cell>
          <table:table-cell office:value-type="float" office:value="0.490196" calcext:value-type="float">
            <text:p>0.490196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278" calcext:value-type="float">
            <text:p>278</text:p>
          </table:table-cell>
          <table:table-cell office:value-type="float" office:value="567" calcext:value-type="float">
            <text:p>567</text:p>
          </table:table-cell>
          <table:table-cell office:value-type="float" office:value="0.4903" calcext:value-type="float">
            <text:p>0.4903</text:p>
          </table:table-cell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279" calcext:value-type="float">
            <text:p>279</text:p>
          </table:table-cell>
          <table:table-cell office:value-type="float" office:value="569" calcext:value-type="float">
            <text:p>569</text:p>
          </table:table-cell>
          <table:table-cell office:value-type="float" office:value="0.490334" calcext:value-type="float">
            <text:p>0.490334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 office:value-type="float" office:value="0.490368" calcext:value-type="float">
            <text:p>0.490368</text:p>
          </table:table-cell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 office:value-type="float" office:value="0.490368" calcext:value-type="float">
            <text:p>0.4903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0" calcext:value-type="float">
            <text:p>280</text:p>
          </table:table-cell>
          <table:table-cell office:value-type="float" office:value="571" calcext:value-type="float">
            <text:p>571</text:p>
          </table:table-cell>
          <table:table-cell office:value-type="float" office:value="0.490368" calcext:value-type="float">
            <text:p>0.490368</text:p>
          </table:table-cell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281" calcext:value-type="float">
            <text:p>281</text:p>
          </table:table-cell>
          <table:table-cell office:value-type="float" office:value="573" calcext:value-type="float">
            <text:p>573</text:p>
          </table:table-cell>
          <table:table-cell office:value-type="float" office:value="0.490401" calcext:value-type="float">
            <text:p>0.490401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282" calcext:value-type="float">
            <text:p>282</text:p>
          </table:table-cell>
          <table:table-cell office:value-type="float" office:value="575" calcext:value-type="float">
            <text:p>575</text:p>
          </table:table-cell>
          <table:table-cell office:value-type="float" office:value="0.490435" calcext:value-type="float">
            <text:p>0.490435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282" calcext:value-type="float">
            <text:p>282</text:p>
          </table:table-cell>
          <table:table-cell office:value-type="float" office:value="575" calcext:value-type="float">
            <text:p>575</text:p>
          </table:table-cell>
          <table:table-cell office:value-type="float" office:value="0.490435" calcext:value-type="float">
            <text:p>0.490435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282" calcext:value-type="float">
            <text:p>282</text:p>
          </table:table-cell>
          <table:table-cell office:value-type="float" office:value="575" calcext:value-type="float">
            <text:p>575</text:p>
          </table:table-cell>
          <table:table-cell office:value-type="float" office:value="0.490435" calcext:value-type="float">
            <text:p>0.490435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282" calcext:value-type="float">
            <text:p>282</text:p>
          </table:table-cell>
          <table:table-cell office:value-type="float" office:value="575" calcext:value-type="float">
            <text:p>575</text:p>
          </table:table-cell>
          <table:table-cell office:value-type="float" office:value="0.490435" calcext:value-type="float">
            <text:p>0.490435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282" calcext:value-type="float">
            <text:p>282</text:p>
          </table:table-cell>
          <table:table-cell office:value-type="float" office:value="575" calcext:value-type="float">
            <text:p>575</text:p>
          </table:table-cell>
          <table:table-cell office:value-type="float" office:value="0.490435" calcext:value-type="float">
            <text:p>0.490435</text:p>
          </table:table-cell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288" calcext:value-type="float">
            <text:p>288</text:p>
          </table:table-cell>
          <table:table-cell office:value-type="float" office:value="593" calcext:value-type="float">
            <text:p>593</text:p>
          </table:table-cell>
          <table:table-cell office:value-type="float" office:value="0.485666" calcext:value-type="float">
            <text:p>0.485666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288" calcext:value-type="float">
            <text:p>288</text:p>
          </table:table-cell>
          <table:table-cell office:value-type="float" office:value="593" calcext:value-type="float">
            <text:p>593</text:p>
          </table:table-cell>
          <table:table-cell office:value-type="float" office:value="0.485666" calcext:value-type="float">
            <text:p>0.485666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288" calcext:value-type="float">
            <text:p>288</text:p>
          </table:table-cell>
          <table:table-cell office:value-type="float" office:value="593" calcext:value-type="float">
            <text:p>593</text:p>
          </table:table-cell>
          <table:table-cell office:value-type="float" office:value="0.485666" calcext:value-type="float">
            <text:p>0.4856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8" calcext:value-type="float">
            <text:p>288</text:p>
          </table:table-cell>
          <table:table-cell office:value-type="float" office:value="593" calcext:value-type="float">
            <text:p>593</text:p>
          </table:table-cell>
          <table:table-cell office:value-type="float" office:value="0.485666" calcext:value-type="float">
            <text:p>0.485666</text:p>
          </table:table-cell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office:value-type="float" office:value="0.485714" calcext:value-type="float">
            <text:p>0.485714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301" calcext:value-type="float">
            <text:p>301</text:p>
          </table:table-cell>
          <table:table-cell office:value-type="float" office:value="619" calcext:value-type="float">
            <text:p>619</text:p>
          </table:table-cell>
          <table:table-cell office:value-type="float" office:value="0.486268" calcext:value-type="float">
            <text:p>0.486268</text:p>
          </table:table-cell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302" calcext:value-type="float">
            <text:p>302</text:p>
          </table:table-cell>
          <table:table-cell office:value-type="float" office:value="621" calcext:value-type="float">
            <text:p>621</text:p>
          </table:table-cell>
          <table:table-cell office:value-type="float" office:value="0.486312" calcext:value-type="float">
            <text:p>0.486312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302" calcext:value-type="float">
            <text:p>302</text:p>
          </table:table-cell>
          <table:table-cell office:value-type="float" office:value="621" calcext:value-type="float">
            <text:p>621</text:p>
          </table:table-cell>
          <table:table-cell office:value-type="float" office:value="0.486312" calcext:value-type="float">
            <text:p>0.486312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303" calcext:value-type="float">
            <text:p>303</text:p>
          </table:table-cell>
          <table:table-cell office:value-type="float" office:value="623" calcext:value-type="float">
            <text:p>623</text:p>
          </table:table-cell>
          <table:table-cell office:value-type="float" office:value="0.486356" calcext:value-type="float">
            <text:p>0.486356</text:p>
          </table:table-cell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303" calcext:value-type="float">
            <text:p>303</text:p>
          </table:table-cell>
          <table:table-cell office:value-type="float" office:value="620" calcext:value-type="float">
            <text:p>620</text:p>
          </table:table-cell>
          <table:table-cell office:value-type="float" office:value="0.48871" calcext:value-type="float">
            <text:p>0.48871</text:p>
          </table:table-cell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309" calcext:value-type="float">
            <text:p>309</text:p>
          </table:table-cell>
          <table:table-cell office:value-type="float" office:value="629" calcext:value-type="float">
            <text:p>629</text:p>
          </table:table-cell>
          <table:table-cell office:value-type="float" office:value="0.491256" calcext:value-type="float">
            <text:p>0.491256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309" calcext:value-type="float">
            <text:p>309</text:p>
          </table:table-cell>
          <table:table-cell office:value-type="float" office:value="629" calcext:value-type="float">
            <text:p>629</text:p>
          </table:table-cell>
          <table:table-cell office:value-type="float" office:value="0.491256" calcext:value-type="float">
            <text:p>0.491256</text:p>
          </table:table-cell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309" calcext:value-type="float">
            <text:p>309</text:p>
          </table:table-cell>
          <table:table-cell office:value-type="float" office:value="629" calcext:value-type="float">
            <text:p>629</text:p>
          </table:table-cell>
          <table:table-cell office:value-type="float" office:value="0.491256" calcext:value-type="float">
            <text:p>0.4912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office:value-type="float" office:value="633" calcext:value-type="float">
            <text:p>633</text:p>
          </table:table-cell>
          <table:table-cell office:value-type="float" office:value="0.491311" calcext:value-type="float">
            <text:p>0.491311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312" calcext:value-type="float">
            <text:p>312</text:p>
          </table:table-cell>
          <table:table-cell office:value-type="float" office:value="635" calcext:value-type="float">
            <text:p>635</text:p>
          </table:table-cell>
          <table:table-cell office:value-type="float" office:value="0.491339" calcext:value-type="float">
            <text:p>0.491339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312" calcext:value-type="float">
            <text:p>312</text:p>
          </table:table-cell>
          <table:table-cell office:value-type="float" office:value="635" calcext:value-type="float">
            <text:p>635</text:p>
          </table:table-cell>
          <table:table-cell office:value-type="float" office:value="0.491339" calcext:value-type="float">
            <text:p>0.491339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313" calcext:value-type="float">
            <text:p>313</text:p>
          </table:table-cell>
          <table:table-cell office:value-type="float" office:value="637" calcext:value-type="float">
            <text:p>637</text:p>
          </table:table-cell>
          <table:table-cell office:value-type="float" office:value="0.491366" calcext:value-type="float">
            <text:p>0.491366</text:p>
          </table:table-cell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315" calcext:value-type="float">
            <text:p>315</text:p>
          </table:table-cell>
          <table:table-cell office:value-type="float" office:value="641" calcext:value-type="float">
            <text:p>641</text:p>
          </table:table-cell>
          <table:table-cell office:value-type="float" office:value="0.49142" calcext:value-type="float">
            <text:p>0.49142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315" calcext:value-type="float">
            <text:p>315</text:p>
          </table:table-cell>
          <table:table-cell office:value-type="float" office:value="641" calcext:value-type="float">
            <text:p>641</text:p>
          </table:table-cell>
          <table:table-cell office:value-type="float" office:value="0.49142" calcext:value-type="float">
            <text:p>0.49142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310" calcext:value-type="float">
            <text:p>310</text:p>
          </table:table-cell>
          <table:table-cell office:value-type="float" office:value="632" calcext:value-type="float">
            <text:p>632</text:p>
          </table:table-cell>
          <table:table-cell office:value-type="float" office:value="0.490506" calcext:value-type="float">
            <text:p>0.490506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310" calcext:value-type="float">
            <text:p>310</text:p>
          </table:table-cell>
          <table:table-cell office:value-type="float" office:value="629" calcext:value-type="float">
            <text:p>629</text:p>
          </table:table-cell>
          <table:table-cell office:value-type="float" office:value="0.492846" calcext:value-type="float">
            <text:p>0.492846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312" calcext:value-type="float">
            <text:p>312</text:p>
          </table:table-cell>
          <table:table-cell office:value-type="float" office:value="637" calcext:value-type="float">
            <text:p>637</text:p>
          </table:table-cell>
          <table:table-cell office:value-type="float" office:value="0.489796" calcext:value-type="float">
            <text:p>0.489796</text:p>
          </table:table-cell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314" calcext:value-type="float">
            <text:p>314</text:p>
          </table:table-cell>
          <table:table-cell office:value-type="float" office:value="641" calcext:value-type="float">
            <text:p>641</text:p>
          </table:table-cell>
          <table:table-cell office:value-type="float" office:value="0.48986" calcext:value-type="float">
            <text:p>0.489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office:value-type="float" office:value="0.489891" calcext:value-type="float">
            <text:p>0.489891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303" calcext:value-type="float">
            <text:p>303</text:p>
          </table:table-cell>
          <table:table-cell office:value-type="float" office:value="612" calcext:value-type="float">
            <text:p>612</text:p>
          </table:table-cell>
          <table:table-cell office:value-type="float" office:value="0.495098" calcext:value-type="float">
            <text:p>0.495098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303" calcext:value-type="float">
            <text:p>303</text:p>
          </table:table-cell>
          <table:table-cell office:value-type="float" office:value="609" calcext:value-type="float">
            <text:p>609</text:p>
          </table:table-cell>
          <table:table-cell office:value-type="float" office:value="0.497537" calcext:value-type="float">
            <text:p>0.497537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304" calcext:value-type="float">
            <text:p>304</text:p>
          </table:table-cell>
          <table:table-cell office:value-type="float" office:value="615" calcext:value-type="float">
            <text:p>615</text:p>
          </table:table-cell>
          <table:table-cell office:value-type="float" office:value="0.494309" calcext:value-type="float">
            <text:p>0.494309</text:p>
          </table:table-cell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305" calcext:value-type="float">
            <text:p>305</text:p>
          </table:table-cell>
          <table:table-cell office:value-type="float" office:value="617" calcext:value-type="float">
            <text:p>617</text:p>
          </table:table-cell>
          <table:table-cell office:value-type="float" office:value="0.494327" calcext:value-type="float">
            <text:p>0.494327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306" calcext:value-type="float">
            <text:p>306</text:p>
          </table:table-cell>
          <table:table-cell office:value-type="float" office:value="619" calcext:value-type="float">
            <text:p>619</text:p>
          </table:table-cell>
          <table:table-cell office:value-type="float" office:value="0.494346" calcext:value-type="float">
            <text:p>0.494346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306" calcext:value-type="float">
            <text:p>306</text:p>
          </table:table-cell>
          <table:table-cell office:value-type="float" office:value="619" calcext:value-type="float">
            <text:p>619</text:p>
          </table:table-cell>
          <table:table-cell office:value-type="float" office:value="0.494346" calcext:value-type="float">
            <text:p>0.494346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313" calcext:value-type="float">
            <text:p>313</text:p>
          </table:table-cell>
          <table:table-cell office:value-type="float" office:value="633" calcext:value-type="float">
            <text:p>633</text:p>
          </table:table-cell>
          <table:table-cell office:value-type="float" office:value="0.494471" calcext:value-type="float">
            <text:p>0.494471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316" calcext:value-type="float">
            <text:p>316</text:p>
          </table:table-cell>
          <table:table-cell office:value-type="float" office:value="639" calcext:value-type="float">
            <text:p>639</text:p>
          </table:table-cell>
          <table:table-cell office:value-type="float" office:value="0.494523" calcext:value-type="float">
            <text:p>0.494523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316" calcext:value-type="float">
            <text:p>316</text:p>
          </table:table-cell>
          <table:table-cell office:value-type="float" office:value="639" calcext:value-type="float">
            <text:p>639</text:p>
          </table:table-cell>
          <table:table-cell office:value-type="float" office:value="0.494523" calcext:value-type="float">
            <text:p>0.4945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7" calcext:value-type="float">
            <text:p>317</text:p>
          </table:table-cell>
          <table:table-cell office:value-type="float" office:value="641" calcext:value-type="float">
            <text:p>641</text:p>
          </table:table-cell>
          <table:table-cell office:value-type="float" office:value="0.49454" calcext:value-type="float">
            <text:p>0.49454</text:p>
          </table:table-cell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317" calcext:value-type="float">
            <text:p>317</text:p>
          </table:table-cell>
          <table:table-cell office:value-type="float" office:value="641" calcext:value-type="float">
            <text:p>641</text:p>
          </table:table-cell>
          <table:table-cell office:value-type="float" office:value="0.49454" calcext:value-type="float">
            <text:p>0.49454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317" calcext:value-type="float">
            <text:p>317</text:p>
          </table:table-cell>
          <table:table-cell office:value-type="float" office:value="641" calcext:value-type="float">
            <text:p>641</text:p>
          </table:table-cell>
          <table:table-cell office:value-type="float" office:value="0.49454" calcext:value-type="float">
            <text:p>0.49454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318" calcext:value-type="float">
            <text:p>318</text:p>
          </table:table-cell>
          <table:table-cell office:value-type="float" office:value="643" calcext:value-type="float">
            <text:p>643</text:p>
          </table:table-cell>
          <table:table-cell office:value-type="float" office:value="0.494557" calcext:value-type="float">
            <text:p>0.494557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319" calcext:value-type="float">
            <text:p>319</text:p>
          </table:table-cell>
          <table:table-cell office:value-type="float" office:value="645" calcext:value-type="float">
            <text:p>645</text:p>
          </table:table-cell>
          <table:table-cell office:value-type="float" office:value="0.494574" calcext:value-type="float">
            <text:p>0.494574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320" calcext:value-type="float">
            <text:p>320</text:p>
          </table:table-cell>
          <table:table-cell office:value-type="float" office:value="647" calcext:value-type="float">
            <text:p>647</text:p>
          </table:table-cell>
          <table:table-cell office:value-type="float" office:value="0.49459" calcext:value-type="float">
            <text:p>0.49459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322" calcext:value-type="float">
            <text:p>322</text:p>
          </table:table-cell>
          <table:table-cell office:value-type="float" office:value="651" calcext:value-type="float">
            <text:p>651</text:p>
          </table:table-cell>
          <table:table-cell office:value-type="float" office:value="0.494624" calcext:value-type="float">
            <text:p>0.494624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326" calcext:value-type="float">
            <text:p>326</text:p>
          </table:table-cell>
          <table:table-cell office:value-type="float" office:value="659" calcext:value-type="float">
            <text:p>659</text:p>
          </table:table-cell>
          <table:table-cell office:value-type="float" office:value="0.494689" calcext:value-type="float">
            <text:p>0.494689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328" calcext:value-type="float">
            <text:p>328</text:p>
          </table:table-cell>
          <table:table-cell office:value-type="float" office:value="663" calcext:value-type="float">
            <text:p>663</text:p>
          </table:table-cell>
          <table:table-cell office:value-type="float" office:value="0.494721" calcext:value-type="float">
            <text:p>0.494721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328" calcext:value-type="float">
            <text:p>328</text:p>
          </table:table-cell>
          <table:table-cell office:value-type="float" office:value="663" calcext:value-type="float">
            <text:p>663</text:p>
          </table:table-cell>
          <table:table-cell office:value-type="float" office:value="0.494721" calcext:value-type="float">
            <text:p>0.4947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9" calcext:value-type="float">
            <text:p>329</text:p>
          </table:table-cell>
          <table:table-cell office:value-type="float" office:value="665" calcext:value-type="float">
            <text:p>665</text:p>
          </table:table-cell>
          <table:table-cell office:value-type="float" office:value="0.494737" calcext:value-type="float">
            <text:p>0.494737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331" calcext:value-type="float">
            <text:p>331</text:p>
          </table:table-cell>
          <table:table-cell office:value-type="float" office:value="669" calcext:value-type="float">
            <text:p>669</text:p>
          </table:table-cell>
          <table:table-cell office:value-type="float" office:value="0.494768" calcext:value-type="float">
            <text:p>0.494768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342" calcext:value-type="float">
            <text:p>342</text:p>
          </table:table-cell>
          <table:table-cell office:value-type="float" office:value="695" calcext:value-type="float">
            <text:p>695</text:p>
          </table:table-cell>
          <table:table-cell office:value-type="float" office:value="0.492086" calcext:value-type="float">
            <text:p>0.492086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346" calcext:value-type="float">
            <text:p>346</text:p>
          </table:table-cell>
          <table:table-cell office:value-type="float" office:value="707" calcext:value-type="float">
            <text:p>707</text:p>
          </table:table-cell>
          <table:table-cell office:value-type="float" office:value="0.489392" calcext:value-type="float">
            <text:p>0.489392</text:p>
          </table:table-cell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347" calcext:value-type="float">
            <text:p>347</text:p>
          </table:table-cell>
          <table:table-cell office:value-type="float" office:value="709" calcext:value-type="float">
            <text:p>709</text:p>
          </table:table-cell>
          <table:table-cell office:value-type="float" office:value="0.489422" calcext:value-type="float">
            <text:p>0.489422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348" calcext:value-type="float">
            <text:p>348</text:p>
          </table:table-cell>
          <table:table-cell office:value-type="float" office:value="711" calcext:value-type="float">
            <text:p>711</text:p>
          </table:table-cell>
          <table:table-cell office:value-type="float" office:value="0.489451" calcext:value-type="float">
            <text:p>0.489451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351" calcext:value-type="float">
            <text:p>351</text:p>
          </table:table-cell>
          <table:table-cell office:value-type="float" office:value="717" calcext:value-type="float">
            <text:p>717</text:p>
          </table:table-cell>
          <table:table-cell office:value-type="float" office:value="0.48954" calcext:value-type="float">
            <text:p>0.48954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360" calcext:value-type="float">
            <text:p>360</text:p>
          </table:table-cell>
          <table:table-cell office:value-type="float" office:value="735" calcext:value-type="float">
            <text:p>735</text:p>
          </table:table-cell>
          <table:table-cell office:value-type="float" office:value="0.489796" calcext:value-type="float">
            <text:p>0.489796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361" calcext:value-type="float">
            <text:p>361</text:p>
          </table:table-cell>
          <table:table-cell office:value-type="float" office:value="737" calcext:value-type="float">
            <text:p>737</text:p>
          </table:table-cell>
          <table:table-cell office:value-type="float" office:value="0.489824" calcext:value-type="float">
            <text:p>0.489824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364" calcext:value-type="float">
            <text:p>364</text:p>
          </table:table-cell>
          <table:table-cell office:value-type="float" office:value="743" calcext:value-type="float">
            <text:p>743</text:p>
          </table:table-cell>
          <table:table-cell office:value-type="float" office:value="0.489906" calcext:value-type="float">
            <text:p>0.4899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5" calcext:value-type="float">
            <text:p>365</text:p>
          </table:table-cell>
          <table:table-cell office:value-type="float" office:value="745" calcext:value-type="float">
            <text:p>745</text:p>
          </table:table-cell>
          <table:table-cell office:value-type="float" office:value="0.489933" calcext:value-type="float">
            <text:p>0.489933</text:p>
          </table:table-cell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369" calcext:value-type="float">
            <text:p>369</text:p>
          </table:table-cell>
          <table:table-cell office:value-type="float" office:value="753" calcext:value-type="float">
            <text:p>753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372" calcext:value-type="float">
            <text:p>372</text:p>
          </table:table-cell>
          <table:table-cell office:value-type="float" office:value="759" calcext:value-type="float">
            <text:p>759</text:p>
          </table:table-cell>
          <table:table-cell office:value-type="float" office:value="0.490119" calcext:value-type="float">
            <text:p>0.490119</text:p>
          </table:table-cell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374" calcext:value-type="float">
            <text:p>374</text:p>
          </table:table-cell>
          <table:table-cell office:value-type="float" office:value="763" calcext:value-type="float">
            <text:p>763</text:p>
          </table:table-cell>
          <table:table-cell office:value-type="float" office:value="0.49017" calcext:value-type="float">
            <text:p>0.490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4" calcext:value-type="float">
            <text:p>374</text:p>
          </table:table-cell>
          <table:table-cell office:value-type="float" office:value="763" calcext:value-type="float">
            <text:p>763</text:p>
          </table:table-cell>
          <table:table-cell office:value-type="float" office:value="0.49017" calcext:value-type="float">
            <text:p>0.49017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376" calcext:value-type="float">
            <text:p>376</text:p>
          </table:table-cell>
          <table:table-cell office:value-type="float" office:value="767" calcext:value-type="float">
            <text:p>767</text:p>
          </table:table-cell>
          <table:table-cell office:value-type="float" office:value="0.490222" calcext:value-type="float">
            <text:p>0.490222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382" calcext:value-type="float">
            <text:p>382</text:p>
          </table:table-cell>
          <table:table-cell office:value-type="float" office:value="779" calcext:value-type="float">
            <text:p>779</text:p>
          </table:table-cell>
          <table:table-cell office:value-type="float" office:value="0.490372" calcext:value-type="float">
            <text:p>0.490372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382" calcext:value-type="float">
            <text:p>382</text:p>
          </table:table-cell>
          <table:table-cell office:value-type="float" office:value="779" calcext:value-type="float">
            <text:p>779</text:p>
          </table:table-cell>
          <table:table-cell office:value-type="float" office:value="0.490372" calcext:value-type="float">
            <text:p>0.490372</text:p>
          </table:table-cell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382" calcext:value-type="float">
            <text:p>382</text:p>
          </table:table-cell>
          <table:table-cell office:value-type="float" office:value="779" calcext:value-type="float">
            <text:p>779</text:p>
          </table:table-cell>
          <table:table-cell office:value-type="float" office:value="0.490372" calcext:value-type="float">
            <text:p>0.490372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382" calcext:value-type="float">
            <text:p>382</text:p>
          </table:table-cell>
          <table:table-cell office:value-type="float" office:value="779" calcext:value-type="float">
            <text:p>779</text:p>
          </table:table-cell>
          <table:table-cell office:value-type="float" office:value="0.490372" calcext:value-type="float">
            <text:p>0.490372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382" calcext:value-type="float">
            <text:p>382</text:p>
          </table:table-cell>
          <table:table-cell office:value-type="float" office:value="779" calcext:value-type="float">
            <text:p>779</text:p>
          </table:table-cell>
          <table:table-cell office:value-type="float" office:value="0.490372" calcext:value-type="float">
            <text:p>0.490372</text:p>
          </table:table-cell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394" calcext:value-type="float">
            <text:p>394</text:p>
          </table:table-cell>
          <table:table-cell office:value-type="float" office:value="803" calcext:value-type="float">
            <text:p>803</text:p>
          </table:table-cell>
          <table:table-cell office:value-type="float" office:value="0.49066" calcext:value-type="float">
            <text:p>0.49066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395" calcext:value-type="float">
            <text:p>395</text:p>
          </table:table-cell>
          <table:table-cell office:value-type="float" office:value="805" calcext:value-type="float">
            <text:p>805</text:p>
          </table:table-cell>
          <table:table-cell office:value-type="float" office:value="0.490683" calcext:value-type="float">
            <text:p>0.490683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396" calcext:value-type="float">
            <text:p>396</text:p>
          </table:table-cell>
          <table:table-cell office:value-type="float" office:value="807" calcext:value-type="float">
            <text:p>807</text:p>
          </table:table-cell>
          <table:table-cell office:value-type="float" office:value="0.490706" calcext:value-type="float">
            <text:p>0.4907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6" calcext:value-type="float">
            <text:p>396</text:p>
          </table:table-cell>
          <table:table-cell office:value-type="float" office:value="807" calcext:value-type="float">
            <text:p>807</text:p>
          </table:table-cell>
          <table:table-cell office:value-type="float" office:value="0.490706" calcext:value-type="float">
            <text:p>0.490706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397" calcext:value-type="float">
            <text:p>397</text:p>
          </table:table-cell>
          <table:table-cell office:value-type="float" office:value="809" calcext:value-type="float">
            <text:p>809</text:p>
          </table:table-cell>
          <table:table-cell office:value-type="float" office:value="0.490729" calcext:value-type="float">
            <text:p>0.490729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404" calcext:value-type="float">
            <text:p>404</text:p>
          </table:table-cell>
          <table:table-cell office:value-type="float" office:value="823" calcext:value-type="float">
            <text:p>823</text:p>
          </table:table-cell>
          <table:table-cell office:value-type="float" office:value="0.490887" calcext:value-type="float">
            <text:p>0.490887</text:p>
          </table:table-cell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405" calcext:value-type="float">
            <text:p>405</text:p>
          </table:table-cell>
          <table:table-cell office:value-type="float" office:value="825" calcext:value-type="float">
            <text:p>825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406" calcext:value-type="float">
            <text:p>406</text:p>
          </table:table-cell>
          <table:table-cell office:value-type="float" office:value="827" calcext:value-type="float">
            <text:p>827</text:p>
          </table:table-cell>
          <table:table-cell office:value-type="float" office:value="0.490931" calcext:value-type="float">
            <text:p>0.4909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7" calcext:value-type="float">
            <text:p>407</text:p>
          </table:table-cell>
          <table:table-cell office:value-type="float" office:value="829" calcext:value-type="float">
            <text:p>829</text:p>
          </table:table-cell>
          <table:table-cell office:value-type="float" office:value="0.490953" calcext:value-type="float">
            <text:p>0.490953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407" calcext:value-type="float">
            <text:p>407</text:p>
          </table:table-cell>
          <table:table-cell office:value-type="float" office:value="829" calcext:value-type="float">
            <text:p>829</text:p>
          </table:table-cell>
          <table:table-cell office:value-type="float" office:value="0.490953" calcext:value-type="float">
            <text:p>0.490953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409" calcext:value-type="float">
            <text:p>409</text:p>
          </table:table-cell>
          <table:table-cell office:value-type="float" office:value="833" calcext:value-type="float">
            <text:p>833</text:p>
          </table:table-cell>
          <table:table-cell office:value-type="float" office:value="0.490996" calcext:value-type="float">
            <text:p>0.490996</text:p>
          </table:table-cell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409" calcext:value-type="float">
            <text:p>409</text:p>
          </table:table-cell>
          <table:table-cell office:value-type="float" office:value="833" calcext:value-type="float">
            <text:p>833</text:p>
          </table:table-cell>
          <table:table-cell office:value-type="float" office:value="0.490996" calcext:value-type="float">
            <text:p>0.490996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410" calcext:value-type="float">
            <text:p>410</text:p>
          </table:table-cell>
          <table:table-cell office:value-type="float" office:value="835" calcext:value-type="float">
            <text:p>835</text:p>
          </table:table-cell>
          <table:table-cell office:value-type="float" office:value="0.491018" calcext:value-type="float">
            <text:p>0.491018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411" calcext:value-type="float">
            <text:p>411</text:p>
          </table:table-cell>
          <table:table-cell office:value-type="float" office:value="837" calcext:value-type="float">
            <text:p>837</text:p>
          </table:table-cell>
          <table:table-cell office:value-type="float" office:value="0.491039" calcext:value-type="float">
            <text:p>0.491039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409" calcext:value-type="float">
            <text:p>409</text:p>
          </table:table-cell>
          <table:table-cell office:value-type="float" office:value="833" calcext:value-type="float">
            <text:p>833</text:p>
          </table:table-cell>
          <table:table-cell office:value-type="float" office:value="0.490996" calcext:value-type="float">
            <text:p>0.490996</text:p>
          </table:table-cell>
        </table:table-row>
        <table:table-row table:style-name="ro1">
          <table:table-cell office:value-type="float" office:value="175.7" calcext:value-type="float">
            <text:p>175.7</text:p>
          </table:table-cell>
          <table:table-cell office:value-type="float" office:value="409" calcext:value-type="float">
            <text:p>409</text:p>
          </table:table-cell>
          <table:table-cell office:value-type="float" office:value="831" calcext:value-type="float">
            <text:p>831</text:p>
          </table:table-cell>
          <table:table-cell office:value-type="float" office:value="0.492178" calcext:value-type="float">
            <text:p>0.492178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409" calcext:value-type="float">
            <text:p>409</text:p>
          </table:table-cell>
          <table:table-cell office:value-type="float" office:value="831" calcext:value-type="float">
            <text:p>831</text:p>
          </table:table-cell>
          <table:table-cell office:value-type="float" office:value="0.492178" calcext:value-type="float">
            <text:p>0.492178</text:p>
          </table:table-cell>
        </table:table-row>
        <table:table-row table:style-name="ro1">
          <table:table-cell office:value-type="float" office:value="175.9" calcext:value-type="float">
            <text:p>175.9</text:p>
          </table:table-cell>
          <table:table-cell office:value-type="float" office:value="412" calcext:value-type="float">
            <text:p>412</text:p>
          </table:table-cell>
          <table:table-cell office:value-type="float" office:value="839" calcext:value-type="float">
            <text:p>839</text:p>
          </table:table-cell>
          <table:table-cell office:value-type="float" office:value="0.491061" calcext:value-type="float">
            <text:p>0.4910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12" calcext:value-type="float">
            <text:p>412</text:p>
          </table:table-cell>
          <table:table-cell office:value-type="float" office:value="839" calcext:value-type="float">
            <text:p>839</text:p>
          </table:table-cell>
          <table:table-cell office:value-type="float" office:value="0.491061" calcext:value-type="float">
            <text:p>0.491061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407" calcext:value-type="float">
            <text:p>407</text:p>
          </table:table-cell>
          <table:table-cell office:value-type="float" office:value="825" calcext:value-type="float">
            <text:p>825</text:p>
          </table:table-cell>
          <table:table-cell office:value-type="float" office:value="0.493333" calcext:value-type="float">
            <text:p>0.493333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406" calcext:value-type="float">
            <text:p>406</text:p>
          </table:table-cell>
          <table:table-cell office:value-type="float" office:value="819" calcext:value-type="float">
            <text:p>819</text:p>
          </table:table-cell>
          <table:table-cell office:value-type="float" office:value="0.495726" calcext:value-type="float">
            <text:p>0.495726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407" calcext:value-type="float">
            <text:p>407</text:p>
          </table:table-cell>
          <table:table-cell office:value-type="float" office:value="823" calcext:value-type="float">
            <text:p>823</text:p>
          </table:table-cell>
          <table:table-cell office:value-type="float" office:value="0.494532" calcext:value-type="float">
            <text:p>0.494532</text:p>
          </table:table-cell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409" calcext:value-type="float">
            <text:p>409</text:p>
          </table:table-cell>
          <table:table-cell office:value-type="float" office:value="829" calcext:value-type="float">
            <text:p>829</text:p>
          </table:table-cell>
          <table:table-cell office:value-type="float" office:value="0.493366" calcext:value-type="float">
            <text:p>0.493366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409" calcext:value-type="float">
            <text:p>409</text:p>
          </table:table-cell>
          <table:table-cell office:value-type="float" office:value="829" calcext:value-type="float">
            <text:p>829</text:p>
          </table:table-cell>
          <table:table-cell office:value-type="float" office:value="0.493366" calcext:value-type="float">
            <text:p>0.493366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411" calcext:value-type="float">
            <text:p>411</text:p>
          </table:table-cell>
          <table:table-cell office:value-type="float" office:value="833" calcext:value-type="float">
            <text:p>833</text:p>
          </table:table-cell>
          <table:table-cell office:value-type="float" office:value="0.493397" calcext:value-type="float">
            <text:p>0.493397</text:p>
          </table:table-cell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411" calcext:value-type="float">
            <text:p>411</text:p>
          </table:table-cell>
          <table:table-cell office:value-type="float" office:value="833" calcext:value-type="float">
            <text:p>833</text:p>
          </table:table-cell>
          <table:table-cell office:value-type="float" office:value="0.493397" calcext:value-type="float">
            <text:p>0.493397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412" calcext:value-type="float">
            <text:p>412</text:p>
          </table:table-cell>
          <table:table-cell office:value-type="float" office:value="835" calcext:value-type="float">
            <text:p>835</text:p>
          </table:table-cell>
          <table:table-cell office:value-type="float" office:value="0.493413" calcext:value-type="float">
            <text:p>0.493413</text:p>
          </table:table-cell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413" calcext:value-type="float">
            <text:p>413</text:p>
          </table:table-cell>
          <table:table-cell office:value-type="float" office:value="837" calcext:value-type="float">
            <text:p>837</text:p>
          </table:table-cell>
          <table:table-cell office:value-type="float" office:value="0.493429" calcext:value-type="float">
            <text:p>0.4934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13" calcext:value-type="float">
            <text:p>413</text:p>
          </table:table-cell>
          <table:table-cell office:value-type="float" office:value="837" calcext:value-type="float">
            <text:p>837</text:p>
          </table:table-cell>
          <table:table-cell office:value-type="float" office:value="0.493429" calcext:value-type="float">
            <text:p>0.493429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414" calcext:value-type="float">
            <text:p>414</text:p>
          </table:table-cell>
          <table:table-cell office:value-type="float" office:value="839" calcext:value-type="float">
            <text:p>839</text:p>
          </table:table-cell>
          <table:table-cell office:value-type="float" office:value="0.493445" calcext:value-type="float">
            <text:p>0.493445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414" calcext:value-type="float">
            <text:p>414</text:p>
          </table:table-cell>
          <table:table-cell office:value-type="float" office:value="839" calcext:value-type="float">
            <text:p>839</text:p>
          </table:table-cell>
          <table:table-cell office:value-type="float" office:value="0.493445" calcext:value-type="float">
            <text:p>0.493445</text:p>
          </table:table-cell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414" calcext:value-type="float">
            <text:p>414</text:p>
          </table:table-cell>
          <table:table-cell office:value-type="float" office:value="839" calcext:value-type="float">
            <text:p>839</text:p>
          </table:table-cell>
          <table:table-cell office:value-type="float" office:value="0.493445" calcext:value-type="float">
            <text:p>0.493445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415" calcext:value-type="float">
            <text:p>415</text:p>
          </table:table-cell>
          <table:table-cell office:value-type="float" office:value="841" calcext:value-type="float">
            <text:p>841</text:p>
          </table:table-cell>
          <table:table-cell office:value-type="float" office:value="0.49346" calcext:value-type="float">
            <text:p>0.49346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415" calcext:value-type="float">
            <text:p>415</text:p>
          </table:table-cell>
          <table:table-cell office:value-type="float" office:value="841" calcext:value-type="float">
            <text:p>841</text:p>
          </table:table-cell>
          <table:table-cell office:value-type="float" office:value="0.49346" calcext:value-type="float">
            <text:p>0.49346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416" calcext:value-type="float">
            <text:p>416</text:p>
          </table:table-cell>
          <table:table-cell office:value-type="float" office:value="843" calcext:value-type="float">
            <text:p>843</text:p>
          </table:table-cell>
          <table:table-cell office:value-type="float" office:value="0.493476" calcext:value-type="float">
            <text:p>0.493476</text:p>
          </table:table-cell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420" calcext:value-type="float">
            <text:p>420</text:p>
          </table:table-cell>
          <table:table-cell office:value-type="float" office:value="851" calcext:value-type="float">
            <text:p>851</text:p>
          </table:table-cell>
          <table:table-cell office:value-type="float" office:value="0.493537" calcext:value-type="float">
            <text:p>0.493537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420" calcext:value-type="float">
            <text:p>420</text:p>
          </table:table-cell>
          <table:table-cell office:value-type="float" office:value="851" calcext:value-type="float">
            <text:p>851</text:p>
          </table:table-cell>
          <table:table-cell office:value-type="float" office:value="0.493537" calcext:value-type="float">
            <text:p>0.493537</text:p>
          </table:table-cell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422" calcext:value-type="float">
            <text:p>422</text:p>
          </table:table-cell>
          <table:table-cell office:value-type="float" office:value="855" calcext:value-type="float">
            <text:p>855</text:p>
          </table:table-cell>
          <table:table-cell office:value-type="float" office:value="0.493567" calcext:value-type="float">
            <text:p>0.4935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3" calcext:value-type="float">
            <text:p>423</text:p>
          </table:table-cell>
          <table:table-cell office:value-type="float" office:value="857" calcext:value-type="float">
            <text:p>857</text:p>
          </table:table-cell>
          <table:table-cell office:value-type="float" office:value="0.493582" calcext:value-type="float">
            <text:p>0.493582</text:p>
          </table:table-cell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424" calcext:value-type="float">
            <text:p>424</text:p>
          </table:table-cell>
          <table:table-cell office:value-type="float" office:value="859" calcext:value-type="float">
            <text:p>859</text:p>
          </table:table-cell>
          <table:table-cell office:value-type="float" office:value="0.493597" calcext:value-type="float">
            <text:p>0.493597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431" calcext:value-type="float">
            <text:p>431</text:p>
          </table:table-cell>
          <table:table-cell office:value-type="float" office:value="873" calcext:value-type="float">
            <text:p>873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431" calcext:value-type="float">
            <text:p>431</text:p>
          </table:table-cell>
          <table:table-cell office:value-type="float" office:value="873" calcext:value-type="float">
            <text:p>873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432" calcext:value-type="float">
            <text:p>432</text:p>
          </table:table-cell>
          <table:table-cell office:value-type="float" office:value="875" calcext:value-type="float">
            <text:p>875</text:p>
          </table:table-cell>
          <table:table-cell office:value-type="float" office:value="0.493714" calcext:value-type="float">
            <text:p>0.493714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433" calcext:value-type="float">
            <text:p>433</text:p>
          </table:table-cell>
          <table:table-cell office:value-type="float" office:value="877" calcext:value-type="float">
            <text:p>877</text:p>
          </table:table-cell>
          <table:table-cell office:value-type="float" office:value="0.493729" calcext:value-type="float">
            <text:p>0.493729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433" calcext:value-type="float">
            <text:p>433</text:p>
          </table:table-cell>
          <table:table-cell office:value-type="float" office:value="877" calcext:value-type="float">
            <text:p>877</text:p>
          </table:table-cell>
          <table:table-cell office:value-type="float" office:value="0.493729" calcext:value-type="float">
            <text:p>0.493729</text:p>
          </table:table-cell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438" calcext:value-type="float">
            <text:p>438</text:p>
          </table:table-cell>
          <table:table-cell office:value-type="float" office:value="889" calcext:value-type="float">
            <text:p>889</text:p>
          </table:table-cell>
          <table:table-cell office:value-type="float" office:value="0.492688" calcext:value-type="float">
            <text:p>0.492688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438" calcext:value-type="float">
            <text:p>438</text:p>
          </table:table-cell>
          <table:table-cell office:value-type="float" office:value="889" calcext:value-type="float">
            <text:p>889</text:p>
          </table:table-cell>
          <table:table-cell office:value-type="float" office:value="0.492688" calcext:value-type="float">
            <text:p>0.492688</text:p>
          </table:table-cell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440" calcext:value-type="float">
            <text:p>440</text:p>
          </table:table-cell>
          <table:table-cell office:value-type="float" office:value="895" calcext:value-type="float">
            <text:p>895</text:p>
          </table:table-cell>
          <table:table-cell office:value-type="float" office:value="0.49162" calcext:value-type="float">
            <text:p>0.4916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1" calcext:value-type="float">
            <text:p>441</text:p>
          </table:table-cell>
          <table:table-cell office:value-type="float" office:value="897" calcext:value-type="float">
            <text:p>897</text:p>
          </table:table-cell>
          <table:table-cell office:value-type="float" office:value="0.491639" calcext:value-type="float">
            <text:p>0.491639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441" calcext:value-type="float">
            <text:p>441</text:p>
          </table:table-cell>
          <table:table-cell office:value-type="float" office:value="897" calcext:value-type="float">
            <text:p>897</text:p>
          </table:table-cell>
          <table:table-cell office:value-type="float" office:value="0.491639" calcext:value-type="float">
            <text:p>0.491639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444" calcext:value-type="float">
            <text:p>444</text:p>
          </table:table-cell>
          <table:table-cell office:value-type="float" office:value="901" calcext:value-type="float">
            <text:p>901</text:p>
          </table:table-cell>
          <table:table-cell office:value-type="float" office:value="0.492786" calcext:value-type="float">
            <text:p>0.492786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444" calcext:value-type="float">
            <text:p>444</text:p>
          </table:table-cell>
          <table:table-cell office:value-type="float" office:value="901" calcext:value-type="float">
            <text:p>901</text:p>
          </table:table-cell>
          <table:table-cell office:value-type="float" office:value="0.492786" calcext:value-type="float">
            <text:p>0.492786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445" calcext:value-type="float">
            <text:p>445</text:p>
          </table:table-cell>
          <table:table-cell office:value-type="float" office:value="903" calcext:value-type="float">
            <text:p>903</text:p>
          </table:table-cell>
          <table:table-cell office:value-type="float" office:value="0.492802" calcext:value-type="float">
            <text:p>0.492802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445" calcext:value-type="float">
            <text:p>445</text:p>
          </table:table-cell>
          <table:table-cell office:value-type="float" office:value="903" calcext:value-type="float">
            <text:p>903</text:p>
          </table:table-cell>
          <table:table-cell office:value-type="float" office:value="0.492802" calcext:value-type="float">
            <text:p>0.492802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445" calcext:value-type="float">
            <text:p>445</text:p>
          </table:table-cell>
          <table:table-cell office:value-type="float" office:value="903" calcext:value-type="float">
            <text:p>903</text:p>
          </table:table-cell>
          <table:table-cell office:value-type="float" office:value="0.492802" calcext:value-type="float">
            <text:p>0.492802</text:p>
          </table:table-cell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448" calcext:value-type="float">
            <text:p>448</text:p>
          </table:table-cell>
          <table:table-cell office:value-type="float" office:value="909" calcext:value-type="float">
            <text:p>909</text:p>
          </table:table-cell>
          <table:table-cell office:value-type="float" office:value="0.492849" calcext:value-type="float">
            <text:p>0.492849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448" calcext:value-type="float">
            <text:p>448</text:p>
          </table:table-cell>
          <table:table-cell office:value-type="float" office:value="909" calcext:value-type="float">
            <text:p>909</text:p>
          </table:table-cell>
          <table:table-cell office:value-type="float" office:value="0.492849" calcext:value-type="float">
            <text:p>0.492849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448" calcext:value-type="float">
            <text:p>448</text:p>
          </table:table-cell>
          <table:table-cell office:value-type="float" office:value="909" calcext:value-type="float">
            <text:p>909</text:p>
          </table:table-cell>
          <table:table-cell office:value-type="float" office:value="0.492849" calcext:value-type="float">
            <text:p>0.4928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9" calcext:value-type="float">
            <text:p>449</text:p>
          </table:table-cell>
          <table:table-cell office:value-type="float" office:value="911" calcext:value-type="float">
            <text:p>911</text:p>
          </table:table-cell>
          <table:table-cell office:value-type="float" office:value="0.492865" calcext:value-type="float">
            <text:p>0.492865</text:p>
          </table:table-cell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449" calcext:value-type="float">
            <text:p>449</text:p>
          </table:table-cell>
          <table:table-cell office:value-type="float" office:value="911" calcext:value-type="float">
            <text:p>911</text:p>
          </table:table-cell>
          <table:table-cell office:value-type="float" office:value="0.492865" calcext:value-type="float">
            <text:p>0.492865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457" calcext:value-type="float">
            <text:p>457</text:p>
          </table:table-cell>
          <table:table-cell office:value-type="float" office:value="927" calcext:value-type="float">
            <text:p>927</text:p>
          </table:table-cell>
          <table:table-cell office:value-type="float" office:value="0.492988" calcext:value-type="float">
            <text:p>0.492988</text:p>
          </table:table-cell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459" calcext:value-type="float">
            <text:p>459</text:p>
          </table:table-cell>
          <table:table-cell office:value-type="float" office:value="931" calcext:value-type="float">
            <text:p>931</text:p>
          </table:table-cell>
          <table:table-cell office:value-type="float" office:value="0.493018" calcext:value-type="float">
            <text:p>0.493018</text:p>
          </table:table-cell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459" calcext:value-type="float">
            <text:p>459</text:p>
          </table:table-cell>
          <table:table-cell office:value-type="float" office:value="931" calcext:value-type="float">
            <text:p>931</text:p>
          </table:table-cell>
          <table:table-cell office:value-type="float" office:value="0.493018" calcext:value-type="float">
            <text:p>0.493018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460" calcext:value-type="float">
            <text:p>460</text:p>
          </table:table-cell>
          <table:table-cell office:value-type="float" office:value="933" calcext:value-type="float">
            <text:p>933</text:p>
          </table:table-cell>
          <table:table-cell office:value-type="float" office:value="0.493033" calcext:value-type="float">
            <text:p>0.493033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448" calcext:value-type="float">
            <text:p>448</text:p>
          </table:table-cell>
          <table:table-cell office:value-type="float" office:value="907" calcext:value-type="float">
            <text:p>907</text:p>
          </table:table-cell>
          <table:table-cell office:value-type="float" office:value="0.493936" calcext:value-type="float">
            <text:p>0.493936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448" calcext:value-type="float">
            <text:p>448</text:p>
          </table:table-cell>
          <table:table-cell office:value-type="float" office:value="903" calcext:value-type="float">
            <text:p>903</text:p>
          </table:table-cell>
          <table:table-cell office:value-type="float" office:value="0.496124" calcext:value-type="float">
            <text:p>0.496124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448" calcext:value-type="float">
            <text:p>448</text:p>
          </table:table-cell>
          <table:table-cell office:value-type="float" office:value="903" calcext:value-type="float">
            <text:p>903</text:p>
          </table:table-cell>
          <table:table-cell office:value-type="float" office:value="0.496124" calcext:value-type="float">
            <text:p>0.496124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450" calcext:value-type="float">
            <text:p>450</text:p>
          </table:table-cell>
          <table:table-cell office:value-type="float" office:value="909" calcext:value-type="float">
            <text:p>909</text:p>
          </table:table-cell>
          <table:table-cell office:value-type="float" office:value="0.49505" calcext:value-type="float">
            <text:p>0.495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1" calcext:value-type="float">
            <text:p>451</text:p>
          </table:table-cell>
          <table:table-cell office:value-type="float" office:value="911" calcext:value-type="float">
            <text:p>911</text:p>
          </table:table-cell>
          <table:table-cell office:value-type="float" office:value="0.49506" calcext:value-type="float">
            <text:p>0.49506</text:p>
          </table:table-cell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443" calcext:value-type="float">
            <text:p>443</text:p>
          </table:table-cell>
          <table:table-cell office:value-type="float" office:value="889" calcext:value-type="float">
            <text:p>889</text:p>
          </table:table-cell>
          <table:table-cell office:value-type="float" office:value="0.498313" calcext:value-type="float">
            <text:p>0.498313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440" calcext:value-type="float">
            <text:p>440</text:p>
          </table:table-cell>
          <table:table-cell office:value-type="float" office:value="881" calcext:value-type="float">
            <text:p>881</text:p>
          </table:table-cell>
          <table:table-cell office:value-type="float" office:value="0.499432" calcext:value-type="float">
            <text:p>0.499432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441" calcext:value-type="float">
            <text:p>441</text:p>
          </table:table-cell>
          <table:table-cell office:value-type="float" office:value="883" calcext:value-type="float">
            <text:p>883</text:p>
          </table:table-cell>
          <table:table-cell office:value-type="float" office:value="0.499434" calcext:value-type="float">
            <text:p>0.499434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443" calcext:value-type="float">
            <text:p>443</text:p>
          </table:table-cell>
          <table:table-cell office:value-type="float" office:value="889" calcext:value-type="float">
            <text:p>889</text:p>
          </table:table-cell>
          <table:table-cell office:value-type="float" office:value="0.498313" calcext:value-type="float">
            <text:p>0.498313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443" calcext:value-type="float">
            <text:p>443</text:p>
          </table:table-cell>
          <table:table-cell office:value-type="float" office:value="889" calcext:value-type="float">
            <text:p>889</text:p>
          </table:table-cell>
          <table:table-cell office:value-type="float" office:value="0.498313" calcext:value-type="float">
            <text:p>0.498313</text:p>
          </table:table-cell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444" calcext:value-type="float">
            <text:p>444</text:p>
          </table:table-cell>
          <table:table-cell office:value-type="float" office:value="891" calcext:value-type="float">
            <text:p>891</text:p>
          </table:table-cell>
          <table:table-cell office:value-type="float" office:value="0.498316" calcext:value-type="float">
            <text:p>0.498316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448" calcext:value-type="float">
            <text:p>448</text:p>
          </table:table-cell>
          <table:table-cell office:value-type="float" office:value="899" calcext:value-type="float">
            <text:p>899</text:p>
          </table:table-cell>
          <table:table-cell office:value-type="float" office:value="0.498331" calcext:value-type="float">
            <text:p>0.498331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448" calcext:value-type="float">
            <text:p>448</text:p>
          </table:table-cell>
          <table:table-cell office:value-type="float" office:value="899" calcext:value-type="float">
            <text:p>899</text:p>
          </table:table-cell>
          <table:table-cell office:value-type="float" office:value="0.498331" calcext:value-type="float">
            <text:p>0.498331</text:p>
          </table:table-cell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449" calcext:value-type="float">
            <text:p>449</text:p>
          </table:table-cell>
          <table:table-cell office:value-type="float" office:value="901" calcext:value-type="float">
            <text:p>901</text:p>
          </table:table-cell>
          <table:table-cell office:value-type="float" office:value="0.498335" calcext:value-type="float">
            <text:p>0.4983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9" calcext:value-type="float">
            <text:p>449</text:p>
          </table:table-cell>
          <table:table-cell office:value-type="float" office:value="901" calcext:value-type="float">
            <text:p>901</text:p>
          </table:table-cell>
          <table:table-cell office:value-type="float" office:value="0.498335" calcext:value-type="float">
            <text:p>0.498335</text:p>
          </table:table-cell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451" calcext:value-type="float">
            <text:p>451</text:p>
          </table:table-cell>
          <table:table-cell office:value-type="float" office:value="905" calcext:value-type="float">
            <text:p>905</text:p>
          </table:table-cell>
          <table:table-cell office:value-type="float" office:value="0.498343" calcext:value-type="float">
            <text:p>0.498343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458" calcext:value-type="float">
            <text:p>458</text:p>
          </table:table-cell>
          <table:table-cell office:value-type="float" office:value="921" calcext:value-type="float">
            <text:p>921</text:p>
          </table:table-cell>
          <table:table-cell office:value-type="float" office:value="0.497286" calcext:value-type="float">
            <text:p>0.497286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458" calcext:value-type="float">
            <text:p>458</text:p>
          </table:table-cell>
          <table:table-cell office:value-type="float" office:value="921" calcext:value-type="float">
            <text:p>921</text:p>
          </table:table-cell>
          <table:table-cell office:value-type="float" office:value="0.497286" calcext:value-type="float">
            <text:p>0.497286</text:p>
          </table:table-cell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459" calcext:value-type="float">
            <text:p>459</text:p>
          </table:table-cell>
          <table:table-cell office:value-type="float" office:value="925" calcext:value-type="float">
            <text:p>925</text:p>
          </table:table-cell>
          <table:table-cell office:value-type="float" office:value="0.496216" calcext:value-type="float">
            <text:p>0.496216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460" calcext:value-type="float">
            <text:p>460</text:p>
          </table:table-cell>
          <table:table-cell office:value-type="float" office:value="927" calcext:value-type="float">
            <text:p>927</text:p>
          </table:table-cell>
          <table:table-cell office:value-type="float" office:value="0.496224" calcext:value-type="float">
            <text:p>0.496224</text:p>
          </table:table-cell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461" calcext:value-type="float">
            <text:p>461</text:p>
          </table:table-cell>
          <table:table-cell office:value-type="float" office:value="929" calcext:value-type="float">
            <text:p>929</text:p>
          </table:table-cell>
          <table:table-cell office:value-type="float" office:value="0.496233" calcext:value-type="float">
            <text:p>0.496233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465" calcext:value-type="float">
            <text:p>465</text:p>
          </table:table-cell>
          <table:table-cell office:value-type="float" office:value="937" calcext:value-type="float">
            <text:p>937</text:p>
          </table:table-cell>
          <table:table-cell office:value-type="float" office:value="0.496265" calcext:value-type="float">
            <text:p>0.496265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465" calcext:value-type="float">
            <text:p>465</text:p>
          </table:table-cell>
          <table:table-cell office:value-type="float" office:value="937" calcext:value-type="float">
            <text:p>937</text:p>
          </table:table-cell>
          <table:table-cell office:value-type="float" office:value="0.496265" calcext:value-type="float">
            <text:p>0.496265</text:p>
          </table:table-cell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466" calcext:value-type="float">
            <text:p>466</text:p>
          </table:table-cell>
          <table:table-cell office:value-type="float" office:value="939" calcext:value-type="float">
            <text:p>939</text:p>
          </table:table-cell>
          <table:table-cell office:value-type="float" office:value="0.496273" calcext:value-type="float">
            <text:p>0.496273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467" calcext:value-type="float">
            <text:p>467</text:p>
          </table:table-cell>
          <table:table-cell office:value-type="float" office:value="941" calcext:value-type="float">
            <text:p>941</text:p>
          </table:table-cell>
          <table:table-cell office:value-type="float" office:value="0.496281" calcext:value-type="float">
            <text:p>0.496281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468" calcext:value-type="float">
            <text:p>468</text:p>
          </table:table-cell>
          <table:table-cell office:value-type="float" office:value="945" calcext:value-type="float">
            <text:p>945</text:p>
          </table:table-cell>
          <table:table-cell office:value-type="float" office:value="0.495238" calcext:value-type="float">
            <text:p>0.495238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469" calcext:value-type="float">
            <text:p>469</text:p>
          </table:table-cell>
          <table:table-cell office:value-type="float" office:value="947" calcext:value-type="float">
            <text:p>947</text:p>
          </table:table-cell>
          <table:table-cell office:value-type="float" office:value="0.495248" calcext:value-type="float">
            <text:p>0.495248</text:p>
          </table:table-cell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471" calcext:value-type="float">
            <text:p>471</text:p>
          </table:table-cell>
          <table:table-cell office:value-type="float" office:value="953" calcext:value-type="float">
            <text:p>953</text:p>
          </table:table-cell>
          <table:table-cell office:value-type="float" office:value="0.494229" calcext:value-type="float">
            <text:p>0.4942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1" calcext:value-type="float">
            <text:p>471</text:p>
          </table:table-cell>
          <table:table-cell office:value-type="float" office:value="953" calcext:value-type="float">
            <text:p>953</text:p>
          </table:table-cell>
          <table:table-cell office:value-type="float" office:value="0.494229" calcext:value-type="float">
            <text:p>0.494229</text:p>
          </table:table-cell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471" calcext:value-type="float">
            <text:p>471</text:p>
          </table:table-cell>
          <table:table-cell office:value-type="float" office:value="953" calcext:value-type="float">
            <text:p>953</text:p>
          </table:table-cell>
          <table:table-cell office:value-type="float" office:value="0.494229" calcext:value-type="float">
            <text:p>0.494229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477" calcext:value-type="float">
            <text:p>477</text:p>
          </table:table-cell>
          <table:table-cell office:value-type="float" office:value="965" calcext:value-type="float">
            <text:p>965</text:p>
          </table:table-cell>
          <table:table-cell office:value-type="float" office:value="0.494301" calcext:value-type="float">
            <text:p>0.494301</text:p>
          </table:table-cell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479" calcext:value-type="float">
            <text:p>479</text:p>
          </table:table-cell>
          <table:table-cell office:value-type="float" office:value="969" calcext:value-type="float">
            <text:p>969</text:p>
          </table:table-cell>
          <table:table-cell office:value-type="float" office:value="0.494324" calcext:value-type="float">
            <text:p>0.494324</text:p>
          </table:table-cell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479" calcext:value-type="float">
            <text:p>479</text:p>
          </table:table-cell>
          <table:table-cell office:value-type="float" office:value="969" calcext:value-type="float">
            <text:p>969</text:p>
          </table:table-cell>
          <table:table-cell office:value-type="float" office:value="0.494324" calcext:value-type="float">
            <text:p>0.494324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479" calcext:value-type="float">
            <text:p>479</text:p>
          </table:table-cell>
          <table:table-cell office:value-type="float" office:value="969" calcext:value-type="float">
            <text:p>969</text:p>
          </table:table-cell>
          <table:table-cell office:value-type="float" office:value="0.494324" calcext:value-type="float">
            <text:p>0.494324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480" calcext:value-type="float">
            <text:p>480</text:p>
          </table:table-cell>
          <table:table-cell office:value-type="float" office:value="971" calcext:value-type="float">
            <text:p>971</text:p>
          </table:table-cell>
          <table:table-cell office:value-type="float" office:value="0.494336" calcext:value-type="float">
            <text:p>0.494336</text:p>
          </table:table-cell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493" calcext:value-type="float">
            <text:p>493</text:p>
          </table:table-cell>
          <table:table-cell office:value-type="float" office:value="999" calcext:value-type="float">
            <text:p>999</text:p>
          </table:table-cell>
          <table:table-cell office:value-type="float" office:value="0.493493" calcext:value-type="float">
            <text:p>0.493493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495" calcext:value-type="float">
            <text:p>495</text:p>
          </table:table-cell>
          <table:table-cell office:value-type="float" office:value="1003" calcext:value-type="float">
            <text:p>1003</text:p>
          </table:table-cell>
          <table:table-cell office:value-type="float" office:value="0.493519" calcext:value-type="float">
            <text:p>0.493519</text:p>
          </table:table-cell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497" calcext:value-type="float">
            <text:p>497</text:p>
          </table:table-cell>
          <table:table-cell office:value-type="float" office:value="1009" calcext:value-type="float">
            <text:p>1009</text:p>
          </table:table-cell>
          <table:table-cell office:value-type="float" office:value="0.492567" calcext:value-type="float">
            <text:p>0.4925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7" calcext:value-type="float">
            <text:p>497</text:p>
          </table:table-cell>
          <table:table-cell office:value-type="float" office:value="1009" calcext:value-type="float">
            <text:p>1009</text:p>
          </table:table-cell>
          <table:table-cell office:value-type="float" office:value="0.492567" calcext:value-type="float">
            <text:p>0.492567</text:p>
          </table:table-cell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498" calcext:value-type="float">
            <text:p>498</text:p>
          </table:table-cell>
          <table:table-cell office:value-type="float" office:value="1011" calcext:value-type="float">
            <text:p>1011</text:p>
          </table:table-cell>
          <table:table-cell office:value-type="float" office:value="0.492582" calcext:value-type="float">
            <text:p>0.492582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492669" calcext:value-type="float">
            <text:p>0.492669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492669" calcext:value-type="float">
            <text:p>0.492669</text:p>
          </table:table-cell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492669" calcext:value-type="float">
            <text:p>0.492669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492669" calcext:value-type="float">
            <text:p>0.492669</text:p>
          </table:table-cell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504" calcext:value-type="float">
            <text:p>504</text:p>
          </table:table-cell>
          <table:table-cell office:value-type="float" office:value="1023" calcext:value-type="float">
            <text:p>1023</text:p>
          </table:table-cell>
          <table:table-cell office:value-type="float" office:value="0.492669" calcext:value-type="float">
            <text:p>0.492669</text:p>
          </table:table-cell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505" calcext:value-type="float">
            <text:p>505</text:p>
          </table:table-cell>
          <table:table-cell office:value-type="float" office:value="1025" calcext:value-type="float">
            <text:p>1025</text:p>
          </table:table-cell>
          <table:table-cell office:value-type="float" office:value="0.492683" calcext:value-type="float">
            <text:p>0.492683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505" calcext:value-type="float">
            <text:p>505</text:p>
          </table:table-cell>
          <table:table-cell office:value-type="float" office:value="1025" calcext:value-type="float">
            <text:p>1025</text:p>
          </table:table-cell>
          <table:table-cell office:value-type="float" office:value="0.492683" calcext:value-type="float">
            <text:p>0.492683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507" calcext:value-type="float">
            <text:p>507</text:p>
          </table:table-cell>
          <table:table-cell office:value-type="float" office:value="1029" calcext:value-type="float">
            <text:p>1029</text:p>
          </table:table-cell>
          <table:table-cell office:value-type="float" office:value="0.492711" calcext:value-type="float">
            <text:p>0.4927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" calcext:value-type="float">
            <text:p>507</text:p>
          </table:table-cell>
          <table:table-cell office:value-type="float" office:value="1029" calcext:value-type="float">
            <text:p>1029</text:p>
          </table:table-cell>
          <table:table-cell office:value-type="float" office:value="0.492711" calcext:value-type="float">
            <text:p>0.492711</text:p>
          </table:table-cell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510" calcext:value-type="float">
            <text:p>510</text:p>
          </table:table-cell>
          <table:table-cell office:value-type="float" office:value="1035" calcext:value-type="float">
            <text:p>1035</text:p>
          </table:table-cell>
          <table:table-cell office:value-type="float" office:value="0.492754" calcext:value-type="float">
            <text:p>0.492754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514" calcext:value-type="float">
            <text:p>514</text:p>
          </table:table-cell>
          <table:table-cell office:value-type="float" office:value="1043" calcext:value-type="float">
            <text:p>1043</text:p>
          </table:table-cell>
          <table:table-cell office:value-type="float" office:value="0.492809" calcext:value-type="float">
            <text:p>0.492809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514" calcext:value-type="float">
            <text:p>514</text:p>
          </table:table-cell>
          <table:table-cell office:value-type="float" office:value="1043" calcext:value-type="float">
            <text:p>1043</text:p>
          </table:table-cell>
          <table:table-cell office:value-type="float" office:value="0.492809" calcext:value-type="float">
            <text:p>0.492809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515" calcext:value-type="float">
            <text:p>515</text:p>
          </table:table-cell>
          <table:table-cell office:value-type="float" office:value="1045" calcext:value-type="float">
            <text:p>1045</text:p>
          </table:table-cell>
          <table:table-cell office:value-type="float" office:value="0.492823" calcext:value-type="float">
            <text:p>0.492823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516" calcext:value-type="float">
            <text:p>516</text:p>
          </table:table-cell>
          <table:table-cell office:value-type="float" office:value="1047" calcext:value-type="float">
            <text:p>1047</text:p>
          </table:table-cell>
          <table:table-cell office:value-type="float" office:value="0.492837" calcext:value-type="float">
            <text:p>0.492837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517" calcext:value-type="float">
            <text:p>517</text:p>
          </table:table-cell>
          <table:table-cell office:value-type="float" office:value="1049" calcext:value-type="float">
            <text:p>1049</text:p>
          </table:table-cell>
          <table:table-cell office:value-type="float" office:value="0.49285" calcext:value-type="float">
            <text:p>0.49285</text:p>
          </table:table-cell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527" calcext:value-type="float">
            <text:p>527</text:p>
          </table:table-cell>
          <table:table-cell office:value-type="float" office:value="1069" calcext:value-type="float">
            <text:p>1069</text:p>
          </table:table-cell>
          <table:table-cell office:value-type="float" office:value="0.492984" calcext:value-type="float">
            <text:p>0.492984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527" calcext:value-type="float">
            <text:p>527</text:p>
          </table:table-cell>
          <table:table-cell office:value-type="float" office:value="1069" calcext:value-type="float">
            <text:p>1069</text:p>
          </table:table-cell>
          <table:table-cell office:value-type="float" office:value="0.492984" calcext:value-type="float">
            <text:p>0.492984</text:p>
          </table:table-cell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529" calcext:value-type="float">
            <text:p>529</text:p>
          </table:table-cell>
          <table:table-cell office:value-type="float" office:value="1073" calcext:value-type="float">
            <text:p>1073</text:p>
          </table:table-cell>
          <table:table-cell office:value-type="float" office:value="0.49301" calcext:value-type="float">
            <text:p>0.493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0" calcext:value-type="float">
            <text:p>530</text:p>
          </table:table-cell>
          <table:table-cell office:value-type="float" office:value="1075" calcext:value-type="float">
            <text:p>1075</text:p>
          </table:table-cell>
          <table:table-cell office:value-type="float" office:value="0.493023" calcext:value-type="float">
            <text:p>0.493023</text:p>
          </table:table-cell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531" calcext:value-type="float">
            <text:p>531</text:p>
          </table:table-cell>
          <table:table-cell office:value-type="float" office:value="1077" calcext:value-type="float">
            <text:p>1077</text:p>
          </table:table-cell>
          <table:table-cell office:value-type="float" office:value="0.493036" calcext:value-type="float">
            <text:p>0.493036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542" calcext:value-type="float">
            <text:p>542</text:p>
          </table:table-cell>
          <table:table-cell office:value-type="float" office:value="1099" calcext:value-type="float">
            <text:p>1099</text:p>
          </table:table-cell>
          <table:table-cell office:value-type="float" office:value="0.493176" calcext:value-type="float">
            <text:p>0.493176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543" calcext:value-type="float">
            <text:p>543</text:p>
          </table:table-cell>
          <table:table-cell office:value-type="float" office:value="1101" calcext:value-type="float">
            <text:p>1101</text:p>
          </table:table-cell>
          <table:table-cell office:value-type="float" office:value="0.493188" calcext:value-type="float">
            <text:p>0.493188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544" calcext:value-type="float">
            <text:p>544</text:p>
          </table:table-cell>
          <table:table-cell office:value-type="float" office:value="1103" calcext:value-type="float">
            <text:p>1103</text:p>
          </table:table-cell>
          <table:table-cell office:value-type="float" office:value="0.4932" calcext:value-type="float">
            <text:p>0.4932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545" calcext:value-type="float">
            <text:p>545</text:p>
          </table:table-cell>
          <table:table-cell office:value-type="float" office:value="1105" calcext:value-type="float">
            <text:p>1105</text:p>
          </table:table-cell>
          <table:table-cell office:value-type="float" office:value="0.493213" calcext:value-type="float">
            <text:p>0.493213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545" calcext:value-type="float">
            <text:p>545</text:p>
          </table:table-cell>
          <table:table-cell office:value-type="float" office:value="1105" calcext:value-type="float">
            <text:p>1105</text:p>
          </table:table-cell>
          <table:table-cell office:value-type="float" office:value="0.493213" calcext:value-type="float">
            <text:p>0.493213</text:p>
          </table:table-cell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551" calcext:value-type="float">
            <text:p>551</text:p>
          </table:table-cell>
          <table:table-cell office:value-type="float" office:value="1117" calcext:value-type="float">
            <text:p>1117</text:p>
          </table:table-cell>
          <table:table-cell office:value-type="float" office:value="0.493286" calcext:value-type="float">
            <text:p>0.493286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552" calcext:value-type="float">
            <text:p>552</text:p>
          </table:table-cell>
          <table:table-cell office:value-type="float" office:value="1119" calcext:value-type="float">
            <text:p>1119</text:p>
          </table:table-cell>
          <table:table-cell office:value-type="float" office:value="0.493298" calcext:value-type="float">
            <text:p>0.493298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553" calcext:value-type="float">
            <text:p>553</text:p>
          </table:table-cell>
          <table:table-cell office:value-type="float" office:value="1121" calcext:value-type="float">
            <text:p>1121</text:p>
          </table:table-cell>
          <table:table-cell office:value-type="float" office:value="0.49331" calcext:value-type="float">
            <text:p>0.493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4" calcext:value-type="float">
            <text:p>554</text:p>
          </table:table-cell>
          <table:table-cell office:value-type="float" office:value="1123" calcext:value-type="float">
            <text:p>1123</text:p>
          </table:table-cell>
          <table:table-cell office:value-type="float" office:value="0.493321" calcext:value-type="float">
            <text:p>0.493321</text:p>
          </table:table-cell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555" calcext:value-type="float">
            <text:p>555</text:p>
          </table:table-cell>
          <table:table-cell office:value-type="float" office:value="1125" calcext:value-type="float">
            <text:p>1125</text:p>
          </table:table-cell>
          <table:table-cell office:value-type="float" office:value="0.493333" calcext:value-type="float">
            <text:p>0.493333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557" calcext:value-type="float">
            <text:p>557</text:p>
          </table:table-cell>
          <table:table-cell office:value-type="float" office:value="1129" calcext:value-type="float">
            <text:p>1129</text:p>
          </table:table-cell>
          <table:table-cell office:value-type="float" office:value="0.493357" calcext:value-type="float">
            <text:p>0.493357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559" calcext:value-type="float">
            <text:p>559</text:p>
          </table:table-cell>
          <table:table-cell office:value-type="float" office:value="1133" calcext:value-type="float">
            <text:p>1133</text:p>
          </table:table-cell>
          <table:table-cell office:value-type="float" office:value="0.49338" calcext:value-type="float">
            <text:p>0.49338</text:p>
          </table:table-cell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560" calcext:value-type="float">
            <text:p>560</text:p>
          </table:table-cell>
          <table:table-cell office:value-type="float" office:value="1135" calcext:value-type="float">
            <text:p>1135</text:p>
          </table:table-cell>
          <table:table-cell office:value-type="float" office:value="0.493392" calcext:value-type="float">
            <text:p>0.493392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562" calcext:value-type="float">
            <text:p>562</text:p>
          </table:table-cell>
          <table:table-cell office:value-type="float" office:value="1139" calcext:value-type="float">
            <text:p>1139</text:p>
          </table:table-cell>
          <table:table-cell office:value-type="float" office:value="0.493415" calcext:value-type="float">
            <text:p>0.493415</text:p>
          </table:table-cell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562" calcext:value-type="float">
            <text:p>562</text:p>
          </table:table-cell>
          <table:table-cell office:value-type="float" office:value="1139" calcext:value-type="float">
            <text:p>1139</text:p>
          </table:table-cell>
          <table:table-cell office:value-type="float" office:value="0.493415" calcext:value-type="float">
            <text:p>0.493415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569" calcext:value-type="float">
            <text:p>569</text:p>
          </table:table-cell>
          <table:table-cell office:value-type="float" office:value="1153" calcext:value-type="float">
            <text:p>1153</text:p>
          </table:table-cell>
          <table:table-cell office:value-type="float" office:value="0.493495" calcext:value-type="float">
            <text:p>0.493495</text:p>
          </table:table-cell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570" calcext:value-type="float">
            <text:p>570</text:p>
          </table:table-cell>
          <table:table-cell office:value-type="float" office:value="1155" calcext:value-type="float">
            <text:p>1155</text:p>
          </table:table-cell>
          <table:table-cell office:value-type="float" office:value="0.493506" calcext:value-type="float">
            <text:p>0.493506</text:p>
          </table:table-cell>
        </table:table-row>
        <table:table-row table:style-name="ro1">
          <table:table-cell office:value-type="float" office:value="188.9" calcext:value-type="float">
            <text:p>188.9</text:p>
          </table:table-cell>
          <table:table-cell office:value-type="float" office:value="570" calcext:value-type="float">
            <text:p>570</text:p>
          </table:table-cell>
          <table:table-cell office:value-type="float" office:value="1155" calcext:value-type="float">
            <text:p>1155</text:p>
          </table:table-cell>
          <table:table-cell office:value-type="float" office:value="0.493506" calcext:value-type="float">
            <text:p>0.4935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71" calcext:value-type="float">
            <text:p>571</text:p>
          </table:table-cell>
          <table:table-cell office:value-type="float" office:value="1157" calcext:value-type="float">
            <text:p>1157</text:p>
          </table:table-cell>
          <table:table-cell office:value-type="float" office:value="0.493518" calcext:value-type="float">
            <text:p>0.493518</text:p>
          </table:table-cell>
        </table:table-row>
        <table:table-row table:style-name="ro1">
          <table:table-cell office:value-type="float" office:value="189.1" calcext:value-type="float">
            <text:p>189.1</text:p>
          </table:table-cell>
          <table:table-cell office:value-type="float" office:value="571" calcext:value-type="float">
            <text:p>571</text:p>
          </table:table-cell>
          <table:table-cell office:value-type="float" office:value="1157" calcext:value-type="float">
            <text:p>1157</text:p>
          </table:table-cell>
          <table:table-cell office:value-type="float" office:value="0.493518" calcext:value-type="float">
            <text:p>0.493518</text:p>
          </table:table-cell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586" calcext:value-type="float">
            <text:p>586</text:p>
          </table:table-cell>
          <table:table-cell office:value-type="float" office:value="1187" calcext:value-type="float">
            <text:p>1187</text:p>
          </table:table-cell>
          <table:table-cell office:value-type="float" office:value="0.493682" calcext:value-type="float">
            <text:p>0.493682</text:p>
          </table:table-cell>
        </table:table-row>
        <table:table-row table:style-name="ro1">
          <table:table-cell office:value-type="float" office:value="189.3" calcext:value-type="float">
            <text:p>189.3</text:p>
          </table:table-cell>
          <table:table-cell office:value-type="float" office:value="588" calcext:value-type="float">
            <text:p>588</text:p>
          </table:table-cell>
          <table:table-cell office:value-type="float" office:value="1191" calcext:value-type="float">
            <text:p>1191</text:p>
          </table:table-cell>
          <table:table-cell office:value-type="float" office:value="0.493703" calcext:value-type="float">
            <text:p>0.493703</text:p>
          </table:table-cell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590" calcext:value-type="float">
            <text:p>590</text:p>
          </table:table-cell>
          <table:table-cell office:value-type="float" office:value="1195" calcext:value-type="float">
            <text:p>1195</text:p>
          </table:table-cell>
          <table:table-cell office:value-type="float" office:value="0.493724" calcext:value-type="float">
            <text:p>0.493724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592" calcext:value-type="float">
            <text:p>592</text:p>
          </table:table-cell>
          <table:table-cell office:value-type="float" office:value="1199" calcext:value-type="float">
            <text:p>1199</text:p>
          </table:table-cell>
          <table:table-cell office:value-type="float" office:value="0.493745" calcext:value-type="float">
            <text:p>0.493745</text:p>
          </table:table-cell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593" calcext:value-type="float">
            <text:p>593</text:p>
          </table:table-cell>
          <table:table-cell office:value-type="float" office:value="1201" calcext:value-type="float">
            <text:p>1201</text:p>
          </table:table-cell>
          <table:table-cell office:value-type="float" office:value="0.493755" calcext:value-type="float">
            <text:p>0.493755</text:p>
          </table:table-cell>
        </table:table-row>
        <table:table-row table:style-name="ro1">
          <table:table-cell office:value-type="float" office:value="189.7" calcext:value-type="float">
            <text:p>189.7</text:p>
          </table:table-cell>
          <table:table-cell office:value-type="float" office:value="600" calcext:value-type="float">
            <text:p>600</text:p>
          </table:table-cell>
          <table:table-cell office:value-type="float" office:value="1215" calcext:value-type="float">
            <text:p>1215</text:p>
          </table:table-cell>
          <table:table-cell office:value-type="float" office:value="0.493827" calcext:value-type="float">
            <text:p>0.493827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605" calcext:value-type="float">
            <text:p>605</text:p>
          </table:table-cell>
          <table:table-cell office:value-type="float" office:value="1225" calcext:value-type="float">
            <text:p>1225</text:p>
          </table:table-cell>
          <table:table-cell office:value-type="float" office:value="0.493878" calcext:value-type="float">
            <text:p>0.493878</text:p>
          </table:table-cell>
        </table:table-row>
        <table:table-row table:style-name="ro1">
          <table:table-cell office:value-type="float" office:value="189.9" calcext:value-type="float">
            <text:p>189.9</text:p>
          </table:table-cell>
          <table:table-cell office:value-type="float" office:value="607" calcext:value-type="float">
            <text:p>607</text:p>
          </table:table-cell>
          <table:table-cell office:value-type="float" office:value="1229" calcext:value-type="float">
            <text:p>1229</text:p>
          </table:table-cell>
          <table:table-cell office:value-type="float" office:value="0.493897" calcext:value-type="float">
            <text:p>0.4938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8" calcext:value-type="float">
            <text:p>608</text:p>
          </table:table-cell>
          <table:table-cell office:value-type="float" office:value="1231" calcext:value-type="float">
            <text:p>1231</text:p>
          </table:table-cell>
          <table:table-cell office:value-type="float" office:value="0.493907" calcext:value-type="float">
            <text:p>0.493907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608" calcext:value-type="float">
            <text:p>608</text:p>
          </table:table-cell>
          <table:table-cell office:value-type="float" office:value="1231" calcext:value-type="float">
            <text:p>1231</text:p>
          </table:table-cell>
          <table:table-cell office:value-type="float" office:value="0.493907" calcext:value-type="float">
            <text:p>0.493907</text:p>
          </table:table-cell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609" calcext:value-type="float">
            <text:p>609</text:p>
          </table:table-cell>
          <table:table-cell office:value-type="float" office:value="1233" calcext:value-type="float">
            <text:p>1233</text:p>
          </table:table-cell>
          <table:table-cell office:value-type="float" office:value="0.493917" calcext:value-type="float">
            <text:p>0.493917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office:value-type="float" office:value="616" calcext:value-type="float">
            <text:p>616</text:p>
          </table:table-cell>
          <table:table-cell office:value-type="float" office:value="1247" calcext:value-type="float">
            <text:p>1247</text:p>
          </table:table-cell>
          <table:table-cell office:value-type="float" office:value="0.493986" calcext:value-type="float">
            <text:p>0.493986</text:p>
          </table:table-cell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616" calcext:value-type="float">
            <text:p>616</text:p>
          </table:table-cell>
          <table:table-cell office:value-type="float" office:value="1247" calcext:value-type="float">
            <text:p>1247</text:p>
          </table:table-cell>
          <table:table-cell office:value-type="float" office:value="0.493986" calcext:value-type="float">
            <text:p>0.493986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617" calcext:value-type="float">
            <text:p>617</text:p>
          </table:table-cell>
          <table:table-cell office:value-type="float" office:value="1249" calcext:value-type="float">
            <text:p>1249</text:p>
          </table:table-cell>
          <table:table-cell office:value-type="float" office:value="0.493995" calcext:value-type="float">
            <text:p>0.493995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619" calcext:value-type="float">
            <text:p>619</text:p>
          </table:table-cell>
          <table:table-cell office:value-type="float" office:value="1253" calcext:value-type="float">
            <text:p>1253</text:p>
          </table:table-cell>
          <table:table-cell office:value-type="float" office:value="0.494014" calcext:value-type="float">
            <text:p>0.494014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620" calcext:value-type="float">
            <text:p>620</text:p>
          </table:table-cell>
          <table:table-cell office:value-type="float" office:value="1253" calcext:value-type="float">
            <text:p>1253</text:p>
          </table:table-cell>
          <table:table-cell office:value-type="float" office:value="0.494812" calcext:value-type="float">
            <text:p>0.494812</text:p>
          </table:table-cell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625" calcext:value-type="float">
            <text:p>625</text:p>
          </table:table-cell>
          <table:table-cell office:value-type="float" office:value="1263" calcext:value-type="float">
            <text:p>1263</text:p>
          </table:table-cell>
          <table:table-cell office:value-type="float" office:value="0.494854" calcext:value-type="float">
            <text:p>0.494854</text:p>
          </table:table-cell>
        </table:table-row>
        <table:table-row table:style-name="ro1">
          <table:table-cell office:value-type="float" office:value="190.9" calcext:value-type="float">
            <text:p>190.9</text:p>
          </table:table-cell>
          <table:table-cell office:value-type="float" office:value="625" calcext:value-type="float">
            <text:p>625</text:p>
          </table:table-cell>
          <table:table-cell office:value-type="float" office:value="1263" calcext:value-type="float">
            <text:p>1263</text:p>
          </table:table-cell>
          <table:table-cell office:value-type="float" office:value="0.494854" calcext:value-type="float">
            <text:p>0.4948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office:value-type="float" office:value="1263" calcext:value-type="float">
            <text:p>1263</text:p>
          </table:table-cell>
          <table:table-cell office:value-type="float" office:value="0.494854" calcext:value-type="float">
            <text:p>0.494854</text:p>
          </table:table-cell>
        </table:table-row>
        <table:table-row table:style-name="ro1">
          <table:table-cell office:value-type="float" office:value="191.1" calcext:value-type="float">
            <text:p>191.1</text:p>
          </table:table-cell>
          <table:table-cell office:value-type="float" office:value="608" calcext:value-type="float">
            <text:p>608</text:p>
          </table:table-cell>
          <table:table-cell office:value-type="float" office:value="1229" calcext:value-type="float">
            <text:p>1229</text:p>
          </table:table-cell>
          <table:table-cell office:value-type="float" office:value="0.494711" calcext:value-type="float">
            <text:p>0.494711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608" calcext:value-type="float">
            <text:p>608</text:p>
          </table:table-cell>
          <table:table-cell office:value-type="float" office:value="1229" calcext:value-type="float">
            <text:p>1229</text:p>
          </table:table-cell>
          <table:table-cell office:value-type="float" office:value="0.494711" calcext:value-type="float">
            <text:p>0.494711</text:p>
          </table:table-cell>
        </table:table-row>
        <table:table-row table:style-name="ro1">
          <table:table-cell office:value-type="float" office:value="191.3" calcext:value-type="float">
            <text:p>191.3</text:p>
          </table:table-cell>
          <table:table-cell office:value-type="float" office:value="616" calcext:value-type="float">
            <text:p>616</text:p>
          </table:table-cell>
          <table:table-cell office:value-type="float" office:value="1245" calcext:value-type="float">
            <text:p>1245</text:p>
          </table:table-cell>
          <table:table-cell office:value-type="float" office:value="0.494779" calcext:value-type="float">
            <text:p>0.494779</text:p>
          </table:table-cell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616" calcext:value-type="float">
            <text:p>616</text:p>
          </table:table-cell>
          <table:table-cell office:value-type="float" office:value="1245" calcext:value-type="float">
            <text:p>1245</text:p>
          </table:table-cell>
          <table:table-cell office:value-type="float" office:value="0.494779" calcext:value-type="float">
            <text:p>0.494779</text:p>
          </table:table-cell>
        </table:table-row>
        <table:table-row table:style-name="ro1">
          <table:table-cell office:value-type="float" office:value="191.5" calcext:value-type="float">
            <text:p>191.5</text:p>
          </table:table-cell>
          <table:table-cell office:value-type="float" office:value="618" calcext:value-type="float">
            <text:p>618</text:p>
          </table:table-cell>
          <table:table-cell office:value-type="float" office:value="1249" calcext:value-type="float">
            <text:p>1249</text:p>
          </table:table-cell>
          <table:table-cell office:value-type="float" office:value="0.494796" calcext:value-type="float">
            <text:p>0.494796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618" calcext:value-type="float">
            <text:p>618</text:p>
          </table:table-cell>
          <table:table-cell office:value-type="float" office:value="1249" calcext:value-type="float">
            <text:p>1249</text:p>
          </table:table-cell>
          <table:table-cell office:value-type="float" office:value="0.494796" calcext:value-type="float">
            <text:p>0.494796</text:p>
          </table:table-cell>
        </table:table-row>
        <table:table-row table:style-name="ro1">
          <table:table-cell office:value-type="float" office:value="191.7" calcext:value-type="float">
            <text:p>191.7</text:p>
          </table:table-cell>
          <table:table-cell office:value-type="float" office:value="619" calcext:value-type="float">
            <text:p>619</text:p>
          </table:table-cell>
          <table:table-cell office:value-type="float" office:value="1251" calcext:value-type="float">
            <text:p>1251</text:p>
          </table:table-cell>
          <table:table-cell office:value-type="float" office:value="0.494804" calcext:value-type="float">
            <text:p>0.494804</text:p>
          </table:table-cell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623" calcext:value-type="float">
            <text:p>623</text:p>
          </table:table-cell>
          <table:table-cell office:value-type="float" office:value="1259" calcext:value-type="float">
            <text:p>1259</text:p>
          </table:table-cell>
          <table:table-cell office:value-type="float" office:value="0.494837" calcext:value-type="float">
            <text:p>0.494837</text:p>
          </table:table-cell>
        </table:table-row>
        <table:table-row table:style-name="ro1">
          <table:table-cell office:value-type="float" office:value="191.9" calcext:value-type="float">
            <text:p>191.9</text:p>
          </table:table-cell>
          <table:table-cell office:value-type="float" office:value="623" calcext:value-type="float">
            <text:p>623</text:p>
          </table:table-cell>
          <table:table-cell office:value-type="float" office:value="1259" calcext:value-type="float">
            <text:p>1259</text:p>
          </table:table-cell>
          <table:table-cell office:value-type="float" office:value="0.494837" calcext:value-type="float">
            <text:p>0.4948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24" calcext:value-type="float">
            <text:p>624</text:p>
          </table:table-cell>
          <table:table-cell office:value-type="float" office:value="1261" calcext:value-type="float">
            <text:p>1261</text:p>
          </table:table-cell>
          <table:table-cell office:value-type="float" office:value="0.494845" calcext:value-type="float">
            <text:p>0.494845</text:p>
          </table:table-cell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625" calcext:value-type="float">
            <text:p>625</text:p>
          </table:table-cell>
          <table:table-cell office:value-type="float" office:value="1261" calcext:value-type="float">
            <text:p>1261</text:p>
          </table:table-cell>
          <table:table-cell office:value-type="float" office:value="0.495638" calcext:value-type="float">
            <text:p>0.495638</text:p>
          </table:table-cell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631" calcext:value-type="float">
            <text:p>631</text:p>
          </table:table-cell>
          <table:table-cell office:value-type="float" office:value="1273" calcext:value-type="float">
            <text:p>1273</text:p>
          </table:table-cell>
          <table:table-cell office:value-type="float" office:value="0.495679" calcext:value-type="float">
            <text:p>0.495679</text:p>
          </table:table-cell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633" calcext:value-type="float">
            <text:p>633</text:p>
          </table:table-cell>
          <table:table-cell office:value-type="float" office:value="1277" calcext:value-type="float">
            <text:p>1277</text:p>
          </table:table-cell>
          <table:table-cell office:value-type="float" office:value="0.495693" calcext:value-type="float">
            <text:p>0.495693</text:p>
          </table:table-cell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633" calcext:value-type="float">
            <text:p>633</text:p>
          </table:table-cell>
          <table:table-cell office:value-type="float" office:value="1277" calcext:value-type="float">
            <text:p>1277</text:p>
          </table:table-cell>
          <table:table-cell office:value-type="float" office:value="0.495693" calcext:value-type="float">
            <text:p>0.495693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634" calcext:value-type="float">
            <text:p>634</text:p>
          </table:table-cell>
          <table:table-cell office:value-type="float" office:value="1279" calcext:value-type="float">
            <text:p>1279</text:p>
          </table:table-cell>
          <table:table-cell office:value-type="float" office:value="0.4957" calcext:value-type="float">
            <text:p>0.4957</text:p>
          </table:table-cell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637" calcext:value-type="float">
            <text:p>637</text:p>
          </table:table-cell>
          <table:table-cell office:value-type="float" office:value="1285" calcext:value-type="float">
            <text:p>1285</text:p>
          </table:table-cell>
          <table:table-cell office:value-type="float" office:value="0.49572" calcext:value-type="float">
            <text:p>0.49572</text:p>
          </table:table-cell>
        </table:table-row>
        <table:table-row table:style-name="ro1">
          <table:table-cell office:value-type="float" office:value="192.7" calcext:value-type="float">
            <text:p>192.7</text:p>
          </table:table-cell>
          <table:table-cell office:value-type="float" office:value="643" calcext:value-type="float">
            <text:p>643</text:p>
          </table:table-cell>
          <table:table-cell office:value-type="float" office:value="1297" calcext:value-type="float">
            <text:p>1297</text:p>
          </table:table-cell>
          <table:table-cell office:value-type="float" office:value="0.495759" calcext:value-type="float">
            <text:p>0.495759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644" calcext:value-type="float">
            <text:p>644</text:p>
          </table:table-cell>
          <table:table-cell office:value-type="float" office:value="1299" calcext:value-type="float">
            <text:p>1299</text:p>
          </table:table-cell>
          <table:table-cell office:value-type="float" office:value="0.495766" calcext:value-type="float">
            <text:p>0.495766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644" calcext:value-type="float">
            <text:p>644</text:p>
          </table:table-cell>
          <table:table-cell office:value-type="float" office:value="1299" calcext:value-type="float">
            <text:p>1299</text:p>
          </table:table-cell>
          <table:table-cell office:value-type="float" office:value="0.495766" calcext:value-type="float">
            <text:p>0.49576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44" calcext:value-type="float">
            <text:p>644</text:p>
          </table:table-cell>
          <table:table-cell office:value-type="float" office:value="1299" calcext:value-type="float">
            <text:p>1299</text:p>
          </table:table-cell>
          <table:table-cell office:value-type="float" office:value="0.495766" calcext:value-type="float">
            <text:p>0.495766</text:p>
          </table:table-cell>
        </table:table-row>
        <table:table-row table:style-name="ro1">
          <table:table-cell office:value-type="float" office:value="193.1" calcext:value-type="float">
            <text:p>193.1</text:p>
          </table:table-cell>
          <table:table-cell office:value-type="float" office:value="645" calcext:value-type="float">
            <text:p>645</text:p>
          </table:table-cell>
          <table:table-cell office:value-type="float" office:value="1301" calcext:value-type="float">
            <text:p>1301</text:p>
          </table:table-cell>
          <table:table-cell office:value-type="float" office:value="0.495772" calcext:value-type="float">
            <text:p>0.495772</text:p>
          </table:table-cell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648" calcext:value-type="float">
            <text:p>648</text:p>
          </table:table-cell>
          <table:table-cell office:value-type="float" office:value="1307" calcext:value-type="float">
            <text:p>1307</text:p>
          </table:table-cell>
          <table:table-cell office:value-type="float" office:value="0.495792" calcext:value-type="float">
            <text:p>0.495792</text:p>
          </table:table-cell>
        </table:table-row>
        <table:table-row table:style-name="ro1">
          <table:table-cell office:value-type="float" office:value="193.3" calcext:value-type="float">
            <text:p>193.3</text:p>
          </table:table-cell>
          <table:table-cell office:value-type="float" office:value="654" calcext:value-type="float">
            <text:p>654</text:p>
          </table:table-cell>
          <table:table-cell office:value-type="float" office:value="1319" calcext:value-type="float">
            <text:p>1319</text:p>
          </table:table-cell>
          <table:table-cell office:value-type="float" office:value="0.49583" calcext:value-type="float">
            <text:p>0.49583</text:p>
          </table:table-cell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655" calcext:value-type="float">
            <text:p>655</text:p>
          </table:table-cell>
          <table:table-cell office:value-type="float" office:value="1321" calcext:value-type="float">
            <text:p>1321</text:p>
          </table:table-cell>
          <table:table-cell office:value-type="float" office:value="0.495836" calcext:value-type="float">
            <text:p>0.495836</text:p>
          </table:table-cell>
        </table:table-row>
        <table:table-row table:style-name="ro1">
          <table:table-cell office:value-type="float" office:value="193.5" calcext:value-type="float">
            <text:p>193.5</text:p>
          </table:table-cell>
          <table:table-cell office:value-type="float" office:value="655" calcext:value-type="float">
            <text:p>655</text:p>
          </table:table-cell>
          <table:table-cell office:value-type="float" office:value="1321" calcext:value-type="float">
            <text:p>1321</text:p>
          </table:table-cell>
          <table:table-cell office:value-type="float" office:value="0.495836" calcext:value-type="float">
            <text:p>0.495836</text:p>
          </table:table-cell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657" calcext:value-type="float">
            <text:p>657</text:p>
          </table:table-cell>
          <table:table-cell office:value-type="float" office:value="1324" calcext:value-type="float">
            <text:p>1324</text:p>
          </table:table-cell>
          <table:table-cell office:value-type="float" office:value="0.496224" calcext:value-type="float">
            <text:p>0.496224</text:p>
          </table:table-cell>
        </table:table-row>
        <table:table-row table:style-name="ro1">
          <table:table-cell office:value-type="float" office:value="193.7" calcext:value-type="float">
            <text:p>193.7</text:p>
          </table:table-cell>
          <table:table-cell office:value-type="float" office:value="658" calcext:value-type="float">
            <text:p>658</text:p>
          </table:table-cell>
          <table:table-cell office:value-type="float" office:value="1325" calcext:value-type="float">
            <text:p>1325</text:p>
          </table:table-cell>
          <table:table-cell office:value-type="float" office:value="0.496604" calcext:value-type="float">
            <text:p>0.496604</text:p>
          </table:table-cell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673" calcext:value-type="float">
            <text:p>673</text:p>
          </table:table-cell>
          <table:table-cell office:value-type="float" office:value="1355" calcext:value-type="float">
            <text:p>1355</text:p>
          </table:table-cell>
          <table:table-cell office:value-type="float" office:value="0.496679" calcext:value-type="float">
            <text:p>0.496679</text:p>
          </table:table-cell>
        </table:table-row>
        <table:table-row table:style-name="ro1">
          <table:table-cell office:value-type="float" office:value="193.9" calcext:value-type="float">
            <text:p>193.9</text:p>
          </table:table-cell>
          <table:table-cell office:value-type="float" office:value="673" calcext:value-type="float">
            <text:p>673</text:p>
          </table:table-cell>
          <table:table-cell office:value-type="float" office:value="1355" calcext:value-type="float">
            <text:p>1355</text:p>
          </table:table-cell>
          <table:table-cell office:value-type="float" office:value="0.496679" calcext:value-type="float">
            <text:p>0.4966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73" calcext:value-type="float">
            <text:p>673</text:p>
          </table:table-cell>
          <table:table-cell office:value-type="float" office:value="1355" calcext:value-type="float">
            <text:p>1355</text:p>
          </table:table-cell>
          <table:table-cell office:value-type="float" office:value="0.496679" calcext:value-type="float">
            <text:p>0.496679</text:p>
          </table:table-cell>
        </table:table-row>
        <table:table-row table:style-name="ro1">
          <table:table-cell office:value-type="float" office:value="194.1" calcext:value-type="float">
            <text:p>194.1</text:p>
          </table:table-cell>
          <table:table-cell office:value-type="float" office:value="673" calcext:value-type="float">
            <text:p>673</text:p>
          </table:table-cell>
          <table:table-cell office:value-type="float" office:value="1354" calcext:value-type="float">
            <text:p>1354</text:p>
          </table:table-cell>
          <table:table-cell office:value-type="float" office:value="0.497046" calcext:value-type="float">
            <text:p>0.497046</text:p>
          </table:table-cell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674" calcext:value-type="float">
            <text:p>674</text:p>
          </table:table-cell>
          <table:table-cell office:value-type="float" office:value="1355" calcext:value-type="float">
            <text:p>1355</text:p>
          </table:table-cell>
          <table:table-cell office:value-type="float" office:value="0.497417" calcext:value-type="float">
            <text:p>0.497417</text:p>
          </table:table-cell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682" calcext:value-type="float">
            <text:p>682</text:p>
          </table:table-cell>
          <table:table-cell office:value-type="float" office:value="1371" calcext:value-type="float">
            <text:p>1371</text:p>
          </table:table-cell>
          <table:table-cell office:value-type="float" office:value="0.497447" calcext:value-type="float">
            <text:p>0.497447</text:p>
          </table:table-cell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685" calcext:value-type="float">
            <text:p>685</text:p>
          </table:table-cell>
          <table:table-cell office:value-type="float" office:value="1377" calcext:value-type="float">
            <text:p>1377</text:p>
          </table:table-cell>
          <table:table-cell office:value-type="float" office:value="0.497458" calcext:value-type="float">
            <text:p>0.497458</text:p>
          </table:table-cell>
        </table:table-row>
        <table:table-row table:style-name="ro1">
          <table:table-cell office:value-type="float" office:value="194.5" calcext:value-type="float">
            <text:p>194.5</text:p>
          </table:table-cell>
          <table:table-cell office:value-type="float" office:value="685" calcext:value-type="float">
            <text:p>685</text:p>
          </table:table-cell>
          <table:table-cell office:value-type="float" office:value="1377" calcext:value-type="float">
            <text:p>1377</text:p>
          </table:table-cell>
          <table:table-cell office:value-type="float" office:value="0.497458" calcext:value-type="float">
            <text:p>0.497458</text:p>
          </table:table-cell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686" calcext:value-type="float">
            <text:p>686</text:p>
          </table:table-cell>
          <table:table-cell office:value-type="float" office:value="1379" calcext:value-type="float">
            <text:p>1379</text:p>
          </table:table-cell>
          <table:table-cell office:value-type="float" office:value="0.497462" calcext:value-type="float">
            <text:p>0.497462</text:p>
          </table:table-cell>
        </table:table-row>
        <table:table-row table:style-name="ro1">
          <table:table-cell office:value-type="float" office:value="194.7" calcext:value-type="float">
            <text:p>194.7</text:p>
          </table:table-cell>
          <table:table-cell office:value-type="float" office:value="688" calcext:value-type="float">
            <text:p>688</text:p>
          </table:table-cell>
          <table:table-cell office:value-type="float" office:value="1385" calcext:value-type="float">
            <text:p>1385</text:p>
          </table:table-cell>
          <table:table-cell office:value-type="float" office:value="0.496751" calcext:value-type="float">
            <text:p>0.496751</text:p>
          </table:table-cell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689" calcext:value-type="float">
            <text:p>689</text:p>
          </table:table-cell>
          <table:table-cell office:value-type="float" office:value="1387" calcext:value-type="float">
            <text:p>1387</text:p>
          </table:table-cell>
          <table:table-cell office:value-type="float" office:value="0.496756" calcext:value-type="float">
            <text:p>0.496756</text:p>
          </table:table-cell>
        </table:table-row>
        <table:table-row table:style-name="ro1">
          <table:table-cell office:value-type="float" office:value="194.9" calcext:value-type="float">
            <text:p>194.9</text:p>
          </table:table-cell>
          <table:table-cell office:value-type="float" office:value="692" calcext:value-type="float">
            <text:p>692</text:p>
          </table:table-cell>
          <table:table-cell office:value-type="float" office:value="1395" calcext:value-type="float">
            <text:p>1395</text:p>
          </table:table-cell>
          <table:table-cell office:value-type="float" office:value="0.496057" calcext:value-type="float">
            <text:p>0.49605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92" calcext:value-type="float">
            <text:p>692</text:p>
          </table:table-cell>
          <table:table-cell office:value-type="float" office:value="1395" calcext:value-type="float">
            <text:p>1395</text:p>
          </table:table-cell>
          <table:table-cell office:value-type="float" office:value="0.496057" calcext:value-type="float">
            <text:p>0.496057</text:p>
          </table:table-cell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float" office:value="692" calcext:value-type="float">
            <text:p>692</text:p>
          </table:table-cell>
          <table:table-cell office:value-type="float" office:value="1395" calcext:value-type="float">
            <text:p>1395</text:p>
          </table:table-cell>
          <table:table-cell office:value-type="float" office:value="0.496057" calcext:value-type="float">
            <text:p>0.496057</text:p>
          </table:table-cell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692" calcext:value-type="float">
            <text:p>692</text:p>
          </table:table-cell>
          <table:table-cell office:value-type="float" office:value="1395" calcext:value-type="float">
            <text:p>1395</text:p>
          </table:table-cell>
          <table:table-cell office:value-type="float" office:value="0.496057" calcext:value-type="float">
            <text:p>0.496057</text:p>
          </table:table-cell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float" office:value="695" calcext:value-type="float">
            <text:p>695</text:p>
          </table:table-cell>
          <table:table-cell office:value-type="float" office:value="1401" calcext:value-type="float">
            <text:p>1401</text:p>
          </table:table-cell>
          <table:table-cell office:value-type="float" office:value="0.496074" calcext:value-type="float">
            <text:p>0.496074</text:p>
          </table:table-cell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695" calcext:value-type="float">
            <text:p>695</text:p>
          </table:table-cell>
          <table:table-cell office:value-type="float" office:value="1401" calcext:value-type="float">
            <text:p>1401</text:p>
          </table:table-cell>
          <table:table-cell office:value-type="float" office:value="0.496074" calcext:value-type="float">
            <text:p>0.496074</text:p>
          </table:table-cell>
        </table:table-row>
        <table:table-row table:style-name="ro1">
          <table:table-cell office:value-type="float" office:value="195.5" calcext:value-type="float">
            <text:p>195.5</text:p>
          </table:table-cell>
          <table:table-cell office:value-type="float" office:value="696" calcext:value-type="float">
            <text:p>696</text:p>
          </table:table-cell>
          <table:table-cell office:value-type="float" office:value="1403" calcext:value-type="float">
            <text:p>1403</text:p>
          </table:table-cell>
          <table:table-cell office:value-type="float" office:value="0.49608" calcext:value-type="float">
            <text:p>0.49608</text:p>
          </table:table-cell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696" calcext:value-type="float">
            <text:p>696</text:p>
          </table:table-cell>
          <table:table-cell office:value-type="float" office:value="1403" calcext:value-type="float">
            <text:p>1403</text:p>
          </table:table-cell>
          <table:table-cell office:value-type="float" office:value="0.49608" calcext:value-type="float">
            <text:p>0.49608</text:p>
          </table:table-cell>
        </table:table-row>
        <table:table-row table:style-name="ro1">
          <table:table-cell office:value-type="float" office:value="195.7" calcext:value-type="float">
            <text:p>195.7</text:p>
          </table:table-cell>
          <table:table-cell office:value-type="float" office:value="699" calcext:value-type="float">
            <text:p>699</text:p>
          </table:table-cell>
          <table:table-cell office:value-type="float" office:value="1410" calcext:value-type="float">
            <text:p>1410</text:p>
          </table:table-cell>
          <table:table-cell office:value-type="float" office:value="0.495745" calcext:value-type="float">
            <text:p>0.495745</text:p>
          </table:table-cell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708" calcext:value-type="float">
            <text:p>708</text:p>
          </table:table-cell>
          <table:table-cell office:value-type="float" office:value="1428" calcext:value-type="float">
            <text:p>1428</text:p>
          </table:table-cell>
          <table:table-cell office:value-type="float" office:value="0.495798" calcext:value-type="float">
            <text:p>0.495798</text:p>
          </table:table-cell>
        </table:table-row>
        <table:table-row table:style-name="ro1">
          <table:table-cell office:value-type="float" office:value="195.9" calcext:value-type="float">
            <text:p>195.9</text:p>
          </table:table-cell>
          <table:table-cell office:value-type="float" office:value="710" calcext:value-type="float">
            <text:p>710</text:p>
          </table:table-cell>
          <table:table-cell office:value-type="float" office:value="1433" calcext:value-type="float">
            <text:p>1433</text:p>
          </table:table-cell>
          <table:table-cell office:value-type="float" office:value="0.495464" calcext:value-type="float">
            <text:p>0.4954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11" calcext:value-type="float">
            <text:p>711</text:p>
          </table:table-cell>
          <table:table-cell office:value-type="float" office:value="1435" calcext:value-type="float">
            <text:p>1435</text:p>
          </table:table-cell>
          <table:table-cell office:value-type="float" office:value="0.49547" calcext:value-type="float">
            <text:p>0.49547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712" calcext:value-type="float">
            <text:p>712</text:p>
          </table:table-cell>
          <table:table-cell office:value-type="float" office:value="1437" calcext:value-type="float">
            <text:p>1437</text:p>
          </table:table-cell>
          <table:table-cell office:value-type="float" office:value="0.495477" calcext:value-type="float">
            <text:p>0.495477</text:p>
          </table:table-cell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713" calcext:value-type="float">
            <text:p>713</text:p>
          </table:table-cell>
          <table:table-cell office:value-type="float" office:value="1439" calcext:value-type="float">
            <text:p>1439</text:p>
          </table:table-cell>
          <table:table-cell office:value-type="float" office:value="0.495483" calcext:value-type="float">
            <text:p>0.495483</text:p>
          </table:table-cell>
        </table:table-row>
        <table:table-row table:style-name="ro1">
          <table:table-cell office:value-type="float" office:value="196.3" calcext:value-type="float">
            <text:p>196.3</text:p>
          </table:table-cell>
          <table:table-cell office:value-type="float" office:value="723" calcext:value-type="float">
            <text:p>723</text:p>
          </table:table-cell>
          <table:table-cell office:value-type="float" office:value="1459" calcext:value-type="float">
            <text:p>1459</text:p>
          </table:table-cell>
          <table:table-cell office:value-type="float" office:value="0.495545" calcext:value-type="float">
            <text:p>0.495545</text:p>
          </table:table-cell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723" calcext:value-type="float">
            <text:p>723</text:p>
          </table:table-cell>
          <table:table-cell office:value-type="float" office:value="1459" calcext:value-type="float">
            <text:p>1459</text:p>
          </table:table-cell>
          <table:table-cell office:value-type="float" office:value="0.495545" calcext:value-type="float">
            <text:p>0.495545</text:p>
          </table:table-cell>
        </table:table-row>
        <table:table-row table:style-name="ro1">
          <table:table-cell office:value-type="float" office:value="196.5" calcext:value-type="float">
            <text:p>196.5</text:p>
          </table:table-cell>
          <table:table-cell office:value-type="float" office:value="726" calcext:value-type="float">
            <text:p>726</text:p>
          </table:table-cell>
          <table:table-cell office:value-type="float" office:value="1465" calcext:value-type="float">
            <text:p>1465</text:p>
          </table:table-cell>
          <table:table-cell office:value-type="float" office:value="0.495563" calcext:value-type="float">
            <text:p>0.495563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727" calcext:value-type="float">
            <text:p>727</text:p>
          </table:table-cell>
          <table:table-cell office:value-type="float" office:value="1467" calcext:value-type="float">
            <text:p>1467</text:p>
          </table:table-cell>
          <table:table-cell office:value-type="float" office:value="0.495569" calcext:value-type="float">
            <text:p>0.495569</text:p>
          </table:table-cell>
        </table:table-row>
        <table:table-row table:style-name="ro1">
          <table:table-cell office:value-type="float" office:value="196.7" calcext:value-type="float">
            <text:p>196.7</text:p>
          </table:table-cell>
          <table:table-cell office:value-type="float" office:value="730" calcext:value-type="float">
            <text:p>730</text:p>
          </table:table-cell>
          <table:table-cell office:value-type="float" office:value="1474" calcext:value-type="float">
            <text:p>1474</text:p>
          </table:table-cell>
          <table:table-cell office:value-type="float" office:value="0.495251" calcext:value-type="float">
            <text:p>0.495251</text:p>
          </table:table-cell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735" calcext:value-type="float">
            <text:p>735</text:p>
          </table:table-cell>
          <table:table-cell office:value-type="float" office:value="1484" calcext:value-type="float">
            <text:p>1484</text:p>
          </table:table-cell>
          <table:table-cell office:value-type="float" office:value="0.495283" calcext:value-type="float">
            <text:p>0.495283</text:p>
          </table:table-cell>
        </table:table-row>
        <table:table-row table:style-name="ro1">
          <table:table-cell office:value-type="float" office:value="196.9" calcext:value-type="float">
            <text:p>196.9</text:p>
          </table:table-cell>
          <table:table-cell office:value-type="float" office:value="736" calcext:value-type="float">
            <text:p>736</text:p>
          </table:table-cell>
          <table:table-cell office:value-type="float" office:value="1487" calcext:value-type="float">
            <text:p>1487</text:p>
          </table:table-cell>
          <table:table-cell office:value-type="float" office:value="0.494956" calcext:value-type="float">
            <text:p>0.4949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37" calcext:value-type="float">
            <text:p>737</text:p>
          </table:table-cell>
          <table:table-cell office:value-type="float" office:value="1489" calcext:value-type="float">
            <text:p>1489</text:p>
          </table:table-cell>
          <table:table-cell office:value-type="float" office:value="0.494963" calcext:value-type="float">
            <text:p>0.494963</text:p>
          </table:table-cell>
        </table:table-row>
        <table:table-row table:style-name="ro1">
          <table:table-cell office:value-type="float" office:value="197.1" calcext:value-type="float">
            <text:p>197.1</text:p>
          </table:table-cell>
          <table:table-cell office:value-type="float" office:value="738" calcext:value-type="float">
            <text:p>738</text:p>
          </table:table-cell>
          <table:table-cell office:value-type="float" office:value="1491" calcext:value-type="float">
            <text:p>1491</text:p>
          </table:table-cell>
          <table:table-cell office:value-type="float" office:value="0.49497" calcext:value-type="float">
            <text:p>0.49497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739" calcext:value-type="float">
            <text:p>739</text:p>
          </table:table-cell>
          <table:table-cell office:value-type="float" office:value="1494" calcext:value-type="float">
            <text:p>1494</text:p>
          </table:table-cell>
          <table:table-cell office:value-type="float" office:value="0.494645" calcext:value-type="float">
            <text:p>0.494645</text:p>
          </table:table-cell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739" calcext:value-type="float">
            <text:p>739</text:p>
          </table:table-cell>
          <table:table-cell office:value-type="float" office:value="1494" calcext:value-type="float">
            <text:p>1494</text:p>
          </table:table-cell>
          <table:table-cell office:value-type="float" office:value="0.494645" calcext:value-type="float">
            <text:p>0.494645</text:p>
          </table:table-cell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740" calcext:value-type="float">
            <text:p>740</text:p>
          </table:table-cell>
          <table:table-cell office:value-type="float" office:value="1497" calcext:value-type="float">
            <text:p>1497</text:p>
          </table:table-cell>
          <table:table-cell office:value-type="float" office:value="0.494322" calcext:value-type="float">
            <text:p>0.494322</text:p>
          </table:table-cell>
        </table:table-row>
        <table:table-row table:style-name="ro1">
          <table:table-cell office:value-type="float" office:value="197.5" calcext:value-type="float">
            <text:p>197.5</text:p>
          </table:table-cell>
          <table:table-cell office:value-type="float" office:value="740" calcext:value-type="float">
            <text:p>740</text:p>
          </table:table-cell>
          <table:table-cell office:value-type="float" office:value="1497" calcext:value-type="float">
            <text:p>1497</text:p>
          </table:table-cell>
          <table:table-cell office:value-type="float" office:value="0.494322" calcext:value-type="float">
            <text:p>0.494322</text:p>
          </table:table-cell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741" calcext:value-type="float">
            <text:p>741</text:p>
          </table:table-cell>
          <table:table-cell office:value-type="float" office:value="1498" calcext:value-type="float">
            <text:p>1498</text:p>
          </table:table-cell>
          <table:table-cell office:value-type="float" office:value="0.49466" calcext:value-type="float">
            <text:p>0.49466</text:p>
          </table:table-cell>
        </table:table-row>
        <table:table-row table:style-name="ro1">
          <table:table-cell office:value-type="float" office:value="197.7" calcext:value-type="float">
            <text:p>197.7</text:p>
          </table:table-cell>
          <table:table-cell office:value-type="float" office:value="742" calcext:value-type="float">
            <text:p>742</text:p>
          </table:table-cell>
          <table:table-cell office:value-type="float" office:value="1500" calcext:value-type="float">
            <text:p>1500</text:p>
          </table:table-cell>
          <table:table-cell office:value-type="float" office:value="0.494667" calcext:value-type="float">
            <text:p>0.494667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751" calcext:value-type="float">
            <text:p>751</text:p>
          </table:table-cell>
          <table:table-cell office:value-type="float" office:value="1518" calcext:value-type="float">
            <text:p>1518</text:p>
          </table:table-cell>
          <table:table-cell office:value-type="float" office:value="0.49473" calcext:value-type="float">
            <text:p>0.49473</text:p>
          </table:table-cell>
        </table:table-row>
        <table:table-row table:style-name="ro1">
          <table:table-cell office:value-type="float" office:value="197.9" calcext:value-type="float">
            <text:p>197.9</text:p>
          </table:table-cell>
          <table:table-cell office:value-type="float" office:value="752" calcext:value-type="float">
            <text:p>752</text:p>
          </table:table-cell>
          <table:table-cell office:value-type="float" office:value="1521" calcext:value-type="float">
            <text:p>1521</text:p>
          </table:table-cell>
          <table:table-cell office:value-type="float" office:value="0.494412" calcext:value-type="float">
            <text:p>0.4944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53" calcext:value-type="float">
            <text:p>753</text:p>
          </table:table-cell>
          <table:table-cell office:value-type="float" office:value="1523" calcext:value-type="float">
            <text:p>1523</text:p>
          </table:table-cell>
          <table:table-cell office:value-type="float" office:value="0.494419" calcext:value-type="float">
            <text:p>0.494419</text:p>
          </table:table-cell>
        </table:table-row>
        <table:table-row table:style-name="ro1">
          <table:table-cell office:value-type="float" office:value="198.1" calcext:value-type="float">
            <text:p>198.1</text:p>
          </table:table-cell>
          <table:table-cell office:value-type="float" office:value="753" calcext:value-type="float">
            <text:p>753</text:p>
          </table:table-cell>
          <table:table-cell office:value-type="float" office:value="1523" calcext:value-type="float">
            <text:p>1523</text:p>
          </table:table-cell>
          <table:table-cell office:value-type="float" office:value="0.494419" calcext:value-type="float">
            <text:p>0.494419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755" calcext:value-type="float">
            <text:p>755</text:p>
          </table:table-cell>
          <table:table-cell office:value-type="float" office:value="1528" calcext:value-type="float">
            <text:p>1528</text:p>
          </table:table-cell>
          <table:table-cell office:value-type="float" office:value="0.49411" calcext:value-type="float">
            <text:p>0.49411</text:p>
          </table:table-cell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770" calcext:value-type="float">
            <text:p>770</text:p>
          </table:table-cell>
          <table:table-cell office:value-type="float" office:value="1558" calcext:value-type="float">
            <text:p>1558</text:p>
          </table:table-cell>
          <table:table-cell office:value-type="float" office:value="0.494223" calcext:value-type="float">
            <text:p>0.494223</text:p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771" calcext:value-type="float">
            <text:p>771</text:p>
          </table:table-cell>
          <table:table-cell office:value-type="float" office:value="1561" calcext:value-type="float">
            <text:p>1561</text:p>
          </table:table-cell>
          <table:table-cell office:value-type="float" office:value="0.493914" calcext:value-type="float">
            <text:p>0.493914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771" calcext:value-type="float">
            <text:p>771</text:p>
          </table:table-cell>
          <table:table-cell office:value-type="float" office:value="1561" calcext:value-type="float">
            <text:p>1561</text:p>
          </table:table-cell>
          <table:table-cell office:value-type="float" office:value="0.493914" calcext:value-type="float">
            <text:p>0.493914</text:p>
          </table:table-cell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772" calcext:value-type="float">
            <text:p>772</text:p>
          </table:table-cell>
          <table:table-cell office:value-type="float" office:value="1562" calcext:value-type="float">
            <text:p>1562</text:p>
          </table:table-cell>
          <table:table-cell office:value-type="float" office:value="0.494238" calcext:value-type="float">
            <text:p>0.494238</text:p>
          </table:table-cell>
        </table:table-row>
        <table:table-row table:style-name="ro1">
          <table:table-cell office:value-type="float" office:value="198.7" calcext:value-type="float">
            <text:p>198.7</text:p>
          </table:table-cell>
          <table:table-cell office:value-type="float" office:value="775" calcext:value-type="float">
            <text:p>775</text:p>
          </table:table-cell>
          <table:table-cell office:value-type="float" office:value="1567" calcext:value-type="float">
            <text:p>1567</text:p>
          </table:table-cell>
          <table:table-cell office:value-type="float" office:value="0.494576" calcext:value-type="float">
            <text:p>0.494576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783" calcext:value-type="float">
            <text:p>783</text:p>
          </table:table-cell>
          <table:table-cell office:value-type="float" office:value="1583" calcext:value-type="float">
            <text:p>1583</text:p>
          </table:table-cell>
          <table:table-cell office:value-type="float" office:value="0.49463" calcext:value-type="float">
            <text:p>0.49463</text:p>
          </table:table-cell>
        </table:table-row>
        <table:table-row table:style-name="ro1">
          <table:table-cell office:value-type="float" office:value="198.9" calcext:value-type="float">
            <text:p>198.9</text:p>
          </table:table-cell>
          <table:table-cell office:value-type="float" office:value="785" calcext:value-type="float">
            <text:p>785</text:p>
          </table:table-cell>
          <table:table-cell office:value-type="float" office:value="1587" calcext:value-type="float">
            <text:p>1587</text:p>
          </table:table-cell>
          <table:table-cell office:value-type="float" office:value="0.494644" calcext:value-type="float">
            <text:p>0.4946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85" calcext:value-type="float">
            <text:p>785</text:p>
          </table:table-cell>
          <table:table-cell office:value-type="float" office:value="1587" calcext:value-type="float">
            <text:p>1587</text:p>
          </table:table-cell>
          <table:table-cell office:value-type="float" office:value="0.494644" calcext:value-type="float">
            <text:p>0.494644</text:p>
          </table:table-cell>
        </table:table-row>
        <table:table-row table:style-name="ro1">
          <table:table-cell office:value-type="float" office:value="199.1" calcext:value-type="float">
            <text:p>199.1</text:p>
          </table:table-cell>
          <table:table-cell office:value-type="float" office:value="750" calcext:value-type="float">
            <text:p>750</text:p>
          </table:table-cell>
          <table:table-cell office:value-type="float" office:value="1508" calcext:value-type="float">
            <text:p>1508</text:p>
          </table:table-cell>
          <table:table-cell office:value-type="float" office:value="0.497347" calcext:value-type="float">
            <text:p>0.497347</text:p>
          </table:table-cell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748" calcext:value-type="float">
            <text:p>748</text:p>
          </table:table-cell>
          <table:table-cell office:value-type="float" office:value="1505" calcext:value-type="float">
            <text:p>1505</text:p>
          </table:table-cell>
          <table:table-cell office:value-type="float" office:value="0.49701" calcext:value-type="float">
            <text:p>0.49701</text:p>
          </table:table-cell>
        </table:table-row>
        <table:table-row table:style-name="ro1">
          <table:table-cell office:value-type="float" office:value="199.3" calcext:value-type="float">
            <text:p>199.3</text:p>
          </table:table-cell>
          <table:table-cell office:value-type="float" office:value="762" calcext:value-type="float">
            <text:p>762</text:p>
          </table:table-cell>
          <table:table-cell office:value-type="float" office:value="1533" calcext:value-type="float">
            <text:p>1533</text:p>
          </table:table-cell>
          <table:table-cell office:value-type="float" office:value="0.497065" calcext:value-type="float">
            <text:p>0.497065</text:p>
          </table:table-cell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762" calcext:value-type="float">
            <text:p>762</text:p>
          </table:table-cell>
          <table:table-cell office:value-type="float" office:value="1533" calcext:value-type="float">
            <text:p>1533</text:p>
          </table:table-cell>
          <table:table-cell office:value-type="float" office:value="0.497065" calcext:value-type="float">
            <text:p>0.497065</text:p>
          </table:table-cell>
        </table:table-row>
        <table:table-row table:style-name="ro1">
          <table:table-cell office:value-type="float" office:value="199.5" calcext:value-type="float">
            <text:p>199.5</text:p>
          </table:table-cell>
          <table:table-cell office:value-type="float" office:value="763" calcext:value-type="float">
            <text:p>763</text:p>
          </table:table-cell>
          <table:table-cell office:value-type="float" office:value="1535" calcext:value-type="float">
            <text:p>1535</text:p>
          </table:table-cell>
          <table:table-cell office:value-type="float" office:value="0.497068" calcext:value-type="float">
            <text:p>0.497068</text:p>
          </table:table-cell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766" calcext:value-type="float">
            <text:p>766</text:p>
          </table:table-cell>
          <table:table-cell office:value-type="float" office:value="1541" calcext:value-type="float">
            <text:p>1541</text:p>
          </table:table-cell>
          <table:table-cell office:value-type="float" office:value="0.49708" calcext:value-type="float">
            <text:p>0.49708</text:p>
          </table:table-cell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767" calcext:value-type="float">
            <text:p>767</text:p>
          </table:table-cell>
          <table:table-cell office:value-type="float" office:value="1544" calcext:value-type="float">
            <text:p>1544</text:p>
          </table:table-cell>
          <table:table-cell office:value-type="float" office:value="0.496762" calcext:value-type="float">
            <text:p>0.496762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774" calcext:value-type="float">
            <text:p>774</text:p>
          </table:table-cell>
          <table:table-cell office:value-type="float" office:value="1558" calcext:value-type="float">
            <text:p>1558</text:p>
          </table:table-cell>
          <table:table-cell office:value-type="float" office:value="0.496791" calcext:value-type="float">
            <text:p>0.496791</text:p>
          </table:table-cell>
        </table:table-row>
        <table:table-row table:style-name="ro1">
          <table:table-cell office:value-type="float" office:value="199.9" calcext:value-type="float">
            <text:p>199.9</text:p>
          </table:table-cell>
          <table:table-cell office:value-type="float" office:value="777" calcext:value-type="float">
            <text:p>777</text:p>
          </table:table-cell>
          <table:table-cell office:value-type="float" office:value="1565" calcext:value-type="float">
            <text:p>1565</text:p>
          </table:table-cell>
          <table:table-cell office:value-type="float" office:value="0.496486" calcext:value-type="float">
            <text:p>0.4964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7" calcext:value-type="float">
            <text:p>777</text:p>
          </table:table-cell>
          <table:table-cell office:value-type="float" office:value="1565" calcext:value-type="float">
            <text:p>1565</text:p>
          </table:table-cell>
          <table:table-cell office:value-type="float" office:value="0.496486" calcext:value-type="float">
            <text:p>0.496486</text:p>
          </table:table-cell>
        </table:table-row>
        <table:table-row table:style-name="ro1">
          <table:table-cell office:value-type="float" office:value="200.1" calcext:value-type="float">
            <text:p>200.1</text:p>
          </table:table-cell>
          <table:table-cell office:value-type="float" office:value="778" calcext:value-type="float">
            <text:p>778</text:p>
          </table:table-cell>
          <table:table-cell office:value-type="float" office:value="1567" calcext:value-type="float">
            <text:p>1567</text:p>
          </table:table-cell>
          <table:table-cell office:value-type="float" office:value="0.49649" calcext:value-type="float">
            <text:p>0.49649</text:p>
          </table:table-cell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779" calcext:value-type="float">
            <text:p>779</text:p>
          </table:table-cell>
          <table:table-cell office:value-type="float" office:value="1570" calcext:value-type="float">
            <text:p>1570</text:p>
          </table:table-cell>
          <table:table-cell office:value-type="float" office:value="0.496178" calcext:value-type="float">
            <text:p>0.496178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780" calcext:value-type="float">
            <text:p>780</text:p>
          </table:table-cell>
          <table:table-cell office:value-type="float" office:value="1572" calcext:value-type="float">
            <text:p>1572</text:p>
          </table:table-cell>
          <table:table-cell office:value-type="float" office:value="0.496183" calcext:value-type="float">
            <text:p>0.496183</text:p>
          </table:table-cell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781" calcext:value-type="float">
            <text:p>781</text:p>
          </table:table-cell>
          <table:table-cell office:value-type="float" office:value="1575" calcext:value-type="float">
            <text:p>1575</text:p>
          </table:table-cell>
          <table:table-cell office:value-type="float" office:value="0.495873" calcext:value-type="float">
            <text:p>0.495873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782" calcext:value-type="float">
            <text:p>782</text:p>
          </table:table-cell>
          <table:table-cell office:value-type="float" office:value="1577" calcext:value-type="float">
            <text:p>1577</text:p>
          </table:table-cell>
          <table:table-cell office:value-type="float" office:value="0.495878" calcext:value-type="float">
            <text:p>0.495878</text:p>
          </table:table-cell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783" calcext:value-type="float">
            <text:p>783</text:p>
          </table:table-cell>
          <table:table-cell office:value-type="float" office:value="1579" calcext:value-type="float">
            <text:p>1579</text:p>
          </table:table-cell>
          <table:table-cell office:value-type="float" office:value="0.495883" calcext:value-type="float">
            <text:p>0.495883</text:p>
          </table:table-cell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786" calcext:value-type="float">
            <text:p>786</text:p>
          </table:table-cell>
          <table:table-cell office:value-type="float" office:value="1586" calcext:value-type="float">
            <text:p>1586</text:p>
          </table:table-cell>
          <table:table-cell office:value-type="float" office:value="0.495586" calcext:value-type="float">
            <text:p>0.495586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788" calcext:value-type="float">
            <text:p>788</text:p>
          </table:table-cell>
          <table:table-cell office:value-type="float" office:value="1590" calcext:value-type="float">
            <text:p>1590</text:p>
          </table:table-cell>
          <table:table-cell office:value-type="float" office:value="0.495597" calcext:value-type="float">
            <text:p>0.495597</text:p>
          </table:table-cell>
        </table:table-row>
        <table:table-row table:style-name="ro1">
          <table:table-cell office:value-type="float" office:value="200.9" calcext:value-type="float">
            <text:p>200.9</text:p>
          </table:table-cell>
          <table:table-cell office:value-type="float" office:value="790" calcext:value-type="float">
            <text:p>790</text:p>
          </table:table-cell>
          <table:table-cell office:value-type="float" office:value="1595" calcext:value-type="float">
            <text:p>1595</text:p>
          </table:table-cell>
          <table:table-cell office:value-type="float" office:value="0.495298" calcext:value-type="float">
            <text:p>0.4952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92" calcext:value-type="float">
            <text:p>792</text:p>
          </table:table-cell>
          <table:table-cell office:value-type="float" office:value="1599" calcext:value-type="float">
            <text:p>1599</text:p>
          </table:table-cell>
          <table:table-cell office:value-type="float" office:value="0.49531" calcext:value-type="float">
            <text:p>0.49531</text:p>
          </table:table-cell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93" calcext:value-type="float">
            <text:p>793</text:p>
          </table:table-cell>
          <table:table-cell office:value-type="float" office:value="1601" calcext:value-type="float">
            <text:p>1601</text:p>
          </table:table-cell>
          <table:table-cell office:value-type="float" office:value="0.495315" calcext:value-type="float">
            <text:p>0.495315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796" calcext:value-type="float">
            <text:p>796</text:p>
          </table:table-cell>
          <table:table-cell office:value-type="float" office:value="1608" calcext:value-type="float">
            <text:p>1608</text:p>
          </table:table-cell>
          <table:table-cell office:value-type="float" office:value="0.495025" calcext:value-type="float">
            <text:p>0.495025</text:p>
          </table:table-cell>
        </table:table-row>
        <table:table-row table:style-name="ro1">
          <table:table-cell office:value-type="float" office:value="201.3" calcext:value-type="float">
            <text:p>201.3</text:p>
          </table:table-cell>
          <table:table-cell office:value-type="float" office:value="800" calcext:value-type="float">
            <text:p>800</text:p>
          </table:table-cell>
          <table:table-cell office:value-type="float" office:value="1616" calcext:value-type="float">
            <text:p>1616</text:p>
          </table:table-cell>
          <table:table-cell office:value-type="float" office:value="0.49505" calcext:value-type="float">
            <text:p>0.49505</text:p>
          </table:table-cell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803" calcext:value-type="float">
            <text:p>803</text:p>
          </table:table-cell>
          <table:table-cell office:value-type="float" office:value="1623" calcext:value-type="float">
            <text:p>1623</text:p>
          </table:table-cell>
          <table:table-cell office:value-type="float" office:value="0.494763" calcext:value-type="float">
            <text:p>0.494763</text:p>
          </table:table-cell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float" office:value="805" calcext:value-type="float">
            <text:p>805</text:p>
          </table:table-cell>
          <table:table-cell office:value-type="float" office:value="1627" calcext:value-type="float">
            <text:p>1627</text:p>
          </table:table-cell>
          <table:table-cell office:value-type="float" office:value="0.494776" calcext:value-type="float">
            <text:p>0.494776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805" calcext:value-type="float">
            <text:p>805</text:p>
          </table:table-cell>
          <table:table-cell office:value-type="float" office:value="1627" calcext:value-type="float">
            <text:p>1627</text:p>
          </table:table-cell>
          <table:table-cell office:value-type="float" office:value="0.494776" calcext:value-type="float">
            <text:p>0.494776</text:p>
          </table:table-cell>
        </table:table-row>
        <table:table-row table:style-name="ro1">
          <table:table-cell office:value-type="float" office:value="201.7" calcext:value-type="float">
            <text:p>201.7</text:p>
          </table:table-cell>
          <table:table-cell office:value-type="float" office:value="806" calcext:value-type="float">
            <text:p>806</text:p>
          </table:table-cell>
          <table:table-cell office:value-type="float" office:value="1629" calcext:value-type="float">
            <text:p>1629</text:p>
          </table:table-cell>
          <table:table-cell office:value-type="float" office:value="0.494782" calcext:value-type="float">
            <text:p>0.494782</text:p>
          </table:table-cell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813" calcext:value-type="float">
            <text:p>813</text:p>
          </table:table-cell>
          <table:table-cell office:value-type="float" office:value="1643" calcext:value-type="float">
            <text:p>1643</text:p>
          </table:table-cell>
          <table:table-cell office:value-type="float" office:value="0.494827" calcext:value-type="float">
            <text:p>0.494827</text:p>
          </table:table-cell>
        </table:table-row>
        <table:table-row table:style-name="ro1">
          <table:table-cell office:value-type="float" office:value="201.9" calcext:value-type="float">
            <text:p>201.9</text:p>
          </table:table-cell>
          <table:table-cell office:value-type="float" office:value="813" calcext:value-type="float">
            <text:p>813</text:p>
          </table:table-cell>
          <table:table-cell office:value-type="float" office:value="1643" calcext:value-type="float">
            <text:p>1643</text:p>
          </table:table-cell>
          <table:table-cell office:value-type="float" office:value="0.494827" calcext:value-type="float">
            <text:p>0.4948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15" calcext:value-type="float">
            <text:p>815</text:p>
          </table:table-cell>
          <table:table-cell office:value-type="float" office:value="1647" calcext:value-type="float">
            <text:p>1647</text:p>
          </table:table-cell>
          <table:table-cell office:value-type="float" office:value="0.494839" calcext:value-type="float">
            <text:p>0.494839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821" calcext:value-type="float">
            <text:p>821</text:p>
          </table:table-cell>
          <table:table-cell office:value-type="float" office:value="1657" calcext:value-type="float">
            <text:p>1657</text:p>
          </table:table-cell>
          <table:table-cell office:value-type="float" office:value="0.495474" calcext:value-type="float">
            <text:p>0.495474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824" calcext:value-type="float">
            <text:p>824</text:p>
          </table:table-cell>
          <table:table-cell office:value-type="float" office:value="1664" calcext:value-type="float">
            <text:p>1664</text:p>
          </table:table-cell>
          <table:table-cell office:value-type="float" office:value="0.495192" calcext:value-type="float">
            <text:p>0.495192</text:p>
          </table:table-cell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827" calcext:value-type="float">
            <text:p>827</text:p>
          </table:table-cell>
          <table:table-cell office:value-type="float" office:value="1670" calcext:value-type="float">
            <text:p>1670</text:p>
          </table:table-cell>
          <table:table-cell office:value-type="float" office:value="0.49521" calcext:value-type="float">
            <text:p>0.49521</text:p>
          </table:table-cell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829" calcext:value-type="float">
            <text:p>829</text:p>
          </table:table-cell>
          <table:table-cell office:value-type="float" office:value="1675" calcext:value-type="float">
            <text:p>1675</text:p>
          </table:table-cell>
          <table:table-cell office:value-type="float" office:value="0.494925" calcext:value-type="float">
            <text:p>0.494925</text:p>
          </table:table-cell>
        </table:table-row>
        <table:table-row table:style-name="ro1">
          <table:table-cell office:value-type="float" office:value="202.5" calcext:value-type="float">
            <text:p>202.5</text:p>
          </table:table-cell>
          <table:table-cell office:value-type="float" office:value="830" calcext:value-type="float">
            <text:p>830</text:p>
          </table:table-cell>
          <table:table-cell office:value-type="float" office:value="1677" calcext:value-type="float">
            <text:p>1677</text:p>
          </table:table-cell>
          <table:table-cell office:value-type="float" office:value="0.494931" calcext:value-type="float">
            <text:p>0.494931</text:p>
          </table:table-cell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838" calcext:value-type="float">
            <text:p>838</text:p>
          </table:table-cell>
          <table:table-cell office:value-type="float" office:value="1693" calcext:value-type="float">
            <text:p>1693</text:p>
          </table:table-cell>
          <table:table-cell office:value-type="float" office:value="0.494979" calcext:value-type="float">
            <text:p>0.494979</text:p>
          </table:table-cell>
        </table:table-row>
        <table:table-row table:style-name="ro1">
          <table:table-cell office:value-type="float" office:value="202.7" calcext:value-type="float">
            <text:p>202.7</text:p>
          </table:table-cell>
          <table:table-cell office:value-type="float" office:value="840" calcext:value-type="float">
            <text:p>840</text:p>
          </table:table-cell>
          <table:table-cell office:value-type="float" office:value="1697" calcext:value-type="float">
            <text:p>1697</text:p>
          </table:table-cell>
          <table:table-cell office:value-type="float" office:value="0.494991" calcext:value-type="float">
            <text:p>0.494991</text:p>
          </table:table-cell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844" calcext:value-type="float">
            <text:p>844</text:p>
          </table:table-cell>
          <table:table-cell office:value-type="float" office:value="1705" calcext:value-type="float">
            <text:p>1705</text:p>
          </table:table-cell>
          <table:table-cell office:value-type="float" office:value="0.495015" calcext:value-type="float">
            <text:p>0.495015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844" calcext:value-type="float">
            <text:p>844</text:p>
          </table:table-cell>
          <table:table-cell office:value-type="float" office:value="1705" calcext:value-type="float">
            <text:p>1705</text:p>
          </table:table-cell>
          <table:table-cell office:value-type="float" office:value="0.495015" calcext:value-type="float">
            <text:p>0.4950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46" calcext:value-type="float">
            <text:p>846</text:p>
          </table:table-cell>
          <table:table-cell office:value-type="float" office:value="1709" calcext:value-type="float">
            <text:p>1709</text:p>
          </table:table-cell>
          <table:table-cell office:value-type="float" office:value="0.495026" calcext:value-type="float">
            <text:p>0.495026</text:p>
          </table:table-cell>
        </table:table-row>
        <table:table-row table:style-name="ro1">
          <table:table-cell office:value-type="float" office:value="203.1" calcext:value-type="float">
            <text:p>203.1</text:p>
          </table:table-cell>
          <table:table-cell office:value-type="float" office:value="849" calcext:value-type="float">
            <text:p>849</text:p>
          </table:table-cell>
          <table:table-cell office:value-type="float" office:value="1715" calcext:value-type="float">
            <text:p>1715</text:p>
          </table:table-cell>
          <table:table-cell office:value-type="float" office:value="0.495044" calcext:value-type="float">
            <text:p>0.495044</text:p>
          </table:table-cell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853" calcext:value-type="float">
            <text:p>853</text:p>
          </table:table-cell>
          <table:table-cell office:value-type="float" office:value="1723" calcext:value-type="float">
            <text:p>1723</text:p>
          </table:table-cell>
          <table:table-cell office:value-type="float" office:value="0.495067" calcext:value-type="float">
            <text:p>0.495067</text:p>
          </table:table-cell>
        </table:table-row>
        <table:table-row table:style-name="ro1">
          <table:table-cell office:value-type="float" office:value="203.3" calcext:value-type="float">
            <text:p>203.3</text:p>
          </table:table-cell>
          <table:table-cell office:value-type="float" office:value="857" calcext:value-type="float">
            <text:p>857</text:p>
          </table:table-cell>
          <table:table-cell office:value-type="float" office:value="1731" calcext:value-type="float">
            <text:p>1731</text:p>
          </table:table-cell>
          <table:table-cell office:value-type="float" office:value="0.49509" calcext:value-type="float">
            <text:p>0.49509</text:p>
          </table:table-cell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859" calcext:value-type="float">
            <text:p>859</text:p>
          </table:table-cell>
          <table:table-cell office:value-type="float" office:value="1735" calcext:value-type="float">
            <text:p>1735</text:p>
          </table:table-cell>
          <table:table-cell office:value-type="float" office:value="0.495101" calcext:value-type="float">
            <text:p>0.495101</text:p>
          </table:table-cell>
        </table:table-row>
        <table:table-row table:style-name="ro1">
          <table:table-cell office:value-type="float" office:value="203.5" calcext:value-type="float">
            <text:p>203.5</text:p>
          </table:table-cell>
          <table:table-cell office:value-type="float" office:value="860" calcext:value-type="float">
            <text:p>860</text:p>
          </table:table-cell>
          <table:table-cell office:value-type="float" office:value="1737" calcext:value-type="float">
            <text:p>1737</text:p>
          </table:table-cell>
          <table:table-cell office:value-type="float" office:value="0.495107" calcext:value-type="float">
            <text:p>0.495107</text:p>
          </table:table-cell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862" calcext:value-type="float">
            <text:p>862</text:p>
          </table:table-cell>
          <table:table-cell office:value-type="float" office:value="1740" calcext:value-type="float">
            <text:p>1740</text:p>
          </table:table-cell>
          <table:table-cell office:value-type="float" office:value="0.495402" calcext:value-type="float">
            <text:p>0.495402</text:p>
          </table:table-cell>
        </table:table-row>
        <table:table-row table:style-name="ro1">
          <table:table-cell office:value-type="float" office:value="203.7" calcext:value-type="float">
            <text:p>203.7</text:p>
          </table:table-cell>
          <table:table-cell office:value-type="float" office:value="864" calcext:value-type="float">
            <text:p>864</text:p>
          </table:table-cell>
          <table:table-cell office:value-type="float" office:value="1743" calcext:value-type="float">
            <text:p>1743</text:p>
          </table:table-cell>
          <table:table-cell office:value-type="float" office:value="0.495697" calcext:value-type="float">
            <text:p>0.495697</text:p>
          </table:table-cell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871" calcext:value-type="float">
            <text:p>871</text:p>
          </table:table-cell>
          <table:table-cell office:value-type="float" office:value="1757" calcext:value-type="float">
            <text:p>1757</text:p>
          </table:table-cell>
          <table:table-cell office:value-type="float" office:value="0.495731" calcext:value-type="float">
            <text:p>0.495731</text:p>
          </table:table-cell>
        </table:table-row>
        <table:table-row table:style-name="ro1">
          <table:table-cell office:value-type="float" office:value="203.9" calcext:value-type="float">
            <text:p>203.9</text:p>
          </table:table-cell>
          <table:table-cell office:value-type="float" office:value="874" calcext:value-type="float">
            <text:p>874</text:p>
          </table:table-cell>
          <table:table-cell office:value-type="float" office:value="1763" calcext:value-type="float">
            <text:p>1763</text:p>
          </table:table-cell>
          <table:table-cell office:value-type="float" office:value="0.495746" calcext:value-type="float">
            <text:p>0.4957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74" calcext:value-type="float">
            <text:p>874</text:p>
          </table:table-cell>
          <table:table-cell office:value-type="float" office:value="1763" calcext:value-type="float">
            <text:p>1763</text:p>
          </table:table-cell>
          <table:table-cell office:value-type="float" office:value="0.495746" calcext:value-type="float">
            <text:p>0.495746</text:p>
          </table:table-cell>
        </table:table-row>
        <table:table-row table:style-name="ro1">
          <table:table-cell office:value-type="float" office:value="204.1" calcext:value-type="float">
            <text:p>204.1</text:p>
          </table:table-cell>
          <table:table-cell office:value-type="float" office:value="876" calcext:value-type="float">
            <text:p>876</text:p>
          </table:table-cell>
          <table:table-cell office:value-type="float" office:value="1766" calcext:value-type="float">
            <text:p>1766</text:p>
          </table:table-cell>
          <table:table-cell office:value-type="float" office:value="0.496036" calcext:value-type="float">
            <text:p>0.496036</text:p>
          </table:table-cell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878" calcext:value-type="float">
            <text:p>878</text:p>
          </table:table-cell>
          <table:table-cell office:value-type="float" office:value="1769" calcext:value-type="float">
            <text:p>1769</text:p>
          </table:table-cell>
          <table:table-cell office:value-type="float" office:value="0.496326" calcext:value-type="float">
            <text:p>0.496326</text:p>
          </table:table-cell>
        </table:table-row>
        <table:table-row table:style-name="ro1">
          <table:table-cell office:value-type="float" office:value="204.3" calcext:value-type="float">
            <text:p>204.3</text:p>
          </table:table-cell>
          <table:table-cell office:value-type="float" office:value="884" calcext:value-type="float">
            <text:p>884</text:p>
          </table:table-cell>
          <table:table-cell office:value-type="float" office:value="1781" calcext:value-type="float">
            <text:p>1781</text:p>
          </table:table-cell>
          <table:table-cell office:value-type="float" office:value="0.49635" calcext:value-type="float">
            <text:p>0.49635</text:p>
          </table:table-cell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885" calcext:value-type="float">
            <text:p>885</text:p>
          </table:table-cell>
          <table:table-cell office:value-type="float" office:value="1783" calcext:value-type="float">
            <text:p>1783</text:p>
          </table:table-cell>
          <table:table-cell office:value-type="float" office:value="0.496354" calcext:value-type="float">
            <text:p>0.496354</text:p>
          </table:table-cell>
        </table:table-row>
        <table:table-row table:style-name="ro1">
          <table:table-cell office:value-type="float" office:value="204.5" calcext:value-type="float">
            <text:p>204.5</text:p>
          </table:table-cell>
          <table:table-cell office:value-type="float" office:value="887" calcext:value-type="float">
            <text:p>887</text:p>
          </table:table-cell>
          <table:table-cell office:value-type="float" office:value="1787" calcext:value-type="float">
            <text:p>1787</text:p>
          </table:table-cell>
          <table:table-cell office:value-type="float" office:value="0.496363" calcext:value-type="float">
            <text:p>0.496363</text:p>
          </table:table-cell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894" calcext:value-type="float">
            <text:p>894</text:p>
          </table:table-cell>
          <table:table-cell office:value-type="float" office:value="1800" calcext:value-type="float">
            <text:p>1800</text:p>
          </table:table-cell>
          <table:table-cell office:value-type="float" office:value="0.496667" calcext:value-type="float">
            <text:p>0.496667</text:p>
          </table:table-cell>
        </table:table-row>
        <table:table-row table:style-name="ro1">
          <table:table-cell office:value-type="float" office:value="204.7" calcext:value-type="float">
            <text:p>204.7</text:p>
          </table:table-cell>
          <table:table-cell office:value-type="float" office:value="897" calcext:value-type="float">
            <text:p>897</text:p>
          </table:table-cell>
          <table:table-cell office:value-type="float" office:value="1805" calcext:value-type="float">
            <text:p>1805</text:p>
          </table:table-cell>
          <table:table-cell office:value-type="float" office:value="0.496953" calcext:value-type="float">
            <text:p>0.496953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899" calcext:value-type="float">
            <text:p>899</text:p>
          </table:table-cell>
          <table:table-cell office:value-type="float" office:value="1809" calcext:value-type="float">
            <text:p>1809</text:p>
          </table:table-cell>
          <table:table-cell office:value-type="float" office:value="0.49696" calcext:value-type="float">
            <text:p>0.49696</text:p>
          </table:table-cell>
        </table:table-row>
        <table:table-row table:style-name="ro1">
          <table:table-cell office:value-type="float" office:value="204.9" calcext:value-type="float">
            <text:p>204.9</text:p>
          </table:table-cell>
          <table:table-cell office:value-type="float" office:value="901" calcext:value-type="float">
            <text:p>901</text:p>
          </table:table-cell>
          <table:table-cell office:value-type="float" office:value="1813" calcext:value-type="float">
            <text:p>1813</text:p>
          </table:table-cell>
          <table:table-cell office:value-type="float" office:value="0.496966" calcext:value-type="float">
            <text:p>0.4969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01" calcext:value-type="float">
            <text:p>901</text:p>
          </table:table-cell>
          <table:table-cell office:value-type="float" office:value="1813" calcext:value-type="float">
            <text:p>1813</text:p>
          </table:table-cell>
          <table:table-cell office:value-type="float" office:value="0.496966" calcext:value-type="float">
            <text:p>0.496966</text:p>
          </table:table-cell>
        </table:table-row>
        <table:table-row table:style-name="ro1">
          <table:table-cell office:value-type="float" office:value="205.1" calcext:value-type="float">
            <text:p>205.1</text:p>
          </table:table-cell>
          <table:table-cell office:value-type="float" office:value="914" calcext:value-type="float">
            <text:p>914</text:p>
          </table:table-cell>
          <table:table-cell office:value-type="float" office:value="1839" calcext:value-type="float">
            <text:p>1839</text:p>
          </table:table-cell>
          <table:table-cell office:value-type="float" office:value="0.497009" calcext:value-type="float">
            <text:p>0.497009</text:p>
          </table:table-cell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915" calcext:value-type="float">
            <text:p>915</text:p>
          </table:table-cell>
          <table:table-cell office:value-type="float" office:value="1841" calcext:value-type="float">
            <text:p>1841</text:p>
          </table:table-cell>
          <table:table-cell office:value-type="float" office:value="0.497012" calcext:value-type="float">
            <text:p>0.497012</text:p>
          </table:table-cell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917" calcext:value-type="float">
            <text:p>917</text:p>
          </table:table-cell>
          <table:table-cell office:value-type="float" office:value="1845" calcext:value-type="float">
            <text:p>1845</text:p>
          </table:table-cell>
          <table:table-cell office:value-type="float" office:value="0.497019" calcext:value-type="float">
            <text:p>0.497019</text:p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917" calcext:value-type="float">
            <text:p>917</text:p>
          </table:table-cell>
          <table:table-cell office:value-type="float" office:value="1845" calcext:value-type="float">
            <text:p>1845</text:p>
          </table:table-cell>
          <table:table-cell office:value-type="float" office:value="0.497019" calcext:value-type="float">
            <text:p>0.497019</text:p>
          </table:table-cell>
        </table:table-row>
        <table:table-row table:style-name="ro1">
          <table:table-cell office:value-type="float" office:value="205.5" calcext:value-type="float">
            <text:p>205.5</text:p>
          </table:table-cell>
          <table:table-cell office:value-type="float" office:value="920" calcext:value-type="float">
            <text:p>920</text:p>
          </table:table-cell>
          <table:table-cell office:value-type="float" office:value="1851" calcext:value-type="float">
            <text:p>1851</text:p>
          </table:table-cell>
          <table:table-cell office:value-type="float" office:value="0.497029" calcext:value-type="float">
            <text:p>0.497029</text:p>
          </table:table-cell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898" calcext:value-type="float">
            <text:p>898</text:p>
          </table:table-cell>
          <table:table-cell office:value-type="float" office:value="1806" calcext:value-type="float">
            <text:p>1806</text:p>
          </table:table-cell>
          <table:table-cell office:value-type="float" office:value="0.497231" calcext:value-type="float">
            <text:p>0.497231</text:p>
          </table:table-cell>
        </table:table-row>
        <table:table-row table:style-name="ro1">
          <table:table-cell office:value-type="float" office:value="205.7" calcext:value-type="float">
            <text:p>205.7</text:p>
          </table:table-cell>
          <table:table-cell office:value-type="float" office:value="897" calcext:value-type="float">
            <text:p>897</text:p>
          </table:table-cell>
          <table:table-cell office:value-type="float" office:value="1803" calcext:value-type="float">
            <text:p>1803</text:p>
          </table:table-cell>
          <table:table-cell office:value-type="float" office:value="0.497504" calcext:value-type="float">
            <text:p>0.497504</text:p>
          </table:table-cell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898" calcext:value-type="float">
            <text:p>898</text:p>
          </table:table-cell>
          <table:table-cell office:value-type="float" office:value="1805" calcext:value-type="float">
            <text:p>1805</text:p>
          </table:table-cell>
          <table:table-cell office:value-type="float" office:value="0.497507" calcext:value-type="float">
            <text:p>0.497507</text:p>
          </table:table-cell>
        </table:table-row>
        <table:table-row table:style-name="ro1">
          <table:table-cell office:value-type="float" office:value="205.9" calcext:value-type="float">
            <text:p>205.9</text:p>
          </table:table-cell>
          <table:table-cell office:value-type="float" office:value="898" calcext:value-type="float">
            <text:p>898</text:p>
          </table:table-cell>
          <table:table-cell office:value-type="float" office:value="1805" calcext:value-type="float">
            <text:p>1805</text:p>
          </table:table-cell>
          <table:table-cell office:value-type="float" office:value="0.497507" calcext:value-type="float">
            <text:p>0.4975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99" calcext:value-type="float">
            <text:p>899</text:p>
          </table:table-cell>
          <table:table-cell office:value-type="float" office:value="1807" calcext:value-type="float">
            <text:p>1807</text:p>
          </table:table-cell>
          <table:table-cell office:value-type="float" office:value="0.49751" calcext:value-type="float">
            <text:p>0.49751</text:p>
          </table:table-cell>
        </table:table-row>
        <table:table-row table:style-name="ro1">
          <table:table-cell office:value-type="float" office:value="206.1" calcext:value-type="float">
            <text:p>206.1</text:p>
          </table:table-cell>
          <table:table-cell office:value-type="float" office:value="870" calcext:value-type="float">
            <text:p>870</text:p>
          </table:table-cell>
          <table:table-cell office:value-type="float" office:value="1746" calcext:value-type="float">
            <text:p>1746</text:p>
          </table:table-cell>
          <table:table-cell office:value-type="float" office:value="0.498282" calcext:value-type="float">
            <text:p>0.498282</text:p>
          </table:table-cell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865" calcext:value-type="float">
            <text:p>865</text:p>
          </table:table-cell>
          <table:table-cell office:value-type="float" office:value="1736" calcext:value-type="float">
            <text:p>1736</text:p>
          </table:table-cell>
          <table:table-cell office:value-type="float" office:value="0.498272" calcext:value-type="float">
            <text:p>0.498272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office:value-type="float" office:value="870" calcext:value-type="float">
            <text:p>870</text:p>
          </table:table-cell>
          <table:table-cell office:value-type="float" office:value="1746" calcext:value-type="float">
            <text:p>1746</text:p>
          </table:table-cell>
          <table:table-cell office:value-type="float" office:value="0.498282" calcext:value-type="float">
            <text:p>0.498282</text:p>
          </table:table-cell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871" calcext:value-type="float">
            <text:p>871</text:p>
          </table:table-cell>
          <table:table-cell office:value-type="float" office:value="1749" calcext:value-type="float">
            <text:p>1749</text:p>
          </table:table-cell>
          <table:table-cell office:value-type="float" office:value="0.497999" calcext:value-type="float">
            <text:p>0.497999</text:p>
          </table:table-cell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float" office:value="872" calcext:value-type="float">
            <text:p>872</text:p>
          </table:table-cell>
          <table:table-cell office:value-type="float" office:value="1751" calcext:value-type="float">
            <text:p>1751</text:p>
          </table:table-cell>
          <table:table-cell office:value-type="float" office:value="0.498001" calcext:value-type="float">
            <text:p>0.498001</text:p>
          </table:table-cell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880" calcext:value-type="float">
            <text:p>880</text:p>
          </table:table-cell>
          <table:table-cell office:value-type="float" office:value="1767" calcext:value-type="float">
            <text:p>1767</text:p>
          </table:table-cell>
          <table:table-cell office:value-type="float" office:value="0.498019" calcext:value-type="float">
            <text:p>0.498019</text:p>
          </table:table-cell>
        </table:table-row>
        <table:table-row table:style-name="ro1">
          <table:table-cell office:value-type="float" office:value="206.7" calcext:value-type="float">
            <text:p>206.7</text:p>
          </table:table-cell>
          <table:table-cell office:value-type="float" office:value="882" calcext:value-type="float">
            <text:p>882</text:p>
          </table:table-cell>
          <table:table-cell office:value-type="float" office:value="1771" calcext:value-type="float">
            <text:p>1771</text:p>
          </table:table-cell>
          <table:table-cell office:value-type="float" office:value="0.498024" calcext:value-type="float">
            <text:p>0.498024</text:p>
          </table:table-cell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882" calcext:value-type="float">
            <text:p>882</text:p>
          </table:table-cell>
          <table:table-cell office:value-type="float" office:value="1771" calcext:value-type="float">
            <text:p>1771</text:p>
          </table:table-cell>
          <table:table-cell office:value-type="float" office:value="0.498024" calcext:value-type="float">
            <text:p>0.498024</text:p>
          </table:table-cell>
        </table:table-row>
        <table:table-row table:style-name="ro1">
          <table:table-cell office:value-type="float" office:value="206.9" calcext:value-type="float">
            <text:p>206.9</text:p>
          </table:table-cell>
          <table:table-cell office:value-type="float" office:value="885" calcext:value-type="float">
            <text:p>885</text:p>
          </table:table-cell>
          <table:table-cell office:value-type="float" office:value="1777" calcext:value-type="float">
            <text:p>1777</text:p>
          </table:table-cell>
          <table:table-cell office:value-type="float" office:value="0.49803" calcext:value-type="float">
            <text:p>0.498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85" calcext:value-type="float">
            <text:p>885</text:p>
          </table:table-cell>
          <table:table-cell office:value-type="float" office:value="1777" calcext:value-type="float">
            <text:p>1777</text:p>
          </table:table-cell>
          <table:table-cell office:value-type="float" office:value="0.49803" calcext:value-type="float">
            <text:p>0.49803</text:p>
          </table:table-cell>
        </table:table-row>
        <table:table-row table:style-name="ro1">
          <table:table-cell office:value-type="float" office:value="207.1" calcext:value-type="float">
            <text:p>207.1</text:p>
          </table:table-cell>
          <table:table-cell office:value-type="float" office:value="898" calcext:value-type="float">
            <text:p>898</text:p>
          </table:table-cell>
          <table:table-cell office:value-type="float" office:value="1803" calcext:value-type="float">
            <text:p>1803</text:p>
          </table:table-cell>
          <table:table-cell office:value-type="float" office:value="0.498059" calcext:value-type="float">
            <text:p>0.498059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899" calcext:value-type="float">
            <text:p>899</text:p>
          </table:table-cell>
          <table:table-cell office:value-type="float" office:value="1805" calcext:value-type="float">
            <text:p>1805</text:p>
          </table:table-cell>
          <table:table-cell office:value-type="float" office:value="0.498061" calcext:value-type="float">
            <text:p>0.498061</text:p>
          </table:table-cell>
        </table:table-row>
        <table:table-row table:style-name="ro1">
          <table:table-cell office:value-type="float" office:value="207.3" calcext:value-type="float">
            <text:p>207.3</text:p>
          </table:table-cell>
          <table:table-cell office:value-type="float" office:value="899" calcext:value-type="float">
            <text:p>899</text:p>
          </table:table-cell>
          <table:table-cell office:value-type="float" office:value="1805" calcext:value-type="float">
            <text:p>1805</text:p>
          </table:table-cell>
          <table:table-cell office:value-type="float" office:value="0.498061" calcext:value-type="float">
            <text:p>0.498061</text:p>
          </table:table-cell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901" calcext:value-type="float">
            <text:p>901</text:p>
          </table:table-cell>
          <table:table-cell office:value-type="float" office:value="1809" calcext:value-type="float">
            <text:p>1809</text:p>
          </table:table-cell>
          <table:table-cell office:value-type="float" office:value="0.498065" calcext:value-type="float">
            <text:p>0.498065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901" calcext:value-type="float">
            <text:p>901</text:p>
          </table:table-cell>
          <table:table-cell office:value-type="float" office:value="1809" calcext:value-type="float">
            <text:p>1809</text:p>
          </table:table-cell>
          <table:table-cell office:value-type="float" office:value="0.498065" calcext:value-type="float">
            <text:p>0.498065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907" calcext:value-type="float">
            <text:p>907</text:p>
          </table:table-cell>
          <table:table-cell office:value-type="float" office:value="1821" calcext:value-type="float">
            <text:p>1821</text:p>
          </table:table-cell>
          <table:table-cell office:value-type="float" office:value="0.498078" calcext:value-type="float">
            <text:p>0.498078</text:p>
          </table:table-cell>
        </table:table-row>
        <table:table-row table:style-name="ro1">
          <table:table-cell office:value-type="float" office:value="207.7" calcext:value-type="float">
            <text:p>207.7</text:p>
          </table:table-cell>
          <table:table-cell office:value-type="float" office:value="910" calcext:value-type="float">
            <text:p>910</text:p>
          </table:table-cell>
          <table:table-cell office:value-type="float" office:value="1827" calcext:value-type="float">
            <text:p>1827</text:p>
          </table:table-cell>
          <table:table-cell office:value-type="float" office:value="0.498084" calcext:value-type="float">
            <text:p>0.498084</text:p>
          </table:table-cell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919" calcext:value-type="float">
            <text:p>919</text:p>
          </table:table-cell>
          <table:table-cell office:value-type="float" office:value="1845" calcext:value-type="float">
            <text:p>1845</text:p>
          </table:table-cell>
          <table:table-cell office:value-type="float" office:value="0.498103" calcext:value-type="float">
            <text:p>0.498103</text:p>
          </table:table-cell>
        </table:table-row>
        <table:table-row table:style-name="ro1">
          <table:table-cell office:value-type="float" office:value="207.9" calcext:value-type="float">
            <text:p>207.9</text:p>
          </table:table-cell>
          <table:table-cell office:value-type="float" office:value="921" calcext:value-type="float">
            <text:p>921</text:p>
          </table:table-cell>
          <table:table-cell office:value-type="float" office:value="1849" calcext:value-type="float">
            <text:p>1849</text:p>
          </table:table-cell>
          <table:table-cell office:value-type="float" office:value="0.498107" calcext:value-type="float">
            <text:p>0.4981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3" calcext:value-type="float">
            <text:p>923</text:p>
          </table:table-cell>
          <table:table-cell office:value-type="float" office:value="1853" calcext:value-type="float">
            <text:p>1853</text:p>
          </table:table-cell>
          <table:table-cell office:value-type="float" office:value="0.498111" calcext:value-type="float">
            <text:p>0.498111</text:p>
          </table:table-cell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923" calcext:value-type="float">
            <text:p>923</text:p>
          </table:table-cell>
          <table:table-cell office:value-type="float" office:value="1853" calcext:value-type="float">
            <text:p>1853</text:p>
          </table:table-cell>
          <table:table-cell office:value-type="float" office:value="0.498111" calcext:value-type="float">
            <text:p>0.498111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925" calcext:value-type="float">
            <text:p>925</text:p>
          </table:table-cell>
          <table:table-cell office:value-type="float" office:value="1857" calcext:value-type="float">
            <text:p>1857</text:p>
          </table:table-cell>
          <table:table-cell office:value-type="float" office:value="0.498115" calcext:value-type="float">
            <text:p>0.498115</text:p>
          </table:table-cell>
        </table:table-row>
        <table:table-row table:style-name="ro1">
          <table:table-cell office:value-type="float" office:value="208.3" calcext:value-type="float">
            <text:p>208.3</text:p>
          </table:table-cell>
          <table:table-cell office:value-type="float" office:value="937" calcext:value-type="float">
            <text:p>937</text:p>
          </table:table-cell>
          <table:table-cell office:value-type="float" office:value="1881" calcext:value-type="float">
            <text:p>1881</text:p>
          </table:table-cell>
          <table:table-cell office:value-type="float" office:value="0.498139" calcext:value-type="float">
            <text:p>0.498139</text:p>
          </table:table-cell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940" calcext:value-type="float">
            <text:p>940</text:p>
          </table:table-cell>
          <table:table-cell office:value-type="float" office:value="1887" calcext:value-type="float">
            <text:p>1887</text:p>
          </table:table-cell>
          <table:table-cell office:value-type="float" office:value="0.498145" calcext:value-type="float">
            <text:p>0.498145</text:p>
          </table:table-cell>
        </table:table-row>
        <table:table-row table:style-name="ro1">
          <table:table-cell office:value-type="float" office:value="208.5" calcext:value-type="float">
            <text:p>208.5</text:p>
          </table:table-cell>
          <table:table-cell office:value-type="float" office:value="940" calcext:value-type="float">
            <text:p>940</text:p>
          </table:table-cell>
          <table:table-cell office:value-type="float" office:value="1887" calcext:value-type="float">
            <text:p>1887</text:p>
          </table:table-cell>
          <table:table-cell office:value-type="float" office:value="0.498145" calcext:value-type="float">
            <text:p>0.498145</text:p>
          </table:table-cell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943" calcext:value-type="float">
            <text:p>943</text:p>
          </table:table-cell>
          <table:table-cell office:value-type="float" office:value="1892" calcext:value-type="float">
            <text:p>1892</text:p>
          </table:table-cell>
          <table:table-cell office:value-type="float" office:value="0.498414" calcext:value-type="float">
            <text:p>0.498414</text:p>
          </table:table-cell>
        </table:table-row>
        <table:table-row table:style-name="ro1">
          <table:table-cell office:value-type="float" office:value="208.7" calcext:value-type="float">
            <text:p>208.7</text:p>
          </table:table-cell>
          <table:table-cell office:value-type="float" office:value="944" calcext:value-type="float">
            <text:p>944</text:p>
          </table:table-cell>
          <table:table-cell office:value-type="float" office:value="1893" calcext:value-type="float">
            <text:p>1893</text:p>
          </table:table-cell>
          <table:table-cell office:value-type="float" office:value="0.498679" calcext:value-type="float">
            <text:p>0.498679</text:p>
          </table:table-cell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950" calcext:value-type="float">
            <text:p>950</text:p>
          </table:table-cell>
          <table:table-cell office:value-type="float" office:value="1905" calcext:value-type="float">
            <text:p>1905</text:p>
          </table:table-cell>
          <table:table-cell office:value-type="float" office:value="0.498688" calcext:value-type="float">
            <text:p>0.498688</text:p>
          </table:table-cell>
        </table:table-row>
        <table:table-row table:style-name="ro1">
          <table:table-cell office:value-type="float" office:value="208.9" calcext:value-type="float">
            <text:p>208.9</text:p>
          </table:table-cell>
          <table:table-cell office:value-type="float" office:value="950" calcext:value-type="float">
            <text:p>950</text:p>
          </table:table-cell>
          <table:table-cell office:value-type="float" office:value="1905" calcext:value-type="float">
            <text:p>1905</text:p>
          </table:table-cell>
          <table:table-cell office:value-type="float" office:value="0.498688" calcext:value-type="float">
            <text:p>0.49868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51" calcext:value-type="float">
            <text:p>951</text:p>
          </table:table-cell>
          <table:table-cell office:value-type="float" office:value="1907" calcext:value-type="float">
            <text:p>1907</text:p>
          </table:table-cell>
          <table:table-cell office:value-type="float" office:value="0.498689" calcext:value-type="float">
            <text:p>0.498689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960" calcext:value-type="float">
            <text:p>960</text:p>
          </table:table-cell>
          <table:table-cell office:value-type="float" office:value="1924" calcext:value-type="float">
            <text:p>1924</text:p>
          </table:table-cell>
          <table:table-cell office:value-type="float" office:value="0.49896" calcext:value-type="float">
            <text:p>0.49896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964" calcext:value-type="float">
            <text:p>964</text:p>
          </table:table-cell>
          <table:table-cell office:value-type="float" office:value="1929" calcext:value-type="float">
            <text:p>1929</text:p>
          </table:table-cell>
          <table:table-cell office:value-type="float" office:value="0.499741" calcext:value-type="float">
            <text:p>0.499741</text:p>
          </table:table-cell>
        </table:table-row>
        <table:table-row table:style-name="ro1">
          <table:table-cell office:value-type="float" office:value="209.3" calcext:value-type="float">
            <text:p>209.3</text:p>
          </table:table-cell>
          <table:table-cell office:value-type="float" office:value="964" calcext:value-type="float">
            <text:p>964</text:p>
          </table:table-cell>
          <table:table-cell office:value-type="float" office:value="1929" calcext:value-type="float">
            <text:p>1929</text:p>
          </table:table-cell>
          <table:table-cell office:value-type="float" office:value="0.499741" calcext:value-type="float">
            <text:p>0.499741</text:p>
          </table:table-cell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965" calcext:value-type="float">
            <text:p>965</text:p>
          </table:table-cell>
          <table:table-cell office:value-type="float" office:value="1931" calcext:value-type="float">
            <text:p>1931</text:p>
          </table:table-cell>
          <table:table-cell office:value-type="float" office:value="0.499741" calcext:value-type="float">
            <text:p>0.499741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965" calcext:value-type="float">
            <text:p>965</text:p>
          </table:table-cell>
          <table:table-cell office:value-type="float" office:value="1931" calcext:value-type="float">
            <text:p>1931</text:p>
          </table:table-cell>
          <table:table-cell office:value-type="float" office:value="0.499741" calcext:value-type="float">
            <text:p>0.499741</text:p>
          </table:table-cell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978" calcext:value-type="float">
            <text:p>978</text:p>
          </table:table-cell>
          <table:table-cell office:value-type="float" office:value="1956" calcext:value-type="float">
            <text:p>195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980" calcext:value-type="float">
            <text:p>980</text:p>
          </table:table-cell>
          <table:table-cell office:value-type="float" office:value="1959" calcext:value-type="float">
            <text:p>1959</text:p>
          </table:table-cell>
          <table:table-cell office:value-type="float" office:value="0.500255" calcext:value-type="float">
            <text:p>0.500255</text:p>
          </table:table-cell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985" calcext:value-type="float">
            <text:p>985</text:p>
          </table:table-cell>
          <table:table-cell office:value-type="float" office:value="1969" calcext:value-type="float">
            <text:p>1969</text:p>
          </table:table-cell>
          <table:table-cell office:value-type="float" office:value="0.500254" calcext:value-type="float">
            <text:p>0.500254</text:p>
          </table:table-cell>
        </table:table-row>
        <table:table-row table:style-name="ro1">
          <table:table-cell office:value-type="float" office:value="209.9" calcext:value-type="float">
            <text:p>209.9</text:p>
          </table:table-cell>
          <table:table-cell office:value-type="float" office:value="986" calcext:value-type="float">
            <text:p>986</text:p>
          </table:table-cell>
          <table:table-cell office:value-type="float" office:value="1971" calcext:value-type="float">
            <text:p>1971</text:p>
          </table:table-cell>
          <table:table-cell office:value-type="float" office:value="0.500254" calcext:value-type="float">
            <text:p>0.5002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8" calcext:value-type="float">
            <text:p>988</text:p>
          </table:table-cell>
          <table:table-cell office:value-type="float" office:value="1975" calcext:value-type="float">
            <text:p>1975</text:p>
          </table:table-cell>
          <table:table-cell office:value-type="float" office:value="0.500253" calcext:value-type="float">
            <text:p>0.500253</text:p>
          </table:table-cell>
        </table:table-row>
        <table:table-row table:style-name="ro1">
          <table:table-cell office:value-type="float" office:value="210.1" calcext:value-type="float">
            <text:p>210.1</text:p>
          </table:table-cell>
          <table:table-cell office:value-type="float" office:value="993" calcext:value-type="float">
            <text:p>993</text:p>
          </table:table-cell>
          <table:table-cell office:value-type="float" office:value="1985" calcext:value-type="float">
            <text:p>1985</text:p>
          </table:table-cell>
          <table:table-cell office:value-type="float" office:value="0.500252" calcext:value-type="float">
            <text:p>0.500252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995" calcext:value-type="float">
            <text:p>995</text:p>
          </table:table-cell>
          <table:table-cell office:value-type="float" office:value="1989" calcext:value-type="float">
            <text:p>1989</text:p>
          </table:table-cell>
          <table:table-cell office:value-type="float" office:value="0.500251" calcext:value-type="float">
            <text:p>0.500251</text:p>
          </table:table-cell>
        </table:table-row>
        <table:table-row table:style-name="ro1">
          <table:table-cell office:value-type="float" office:value="210.3" calcext:value-type="float">
            <text:p>210.3</text:p>
          </table:table-cell>
          <table:table-cell office:value-type="float" office:value="1005" calcext:value-type="float">
            <text:p>1005</text:p>
          </table:table-cell>
          <table:table-cell office:value-type="float" office:value="2009" calcext:value-type="float">
            <text:p>2009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005" calcext:value-type="float">
            <text:p>1005</text:p>
          </table:table-cell>
          <table:table-cell office:value-type="float" office:value="2009" calcext:value-type="float">
            <text:p>2009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0.5" calcext:value-type="float">
            <text:p>210.5</text:p>
          </table:table-cell>
          <table:table-cell office:value-type="float" office:value="1005" calcext:value-type="float">
            <text:p>1005</text:p>
          </table:table-cell>
          <table:table-cell office:value-type="float" office:value="2009" calcext:value-type="float">
            <text:p>2009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978" calcext:value-type="float">
            <text:p>978</text:p>
          </table:table-cell>
          <table:table-cell office:value-type="float" office:value="1954" calcext:value-type="float">
            <text:p>1954</text:p>
          </table:table-cell>
          <table:table-cell office:value-type="float" office:value="0.500512" calcext:value-type="float">
            <text:p>0.500512</text:p>
          </table:table-cell>
        </table:table-row>
        <table:table-row table:style-name="ro1">
          <table:table-cell office:value-type="float" office:value="210.7" calcext:value-type="float">
            <text:p>210.7</text:p>
          </table:table-cell>
          <table:table-cell office:value-type="float" office:value="980" calcext:value-type="float">
            <text:p>980</text:p>
          </table:table-cell>
          <table:table-cell office:value-type="float" office:value="1957" calcext:value-type="float">
            <text:p>1957</text:p>
          </table:table-cell>
          <table:table-cell office:value-type="float" office:value="0.500766" calcext:value-type="float">
            <text:p>0.500766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983" calcext:value-type="float">
            <text:p>983</text:p>
          </table:table-cell>
          <table:table-cell office:value-type="float" office:value="1963" calcext:value-type="float">
            <text:p>1963</text:p>
          </table:table-cell>
          <table:table-cell office:value-type="float" office:value="0.500764" calcext:value-type="float">
            <text:p>0.500764</text:p>
          </table:table-cell>
        </table:table-row>
        <table:table-row table:style-name="ro1">
          <table:table-cell office:value-type="float" office:value="210.9" calcext:value-type="float">
            <text:p>210.9</text:p>
          </table:table-cell>
          <table:table-cell office:value-type="float" office:value="984" calcext:value-type="float">
            <text:p>984</text:p>
          </table:table-cell>
          <table:table-cell office:value-type="float" office:value="1965" calcext:value-type="float">
            <text:p>1965</text:p>
          </table:table-cell>
          <table:table-cell office:value-type="float" office:value="0.500763" calcext:value-type="float">
            <text:p>0.5007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87" calcext:value-type="float">
            <text:p>987</text:p>
          </table:table-cell>
          <table:table-cell office:value-type="float" office:value="1971" calcext:value-type="float">
            <text:p>1971</text:p>
          </table:table-cell>
          <table:table-cell office:value-type="float" office:value="0.500761" calcext:value-type="float">
            <text:p>0.500761</text:p>
          </table:table-cell>
        </table:table-row>
        <table:table-row table:style-name="ro1">
          <table:table-cell office:value-type="float" office:value="211.1" calcext:value-type="float">
            <text:p>211.1</text:p>
          </table:table-cell>
          <table:table-cell office:value-type="float" office:value="949" calcext:value-type="float">
            <text:p>949</text:p>
          </table:table-cell>
          <table:table-cell office:value-type="float" office:value="1894" calcext:value-type="float">
            <text:p>1894</text:p>
          </table:table-cell>
          <table:table-cell office:value-type="float" office:value="0.501056" calcext:value-type="float">
            <text:p>0.501056</text:p>
          </table:table-cell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945" calcext:value-type="float">
            <text:p>945</text:p>
          </table:table-cell>
          <table:table-cell office:value-type="float" office:value="1889" calcext:value-type="float">
            <text:p>1889</text:p>
          </table:table-cell>
          <table:table-cell office:value-type="float" office:value="0.500265" calcext:value-type="float">
            <text:p>0.500265</text:p>
          </table:table-cell>
        </table:table-row>
        <table:table-row table:style-name="ro1">
          <table:table-cell office:value-type="float" office:value="211.3" calcext:value-type="float">
            <text:p>211.3</text:p>
          </table:table-cell>
          <table:table-cell office:value-type="float" office:value="946" calcext:value-type="float">
            <text:p>946</text:p>
          </table:table-cell>
          <table:table-cell office:value-type="float" office:value="1891" calcext:value-type="float">
            <text:p>1891</text:p>
          </table:table-cell>
          <table:table-cell office:value-type="float" office:value="0.500264" calcext:value-type="float">
            <text:p>0.500264</text:p>
          </table:table-cell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947" calcext:value-type="float">
            <text:p>947</text:p>
          </table:table-cell>
          <table:table-cell office:value-type="float" office:value="1893" calcext:value-type="float">
            <text:p>1893</text:p>
          </table:table-cell>
          <table:table-cell office:value-type="float" office:value="0.500264" calcext:value-type="float">
            <text:p>0.500264</text:p>
          </table:table-cell>
        </table:table-row>
        <table:table-row table:style-name="ro1">
          <table:table-cell office:value-type="float" office:value="211.5" calcext:value-type="float">
            <text:p>211.5</text:p>
          </table:table-cell>
          <table:table-cell office:value-type="float" office:value="950" calcext:value-type="float">
            <text:p>950</text:p>
          </table:table-cell>
          <table:table-cell office:value-type="float" office:value="1899" calcext:value-type="float">
            <text:p>1899</text:p>
          </table:table-cell>
          <table:table-cell office:value-type="float" office:value="0.500263" calcext:value-type="float">
            <text:p>0.500263</text:p>
          </table:table-cell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960" calcext:value-type="float">
            <text:p>960</text:p>
          </table:table-cell>
          <table:table-cell office:value-type="float" office:value="1919" calcext:value-type="float">
            <text:p>1919</text:p>
          </table:table-cell>
          <table:table-cell office:value-type="float" office:value="0.500261" calcext:value-type="float">
            <text:p>0.500261</text:p>
          </table:table-cell>
        </table:table-row>
        <table:table-row table:style-name="ro1">
          <table:table-cell office:value-type="float" office:value="211.7" calcext:value-type="float">
            <text:p>211.7</text:p>
          </table:table-cell>
          <table:table-cell office:value-type="float" office:value="961" calcext:value-type="float">
            <text:p>961</text:p>
          </table:table-cell>
          <table:table-cell office:value-type="float" office:value="1921" calcext:value-type="float">
            <text:p>1921</text:p>
          </table:table-cell>
          <table:table-cell office:value-type="float" office:value="0.50026" calcext:value-type="float">
            <text:p>0.50026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964" calcext:value-type="float">
            <text:p>964</text:p>
          </table:table-cell>
          <table:table-cell office:value-type="float" office:value="1927" calcext:value-type="float">
            <text:p>1927</text:p>
          </table:table-cell>
          <table:table-cell office:value-type="float" office:value="0.500259" calcext:value-type="float">
            <text:p>0.500259</text:p>
          </table:table-cell>
        </table:table-row>
        <table:table-row table:style-name="ro1">
          <table:table-cell office:value-type="float" office:value="211.9" calcext:value-type="float">
            <text:p>211.9</text:p>
          </table:table-cell>
          <table:table-cell office:value-type="float" office:value="966" calcext:value-type="float">
            <text:p>966</text:p>
          </table:table-cell>
          <table:table-cell office:value-type="float" office:value="1931" calcext:value-type="float">
            <text:p>1931</text:p>
          </table:table-cell>
          <table:table-cell office:value-type="float" office:value="0.500259" calcext:value-type="float">
            <text:p>0.5002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68" calcext:value-type="float">
            <text:p>968</text:p>
          </table:table-cell>
          <table:table-cell office:value-type="float" office:value="1935" calcext:value-type="float">
            <text:p>1935</text:p>
          </table:table-cell>
          <table:table-cell office:value-type="float" office:value="0.500258" calcext:value-type="float">
            <text:p>0.500258</text:p>
          </table:table-cell>
        </table:table-row>
        <table:table-row table:style-name="ro1">
          <table:table-cell office:value-type="float" office:value="212.1" calcext:value-type="float">
            <text:p>212.1</text:p>
          </table:table-cell>
          <table:table-cell office:value-type="float" office:value="972" calcext:value-type="float">
            <text:p>972</text:p>
          </table:table-cell>
          <table:table-cell office:value-type="float" office:value="1943" calcext:value-type="float">
            <text:p>1943</text:p>
          </table:table-cell>
          <table:table-cell office:value-type="float" office:value="0.500257" calcext:value-type="float">
            <text:p>0.500257</text:p>
          </table:table-cell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974" calcext:value-type="float">
            <text:p>974</text:p>
          </table:table-cell>
          <table:table-cell office:value-type="float" office:value="1947" calcext:value-type="float">
            <text:p>1947</text:p>
          </table:table-cell>
          <table:table-cell office:value-type="float" office:value="0.500257" calcext:value-type="float">
            <text:p>0.500257</text:p>
          </table:table-cell>
        </table:table-row>
        <table:table-row table:style-name="ro1">
          <table:table-cell office:value-type="float" office:value="212.3" calcext:value-type="float">
            <text:p>212.3</text:p>
          </table:table-cell>
          <table:table-cell office:value-type="float" office:value="983" calcext:value-type="float">
            <text:p>983</text:p>
          </table:table-cell>
          <table:table-cell office:value-type="float" office:value="1965" calcext:value-type="float">
            <text:p>1965</text:p>
          </table:table-cell>
          <table:table-cell office:value-type="float" office:value="0.500254" calcext:value-type="float">
            <text:p>0.500254</text:p>
          </table:table-cell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985" calcext:value-type="float">
            <text:p>985</text:p>
          </table:table-cell>
          <table:table-cell office:value-type="float" office:value="1969" calcext:value-type="float">
            <text:p>1969</text:p>
          </table:table-cell>
          <table:table-cell office:value-type="float" office:value="0.500254" calcext:value-type="float">
            <text:p>0.500254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987" calcext:value-type="float">
            <text:p>987</text:p>
          </table:table-cell>
          <table:table-cell office:value-type="float" office:value="1973" calcext:value-type="float">
            <text:p>1973</text:p>
          </table:table-cell>
          <table:table-cell office:value-type="float" office:value="0.500253" calcext:value-type="float">
            <text:p>0.500253</text:p>
          </table:table-cell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987" calcext:value-type="float">
            <text:p>987</text:p>
          </table:table-cell>
          <table:table-cell office:value-type="float" office:value="1973" calcext:value-type="float">
            <text:p>1973</text:p>
          </table:table-cell>
          <table:table-cell office:value-type="float" office:value="0.500253" calcext:value-type="float">
            <text:p>0.500253</text:p>
          </table:table-cell>
        </table:table-row>
        <table:table-row table:style-name="ro1">
          <table:table-cell office:value-type="float" office:value="212.7" calcext:value-type="float">
            <text:p>212.7</text:p>
          </table:table-cell>
          <table:table-cell office:value-type="float" office:value="991" calcext:value-type="float">
            <text:p>991</text:p>
          </table:table-cell>
          <table:table-cell office:value-type="float" office:value="1981" calcext:value-type="float">
            <text:p>1981</text:p>
          </table:table-cell>
          <table:table-cell office:value-type="float" office:value="0.500252" calcext:value-type="float">
            <text:p>0.500252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003" calcext:value-type="float">
            <text:p>1003</text:p>
          </table:table-cell>
          <table:table-cell office:value-type="float" office:value="2005" calcext:value-type="float">
            <text:p>2005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2.9" calcext:value-type="float">
            <text:p>212.9</text:p>
          </table:table-cell>
          <table:table-cell office:value-type="float" office:value="1005" calcext:value-type="float">
            <text:p>1005</text:p>
          </table:table-cell>
          <table:table-cell office:value-type="float" office:value="2009" calcext:value-type="float">
            <text:p>2009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5" calcext:value-type="float">
            <text:p>1005</text:p>
          </table:table-cell>
          <table:table-cell office:value-type="float" office:value="2009" calcext:value-type="float">
            <text:p>2009</text:p>
          </table:table-cell>
          <table:table-cell office:value-type="float" office:value="0.500249" calcext:value-type="float">
            <text:p>0.500249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1011" calcext:value-type="float">
            <text:p>1011</text:p>
          </table:table-cell>
          <table:table-cell office:value-type="float" office:value="2021" calcext:value-type="float">
            <text:p>2021</text:p>
          </table:table-cell>
          <table:table-cell office:value-type="float" office:value="0.500247" calcext:value-type="float">
            <text:p>0.500247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013" calcext:value-type="float">
            <text:p>1013</text:p>
          </table:table-cell>
          <table:table-cell office:value-type="float" office:value="2025" calcext:value-type="float">
            <text:p>2025</text:p>
          </table:table-cell>
          <table:table-cell office:value-type="float" office:value="0.500247" calcext:value-type="float">
            <text:p>0.500247</text:p>
          </table:table-cell>
        </table:table-row>
        <table:table-row table:style-name="ro1">
          <table:table-cell office:value-type="float" office:value="213.3" calcext:value-type="float">
            <text:p>213.3</text:p>
          </table:table-cell>
          <table:table-cell office:value-type="float" office:value="1019" calcext:value-type="float">
            <text:p>1019</text:p>
          </table:table-cell>
          <table:table-cell office:value-type="float" office:value="2037" calcext:value-type="float">
            <text:p>2037</text:p>
          </table:table-cell>
          <table:table-cell office:value-type="float" office:value="0.500245" calcext:value-type="float">
            <text:p>0.500245</text:p>
          </table:table-cell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020" calcext:value-type="float">
            <text:p>1020</text:p>
          </table:table-cell>
          <table:table-cell office:value-type="float" office:value="2039" calcext:value-type="float">
            <text:p>2039</text:p>
          </table:table-cell>
          <table:table-cell office:value-type="float" office:value="0.500245" calcext:value-type="float">
            <text:p>0.500245</text:p>
          </table:table-cell>
        </table:table-row>
        <table:table-row table:style-name="ro1">
          <table:table-cell office:value-type="float" office:value="213.5" calcext:value-type="float">
            <text:p>213.5</text:p>
          </table:table-cell>
          <table:table-cell office:value-type="float" office:value="1022" calcext:value-type="float">
            <text:p>1022</text:p>
          </table:table-cell>
          <table:table-cell office:value-type="float" office:value="2043" calcext:value-type="float">
            <text:p>2043</text:p>
          </table:table-cell>
          <table:table-cell office:value-type="float" office:value="0.500245" calcext:value-type="float">
            <text:p>0.500245</text:p>
          </table:table-cell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034" calcext:value-type="float">
            <text:p>1034</text:p>
          </table:table-cell>
          <table:table-cell office:value-type="float" office:value="2067" calcext:value-type="float">
            <text:p>2067</text:p>
          </table:table-cell>
          <table:table-cell office:value-type="float" office:value="0.500242" calcext:value-type="float">
            <text:p>0.500242</text:p>
          </table:table-cell>
        </table:table-row>
        <table:table-row table:style-name="ro1">
          <table:table-cell office:value-type="float" office:value="213.7" calcext:value-type="float">
            <text:p>213.7</text:p>
          </table:table-cell>
          <table:table-cell office:value-type="float" office:value="1038" calcext:value-type="float">
            <text:p>1038</text:p>
          </table:table-cell>
          <table:table-cell office:value-type="float" office:value="2075" calcext:value-type="float">
            <text:p>2075</text:p>
          </table:table-cell>
          <table:table-cell office:value-type="float" office:value="0.500241" calcext:value-type="float">
            <text:p>0.500241</text:p>
          </table:table-cell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039" calcext:value-type="float">
            <text:p>1039</text:p>
          </table:table-cell>
          <table:table-cell office:value-type="float" office:value="2077" calcext:value-type="float">
            <text:p>2077</text:p>
          </table:table-cell>
          <table:table-cell office:value-type="float" office:value="0.500241" calcext:value-type="float">
            <text:p>0.500241</text:p>
          </table:table-cell>
        </table:table-row>
        <table:table-row table:style-name="ro1">
          <table:table-cell office:value-type="float" office:value="213.9" calcext:value-type="float">
            <text:p>213.9</text:p>
          </table:table-cell>
          <table:table-cell office:value-type="float" office:value="1040" calcext:value-type="float">
            <text:p>1040</text:p>
          </table:table-cell>
          <table:table-cell office:value-type="float" office:value="2079" calcext:value-type="float">
            <text:p>2079</text:p>
          </table:table-cell>
          <table:table-cell office:value-type="float" office:value="0.500241" calcext:value-type="float">
            <text:p>0.5002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40" calcext:value-type="float">
            <text:p>1040</text:p>
          </table:table-cell>
          <table:table-cell office:value-type="float" office:value="2079" calcext:value-type="float">
            <text:p>2079</text:p>
          </table:table-cell>
          <table:table-cell office:value-type="float" office:value="0.500241" calcext:value-type="float">
            <text:p>0.500241</text:p>
          </table:table-cell>
        </table:table-row>
        <table:table-row table:style-name="ro1">
          <table:table-cell office:value-type="float" office:value="214.1" calcext:value-type="float">
            <text:p>214.1</text:p>
          </table:table-cell>
          <table:table-cell office:value-type="float" office:value="1049" calcext:value-type="float">
            <text:p>1049</text:p>
          </table:table-cell>
          <table:table-cell office:value-type="float" office:value="2097" calcext:value-type="float">
            <text:p>2097</text:p>
          </table:table-cell>
          <table:table-cell office:value-type="float" office:value="0.500238" calcext:value-type="float">
            <text:p>0.500238</text:p>
          </table:table-cell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051" calcext:value-type="float">
            <text:p>1051</text:p>
          </table:table-cell>
          <table:table-cell office:value-type="float" office:value="2101" calcext:value-type="float">
            <text:p>2101</text:p>
          </table:table-cell>
          <table:table-cell office:value-type="float" office:value="0.500238" calcext:value-type="float">
            <text:p>0.500238</text:p>
          </table:table-cell>
        </table:table-row>
        <table:table-row table:style-name="ro1">
          <table:table-cell office:value-type="float" office:value="214.3" calcext:value-type="float">
            <text:p>214.3</text:p>
          </table:table-cell>
          <table:table-cell office:value-type="float" office:value="1058" calcext:value-type="float">
            <text:p>1058</text:p>
          </table:table-cell>
          <table:table-cell office:value-type="float" office:value="2115" calcext:value-type="float">
            <text:p>2115</text:p>
          </table:table-cell>
          <table:table-cell office:value-type="float" office:value="0.500236" calcext:value-type="float">
            <text:p>0.500236</text:p>
          </table:table-cell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059" calcext:value-type="float">
            <text:p>1059</text:p>
          </table:table-cell>
          <table:table-cell office:value-type="float" office:value="2117" calcext:value-type="float">
            <text:p>2117</text:p>
          </table:table-cell>
          <table:table-cell office:value-type="float" office:value="0.500236" calcext:value-type="float">
            <text:p>0.500236</text:p>
          </table:table-cell>
        </table:table-row>
        <table:table-row table:style-name="ro1">
          <table:table-cell office:value-type="float" office:value="214.5" calcext:value-type="float">
            <text:p>214.5</text:p>
          </table:table-cell>
          <table:table-cell office:value-type="float" office:value="1060" calcext:value-type="float">
            <text:p>1060</text:p>
          </table:table-cell>
          <table:table-cell office:value-type="float" office:value="2119" calcext:value-type="float">
            <text:p>2119</text:p>
          </table:table-cell>
          <table:table-cell office:value-type="float" office:value="0.500236" calcext:value-type="float">
            <text:p>0.500236</text:p>
          </table:table-cell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062" calcext:value-type="float">
            <text:p>1062</text:p>
          </table:table-cell>
          <table:table-cell office:value-type="float" office:value="2123" calcext:value-type="float">
            <text:p>2123</text:p>
          </table:table-cell>
          <table:table-cell office:value-type="float" office:value="0.500236" calcext:value-type="float">
            <text:p>0.500236</text:p>
          </table:table-cell>
        </table:table-row>
        <table:table-row table:style-name="ro1">
          <table:table-cell office:value-type="float" office:value="214.7" calcext:value-type="float">
            <text:p>214.7</text:p>
          </table:table-cell>
          <table:table-cell office:value-type="float" office:value="1063" calcext:value-type="float">
            <text:p>1063</text:p>
          </table:table-cell>
          <table:table-cell office:value-type="float" office:value="2125" calcext:value-type="float">
            <text:p>2125</text:p>
          </table:table-cell>
          <table:table-cell office:value-type="float" office:value="0.500235" calcext:value-type="float">
            <text:p>0.500235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077" calcext:value-type="float">
            <text:p>1077</text:p>
          </table:table-cell>
          <table:table-cell office:value-type="float" office:value="2153" calcext:value-type="float">
            <text:p>2153</text:p>
          </table:table-cell>
          <table:table-cell office:value-type="float" office:value="0.500232" calcext:value-type="float">
            <text:p>0.500232</text:p>
          </table:table-cell>
        </table:table-row>
        <table:table-row table:style-name="ro1">
          <table:table-cell office:value-type="float" office:value="214.9" calcext:value-type="float">
            <text:p>214.9</text:p>
          </table:table-cell>
          <table:table-cell office:value-type="float" office:value="1078" calcext:value-type="float">
            <text:p>1078</text:p>
          </table:table-cell>
          <table:table-cell office:value-type="float" office:value="2155" calcext:value-type="float">
            <text:p>2155</text:p>
          </table:table-cell>
          <table:table-cell office:value-type="float" office:value="0.500232" calcext:value-type="float">
            <text:p>0.5002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8" calcext:value-type="float">
            <text:p>1078</text:p>
          </table:table-cell>
          <table:table-cell office:value-type="float" office:value="2155" calcext:value-type="float">
            <text:p>2155</text:p>
          </table:table-cell>
          <table:table-cell office:value-type="float" office:value="0.500232" calcext:value-type="float">
            <text:p>0.500232</text:p>
          </table:table-cell>
        </table:table-row>
        <table:table-row table:style-name="ro1">
          <table:table-cell office:value-type="float" office:value="215.1" calcext:value-type="float">
            <text:p>215.1</text:p>
          </table:table-cell>
          <table:table-cell office:value-type="float" office:value="1081" calcext:value-type="float">
            <text:p>1081</text:p>
          </table:table-cell>
          <table:table-cell office:value-type="float" office:value="2161" calcext:value-type="float">
            <text:p>2161</text:p>
          </table:table-cell>
          <table:table-cell office:value-type="float" office:value="0.500231" calcext:value-type="float">
            <text:p>0.500231</text:p>
          </table:table-cell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084" calcext:value-type="float">
            <text:p>1084</text:p>
          </table:table-cell>
          <table:table-cell office:value-type="float" office:value="2167" calcext:value-type="float">
            <text:p>2167</text:p>
          </table:table-cell>
          <table:table-cell office:value-type="float" office:value="0.500231" calcext:value-type="float">
            <text:p>0.500231</text:p>
          </table:table-cell>
        </table:table-row>
        <table:table-row table:style-name="ro1">
          <table:table-cell office:value-type="float" office:value="215.3" calcext:value-type="float">
            <text:p>215.3</text:p>
          </table:table-cell>
          <table:table-cell office:value-type="float" office:value="1094" calcext:value-type="float">
            <text:p>1094</text:p>
          </table:table-cell>
          <table:table-cell office:value-type="float" office:value="2187" calcext:value-type="float">
            <text:p>2187</text:p>
          </table:table-cell>
          <table:table-cell office:value-type="float" office:value="0.500229" calcext:value-type="float">
            <text:p>0.500229</text:p>
          </table:table-cell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096" calcext:value-type="float">
            <text:p>1096</text:p>
          </table:table-cell>
          <table:table-cell office:value-type="float" office:value="2191" calcext:value-type="float">
            <text:p>2191</text:p>
          </table:table-cell>
          <table:table-cell office:value-type="float" office:value="0.500228" calcext:value-type="float">
            <text:p>0.500228</text:p>
          </table:table-cell>
        </table:table-row>
        <table:table-row table:style-name="ro1">
          <table:table-cell office:value-type="float" office:value="215.5" calcext:value-type="float">
            <text:p>215.5</text:p>
          </table:table-cell>
          <table:table-cell office:value-type="float" office:value="1100" calcext:value-type="float">
            <text:p>1100</text:p>
          </table:table-cell>
          <table:table-cell office:value-type="float" office:value="2199" calcext:value-type="float">
            <text:p>2199</text:p>
          </table:table-cell>
          <table:table-cell office:value-type="float" office:value="0.500227" calcext:value-type="float">
            <text:p>0.500227</text:p>
          </table:table-cell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104" calcext:value-type="float">
            <text:p>1104</text:p>
          </table:table-cell>
          <table:table-cell office:value-type="float" office:value="2207" calcext:value-type="float">
            <text:p>2207</text:p>
          </table:table-cell>
          <table:table-cell office:value-type="float" office:value="0.500227" calcext:value-type="float">
            <text:p>0.500227</text:p>
          </table:table-cell>
        </table:table-row>
        <table:table-row table:style-name="ro1">
          <table:table-cell office:value-type="float" office:value="215.7" calcext:value-type="float">
            <text:p>215.7</text:p>
          </table:table-cell>
          <table:table-cell office:value-type="float" office:value="1106" calcext:value-type="float">
            <text:p>1106</text:p>
          </table:table-cell>
          <table:table-cell office:value-type="float" office:value="2211" calcext:value-type="float">
            <text:p>2211</text:p>
          </table:table-cell>
          <table:table-cell office:value-type="float" office:value="0.500226" calcext:value-type="float">
            <text:p>0.500226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113" calcext:value-type="float">
            <text:p>1113</text:p>
          </table:table-cell>
          <table:table-cell office:value-type="float" office:value="2225" calcext:value-type="float">
            <text:p>2225</text:p>
          </table:table-cell>
          <table:table-cell office:value-type="float" office:value="0.500225" calcext:value-type="float">
            <text:p>0.500225</text:p>
          </table:table-cell>
        </table:table-row>
        <table:table-row table:style-name="ro1">
          <table:table-cell office:value-type="float" office:value="215.9" calcext:value-type="float">
            <text:p>215.9</text:p>
          </table:table-cell>
          <table:table-cell office:value-type="float" office:value="1115" calcext:value-type="float">
            <text:p>1115</text:p>
          </table:table-cell>
          <table:table-cell office:value-type="float" office:value="2229" calcext:value-type="float">
            <text:p>2229</text:p>
          </table:table-cell>
          <table:table-cell office:value-type="float" office:value="0.500224" calcext:value-type="float">
            <text:p>0.5002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9" calcext:value-type="float">
            <text:p>1119</text:p>
          </table:table-cell>
          <table:table-cell office:value-type="float" office:value="2237" calcext:value-type="float">
            <text:p>2237</text:p>
          </table:table-cell>
          <table:table-cell office:value-type="float" office:value="0.500224" calcext:value-type="float">
            <text:p>0.500224</text:p>
          </table:table-cell>
        </table:table-row>
        <table:table-row table:style-name="ro1">
          <table:table-cell office:value-type="float" office:value="216.1" calcext:value-type="float">
            <text:p>216.1</text:p>
          </table:table-cell>
          <table:table-cell office:value-type="float" office:value="1126" calcext:value-type="float">
            <text:p>1126</text:p>
          </table:table-cell>
          <table:table-cell office:value-type="float" office:value="2251" calcext:value-type="float">
            <text:p>2251</text:p>
          </table:table-cell>
          <table:table-cell office:value-type="float" office:value="0.500222" calcext:value-type="float">
            <text:p>0.500222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129" calcext:value-type="float">
            <text:p>1129</text:p>
          </table:table-cell>
          <table:table-cell office:value-type="float" office:value="2257" calcext:value-type="float">
            <text:p>2257</text:p>
          </table:table-cell>
          <table:table-cell office:value-type="float" office:value="0.500222" calcext:value-type="float">
            <text:p>0.500222</text:p>
          </table:table-cell>
        </table:table-row>
        <table:table-row table:style-name="ro1">
          <table:table-cell office:value-type="float" office:value="216.3" calcext:value-type="float">
            <text:p>216.3</text:p>
          </table:table-cell>
          <table:table-cell office:value-type="float" office:value="1132" calcext:value-type="float">
            <text:p>1132</text:p>
          </table:table-cell>
          <table:table-cell office:value-type="float" office:value="2263" calcext:value-type="float">
            <text:p>2263</text:p>
          </table:table-cell>
          <table:table-cell office:value-type="float" office:value="0.500221" calcext:value-type="float">
            <text:p>0.500221</text:p>
          </table:table-cell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134" calcext:value-type="float">
            <text:p>1134</text:p>
          </table:table-cell>
          <table:table-cell office:value-type="float" office:value="2267" calcext:value-type="float">
            <text:p>2267</text:p>
          </table:table-cell>
          <table:table-cell office:value-type="float" office:value="0.500221" calcext:value-type="float">
            <text:p>0.500221</text:p>
          </table:table-cell>
        </table:table-row>
        <table:table-row table:style-name="ro1">
          <table:table-cell office:value-type="float" office:value="216.5" calcext:value-type="float">
            <text:p>216.5</text:p>
          </table:table-cell>
          <table:table-cell office:value-type="float" office:value="1134" calcext:value-type="float">
            <text:p>1134</text:p>
          </table:table-cell>
          <table:table-cell office:value-type="float" office:value="2267" calcext:value-type="float">
            <text:p>2267</text:p>
          </table:table-cell>
          <table:table-cell office:value-type="float" office:value="0.500221" calcext:value-type="float">
            <text:p>0.500221</text:p>
          </table:table-cell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139" calcext:value-type="float">
            <text:p>1139</text:p>
          </table:table-cell>
          <table:table-cell office:value-type="float" office:value="2277" calcext:value-type="float">
            <text:p>2277</text:p>
          </table:table-cell>
          <table:table-cell office:value-type="float" office:value="0.50022" calcext:value-type="float">
            <text:p>0.50022</text:p>
          </table:table-cell>
        </table:table-row>
        <table:table-row table:style-name="ro1">
          <table:table-cell office:value-type="float" office:value="216.7" calcext:value-type="float">
            <text:p>216.7</text:p>
          </table:table-cell>
          <table:table-cell office:value-type="float" office:value="1141" calcext:value-type="float">
            <text:p>1141</text:p>
          </table:table-cell>
          <table:table-cell office:value-type="float" office:value="2281" calcext:value-type="float">
            <text:p>2281</text:p>
          </table:table-cell>
          <table:table-cell office:value-type="float" office:value="0.500219" calcext:value-type="float">
            <text:p>0.500219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146" calcext:value-type="float">
            <text:p>1146</text:p>
          </table:table-cell>
          <table:table-cell office:value-type="float" office:value="2291" calcext:value-type="float">
            <text:p>2291</text:p>
          </table:table-cell>
          <table:table-cell office:value-type="float" office:value="0.500218" calcext:value-type="float">
            <text:p>0.500218</text:p>
          </table:table-cell>
        </table:table-row>
        <table:table-row table:style-name="ro1">
          <table:table-cell office:value-type="float" office:value="216.9" calcext:value-type="float">
            <text:p>216.9</text:p>
          </table:table-cell>
          <table:table-cell office:value-type="float" office:value="1148" calcext:value-type="float">
            <text:p>1148</text:p>
          </table:table-cell>
          <table:table-cell office:value-type="float" office:value="2295" calcext:value-type="float">
            <text:p>2295</text:p>
          </table:table-cell>
          <table:table-cell office:value-type="float" office:value="0.500218" calcext:value-type="float">
            <text:p>0.5002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49" calcext:value-type="float">
            <text:p>1149</text:p>
          </table:table-cell>
          <table:table-cell office:value-type="float" office:value="2297" calcext:value-type="float">
            <text:p>2297</text:p>
          </table:table-cell>
          <table:table-cell office:value-type="float" office:value="0.500218" calcext:value-type="float">
            <text:p>0.500218</text:p>
          </table:table-cell>
        </table:table-row>
        <table:table-row table:style-name="ro1">
          <table:table-cell office:value-type="float" office:value="217.1" calcext:value-type="float">
            <text:p>217.1</text:p>
          </table:table-cell>
          <table:table-cell office:value-type="float" office:value="1150" calcext:value-type="float">
            <text:p>1150</text:p>
          </table:table-cell>
          <table:table-cell office:value-type="float" office:value="2299" calcext:value-type="float">
            <text:p>2299</text:p>
          </table:table-cell>
          <table:table-cell office:value-type="float" office:value="0.500217" calcext:value-type="float">
            <text:p>0.500217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153" calcext:value-type="float">
            <text:p>1153</text:p>
          </table:table-cell>
          <table:table-cell office:value-type="float" office:value="2305" calcext:value-type="float">
            <text:p>2305</text:p>
          </table:table-cell>
          <table:table-cell office:value-type="float" office:value="0.500217" calcext:value-type="float">
            <text:p>0.500217</text:p>
          </table:table-cell>
        </table:table-row>
        <table:table-row table:style-name="ro1">
          <table:table-cell office:value-type="float" office:value="217.3" calcext:value-type="float">
            <text:p>217.3</text:p>
          </table:table-cell>
          <table:table-cell office:value-type="float" office:value="1162" calcext:value-type="float">
            <text:p>1162</text:p>
          </table:table-cell>
          <table:table-cell office:value-type="float" office:value="2323" calcext:value-type="float">
            <text:p>2323</text:p>
          </table:table-cell>
          <table:table-cell office:value-type="float" office:value="0.500215" calcext:value-type="float">
            <text:p>0.500215</text:p>
          </table:table-cell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162" calcext:value-type="float">
            <text:p>1162</text:p>
          </table:table-cell>
          <table:table-cell office:value-type="float" office:value="2323" calcext:value-type="float">
            <text:p>2323</text:p>
          </table:table-cell>
          <table:table-cell office:value-type="float" office:value="0.500215" calcext:value-type="float">
            <text:p>0.500215</text:p>
          </table:table-cell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1163" calcext:value-type="float">
            <text:p>1163</text:p>
          </table:table-cell>
          <table:table-cell office:value-type="float" office:value="2325" calcext:value-type="float">
            <text:p>2325</text:p>
          </table:table-cell>
          <table:table-cell office:value-type="float" office:value="0.500215" calcext:value-type="float">
            <text:p>0.500215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166" calcext:value-type="float">
            <text:p>1166</text:p>
          </table:table-cell>
          <table:table-cell office:value-type="float" office:value="2331" calcext:value-type="float">
            <text:p>2331</text:p>
          </table:table-cell>
          <table:table-cell office:value-type="float" office:value="0.500215" calcext:value-type="float">
            <text:p>0.500215</text:p>
          </table:table-cell>
        </table:table-row>
        <table:table-row table:style-name="ro1">
          <table:table-cell office:value-type="float" office:value="217.7" calcext:value-type="float">
            <text:p>217.7</text:p>
          </table:table-cell>
          <table:table-cell office:value-type="float" office:value="1169" calcext:value-type="float">
            <text:p>1169</text:p>
          </table:table-cell>
          <table:table-cell office:value-type="float" office:value="2337" calcext:value-type="float">
            <text:p>2337</text:p>
          </table:table-cell>
          <table:table-cell office:value-type="float" office:value="0.500214" calcext:value-type="float">
            <text:p>0.500214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180" calcext:value-type="float">
            <text:p>1180</text:p>
          </table:table-cell>
          <table:table-cell office:value-type="float" office:value="2359" calcext:value-type="float">
            <text:p>2359</text:p>
          </table:table-cell>
          <table:table-cell office:value-type="float" office:value="0.500212" calcext:value-type="float">
            <text:p>0.500212</text:p>
          </table:table-cell>
        </table:table-row>
        <table:table-row table:style-name="ro1">
          <table:table-cell office:value-type="float" office:value="217.9" calcext:value-type="float">
            <text:p>217.9</text:p>
          </table:table-cell>
          <table:table-cell office:value-type="float" office:value="1180" calcext:value-type="float">
            <text:p>1180</text:p>
          </table:table-cell>
          <table:table-cell office:value-type="float" office:value="2359" calcext:value-type="float">
            <text:p>2359</text:p>
          </table:table-cell>
          <table:table-cell office:value-type="float" office:value="0.500212" calcext:value-type="float">
            <text:p>0.5002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80" calcext:value-type="float">
            <text:p>1180</text:p>
          </table:table-cell>
          <table:table-cell office:value-type="float" office:value="2359" calcext:value-type="float">
            <text:p>2359</text:p>
          </table:table-cell>
          <table:table-cell office:value-type="float" office:value="0.500212" calcext:value-type="float">
            <text:p>0.500212</text:p>
          </table:table-cell>
        </table:table-row>
        <table:table-row table:style-name="ro1">
          <table:table-cell office:value-type="float" office:value="218.1" calcext:value-type="float">
            <text:p>218.1</text:p>
          </table:table-cell>
          <table:table-cell office:value-type="float" office:value="1188" calcext:value-type="float">
            <text:p>1188</text:p>
          </table:table-cell>
          <table:table-cell office:value-type="float" office:value="2375" calcext:value-type="float">
            <text:p>2375</text:p>
          </table:table-cell>
          <table:table-cell office:value-type="float" office:value="0.500211" calcext:value-type="float">
            <text:p>0.500211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191" calcext:value-type="float">
            <text:p>1191</text:p>
          </table:table-cell>
          <table:table-cell office:value-type="float" office:value="2381" calcext:value-type="float">
            <text:p>2381</text:p>
          </table:table-cell>
          <table:table-cell office:value-type="float" office:value="0.50021" calcext:value-type="float">
            <text:p>0.50021</text:p>
          </table:table-cell>
        </table:table-row>
        <table:table-row table:style-name="ro1">
          <table:table-cell office:value-type="float" office:value="218.3" calcext:value-type="float">
            <text:p>218.3</text:p>
          </table:table-cell>
          <table:table-cell office:value-type="float" office:value="1204" calcext:value-type="float">
            <text:p>1204</text:p>
          </table:table-cell>
          <table:table-cell office:value-type="float" office:value="2407" calcext:value-type="float">
            <text:p>2407</text:p>
          </table:table-cell>
          <table:table-cell office:value-type="float" office:value="0.500208" calcext:value-type="float">
            <text:p>0.500208</text:p>
          </table:table-cell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206" calcext:value-type="float">
            <text:p>1206</text:p>
          </table:table-cell>
          <table:table-cell office:value-type="float" office:value="2411" calcext:value-type="float">
            <text:p>2411</text:p>
          </table:table-cell>
          <table:table-cell office:value-type="float" office:value="0.500207" calcext:value-type="float">
            <text:p>0.500207</text:p>
          </table:table-cell>
        </table:table-row>
        <table:table-row table:style-name="ro1">
          <table:table-cell office:value-type="float" office:value="218.5" calcext:value-type="float">
            <text:p>218.5</text:p>
          </table:table-cell>
          <table:table-cell office:value-type="float" office:value="1207" calcext:value-type="float">
            <text:p>1207</text:p>
          </table:table-cell>
          <table:table-cell office:value-type="float" office:value="2413" calcext:value-type="float">
            <text:p>2413</text:p>
          </table:table-cell>
          <table:table-cell office:value-type="float" office:value="0.500207" calcext:value-type="float">
            <text:p>0.500207</text:p>
          </table:table-cell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213" calcext:value-type="float">
            <text:p>1213</text:p>
          </table:table-cell>
          <table:table-cell office:value-type="float" office:value="2425" calcext:value-type="float">
            <text:p>2425</text:p>
          </table:table-cell>
          <table:table-cell office:value-type="float" office:value="0.500206" calcext:value-type="float">
            <text:p>0.500206</text:p>
          </table:table-cell>
        </table:table-row>
        <table:table-row table:style-name="ro1">
          <table:table-cell office:value-type="float" office:value="218.7" calcext:value-type="float">
            <text:p>218.7</text:p>
          </table:table-cell>
          <table:table-cell office:value-type="float" office:value="1214" calcext:value-type="float">
            <text:p>1214</text:p>
          </table:table-cell>
          <table:table-cell office:value-type="float" office:value="2427" calcext:value-type="float">
            <text:p>2427</text:p>
          </table:table-cell>
          <table:table-cell office:value-type="float" office:value="0.500206" calcext:value-type="float">
            <text:p>0.500206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222" calcext:value-type="float">
            <text:p>1222</text:p>
          </table:table-cell>
          <table:table-cell office:value-type="float" office:value="2443" calcext:value-type="float">
            <text:p>2443</text:p>
          </table:table-cell>
          <table:table-cell office:value-type="float" office:value="0.500205" calcext:value-type="float">
            <text:p>0.500205</text:p>
          </table:table-cell>
        </table:table-row>
        <table:table-row table:style-name="ro1">
          <table:table-cell office:value-type="float" office:value="218.9" calcext:value-type="float">
            <text:p>218.9</text:p>
          </table:table-cell>
          <table:table-cell office:value-type="float" office:value="1223" calcext:value-type="float">
            <text:p>1223</text:p>
          </table:table-cell>
          <table:table-cell office:value-type="float" office:value="2445" calcext:value-type="float">
            <text:p>2445</text:p>
          </table:table-cell>
          <table:table-cell office:value-type="float" office:value="0.500204" calcext:value-type="float">
            <text:p>0.5002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3" calcext:value-type="float">
            <text:p>1223</text:p>
          </table:table-cell>
          <table:table-cell office:value-type="float" office:value="2445" calcext:value-type="float">
            <text:p>2445</text:p>
          </table:table-cell>
          <table:table-cell office:value-type="float" office:value="0.500204" calcext:value-type="float">
            <text:p>0.500204</text:p>
          </table:table-cell>
        </table:table-row>
        <table:table-row table:style-name="ro1">
          <table:table-cell office:value-type="float" office:value="219.1" calcext:value-type="float">
            <text:p>219.1</text:p>
          </table:table-cell>
          <table:table-cell office:value-type="float" office:value="1230" calcext:value-type="float">
            <text:p>1230</text:p>
          </table:table-cell>
          <table:table-cell office:value-type="float" office:value="2459" calcext:value-type="float">
            <text:p>2459</text:p>
          </table:table-cell>
          <table:table-cell office:value-type="float" office:value="0.500203" calcext:value-type="float">
            <text:p>0.500203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236" calcext:value-type="float">
            <text:p>1236</text:p>
          </table:table-cell>
          <table:table-cell office:value-type="float" office:value="2471" calcext:value-type="float">
            <text:p>2471</text:p>
          </table:table-cell>
          <table:table-cell office:value-type="float" office:value="0.500202" calcext:value-type="float">
            <text:p>0.500202</text:p>
          </table:table-cell>
        </table:table-row>
        <table:table-row table:style-name="ro1">
          <table:table-cell office:value-type="float" office:value="219.3" calcext:value-type="float">
            <text:p>219.3</text:p>
          </table:table-cell>
          <table:table-cell office:value-type="float" office:value="1240" calcext:value-type="float">
            <text:p>1240</text:p>
          </table:table-cell>
          <table:table-cell office:value-type="float" office:value="2479" calcext:value-type="float">
            <text:p>2479</text:p>
          </table:table-cell>
          <table:table-cell office:value-type="float" office:value="0.500202" calcext:value-type="float">
            <text:p>0.500202</text:p>
          </table:table-cell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243" calcext:value-type="float">
            <text:p>1243</text:p>
          </table:table-cell>
          <table:table-cell office:value-type="float" office:value="2485" calcext:value-type="float">
            <text:p>2485</text:p>
          </table:table-cell>
          <table:table-cell office:value-type="float" office:value="0.500201" calcext:value-type="float">
            <text:p>0.500201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1245" calcext:value-type="float">
            <text:p>1245</text:p>
          </table:table-cell>
          <table:table-cell office:value-type="float" office:value="2489" calcext:value-type="float">
            <text:p>2489</text:p>
          </table:table-cell>
          <table:table-cell office:value-type="float" office:value="0.500201" calcext:value-type="float">
            <text:p>0.500201</text:p>
          </table:table-cell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249" calcext:value-type="float">
            <text:p>1249</text:p>
          </table:table-cell>
          <table:table-cell office:value-type="float" office:value="2497" calcext:value-type="float">
            <text:p>2497</text:p>
          </table:table-cell>
          <table:table-cell office:value-type="float" office:value="0.5002" calcext:value-type="float">
            <text:p>0.5002</text:p>
          </table:table-cell>
        </table:table-row>
        <table:table-row table:style-name="ro1">
          <table:table-cell office:value-type="float" office:value="219.7" calcext:value-type="float">
            <text:p>219.7</text:p>
          </table:table-cell>
          <table:table-cell office:value-type="float" office:value="1252" calcext:value-type="float">
            <text:p>1252</text:p>
          </table:table-cell>
          <table:table-cell office:value-type="float" office:value="2503" calcext:value-type="float">
            <text:p>2503</text:p>
          </table:table-cell>
          <table:table-cell office:value-type="float" office:value="0.5002" calcext:value-type="float">
            <text:p>0.5002</text:p>
          </table:table-cell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256" calcext:value-type="float">
            <text:p>1256</text:p>
          </table:table-cell>
          <table:table-cell office:value-type="float" office:value="2511" calcext:value-type="float">
            <text:p>2511</text:p>
          </table:table-cell>
          <table:table-cell office:value-type="float" office:value="0.500199" calcext:value-type="float">
            <text:p>0.500199</text:p>
          </table:table-cell>
        </table:table-row>
        <table:table-row table:style-name="ro1">
          <table:table-cell office:value-type="float" office:value="219.9" calcext:value-type="float">
            <text:p>219.9</text:p>
          </table:table-cell>
          <table:table-cell office:value-type="float" office:value="1257" calcext:value-type="float">
            <text:p>1257</text:p>
          </table:table-cell>
          <table:table-cell office:value-type="float" office:value="2513" calcext:value-type="float">
            <text:p>2513</text:p>
          </table:table-cell>
          <table:table-cell office:value-type="float" office:value="0.500199" calcext:value-type="float">
            <text:p>0.5001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58" calcext:value-type="float">
            <text:p>1258</text:p>
          </table:table-cell>
          <table:table-cell office:value-type="float" office:value="2515" calcext:value-type="float">
            <text:p>2515</text:p>
          </table:table-cell>
          <table:table-cell office:value-type="float" office:value="0.500199" calcext:value-type="float">
            <text:p>0.500199</text:p>
          </table:table-cell>
        </table:table-row>
        <table:table-row table:style-name="ro1">
          <table:table-cell office:value-type="float" office:value="220.1" calcext:value-type="float">
            <text:p>220.1</text:p>
          </table:table-cell>
          <table:table-cell office:value-type="float" office:value="1264" calcext:value-type="float">
            <text:p>1264</text:p>
          </table:table-cell>
          <table:table-cell office:value-type="float" office:value="2527" calcext:value-type="float">
            <text:p>2527</text:p>
          </table:table-cell>
          <table:table-cell office:value-type="float" office:value="0.500198" calcext:value-type="float">
            <text:p>0.500198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265" calcext:value-type="float">
            <text:p>1265</text:p>
          </table:table-cell>
          <table:table-cell office:value-type="float" office:value="2529" calcext:value-type="float">
            <text:p>2529</text:p>
          </table:table-cell>
          <table:table-cell office:value-type="float" office:value="0.500198" calcext:value-type="float">
            <text:p>0.500198</text:p>
          </table:table-cell>
        </table:table-row>
        <table:table-row table:style-name="ro1">
          <table:table-cell office:value-type="float" office:value="220.3" calcext:value-type="float">
            <text:p>220.3</text:p>
          </table:table-cell>
          <table:table-cell office:value-type="float" office:value="1275" calcext:value-type="float">
            <text:p>1275</text:p>
          </table:table-cell>
          <table:table-cell office:value-type="float" office:value="2549" calcext:value-type="float">
            <text:p>2549</text:p>
          </table:table-cell>
          <table:table-cell office:value-type="float" office:value="0.500196" calcext:value-type="float">
            <text:p>0.500196</text:p>
          </table:table-cell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277" calcext:value-type="float">
            <text:p>1277</text:p>
          </table:table-cell>
          <table:table-cell office:value-type="float" office:value="2553" calcext:value-type="float">
            <text:p>2553</text:p>
          </table:table-cell>
          <table:table-cell office:value-type="float" office:value="0.500196" calcext:value-type="float">
            <text:p>0.500196</text:p>
          </table:table-cell>
        </table:table-row>
        <table:table-row table:style-name="ro1">
          <table:table-cell office:value-type="float" office:value="220.5" calcext:value-type="float">
            <text:p>220.5</text:p>
          </table:table-cell>
          <table:table-cell office:value-type="float" office:value="1279" calcext:value-type="float">
            <text:p>1279</text:p>
          </table:table-cell>
          <table:table-cell office:value-type="float" office:value="2557" calcext:value-type="float">
            <text:p>2557</text:p>
          </table:table-cell>
          <table:table-cell office:value-type="float" office:value="0.500196" calcext:value-type="float">
            <text:p>0.500196</text:p>
          </table:table-cell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292" calcext:value-type="float">
            <text:p>1292</text:p>
          </table:table-cell>
          <table:table-cell office:value-type="float" office:value="2583" calcext:value-type="float">
            <text:p>2583</text:p>
          </table:table-cell>
          <table:table-cell office:value-type="float" office:value="0.500194" calcext:value-type="float">
            <text:p>0.500194</text:p>
          </table:table-cell>
        </table:table-row>
        <table:table-row table:style-name="ro1">
          <table:table-cell office:value-type="float" office:value="220.7" calcext:value-type="float">
            <text:p>220.7</text:p>
          </table:table-cell>
          <table:table-cell office:value-type="float" office:value="1297" calcext:value-type="float">
            <text:p>1297</text:p>
          </table:table-cell>
          <table:table-cell office:value-type="float" office:value="2591" calcext:value-type="float">
            <text:p>2591</text:p>
          </table:table-cell>
          <table:table-cell office:value-type="float" office:value="0.500579" calcext:value-type="float">
            <text:p>0.500579</text:p>
          </table:table-cell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307" calcext:value-type="float">
            <text:p>1307</text:p>
          </table:table-cell>
          <table:table-cell office:value-type="float" office:value="2611" calcext:value-type="float">
            <text:p>2611</text:p>
          </table:table-cell>
          <table:table-cell office:value-type="float" office:value="0.500574" calcext:value-type="float">
            <text:p>0.500574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1308" calcext:value-type="float">
            <text:p>1308</text:p>
          </table:table-cell>
          <table:table-cell office:value-type="float" office:value="2613" calcext:value-type="float">
            <text:p>2613</text:p>
          </table:table-cell>
          <table:table-cell office:value-type="float" office:value="0.500574" calcext:value-type="float">
            <text:p>0.5005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08" calcext:value-type="float">
            <text:p>1308</text:p>
          </table:table-cell>
          <table:table-cell office:value-type="float" office:value="2613" calcext:value-type="float">
            <text:p>2613</text:p>
          </table:table-cell>
          <table:table-cell office:value-type="float" office:value="0.500574" calcext:value-type="float">
            <text:p>0.500574</text:p>
          </table:table-cell>
        </table:table-row>
        <table:table-row table:style-name="ro1">
          <table:table-cell office:value-type="float" office:value="221.1" calcext:value-type="float">
            <text:p>221.1</text:p>
          </table:table-cell>
          <table:table-cell office:value-type="float" office:value="1253" calcext:value-type="float">
            <text:p>1253</text:p>
          </table:table-cell>
          <table:table-cell office:value-type="float" office:value="2503" calcext:value-type="float">
            <text:p>2503</text:p>
          </table:table-cell>
          <table:table-cell office:value-type="float" office:value="0.500599" calcext:value-type="float">
            <text:p>0.500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6:43:28.803707811</dc:date>
    <meta:editing-duration>PT2M46S</meta:editing-duration>
    <meta:editing-cycles>1</meta:editing-cycles>
    <meta:document-statistic meta:table-count="1" meta:cell-count="884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3.164cm" svg:y="3.954cm" style:legend-expansion="high" chart:style-name="ch2"/>
        <chart:plot-area chart:style-name="ch3" table:cell-range-address="out.B1:out.C2211" svg:x="0.32cm" svg:y="0.18cm" svg:width="12.524cm" svg:height="8.645cm">
          <chart:coordinate-region svg:x="1.312cm" svg:y="0.379cm" svg:width="11.423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1:out.B2211" chart:class="chart:line">
            <chart:data-point chart:repeated="2211"/>
          </chart:series>
          <chart:series chart:style-name="ch7" chart:values-cell-range-address="out.C1:out.C2211" chart:class="chart:line">
            <chart:data-point chart:repeated="22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.B1:out.B2211</svg:desc>
                </draw:g>
              </table:table-cell>
              <table:table-cell office:value-type="float" office:value="21">
                <text:p>21</text:p>
                <draw:g>
                  <svg:desc>out.C1:out.C2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">
                <text:p>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">
                <text:p>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">
                <text:p>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">
                <text:p>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">
                <text:p>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">
                <text:p>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">
                <text:p>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">
                <text:p>3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">
                <text:p>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">
                <text:p>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">
                <text:p>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">
                <text:p>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">
                <text:p>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8">
                <text:p>3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">
                <text:p>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">
                <text:p>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">
                <text:p>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">
                <text:p>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">
                <text:p>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">
                <text:p>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">
                <text:p>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">
                <text:p>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">
                <text:p>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">
                <text:p>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">
                <text:p>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">
                <text:p>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">
                <text:p>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">
                <text:p>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">
                <text:p>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">
                <text:p>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">
                <text:p>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">
                <text:p>3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">
                <text:p>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">
                <text:p>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">
                <text:p>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">
                <text:p>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">
                <text:p>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">
                <text:p>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">
                <text:p>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">
                <text:p>4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">
                <text:p>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">
                <text:p>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">
                <text:p>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">
                <text:p>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">
                <text:p>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">
                <text:p>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">
                <text:p>3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">
                <text:p>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">
                <text:p>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">
                <text:p>3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">
                <text:p>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">
                <text:p>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">
                <text:p>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">
                <text:p>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">
                <text:p>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">
                <text:p>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">
                <text:p>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">
                <text:p>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">
                <text:p>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">
                <text:p>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">
                <text:p>5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5">
                <text:p>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6">
                <text:p>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">
                <text:p>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">
                <text:p>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7">
                <text:p>5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">
                <text:p>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">
                <text:p>6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">
                <text:p>6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">
                <text:p>6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5">
                <text:p>6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">
                <text:p>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3">
                <text:p>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">
                <text:p>7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">
                <text:p>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">
                <text:p>8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">
                <text:p>8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">
                <text:p>8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1">
                <text:p>9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">
                <text:p>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">
                <text:p>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">
                <text:p>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2">
                <text:p>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">
                <text:p>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">
                <text:p>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">
                <text:p>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">
                <text:p>9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">
                <text:p>8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">
                <text:p>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">
                <text:p>7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">
                <text:p>8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">
                <text:p>8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2">
                <text:p>8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">
                <text:p>8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5">
                <text:p>9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5">
                <text:p>9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5">
                <text:p>9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">
                <text:p>9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4">
                <text:p>9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">
                <text:p>9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5">
                <text:p>9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6">
                <text:p>9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">
                <text:p>9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3">
                <text:p>10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3">
                <text:p>10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4">
                <text:p>1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4">
                <text:p>10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3">
                <text:p>7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4">
                <text:p>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">
                <text:p>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4">
                <text:p>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4">
                <text:p>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">
                <text:p>7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3">
                <text:p>7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">
                <text:p>7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7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">
                <text:p>7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">
                <text:p>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">
                <text:p>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">
                <text:p>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0">
                <text:p>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1">
                <text:p>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1">
                <text:p>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1">
                <text:p>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1">
                <text:p>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8">
                <text:p>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8">
                <text:p>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">
                <text:p>10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3">
                <text:p>11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8">
                <text:p>10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8">
                <text:p>10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8">
                <text:p>10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9">
                <text:p>10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4">
                <text:p>1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">
                <text:p>10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1">
                <text:p>1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1">
                <text:p>10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">
                <text:p>1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6">
                <text:p>10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7">
                <text:p>10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6">
                <text:p>1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6">
                <text:p>1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9">
                <text:p>11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5">
                <text:p>12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5">
                <text:p>12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1">
                <text:p>1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1">
                <text:p>13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2">
                <text:p>13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5">
                <text:p>13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6">
                <text:p>13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2">
                <text:p>14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2">
                <text:p>14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3">
                <text:p>1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3">
                <text:p>1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3">
                <text:p>1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3">
                <text:p>15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4">
                <text:p>15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4">
                <text:p>15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4">
                <text:p>15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">
                <text:p>1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">
                <text:p>1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">
                <text:p>1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">
                <text:p>1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6">
                <text:p>16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0">
                <text:p>17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6">
                <text:p>17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8">
                <text:p>18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8">
                <text:p>18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9">
                <text:p>18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9">
                <text:p>18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9">
                <text:p>18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5">
                <text:p>19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5">
                <text:p>19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6">
                <text:p>19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7">
                <text:p>19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8">
                <text:p>19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8">
                <text:p>19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8">
                <text:p>19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8">
                <text:p>19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8">
                <text:p>1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0">
                <text:p>2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">
                <text:p>2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1">
                <text:p>2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1">
                <text:p>2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0">
                <text:p>20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0">
                <text:p>2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0">
                <text:p>2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2">
                <text:p>20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2">
                <text:p>20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9">
                <text:p>19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0">
                <text:p>2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">
                <text:p>2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0">
                <text:p>2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0">
                <text:p>2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9">
                <text:p>19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1">
                <text:p>20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1">
                <text:p>20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1">
                <text:p>20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1">
                <text:p>20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1">
                <text:p>20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7">
                <text:p>20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7">
                <text:p>20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9">
                <text:p>20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9">
                <text:p>20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6">
                <text:p>20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4">
                <text:p>21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4">
                <text:p>21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6">
                <text:p>21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6">
                <text:p>21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2">
                <text:p>21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7">
                <text:p>21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7">
                <text:p>21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8">
                <text:p>21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8">
                <text:p>21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4">
                <text:p>2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8">
                <text:p>21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0">
                <text:p>22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0">
                <text:p>22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4">
                <text:p>21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7">
                <text:p>21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8">
                <text:p>21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0">
                <text:p>2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0">
                <text:p>2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4">
                <text:p>21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5">
                <text:p>21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">
                <text:p>21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5">
                <text:p>21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5">
                <text:p>21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4">
                <text:p>21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5">
                <text:p>21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5">
                <text:p>21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6">
                <text:p>21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6">
                <text:p>21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4">
                <text:p>21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4">
                <text:p>21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5">
                <text:p>2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20">
                <text:p>2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22">
                <text:p>22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9">
                <text:p>21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1">
                <text:p>22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21">
                <text:p>22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23">
                <text:p>22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23">
                <text:p>22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3">
                <text:p>22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25">
                <text:p>2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5">
                <text:p>22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7">
                <text:p>22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9">
                <text:p>22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3">
                <text:p>21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4">
                <text:p>2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4">
                <text:p>2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6">
                <text:p>2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6">
                <text:p>2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0">
                <text:p>20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">
                <text:p>20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">
                <text:p>20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5">
                <text:p>20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6">
                <text:p>20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">
                <text:p>20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8">
                <text:p>20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8">
                <text:p>20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2">
                <text:p>21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">
                <text:p>21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6">
                <text:p>2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0">
                <text:p>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0">
                <text:p>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0">
                <text:p>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0">
                <text:p>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5">
                <text:p>21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9">
                <text:p>2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9">
                <text:p>2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2">
                <text:p>22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2">
                <text:p>22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1">
                <text:p>2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3">
                <text:p>2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3">
                <text:p>2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3">
                <text:p>2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3">
                <text:p>22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3">
                <text:p>22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9">
                <text:p>22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9">
                <text:p>22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32">
                <text:p>23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32">
                <text:p>23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8">
                <text:p>22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32">
                <text:p>23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2">
                <text:p>23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35">
                <text:p>23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35">
                <text:p>23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0">
                <text:p>23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0">
                <text:p>23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0">
                <text:p>23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1">
                <text:p>23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6">
                <text:p>22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1">
                <text:p>2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1">
                <text:p>2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34">
                <text:p>23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34">
                <text:p>23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4">
                <text:p>22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30">
                <text:p>23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1">
                <text:p>23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6">
                <text:p>23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7">
                <text:p>23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6">
                <text:p>15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7">
                <text:p>15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7">
                <text:p>15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">
                <text:p>15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8">
                <text:p>15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1">
                <text:p>15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2">
                <text:p>15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2">
                <text:p>15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5">
                <text:p>1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6">
                <text:p>15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6">
                <text:p>15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0">
                <text:p>1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1">
                <text:p>1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1">
                <text:p>1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1">
                <text:p>1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1">
                <text:p>1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3">
                <text:p>9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">
                <text:p>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5">
                <text:p>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5">
                <text:p>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5">
                <text:p>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5">
                <text:p>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3">
                <text:p>10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3">
                <text:p>10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7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">
                <text:p>9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9">
                <text:p>9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2">
                <text:p>10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2">
                <text:p>10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6">
                <text:p>9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8">
                <text:p>9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8">
                <text:p>9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">
                <text:p>9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0">
                <text:p>1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9">
                <text:p>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1">
                <text:p>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4">
                <text:p>8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8">
                <text:p>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8">
                <text:p>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">
                <text:p>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">
                <text:p>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5">
                <text:p>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7">
                <text:p>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7">
                <text:p>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7">
                <text:p>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7">
                <text:p>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7">
                <text:p>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2">
                <text:p>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3">
                <text:p>7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8">
                <text:p>7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0">
                <text:p>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">
                <text:p>7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8">
                <text:p>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8">
                <text:p>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1">
                <text:p>8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">
                <text:p>8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1">
                <text:p>8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2">
                <text:p>8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">
                <text:p>8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">
                <text:p>8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5">
                <text:p>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">
                <text:p>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4">
                <text:p>5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5">
                <text:p>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">
                <text:p>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">
                <text:p>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">
                <text:p>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3">
                <text:p>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">
                <text:p>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">
                <text:p>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9">
                <text:p>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3">
                <text:p>5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3">
                <text:p>5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4">
                <text:p>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6">
                <text:p>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6">
                <text:p>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">
                <text:p>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">
                <text:p>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">
                <text:p>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">
                <text:p>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">
                <text:p>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7">
                <text:p>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2">
                <text:p>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4">
                <text:p>7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4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4">
                <text:p>7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4">
                <text:p>7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7">
                <text:p>7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7">
                <text:p>7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8">
                <text:p>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5">
                <text:p>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5">
                <text:p>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4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5">
                <text:p>7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6">
                <text:p>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2">
                <text:p>7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3">
                <text:p>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4">
                <text:p>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7">
                <text:p>7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7">
                <text:p>7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9">
                <text:p>7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">
                <text:p>8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">
                <text:p>8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9">
                <text:p>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9">
                <text:p>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1">
                <text:p>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">
                <text:p>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">
                <text:p>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">
                <text:p>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">
                <text:p>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0">
                <text:p>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2">
                <text:p>9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3">
                <text:p>9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6">
                <text:p>9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">
                <text:p>9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2">
                <text:p>7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">
                <text:p>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3">
                <text:p>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0">
                <text:p>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0">
                <text:p>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4">
                <text:p>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6">
                <text:p>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6">
                <text:p>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2">
                <text:p>8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3">
                <text:p>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">
                <text:p>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4">
                <text:p>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">
                <text:p>8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9">
                <text:p>8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1">
                <text:p>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">
                <text:p>8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">
                <text:p>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">
                <text:p>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0">
                <text:p>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0">
                <text:p>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0">
                <text:p>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4">
                <text:p>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5">
                <text:p>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6">
                <text:p>9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">
                <text:p>9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">
                <text:p>9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">
                <text:p>1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">
                <text:p>1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3">
                <text:p>10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0">
                <text:p>1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1">
                <text:p>1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2">
                <text:p>11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3">
                <text:p>1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21">
                <text:p>12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22">
                <text:p>12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4">
                <text:p>1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4">
                <text:p>12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26">
                <text:p>12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2">
                <text:p>1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2">
                <text:p>1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2">
                <text:p>1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3">
                <text:p>13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3">
                <text:p>13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4">
                <text:p>1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5">
                <text:p>13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">
                <text:p>13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9">
                <text:p>1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9">
                <text:p>13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2">
                <text:p>14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2">
                <text:p>14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8">
                <text:p>14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8">
                <text:p>14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8">
                <text:p>12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0">
                <text:p>13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3">
                <text:p>1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4">
                <text:p>13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5">
                <text:p>13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0">
                <text:p>12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1">
                <text:p>1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22">
                <text:p>1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4">
                <text:p>1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4">
                <text:p>1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6">
                <text:p>12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8">
                <text:p>13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8">
                <text:p>13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1">
                <text:p>14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2">
                <text:p>14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3">
                <text:p>13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7">
                <text:p>13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8">
                <text:p>13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1">
                <text:p>14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1">
                <text:p>14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6">
                <text:p>14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5">
                <text:p>15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">
                <text:p>15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6">
                <text:p>16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6">
                <text:p>16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2">
                <text:p>11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3">
                <text:p>1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3">
                <text:p>1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3">
                <text:p>1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4">
                <text:p>11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">
                <text:p>10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7">
                <text:p>10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4">
                <text:p>11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5">
                <text:p>1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8">
                <text:p>11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8">
                <text:p>11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1">
                <text:p>12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7">
                <text:p>1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7">
                <text:p>1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8">
                <text:p>1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9">
                <text:p>13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6">
                <text:p>14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7">
                <text:p>1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8">
                <text:p>14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1">
                <text:p>15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3">
                <text:p>15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">
                <text:p>1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0">
                <text:p>1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0">
                <text:p>1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0">
                <text:p>1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0">
                <text:p>1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0">
                <text:p>16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6">
                <text:p>1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6">
                <text:p>1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6">
                <text:p>1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6">
                <text:p>1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6">
                <text:p>16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8">
                <text:p>17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8">
                <text:p>17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8">
                <text:p>17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9">
                <text:p>17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9">
                <text:p>17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5">
                <text:p>1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5">
                <text:p>1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5">
                <text:p>1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7">
                <text:p>18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87">
                <text:p>18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87">
                <text:p>18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7">
                <text:p>18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88">
                <text:p>1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88">
                <text:p>1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86">
                <text:p>18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86">
                <text:p>18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87">
                <text:p>18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89">
                <text:p>18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89">
                <text:p>18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9">
                <text:p>17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9">
                <text:p>17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80">
                <text:p>1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81">
                <text:p>1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81">
                <text:p>1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1">
                <text:p>1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7">
                <text:p>18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89">
                <text:p>18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9">
                <text:p>18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9">
                <text:p>18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89">
                <text:p>18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9">
                <text:p>18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90">
                <text:p>1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90">
                <text:p>1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90">
                <text:p>1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90">
                <text:p>1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93">
                <text:p>1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93">
                <text:p>1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3">
                <text:p>1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93">
                <text:p>1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93">
                <text:p>1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3">
                <text:p>20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4">
                <text:p>20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4">
                <text:p>20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4">
                <text:p>20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1">
                <text:p>2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0">
                <text:p>2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2">
                <text:p>22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2">
                <text:p>22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3">
                <text:p>22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30">
                <text:p>23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34">
                <text:p>23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35">
                <text:p>23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0">
                <text:p>24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41">
                <text:p>24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8">
                <text:p>2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48">
                <text:p>2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48">
                <text:p>2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48">
                <text:p>24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0">
                <text:p>25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2">
                <text:p>25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2">
                <text:p>26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64">
                <text:p>2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6">
                <text:p>26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9">
                <text:p>26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9">
                <text:p>26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81">
                <text:p>28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82">
                <text:p>282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84">
                <text:p>28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91">
                <text:p>29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2">
                <text:p>29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98">
                <text:p>29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99">
                <text:p>29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99">
                <text:p>29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02">
                <text:p>30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3">
                <text:p>30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4">
                <text:p>30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04">
                <text:p>30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04">
                <text:p>30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05">
                <text:p>30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05">
                <text:p>30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03">
                <text:p>30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02">
                <text:p>30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03">
                <text:p>30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04">
                <text:p>3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04">
                <text:p>3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04">
                <text:p>3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04">
                <text:p>3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04">
                <text:p>30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05">
                <text:p>30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05">
                <text:p>30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06">
                <text:p>30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09">
                <text:p>3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09">
                <text:p>3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10">
                <text:p>31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11">
                <text:p>31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12">
                <text:p>3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19">
                <text:p>31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19">
                <text:p>31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20">
                <text:p>32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21">
                <text:p>32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21">
                <text:p>32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25">
                <text:p>32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5">
                <text:p>32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26">
                <text:p>32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27">
                <text:p>32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27">
                <text:p>32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30">
                <text:p>33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30">
                <text:p>33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32">
                <text:p>33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33">
                <text:p>33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34">
                <text:p>33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38">
                <text:p>33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38">
                <text:p>33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38">
                <text:p>33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42">
                <text:p>34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4">
                <text:p>34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3">
                <text:p>35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9">
                <text:p>35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0">
                <text:p>36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9">
                <text:p>36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44">
                <text:p>34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46">
                <text:p>34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0">
                <text:p>35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2">
                <text:p>35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61">
                <text:p>36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39">
                <text:p>33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36">
                <text:p>33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40">
                <text:p>3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43">
                <text:p>34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1">
                <text:p>35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2">
                <text:p>35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6">
                <text:p>35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6">
                <text:p>35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7">
                <text:p>35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62">
                <text:p>36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65">
                <text:p>3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4">
                <text:p>37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4">
                <text:p>37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5">
                <text:p>375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6">
                <text:p>37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8">
                <text:p>3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83">
                <text:p>3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85">
                <text:p>38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87">
                <text:p>38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89">
                <text:p>38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89">
                <text:p>38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93">
                <text:p>3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93">
                <text:p>3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93">
                <text:p>3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5">
                <text:p>39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96">
                <text:p>396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03">
                <text:p>40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05">
                <text:p>40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07">
                <text:p>40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07">
                <text:p>40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01">
                <text:p>40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03">
                <text:p>40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04">
                <text:p>40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05">
                <text:p>40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05">
                <text:p>40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91">
                <text:p>39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94">
                <text:p>39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95">
                <text:p>39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03">
                <text:p>40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04">
                <text:p>40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05">
                <text:p>40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06">
                <text:p>40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07">
                <text:p>40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10">
                <text:p>41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11">
                <text:p>4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11">
                <text:p>4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11">
                <text:p>4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11">
                <text:p>41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21">
                <text:p>421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23">
                <text:p>4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23">
                <text:p>4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23">
                <text:p>42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25">
                <text:p>42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38">
                <text:p>43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38">
                <text:p>43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38">
                <text:p>43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38">
                <text:p>43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38">
                <text:p>43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50">
                <text:p>45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50">
                <text:p>45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50">
                <text:p>45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50">
                <text:p>45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51">
                <text:p>4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63">
                <text:p>46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64">
                <text:p>46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64">
                <text:p>46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67">
                <text:p>46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67">
                <text:p>467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76">
                <text:p>47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76">
                <text:p>47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77">
                <text:p>47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80">
                <text:p>48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81">
                <text:p>481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90">
                <text:p>49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91">
                <text:p>49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93">
                <text:p>49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93">
                <text:p>49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77">
                <text:p>47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77">
                <text:p>47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80">
                <text:p>480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83">
                <text:p>483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4">
                <text:p>48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63">
                <text:p>46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3">
                <text:p>46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65">
                <text:p>46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67">
                <text:p>467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68">
                <text:p>46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68">
                <text:p>46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78">
                <text:p>47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83">
                <text:p>48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83">
                <text:p>48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84">
                <text:p>48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84">
                <text:p>4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93">
                <text:p>49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94">
                <text:p>49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95">
                <text:p>49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97">
                <text:p>49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00">
                <text:p>50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14">
                <text:p>51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17">
                <text:p>51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18">
                <text:p>51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19">
                <text:p>51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21">
                <text:p>52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35">
                <text:p>53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39">
                <text:p>53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40">
                <text:p>54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41">
                <text:p>54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46">
                <text:p>546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55">
                <text:p>55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56">
                <text:p>55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59">
                <text:p>55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61">
                <text:p>56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65">
                <text:p>56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74">
                <text:p>57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74">
                <text:p>57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74">
                <text:p>57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74">
                <text:p>57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74">
                <text:p>57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87">
                <text:p>58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88">
                <text:p>58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90">
                <text:p>59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90">
                <text:p>59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93">
                <text:p>59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06">
                <text:p>60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09">
                <text:p>60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09">
                <text:p>60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09">
                <text:p>60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09">
                <text:p>60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2">
                <text:p>62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30">
                <text:p>63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31">
                <text:p>63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31">
                <text:p>631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32">
                <text:p>632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39">
                <text:p>63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43">
                <text:p>64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44">
                <text:p>644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45">
                <text:p>645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45">
                <text:p>64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48">
                <text:p>64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48">
                <text:p>64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50">
                <text:p>65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51">
                <text:p>65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33">
                <text:p>63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35">
                <text:p>63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35">
                <text:p>63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37">
                <text:p>637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38">
                <text:p>63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24">
                <text:p>62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25">
                <text:p>625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27">
                <text:p>627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30">
                <text:p>63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36">
                <text:p>636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34">
                <text:p>63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39">
                <text:p>63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41">
                <text:p>641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43">
                <text:p>64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43">
                <text:p>643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96">
                <text:p>59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7">
                <text:p>59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97">
                <text:p>59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97">
                <text:p>59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02">
                <text:p>60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86">
                <text:p>58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87">
                <text:p>5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88">
                <text:p>58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89">
                <text:p>58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98">
                <text:p>59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9">
                <text:p>59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06">
                <text:p>606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06">
                <text:p>606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08">
                <text:p>60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12">
                <text:p>61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93">
                <text:p>59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00">
                <text:p>60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02">
                <text:p>60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04">
                <text:p>60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13">
                <text:p>61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82">
                <text:p>58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86">
                <text:p>58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88">
                <text:p>58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89">
                <text:p>58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91">
                <text:p>59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75">
                <text:p>57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79">
                <text:p>579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80">
                <text:p>58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81">
                <text:p>58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89">
                <text:p>58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63">
                <text:p>56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64">
                <text:p>56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6">
                <text:p>56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67">
                <text:p>56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80">
                <text:p>58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50">
                <text:p>55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51">
                <text:p>55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52">
                <text:p>55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52">
                <text:p>55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54">
                <text:p>55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46">
                <text:p>546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46">
                <text:p>54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47">
                <text:p>54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48">
                <text:p>54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52">
                <text:p>55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52">
                <text:p>55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53">
                <text:p>55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54">
                <text:p>55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56">
                <text:p>556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58">
                <text:p>558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48">
                <text:p>54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51">
                <text:p>55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52">
                <text:p>55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5">
                <text:p>55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59">
                <text:p>55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60">
                <text:p>56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62">
                <text:p>56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62">
                <text:p>562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63">
                <text:p>56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65">
                <text:p>56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29">
                <text:p>52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31">
                <text:p>531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31">
                <text:p>531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32">
                <text:p>53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34">
                <text:p>53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10">
                <text:p>51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13">
                <text:p>51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14">
                <text:p>51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15">
                <text:p>51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15">
                <text:p>51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14">
                <text:p>5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18">
                <text:p>51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19">
                <text:p>51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20">
                <text:p>52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20">
                <text:p>520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22">
                <text:p>52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24">
                <text:p>52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25">
                <text:p>52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27">
                <text:p>52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27">
                <text:p>52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25">
                <text:p>52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27">
                <text:p>52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27">
                <text:p>52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28">
                <text:p>52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28">
                <text:p>52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27">
                <text:p>527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29">
                <text:p>52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30">
                <text:p>53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32">
                <text:p>53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32">
                <text:p>53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30">
                <text:p>53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31">
                <text:p>53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31">
                <text:p>53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31">
                <text:p>53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31">
                <text:p>53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31">
                <text:p>53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35">
                <text:p>53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36">
                <text:p>53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37">
                <text:p>53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38">
                <text:p>53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36">
                <text:p>53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38">
                <text:p>53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39">
                <text:p>53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39">
                <text:p>53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40">
                <text:p>54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37">
                <text:p>53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42">
                <text:p>54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44">
                <text:p>5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45">
                <text:p>54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546">
                <text:p>54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35">
                <text:p>53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39">
                <text:p>53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44">
                <text:p>5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45">
                <text:p>54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46">
                <text:p>54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0">
                <text:p>4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2">
                <text:p>4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2">
                <text:p>4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3">
                <text:p>46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3">
                <text:p>46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47">
                <text:p>44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50">
                <text:p>45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52">
                <text:p>45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52">
                <text:p>45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52">
                <text:p>45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3">
                <text:p>45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57">
                <text:p>45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59">
                <text:p>45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0">
                <text:p>46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0">
                <text:p>46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46">
                <text:p>34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47">
                <text:p>3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47">
                <text:p>3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47">
                <text:p>3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47">
                <text:p>3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31">
                <text:p>3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3">
                <text:p>33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34">
                <text:p>33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35">
                <text:p>33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35">
                <text:p>33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31">
                <text:p>33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31">
                <text:p>33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2">
                <text:p>33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32">
                <text:p>33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32">
                <text:p>33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28">
                <text:p>3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27">
                <text:p>32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29">
                <text:p>32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30">
                <text:p>3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30">
                <text:p>3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28">
                <text:p>32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30">
                <text:p>33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31">
                <text:p>33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31">
                <text:p>33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31">
                <text:p>33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13">
                <text:p>31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15">
                <text:p>31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16">
                <text:p>31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16">
                <text:p>31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16">
                <text:p>31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97">
                <text:p>29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98">
                <text:p>29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00">
                <text:p>3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00">
                <text:p>3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01">
                <text:p>30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79">
                <text:p>27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1">
                <text:p>28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1">
                <text:p>28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3">
                <text:p>28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3">
                <text:p>28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59">
                <text:p>25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62">
                <text:p>26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64">
                <text:p>26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66">
                <text:p>26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66">
                <text:p>26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70">
                <text:p>27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72">
                <text:p>27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72">
                <text:p>27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72">
                <text:p>27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71">
                <text:p>27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73">
                <text:p>27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74">
                <text:p>27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75">
                <text:p>27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75">
                <text:p>27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75">
                <text:p>27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77">
                <text:p>27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77">
                <text:p>27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78">
                <text:p>27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78">
                <text:p>27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37">
                <text:p>23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9">
                <text:p>23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9">
                <text:p>23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41">
                <text:p>24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42">
                <text:p>24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97">
                <text:p>1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98">
                <text:p>19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99">
                <text:p>19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01">
                <text:p>20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01">
                <text:p>20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03">
                <text:p>20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04">
                <text:p>2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04">
                <text:p>2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04">
                <text:p>2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4">
                <text:p>20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5">
                <text:p>2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05">
                <text:p>2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06">
                <text:p>20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07">
                <text:p>2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7">
                <text:p>2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08">
                <text:p>20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09">
                <text:p>20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09">
                <text:p>20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11">
                <text:p>2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14">
                <text:p>21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15">
                <text:p>21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17">
                <text:p>2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17">
                <text:p>2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17">
                <text:p>21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23">
                <text:p>2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3">
                <text:p>2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26">
                <text:p>2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26">
                <text:p>22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27">
                <text:p>2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31">
                <text:p>23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31">
                <text:p>2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32">
                <text:p>2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32">
                <text:p>2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32">
                <text:p>2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32">
                <text:p>2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33">
                <text:p>23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34">
                <text:p>23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34">
                <text:p>23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34">
                <text:p>23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5">
                <text:p>23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29">
                <text:p>22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0">
                <text:p>23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32">
                <text:p>23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33">
                <text:p>2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33">
                <text:p>23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26">
                <text:p>22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27">
                <text:p>2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29">
                <text:p>2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29">
                <text:p>2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30">
                <text:p>23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3">
                <text:p>23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38">
                <text:p>2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38">
                <text:p>2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38">
                <text:p>2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34">
                <text:p>23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36">
                <text:p>2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37">
                <text:p>23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37">
                <text:p>23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38">
                <text:p>23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39">
                <text:p>2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41">
                <text:p>2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41">
                <text:p>2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1">
                <text:p>2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43">
                <text:p>2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3">
                <text:p>22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4">
                <text:p>22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6">
                <text:p>2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26">
                <text:p>22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7">
                <text:p>22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9">
                <text:p>21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20">
                <text:p>22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21">
                <text:p>2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21">
                <text:p>2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23">
                <text:p>22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24">
                <text:p>22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7">
                <text:p>2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7">
                <text:p>2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7">
                <text:p>2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7">
                <text:p>2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7">
                <text:p>2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28">
                <text:p>22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29">
                <text:p>22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29">
                <text:p>22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0">
                <text:p>2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31">
                <text:p>23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33">
                <text:p>23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34">
                <text:p>23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36">
                <text:p>23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36">
                <text:p>23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30">
                <text:p>23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33">
                <text:p>23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35">
                <text:p>23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37">
                <text:p>23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39">
                <text:p>23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29">
                <text:p>22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31">
                <text:p>23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33">
                <text:p>23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34">
                <text:p>2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37">
                <text:p>23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37">
                <text:p>23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41">
                <text:p>2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41">
                <text:p>24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42">
                <text:p>24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43">
                <text:p>24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46">
                <text:p>24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47">
                <text:p>24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50">
                <text:p>2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50">
                <text:p>2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51">
                <text:p>2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51">
                <text:p>25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54">
                <text:p>25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56">
                <text:p>25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57">
                <text:p>25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58">
                <text:p>25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59">
                <text:p>25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62">
                <text:p>26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62">
                <text:p>26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62">
                <text:p>26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62">
                <text:p>26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66">
                <text:p>26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74">
                <text:p>27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77">
                <text:p>27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77">
                <text:p>27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77">
                <text:p>27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77">
                <text:p>27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84">
                <text:p>2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85">
                <text:p>28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88">
                <text:p>28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90">
                <text:p>29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92">
                <text:p>29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92">
                <text:p>2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93">
                <text:p>2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93">
                <text:p>29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6">
                <text:p>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97">
                <text:p>29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01">
                <text:p>30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02">
                <text:p>3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03">
                <text:p>30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03">
                <text:p>30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88">
                <text:p>28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90">
                <text:p>29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92">
                <text:p>2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92">
                <text:p>2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92">
                <text:p>2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79">
                <text:p>27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81">
                <text:p>28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82">
                <text:p>2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82">
                <text:p>2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82">
                <text:p>2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82">
                <text:p>28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96">
                <text:p>29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97">
                <text:p>29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98">
                <text:p>29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98">
                <text:p>29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90">
                <text:p>29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95">
                <text:p>29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96">
                <text:p>29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98">
                <text:p>29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98">
                <text:p>29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98">
                <text:p>29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04">
                <text:p>30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05">
                <text:p>30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05">
                <text:p>30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05">
                <text:p>30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69">
                <text:p>26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71">
                <text:p>27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72">
                <text:p>27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73">
                <text:p>27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73">
                <text:p>27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59">
                <text:p>25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62">
                <text:p>26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63">
                <text:p>26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65">
                <text:p>2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5">
                <text:p>2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65">
                <text:p>2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71">
                <text:p>27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72">
                <text:p>27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73">
                <text:p>27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74">
                <text:p>27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75">
                <text:p>27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78">
                <text:p>2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78">
                <text:p>2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78">
                <text:p>2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78">
                <text:p>2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78">
                <text:p>27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79">
                <text:p>27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80">
                <text:p>28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80">
                <text:p>28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80">
                <text:p>28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81">
                <text:p>28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82">
                <text:p>28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82">
                <text:p>28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82">
                <text:p>28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82">
                <text:p>28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82">
                <text:p>28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88">
                <text:p>2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88">
                <text:p>2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88">
                <text:p>2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88">
                <text:p>2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01">
                <text:p>30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02">
                <text:p>30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02">
                <text:p>30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3">
                <text:p>30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03">
                <text:p>30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09">
                <text:p>30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09">
                <text:p>30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09">
                <text:p>30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12">
                <text:p>3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12">
                <text:p>3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13">
                <text:p>31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15">
                <text:p>31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15">
                <text:p>31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10">
                <text:p>31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10">
                <text:p>31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12">
                <text:p>31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14">
                <text:p>31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15">
                <text:p>31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03">
                <text:p>30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03">
                <text:p>30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04">
                <text:p>30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05">
                <text:p>30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06">
                <text:p>30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06">
                <text:p>30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13">
                <text:p>31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16">
                <text:p>31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16">
                <text:p>31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17">
                <text:p>3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17">
                <text:p>3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17">
                <text:p>31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18">
                <text:p>31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19">
                <text:p>31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20">
                <text:p>32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22">
                <text:p>32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26">
                <text:p>32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28">
                <text:p>3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28">
                <text:p>3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29">
                <text:p>32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31">
                <text:p>33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42">
                <text:p>34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46">
                <text:p>34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47">
                <text:p>34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48">
                <text:p>34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51">
                <text:p>3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60">
                <text:p>36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61">
                <text:p>36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64">
                <text:p>36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65">
                <text:p>36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69">
                <text:p>36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72">
                <text:p>3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74">
                <text:p>37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74">
                <text:p>37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6">
                <text:p>37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82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82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82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2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82">
                <text:p>38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94">
                <text:p>39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95">
                <text:p>39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96">
                <text:p>39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96">
                <text:p>39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97">
                <text:p>397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04">
                <text:p>40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05">
                <text:p>40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6">
                <text:p>40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07">
                <text:p>40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07">
                <text:p>40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09">
                <text:p>40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09">
                <text:p>40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10">
                <text:p>41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11">
                <text:p>4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09">
                <text:p>40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09">
                <text:p>40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09">
                <text:p>40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12">
                <text:p>41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12">
                <text:p>41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07">
                <text:p>40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06">
                <text:p>40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07">
                <text:p>40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09">
                <text:p>40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09">
                <text:p>40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11">
                <text:p>41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11">
                <text:p>41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12">
                <text:p>41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13">
                <text:p>4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13">
                <text:p>4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14">
                <text:p>4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14">
                <text:p>4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14">
                <text:p>41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15">
                <text:p>4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15">
                <text:p>41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16">
                <text:p>416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20">
                <text:p>42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0">
                <text:p>42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22">
                <text:p>42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23">
                <text:p>42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24">
                <text:p>42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31">
                <text:p>43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31">
                <text:p>43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32">
                <text:p>43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33">
                <text:p>43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33">
                <text:p>43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38">
                <text:p>43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38">
                <text:p>43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40">
                <text:p>44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41">
                <text:p>44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41">
                <text:p>44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44">
                <text:p>44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44">
                <text:p>44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45">
                <text:p>4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45">
                <text:p>4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45">
                <text:p>4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48">
                <text:p>44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48">
                <text:p>44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48">
                <text:p>44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49">
                <text:p>44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49">
                <text:p>44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57">
                <text:p>45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59">
                <text:p>45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59">
                <text:p>45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0">
                <text:p>46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48">
                <text:p>44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48">
                <text:p>44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48">
                <text:p>44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50">
                <text:p>45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51">
                <text:p>45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43">
                <text:p>44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40">
                <text:p>44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41">
                <text:p>44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43">
                <text:p>44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43">
                <text:p>44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44">
                <text:p>44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48">
                <text:p>44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48">
                <text:p>44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49">
                <text:p>44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49">
                <text:p>44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51">
                <text:p>45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8">
                <text:p>458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58">
                <text:p>458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59">
                <text:p>45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60">
                <text:p>46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1">
                <text:p>46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65">
                <text:p>46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65">
                <text:p>46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66">
                <text:p>46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67">
                <text:p>46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68">
                <text:p>46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9">
                <text:p>46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71">
                <text:p>47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71">
                <text:p>47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71">
                <text:p>47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77">
                <text:p>47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79">
                <text:p>47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79">
                <text:p>47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79">
                <text:p>47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80">
                <text:p>48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93">
                <text:p>49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95">
                <text:p>49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97">
                <text:p>49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97">
                <text:p>49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98">
                <text:p>49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04">
                <text:p>5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504">
                <text:p>5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504">
                <text:p>5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04">
                <text:p>5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04">
                <text:p>5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05">
                <text:p>50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505">
                <text:p>50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07">
                <text:p>50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507">
                <text:p>50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10">
                <text:p>5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514">
                <text:p>51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514">
                <text:p>51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15">
                <text:p>51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6">
                <text:p>51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17">
                <text:p>51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27">
                <text:p>52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27">
                <text:p>52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29">
                <text:p>52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30">
                <text:p>53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31">
                <text:p>531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42">
                <text:p>54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543">
                <text:p>543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544">
                <text:p>54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545">
                <text:p>54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545">
                <text:p>54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51">
                <text:p>55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52">
                <text:p>55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553">
                <text:p>55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54">
                <text:p>55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555">
                <text:p>55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57">
                <text:p>55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59">
                <text:p>55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60">
                <text:p>56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62">
                <text:p>56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62">
                <text:p>56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69">
                <text:p>56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70">
                <text:p>57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70">
                <text:p>57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71">
                <text:p>57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71">
                <text:p>57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86">
                <text:p>5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88">
                <text:p>58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90">
                <text:p>59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92">
                <text:p>59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93">
                <text:p>59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00">
                <text:p>60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05">
                <text:p>60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7">
                <text:p>60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08">
                <text:p>60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08">
                <text:p>60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09">
                <text:p>609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16">
                <text:p>61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16">
                <text:p>61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17">
                <text:p>61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19">
                <text:p>61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20">
                <text:p>6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25">
                <text:p>62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25">
                <text:p>62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25">
                <text:p>62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08">
                <text:p>60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08">
                <text:p>60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16">
                <text:p>61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16">
                <text:p>61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18">
                <text:p>61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18">
                <text:p>618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19">
                <text:p>61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23">
                <text:p>62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23">
                <text:p>62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24">
                <text:p>62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25">
                <text:p>62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31">
                <text:p>63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33">
                <text:p>63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33">
                <text:p>633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34">
                <text:p>634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37">
                <text:p>63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3">
                <text:p>64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4">
                <text:p>64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4">
                <text:p>64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4">
                <text:p>64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5">
                <text:p>6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8">
                <text:p>64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54">
                <text:p>65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55">
                <text:p>65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55">
                <text:p>65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57">
                <text:p>65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58">
                <text:p>658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73">
                <text:p>673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73">
                <text:p>673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73">
                <text:p>673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73">
                <text:p>67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74">
                <text:p>67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82">
                <text:p>682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85">
                <text:p>68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85">
                <text:p>68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86">
                <text:p>68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88">
                <text:p>68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9">
                <text:p>68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92">
                <text:p>69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92">
                <text:p>69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92">
                <text:p>69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92">
                <text:p>69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95">
                <text:p>69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95">
                <text:p>695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96">
                <text:p>69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96">
                <text:p>69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99">
                <text:p>699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08">
                <text:p>708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10">
                <text:p>71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11">
                <text:p>71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12">
                <text:p>71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13">
                <text:p>71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23">
                <text:p>72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23">
                <text:p>72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26">
                <text:p>72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27">
                <text:p>727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30">
                <text:p>73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35">
                <text:p>735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36">
                <text:p>736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37">
                <text:p>737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38">
                <text:p>73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39">
                <text:p>73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39">
                <text:p>73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40">
                <text:p>74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40">
                <text:p>74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41">
                <text:p>74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42">
                <text:p>74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51">
                <text:p>75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52">
                <text:p>752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53">
                <text:p>75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53">
                <text:p>753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55">
                <text:p>75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70">
                <text:p>77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71">
                <text:p>77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1">
                <text:p>77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72">
                <text:p>77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75">
                <text:p>77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83">
                <text:p>783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85">
                <text:p>785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85">
                <text:p>785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50">
                <text:p>75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48">
                <text:p>74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62">
                <text:p>76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62">
                <text:p>76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63">
                <text:p>76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66">
                <text:p>766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67">
                <text:p>7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74">
                <text:p>77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77">
                <text:p>777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77">
                <text:p>777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78">
                <text:p>77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79">
                <text:p>77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80">
                <text:p>780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81">
                <text:p>78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82">
                <text:p>782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83">
                <text:p>78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86">
                <text:p>78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88">
                <text:p>78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90">
                <text:p>79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2">
                <text:p>79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93">
                <text:p>79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96">
                <text:p>79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00">
                <text:p>80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803">
                <text:p>803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05">
                <text:p>80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805">
                <text:p>80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806">
                <text:p>80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813">
                <text:p>813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13">
                <text:p>813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815">
                <text:p>815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821">
                <text:p>821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824">
                <text:p>824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27">
                <text:p>827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29">
                <text:p>82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30">
                <text:p>830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838">
                <text:p>838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40">
                <text:p>840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44">
                <text:p>84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844">
                <text:p>84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846">
                <text:p>846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49">
                <text:p>84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853">
                <text:p>853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857">
                <text:p>857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859">
                <text:p>859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60">
                <text:p>86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62">
                <text:p>862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64">
                <text:p>86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71">
                <text:p>871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74">
                <text:p>87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74">
                <text:p>87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76">
                <text:p>87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78">
                <text:p>878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84">
                <text:p>884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85">
                <text:p>88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87">
                <text:p>887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94">
                <text:p>89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97">
                <text:p>89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99">
                <text:p>89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01">
                <text:p>90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01">
                <text:p>901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14">
                <text:p>91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15">
                <text:p>91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17">
                <text:p>91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17">
                <text:p>91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20">
                <text:p>92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98">
                <text:p>89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897">
                <text:p>89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98">
                <text:p>89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98">
                <text:p>898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99">
                <text:p>899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70">
                <text:p>87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65">
                <text:p>865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70">
                <text:p>87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71">
                <text:p>871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72">
                <text:p>87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80">
                <text:p>880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82">
                <text:p>88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82">
                <text:p>88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85">
                <text:p>88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85">
                <text:p>88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98">
                <text:p>8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99">
                <text:p>899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99">
                <text:p>899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01">
                <text:p>90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01">
                <text:p>90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07">
                <text:p>907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10">
                <text:p>91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19">
                <text:p>91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21">
                <text:p>921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23">
                <text:p>92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23">
                <text:p>923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25">
                <text:p>925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37">
                <text:p>937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40">
                <text:p>94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40">
                <text:p>94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43">
                <text:p>9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44">
                <text:p>944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50">
                <text:p>95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50">
                <text:p>95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51">
                <text:p>951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60">
                <text:p>96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64">
                <text:p>964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64">
                <text:p>964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65">
                <text:p>96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65">
                <text:p>96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78">
                <text:p>978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80">
                <text:p>980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85">
                <text:p>985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86">
                <text:p>986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88">
                <text:p>98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93">
                <text:p>993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95">
                <text:p>995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05">
                <text:p>1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05">
                <text:p>1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05">
                <text:p>1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78">
                <text:p>978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80">
                <text:p>980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83">
                <text:p>983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84">
                <text:p>984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87">
                <text:p>987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49">
                <text:p>949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45">
                <text:p>945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46">
                <text:p>94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47">
                <text:p>947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50">
                <text:p>95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60">
                <text:p>96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61">
                <text:p>961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64">
                <text:p>964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66">
                <text:p>966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68">
                <text:p>968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72">
                <text:p>972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74">
                <text:p>974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83">
                <text:p>983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85">
                <text:p>985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87">
                <text:p>98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87">
                <text:p>987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91">
                <text:p>99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03">
                <text:p>100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05">
                <text:p>1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05">
                <text:p>1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11">
                <text:p>1011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013">
                <text:p>101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019">
                <text:p>1019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020">
                <text:p>1020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22">
                <text:p>1022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34">
                <text:p>103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38">
                <text:p>1038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39">
                <text:p>103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40">
                <text:p>104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040">
                <text:p>104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49">
                <text:p>104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51">
                <text:p>1051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58">
                <text:p>1058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59">
                <text:p>1059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60">
                <text:p>1060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62">
                <text:p>1062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63">
                <text:p>1063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77">
                <text:p>107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78">
                <text:p>1078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78">
                <text:p>1078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81">
                <text:p>108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84">
                <text:p>1084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94">
                <text:p>109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96">
                <text:p>1096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100">
                <text:p>110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104">
                <text:p>110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06">
                <text:p>1106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113">
                <text:p>111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115">
                <text:p>111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119">
                <text:p>1119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126">
                <text:p>1126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29">
                <text:p>112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132">
                <text:p>1132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134">
                <text:p>113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134">
                <text:p>113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39">
                <text:p>1139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141">
                <text:p>1141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146">
                <text:p>1146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148">
                <text:p>114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149">
                <text:p>1149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150">
                <text:p>115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153">
                <text:p>1153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162">
                <text:p>1162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162">
                <text:p>1162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163">
                <text:p>116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66">
                <text:p>1166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169">
                <text:p>116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180">
                <text:p>118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180">
                <text:p>118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180">
                <text:p>118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188">
                <text:p>1188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191">
                <text:p>1191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204">
                <text:p>120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206">
                <text:p>1206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207">
                <text:p>1207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213">
                <text:p>1213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214">
                <text:p>121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222">
                <text:p>1222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223">
                <text:p>1223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223">
                <text:p>1223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230">
                <text:p>1230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236">
                <text:p>1236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240">
                <text:p>124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243">
                <text:p>124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245">
                <text:p>1245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249">
                <text:p>1249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252">
                <text:p>1252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256">
                <text:p>1256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257">
                <text:p>1257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258">
                <text:p>1258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264">
                <text:p>126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265">
                <text:p>1265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275">
                <text:p>127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277">
                <text:p>1277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279">
                <text:p>1279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292">
                <text:p>129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297">
                <text:p>129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307">
                <text:p>130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308">
                <text:p>1308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308">
                <text:p>1308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253">
                <text:p>1253</text:p>
              </table:table-cell>
              <table:table-cell office:value-type="float" office:value="2503">
                <text:p>2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plot-area chart:style-name="ch2" table:cell-range-address="out.D1:out.D2211" svg:x="0.319cm" svg:y="0.18cm" svg:width="15.351cm" svg:height="8.646cm">
          <chart:coordinate-region svg:x="1.046cm" svg:y="0.38cm" svg:width="14.624cm" svg:height="7.3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ut.D1:out.D2211" chart:class="chart:line">
            <chart:data-point chart:repeated="2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2381">
                <text:p>0.0952381</text:p>
                <draw:g>
                  <svg:desc>out.D1:out.D2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52381">
                <text:p>0.0952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931">
                <text:p>0.137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7895">
                <text:p>0.157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7895">
                <text:p>0.15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7895">
                <text:p>0.157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7895">
                <text:p>0.157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2414">
                <text:p>0.17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3636">
                <text:p>0.163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2414">
                <text:p>0.172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2414">
                <text:p>0.172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2414">
                <text:p>0.172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2414">
                <text:p>0.172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4384">
                <text:p>0.164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4384">
                <text:p>0.164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84">
                <text:p>0.164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4384">
                <text:p>0.164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84211">
                <text:p>0.184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84211">
                <text:p>0.184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4211">
                <text:p>0.184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4211">
                <text:p>0.184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4211">
                <text:p>0.1842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6897">
                <text:p>0.2068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2121">
                <text:p>0.212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2121">
                <text:p>0.212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2121">
                <text:p>0.212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2121">
                <text:p>0.212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3934">
                <text:p>0.163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9231">
                <text:p>0.169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9231">
                <text:p>0.1692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9231">
                <text:p>0.16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3913">
                <text:p>0.173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5676">
                <text:p>0.1756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5676">
                <text:p>0.175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5676">
                <text:p>0.175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5676">
                <text:p>0.175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6441">
                <text:p>0.186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6441">
                <text:p>0.186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6441">
                <text:p>0.186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6441">
                <text:p>0.186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5185">
                <text:p>0.185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339">
                <text:p>0.20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339">
                <text:p>0.20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339">
                <text:p>0.20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339">
                <text:p>0.203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9259">
                <text:p>0.259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58065">
                <text:p>0.2580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5185">
                <text:p>0.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2796">
                <text:p>0.182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2796">
                <text:p>0.182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2796">
                <text:p>0.182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2796">
                <text:p>0.182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0851">
                <text:p>0.1808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3673">
                <text:p>0.1836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83673">
                <text:p>0.1836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3673">
                <text:p>0.1836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3673">
                <text:p>0.183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641">
                <text:p>0.256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55814">
                <text:p>0.2558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5814">
                <text:p>0.255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5814">
                <text:p>0.2558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6415">
                <text:p>0.226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15385">
                <text:p>0.215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0328">
                <text:p>0.1803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0328">
                <text:p>0.180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0328">
                <text:p>0.180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0328">
                <text:p>0.1803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1159">
                <text:p>0.181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8082">
                <text:p>0.178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78082">
                <text:p>0.178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8082">
                <text:p>0.178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8082">
                <text:p>0.178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4615">
                <text:p>0.184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6567">
                <text:p>0.1865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797">
                <text:p>0.187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9781">
                <text:p>0.189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9781">
                <text:p>0.189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9781">
                <text:p>0.189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9781">
                <text:p>0.1897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0645">
                <text:p>0.1806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0791">
                <text:p>0.180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4358">
                <text:p>0.184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4358">
                <text:p>0.1843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4358">
                <text:p>0.1843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5393">
                <text:p>0.1853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1118">
                <text:p>0.211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118">
                <text:p>0.21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118">
                <text:p>0.21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1118">
                <text:p>0.21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9877">
                <text:p>0.2098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2644">
                <text:p>0.212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2644">
                <text:p>0.212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2644">
                <text:p>0.2126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12644">
                <text:p>0.212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2312">
                <text:p>0.2023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8791">
                <text:p>0.2087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7447">
                <text:p>0.207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7447">
                <text:p>0.2074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75862">
                <text:p>0.2758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75862">
                <text:p>0.275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5862">
                <text:p>0.275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5862">
                <text:p>0.2758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64706">
                <text:p>0.264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027">
                <text:p>0.270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7027">
                <text:p>0.270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7027">
                <text:p>0.270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027">
                <text:p>0.27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9474">
                <text:p>0.289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1268">
                <text:p>0.211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1268">
                <text:p>0.211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1268">
                <text:p>0.211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1268">
                <text:p>0.211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807">
                <text:p>0.228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9508">
                <text:p>0.2295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9508">
                <text:p>0.229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9508">
                <text:p>0.229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508">
                <text:p>0.2295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2143">
                <text:p>0.232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5614">
                <text:p>0.2456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5902">
                <text:p>0.2459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5902">
                <text:p>0.2459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5902">
                <text:p>0.2459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5902">
                <text:p>0.2459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44828">
                <text:p>0.3448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23529">
                <text:p>0.3235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15789">
                <text:p>0.3157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15789">
                <text:p>0.3157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25581">
                <text:p>0.3255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25581">
                <text:p>0.3255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6495">
                <text:p>0.2164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16495">
                <text:p>0.2164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6495">
                <text:p>0.2164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16495">
                <text:p>0.2164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697">
                <text:p>0.196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1493">
                <text:p>0.2014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01493">
                <text:p>0.201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01493">
                <text:p>0.2014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18182">
                <text:p>0.3181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01887">
                <text:p>0.3018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24299">
                <text:p>0.2242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24299">
                <text:p>0.2242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24299">
                <text:p>0.2242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24299">
                <text:p>0.2242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28571">
                <text:p>0.228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2314">
                <text:p>0.223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2314">
                <text:p>0.223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2314">
                <text:p>0.22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2314">
                <text:p>0.223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2314">
                <text:p>0.223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6891">
                <text:p>0.2268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26891">
                <text:p>0.2268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26891">
                <text:p>0.2268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26891">
                <text:p>0.2268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6891">
                <text:p>0.226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30769">
                <text:p>0.230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28346">
                <text:p>0.228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28346">
                <text:p>0.228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32558">
                <text:p>0.2325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32558">
                <text:p>0.2325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3622">
                <text:p>0.236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61905">
                <text:p>0.2619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68293">
                <text:p>0.268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68293">
                <text:p>0.2682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68293">
                <text:p>0.2682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68293">
                <text:p>0.2682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61905">
                <text:p>0.2619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7717">
                <text:p>0.2677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67717">
                <text:p>0.2677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193">
                <text:p>0.271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8261">
                <text:p>0.2782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8261">
                <text:p>0.2782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77311">
                <text:p>0.2773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5306">
                <text:p>0.2653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65306">
                <text:p>0.2653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68456">
                <text:p>0.2684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68456">
                <text:p>0.268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66187">
                <text:p>0.2661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68966">
                <text:p>0.2689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72109">
                <text:p>0.2721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72109">
                <text:p>0.2721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72109">
                <text:p>0.272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75168">
                <text:p>0.2751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69939">
                <text:p>0.2699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69939">
                <text:p>0.2699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69939">
                <text:p>0.2699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84404">
                <text:p>0.2844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83186">
                <text:p>0.2831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83186">
                <text:p>0.2831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83186">
                <text:p>0.2831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83186">
                <text:p>0.2831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01075">
                <text:p>0.3010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98969">
                <text:p>0.2989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98969">
                <text:p>0.2989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98969">
                <text:p>0.2989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98969">
                <text:p>0.2989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2035">
                <text:p>0.2920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95652">
                <text:p>0.2956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95652">
                <text:p>0.2956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99145">
                <text:p>0.2991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99145">
                <text:p>0.2991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5785">
                <text:p>0.3057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5785">
                <text:p>0.3057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5785">
                <text:p>0.3057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8943">
                <text:p>0.3089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8943">
                <text:p>0.3089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1587">
                <text:p>0.3015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0813">
                <text:p>0.3008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90323">
                <text:p>0.2903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90323">
                <text:p>0.2903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92994">
                <text:p>0.292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92994">
                <text:p>0.2929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92994">
                <text:p>0.2929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81081">
                <text:p>0.28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81081">
                <text:p>0.2810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81081">
                <text:p>0.2810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81081">
                <text:p>0.2810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81081">
                <text:p>0.2810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76382">
                <text:p>0.2763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77228">
                <text:p>0.2772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78049">
                <text:p>0.2780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78049">
                <text:p>0.2780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82178">
                <text:p>0.2821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91262">
                <text:p>0.2912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91866">
                <text:p>0.2918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91866">
                <text:p>0.2918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86996">
                <text:p>0.2869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87611">
                <text:p>0.2876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97959">
                <text:p>0.2979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97959">
                <text:p>0.2979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94821">
                <text:p>0.2948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86738">
                <text:p>0.2867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86738">
                <text:p>0.2867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6928">
                <text:p>0.2969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6928">
                <text:p>0.296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6928">
                <text:p>0.2969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94498">
                <text:p>0.2944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97735">
                <text:p>0.2977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00654">
                <text:p>0.3006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00654">
                <text:p>0.3006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00654">
                <text:p>0.3006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1948">
                <text:p>0.3019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05466">
                <text:p>0.3054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04615">
                <text:p>0.3046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04615">
                <text:p>0.3046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4615">
                <text:p>0.3046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0581">
                <text:p>0.305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9097">
                <text:p>0.290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9085">
                <text:p>0.290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9085">
                <text:p>0.290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86232">
                <text:p>0.2862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8809">
                <text:p>0.2888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90323">
                <text:p>0.2903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87719">
                <text:p>0.2877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9199">
                <text:p>0.2891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9021">
                <text:p>0.290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95031">
                <text:p>0.2950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95031">
                <text:p>0.2950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95031">
                <text:p>0.2950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96296">
                <text:p>0.2962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91262">
                <text:p>0.2912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94671">
                <text:p>0.2946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4671">
                <text:p>0.2946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9595">
                <text:p>0.295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97214">
                <text:p>0.2972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97214">
                <text:p>0.2972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0292">
                <text:p>0.3002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00292">
                <text:p>0.3002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01449">
                <text:p>0.3014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01449">
                <text:p>0.3014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76923">
                <text:p>0.276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76515">
                <text:p>0.2765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78195">
                <text:p>0.2781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78195">
                <text:p>0.2781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78195">
                <text:p>0.2781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81938">
                <text:p>0.2819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3262">
                <text:p>0.2832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83262">
                <text:p>0.28326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83262">
                <text:p>0.2832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83262">
                <text:p>0.2832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83262">
                <text:p>0.2832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88538">
                <text:p>0.2885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88538">
                <text:p>0.2885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88538">
                <text:p>0.288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90196">
                <text:p>0.2901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90196">
                <text:p>0.2901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95019">
                <text:p>0.2950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96578">
                <text:p>0.2965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98113">
                <text:p>0.2981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98113">
                <text:p>0.2981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98113">
                <text:p>0.2981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9625">
                <text:p>0.299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01115">
                <text:p>0.3011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01115">
                <text:p>0.3011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01115">
                <text:p>0.3011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01115">
                <text:p>0.3011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03136">
                <text:p>0.3031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03136">
                <text:p>0.3031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03136">
                <text:p>0.3031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04498">
                <text:p>0.3044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04498">
                <text:p>0.3044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19489">
                <text:p>0.3194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19489">
                <text:p>0.3194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19489">
                <text:p>0.3194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9489">
                <text:p>0.3194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23718">
                <text:p>0.3237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35385">
                <text:p>0.3353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35385">
                <text:p>0.3353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35385">
                <text:p>0.3353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35385">
                <text:p>0.3353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31378">
                <text:p>0.3313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36449">
                <text:p>0.3364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36449">
                <text:p>0.3364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0435">
                <text:p>0.3304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32237">
                <text:p>0.332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35548">
                <text:p>0.3355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35548">
                <text:p>0.3355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32248">
                <text:p>0.3322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28173">
                <text:p>0.3281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29231">
                <text:p>0.3292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30484">
                <text:p>0.3304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30484">
                <text:p>0.3304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24675">
                <text:p>0.3246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24675">
                <text:p>0.3246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17191">
                <text:p>0.3171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17191">
                <text:p>0.3171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18072">
                <text:p>0.3180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14685">
                <text:p>0.3146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15545">
                <text:p>0.3155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14856">
                <text:p>0.3148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14856">
                <text:p>0.3148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15673">
                <text:p>0.3156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15673">
                <text:p>0.3156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15673">
                <text:p>0.3156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18841">
                <text:p>0.3188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18841">
                <text:p>0.3188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18841">
                <text:p>0.3188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26733">
                <text:p>0.3267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26733">
                <text:p>0.3267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26733">
                <text:p>0.3267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26733">
                <text:p>0.3267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27416">
                <text:p>0.3274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30097">
                <text:p>0.3300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33966">
                <text:p>0.3339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33966">
                <text:p>0.33396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33966">
                <text:p>0.3339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33966">
                <text:p>0.3339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33966">
                <text:p>0.333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41198">
                <text:p>0.3411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41198">
                <text:p>0.3411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41772">
                <text:p>0.3417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41772">
                <text:p>0.3417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41772">
                <text:p>0.3417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45133">
                <text:p>0.3451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45133">
                <text:p>0.3451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42609">
                <text:p>0.3426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41969">
                <text:p>0.3419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41969">
                <text:p>0.3419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41969">
                <text:p>0.3419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41969">
                <text:p>0.3419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44348">
                <text:p>0.3443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43053">
                <text:p>0.3430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43053">
                <text:p>0.343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42419">
                <text:p>0.3424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42419">
                <text:p>0.3424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44234">
                <text:p>0.3442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43053">
                <text:p>0.3430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053">
                <text:p>0.3430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41794">
                <text:p>0.3417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41794">
                <text:p>0.3417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48511">
                <text:p>0.3485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47826">
                <text:p>0.3478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49736">
                <text:p>0.3497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715">
                <text:p>0.347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715">
                <text:p>0.347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4715">
                <text:p>0.347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4715">
                <text:p>0.34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48354">
                <text:p>0.3483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42149">
                <text:p>0.3421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42149">
                <text:p>0.3421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38736">
                <text:p>0.3387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38736">
                <text:p>0.3387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43907">
                <text:p>0.3439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44605">
                <text:p>0.3446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44605">
                <text:p>0.3446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41232">
                <text:p>0.3412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41232">
                <text:p>0.3412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48112">
                <text:p>0.348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8315">
                <text:p>0.3483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48315">
                <text:p>0.3483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47687">
                <text:p>0.347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7687">
                <text:p>0.3476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56073">
                <text:p>0.3560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54472">
                <text:p>0.3544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54472">
                <text:p>0.3544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50877">
                <text:p>0.3508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50877">
                <text:p>0.3508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63328">
                <text:p>0.3633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8678">
                <text:p>0.3586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56792">
                <text:p>0.3567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5313">
                <text:p>0.353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5313">
                <text:p>0.353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64566">
                <text:p>0.3645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67067">
                <text:p>0.3670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66269">
                <text:p>0.3662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66269">
                <text:p>0.3662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65482">
                <text:p>0.3654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65482">
                <text:p>0.3654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69603">
                <text:p>0.3696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60877">
                <text:p>0.3608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58932">
                <text:p>0.3589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5313">
                <text:p>0.353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49606">
                <text:p>0.3496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54943">
                <text:p>0.3549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52472">
                <text:p>0.3524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52472">
                <text:p>0.3524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48983">
                <text:p>0.3489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48983">
                <text:p>0.3489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48983">
                <text:p>0.348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45622">
                <text:p>0.3456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45622">
                <text:p>0.3456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4551">
                <text:p>0.345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42302">
                <text:p>0.3423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74341">
                <text:p>0.3743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73473">
                <text:p>0.3734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73473">
                <text:p>0.3734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69231">
                <text:p>0.369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69231">
                <text:p>0.3692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86847">
                <text:p>0.3868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82298">
                <text:p>0.3822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82298">
                <text:p>0.3822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77532">
                <text:p>0.3775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77982">
                <text:p>0.3779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79888">
                <text:p>0.3798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72093">
                <text:p>0.3720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72093">
                <text:p>0.3720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67418">
                <text:p>0.3674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59401">
                <text:p>0.3594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54267">
                <text:p>0.3542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54267">
                <text:p>0.3542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54267">
                <text:p>0.3542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54267">
                <text:p>0.3542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56098">
                <text:p>0.3560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56098">
                <text:p>0.35609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54067">
                <text:p>0.3540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54067">
                <text:p>0.3540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57027">
                <text:p>0.3570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54531">
                <text:p>0.3545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54531">
                <text:p>0.3545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54531">
                <text:p>0.3545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54531">
                <text:p>0.3545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568">
                <text:p>0.35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47496">
                <text:p>0.3474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47496">
                <text:p>0.3474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44725">
                <text:p>0.3447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44725">
                <text:p>0.3447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5023">
                <text:p>0.350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48872">
                <text:p>0.3488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48872">
                <text:p>0.3488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46097">
                <text:p>0.3460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46097">
                <text:p>0.3460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5559">
                <text:p>0.355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56589">
                <text:p>0.3565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56589">
                <text:p>0.3565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56589">
                <text:p>0.3565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57032">
                <text:p>0.3570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66288">
                <text:p>0.3662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59253">
                <text:p>0.3592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59253">
                <text:p>0.3592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56164">
                <text:p>0.3561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56164">
                <text:p>0.3561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64821">
                <text:p>0.3648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61068">
                <text:p>0.3610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59253">
                <text:p>0.3592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54887">
                <text:p>0.3548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55322">
                <text:p>0.3553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27397">
                <text:p>0.4273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25474">
                <text:p>0.4254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25474">
                <text:p>0.4254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25474">
                <text:p>0.4254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25876">
                <text:p>0.4258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26934">
                <text:p>0.4269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20613">
                <text:p>0.4206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20613">
                <text:p>0.4206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21053">
                <text:p>0.4210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21053">
                <text:p>0.4210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21053">
                <text:p>0.4210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1555">
                <text:p>0.415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1555">
                <text:p>0.415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401606">
                <text:p>0.4016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99209">
                <text:p>0.3992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99209">
                <text:p>0.3992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99209">
                <text:p>0.3992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99209">
                <text:p>0.3992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99142">
                <text:p>0.3991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90947">
                <text:p>0.3909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90947">
                <text:p>0.3909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90947">
                <text:p>0.3909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90947">
                <text:p>0.3909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94191">
                <text:p>0.3941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69176">
                <text:p>0.369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69176">
                <text:p>0.3691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80392">
                <text:p>0.3803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73585">
                <text:p>0.3735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73585">
                <text:p>0.3735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65591">
                <text:p>0.3655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65591">
                <text:p>0.3655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8247">
                <text:p>0.382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81323">
                <text:p>0.3813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81323">
                <text:p>0.3813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82239">
                <text:p>0.382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83142">
                <text:p>0.3831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06393">
                <text:p>0.4063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9485">
                <text:p>0.394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9485">
                <text:p>0.394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19689">
                <text:p>0.4196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01914">
                <text:p>0.4019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95349">
                <text:p>0.39534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84279">
                <text:p>0.3842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84279">
                <text:p>0.3842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18079">
                <text:p>0.4180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4365">
                <text:p>0.4143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14365">
                <text:p>0.4143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14365">
                <text:p>0.4143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14365">
                <text:p>0.4143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06061">
                <text:p>0.4060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06061">
                <text:p>0.40606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06061">
                <text:p>0.4060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06061">
                <text:p>0.4060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1358">
                <text:p>0.413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85027">
                <text:p>0.3850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238">
                <text:p>0.3782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62791">
                <text:p>0.3627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52423">
                <text:p>0.3524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6715">
                <text:p>0.367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59447">
                <text:p>0.3594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59447">
                <text:p>0.3594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50649">
                <text:p>0.3506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50649">
                <text:p>0.3506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50649">
                <text:p>0.3506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43096">
                <text:p>0.3430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43096">
                <text:p>0.3430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44398">
                <text:p>0.3443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35968">
                <text:p>0.3359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37255">
                <text:p>0.3372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53782">
                <text:p>0.4537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47154">
                <text:p>0.4471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23358">
                <text:p>0.4233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3358">
                <text:p>0.4233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23358">
                <text:p>0.4233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36782">
                <text:p>0.4367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01869">
                <text:p>0.4018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01869">
                <text:p>0.4018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82609">
                <text:p>0.3826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62205">
                <text:p>0.3622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37931">
                <text:p>0.3379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25153">
                <text:p>0.3251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25153">
                <text:p>0.3251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27273">
                <text:p>0.3272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7273">
                <text:p>0.3272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27273">
                <text:p>0.3272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694">
                <text:p>0.316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694">
                <text:p>0.316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694">
                <text:p>0.316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26203">
                <text:p>0.3262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40102">
                <text:p>0.3401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41232">
                <text:p>0.3412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44186">
                <text:p>0.3441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44186">
                <text:p>0.3441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44186">
                <text:p>0.3441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44186">
                <text:p>0.3441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55769">
                <text:p>0.3557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60976">
                <text:p>0.36097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60976">
                <text:p>0.3609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64929">
                <text:p>0.3649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64929">
                <text:p>0.3649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59447">
                <text:p>0.3594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57466">
                <text:p>0.3574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57466">
                <text:p>0.3574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64807">
                <text:p>0.3648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64807">
                <text:p>0.36480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55769">
                <text:p>0.3557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58852">
                <text:p>0.3588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53488">
                <text:p>0.3534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57466">
                <text:p>0.3574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57466">
                <text:p>0.35746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67347">
                <text:p>0.3673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70558">
                <text:p>0.3705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64532">
                <text:p>0.3645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68421">
                <text:p>0.3684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68421">
                <text:p>0.3684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60731">
                <text:p>0.3607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53191">
                <text:p>0.3531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53191">
                <text:p>0.3531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60324">
                <text:p>0.3603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60324">
                <text:p>0.3603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56828">
                <text:p>0.3568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56223">
                <text:p>0.3562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56223">
                <text:p>0.3562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63265">
                <text:p>0.3632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63265">
                <text:p>0.3632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61446">
                <text:p>0.3614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55212">
                <text:p>0.3552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56322">
                <text:p>0.3563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59551">
                <text:p>0.3595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60294">
                <text:p>0.3602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76963">
                <text:p>0.37696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74359">
                <text:p>0.3743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74359">
                <text:p>0.3743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78109">
                <text:p>0.37810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78109">
                <text:p>0.3781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94286">
                <text:p>0.3942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91061">
                <text:p>0.39106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91061">
                <text:p>0.3910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94595">
                <text:p>0.3945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94595">
                <text:p>0.3945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91534">
                <text:p>0.3915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8191">
                <text:p>0.381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8191">
                <text:p>0.381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88626">
                <text:p>0.3886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89671">
                <text:p>0.3896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89671">
                <text:p>0.3896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90698">
                <text:p>0.3906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91705">
                <text:p>0.3917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94619">
                <text:p>0.39461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95556">
                <text:p>0.3955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90351">
                <text:p>0.3903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87931">
                <text:p>0.3879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87931">
                <text:p>0.3879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87931">
                <text:p>0.3879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91111">
                <text:p>0.391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88646">
                <text:p>0.3886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88646">
                <text:p>0.3886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8961">
                <text:p>0.389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8961">
                <text:p>0.389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8961">
                <text:p>0.389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81526">
                <text:p>0.3815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79447">
                <text:p>0.3794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77432">
                <text:p>0.3774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74532">
                <text:p>0.3745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74532">
                <text:p>0.3745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74532">
                <text:p>0.3745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4545">
                <text:p>0.3745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78092">
                <text:p>0.3780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72881">
                <text:p>0.3728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71237">
                <text:p>0.3712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69637">
                <text:p>0.3696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70492">
                <text:p>0.3704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73457">
                <text:p>0.3734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69697">
                <text:p>0.3696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66864">
                <text:p>0.3668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66864">
                <text:p>0.3668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67347">
                <text:p>0.3673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71831">
                <text:p>0.3718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71831">
                <text:p>0.37183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71831">
                <text:p>0.3718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71508">
                <text:p>0.3715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75706">
                <text:p>0.3757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77465">
                <text:p>0.3774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76045">
                <text:p>0.3760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75691">
                <text:p>0.3756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76694">
                <text:p>0.3766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79781">
                <text:p>0.3797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75661">
                <text:p>0.3756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75661">
                <text:p>0.3756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77551">
                <text:p>0.3775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77551">
                <text:p>0.3775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76471">
                <text:p>0.3764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7464">
                <text:p>0.37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6391">
                <text:p>0.3663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123">
                <text:p>0.3651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4865">
                <text:p>0.3648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82911">
                <text:p>0.3829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8882">
                <text:p>0.3788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69">
                <text:p>0.37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69">
                <text:p>0.37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80665">
                <text:p>0.3806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6022">
                <text:p>0.3760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6022">
                <text:p>0.3760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8016">
                <text:p>0.3780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766">
                <text:p>0.377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8917">
                <text:p>0.3789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9501">
                <text:p>0.3795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80165">
                <text:p>0.3801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82114">
                <text:p>0.3821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82114">
                <text:p>0.3821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86243">
                <text:p>0.3862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82716">
                <text:p>0.3827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82927">
                <text:p>0.3829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86047">
                <text:p>0.38604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86047">
                <text:p>0.3860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90244">
                <text:p>0.3902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88316">
                <text:p>0.3883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88316">
                <text:p>0.3883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88316">
                <text:p>0.3883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87755">
                <text:p>0.3877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12698">
                <text:p>0.4126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10156">
                <text:p>0.4101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10156">
                <text:p>0.4101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10156">
                <text:p>0.4101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10156">
                <text:p>0.4101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11538">
                <text:p>0.4115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05694">
                <text:p>0.4056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0493">
                <text:p>0.404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06897">
                <text:p>0.4068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06897">
                <text:p>0.4068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11565">
                <text:p>0.4115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12338">
                <text:p>0.4123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12338">
                <text:p>0.4123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13174">
                <text:p>0.4131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12463">
                <text:p>0.4124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15954">
                <text:p>0.4159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16431">
                <text:p>0.4164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16901">
                <text:p>0.41690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18283">
                <text:p>0.4182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16894">
                <text:p>0.4168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19786">
                <text:p>0.4197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8848">
                <text:p>0.4188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18848">
                <text:p>0.41884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18848">
                <text:p>0.4188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18848">
                <text:p>0.4188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21053">
                <text:p>0.4210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17085">
                <text:p>0.4170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17085">
                <text:p>0.4170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17085">
                <text:p>0.4170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17085">
                <text:p>0.4170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18136">
                <text:p>0.4181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22803">
                <text:p>0.4228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22803">
                <text:p>0.4228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22803">
                <text:p>0.4228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23168">
                <text:p>0.42316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2619">
                <text:p>0.426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31235">
                <text:p>0.4312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31235">
                <text:p>0.4312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31235">
                <text:p>0.4312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31871">
                <text:p>0.4318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31871">
                <text:p>0.4318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31871">
                <text:p>0.4318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31871">
                <text:p>0.4318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32184">
                <text:p>0.4321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32184">
                <text:p>0.43218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30556">
                <text:p>0.4305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33566">
                <text:p>0.4335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29885">
                <text:p>0.4298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30524">
                <text:p>0.4305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30524">
                <text:p>0.4305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34466">
                <text:p>0.4344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37653">
                <text:p>0.4376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33735">
                <text:p>0.4337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34053">
                <text:p>0.4340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34053">
                <text:p>0.4340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34053">
                <text:p>0.4340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35897">
                <text:p>0.4358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3649">
                <text:p>0.436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3649">
                <text:p>0.436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3649">
                <text:p>0.4364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3649">
                <text:p>0.4364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3649">
                <text:p>0.4364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36782">
                <text:p>0.4367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36782">
                <text:p>0.43678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36782">
                <text:p>0.4367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36782">
                <text:p>0.4367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37642">
                <text:p>0.43764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37642">
                <text:p>0.4376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37642">
                <text:p>0.4376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37642">
                <text:p>0.4376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37642">
                <text:p>0.4376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36559">
                <text:p>0.4365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33121">
                <text:p>0.4331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33121">
                <text:p>0.4331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33121">
                <text:p>0.43312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33265">
                <text:p>0.43326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35644">
                <text:p>0.4356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34442">
                <text:p>0.43444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34442">
                <text:p>0.4344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34698">
                <text:p>0.43469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36433">
                <text:p>0.4364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36567">
                <text:p>0.4365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35993">
                <text:p>0.4359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33213">
                <text:p>0.4332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2675">
                <text:p>0.4326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31304">
                <text:p>0.43130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31304">
                <text:p>0.4313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31304">
                <text:p>0.4313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31304">
                <text:p>0.43130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30293">
                <text:p>0.4302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29302">
                <text:p>0.42930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28805">
                <text:p>0.4288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27877">
                <text:p>0.42787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26966">
                <text:p>0.4269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27663">
                <text:p>0.4276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27663">
                <text:p>0.4276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30322">
                <text:p>0.43032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30534">
                <text:p>0.43053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29652">
                <text:p>0.42965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30473">
                <text:p>0.43047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30044">
                <text:p>0.4300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31259">
                <text:p>0.4312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31457">
                <text:p>0.4314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31457">
                <text:p>0.4314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32046">
                <text:p>0.43204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3224">
                <text:p>0.432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32432">
                <text:p>0.43243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33666">
                <text:p>0.43366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33666">
                <text:p>0.43366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32624">
                <text:p>0.4326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32624">
                <text:p>0.43262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3472">
                <text:p>0.434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37048">
                <text:p>0.43704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35971">
                <text:p>0.4359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34907">
                <text:p>0.4349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34907">
                <text:p>0.4349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34907">
                <text:p>0.43490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34907">
                <text:p>0.43490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34907">
                <text:p>0.43490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35093">
                <text:p>0.4350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35093">
                <text:p>0.43509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435277">
                <text:p>0.4352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435825">
                <text:p>0.4358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5825">
                <text:p>0.4358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36006">
                <text:p>0.4360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36185">
                <text:p>0.4361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436364">
                <text:p>0.4363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437586">
                <text:p>0.43758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37586">
                <text:p>0.43758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37756">
                <text:p>0.43775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437926">
                <text:p>0.4379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37926">
                <text:p>0.4379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37416">
                <text:p>0.4374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437416">
                <text:p>0.4374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436412">
                <text:p>0.43641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36582">
                <text:p>0.4365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582">
                <text:p>0.4365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38247">
                <text:p>0.4382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438247">
                <text:p>0.43824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37995">
                <text:p>0.4379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37582">
                <text:p>0.43758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37173">
                <text:p>0.43717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437257">
                <text:p>0.43725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437257">
                <text:p>0.4372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37257">
                <text:p>0.43725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4379">
                <text:p>0.437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437103">
                <text:p>0.43710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437965">
                <text:p>0.4379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43674">
                <text:p>0.436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36364">
                <text:p>0.43636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37204">
                <text:p>0.4372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437659">
                <text:p>0.4376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440204">
                <text:p>0.4402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38596">
                <text:p>0.4385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437811">
                <text:p>0.4378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438107">
                <text:p>0.4381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441982">
                <text:p>0.44198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42688">
                <text:p>0.4426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41558">
                <text:p>0.44155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40308">
                <text:p>0.44030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440402">
                <text:p>0.44040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40551">
                <text:p>0.44055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44114">
                <text:p>0.4411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44114">
                <text:p>0.441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441286">
                <text:p>0.44128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40926">
                <text:p>0.4409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440821">
                <text:p>0.4408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3911">
                <text:p>0.439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439252">
                <text:p>0.43925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439024">
                <text:p>0.43902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439724">
                <text:p>0.4397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39498">
                <text:p>0.4394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39274">
                <text:p>0.43927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438557">
                <text:p>0.4385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38557">
                <text:p>0.43855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439106">
                <text:p>0.43910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439106">
                <text:p>0.4391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39106">
                <text:p>0.4391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438402">
                <text:p>0.4384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438053">
                <text:p>0.4380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43662">
                <text:p>0.436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435953">
                <text:p>0.43595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435294">
                <text:p>0.4352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435294">
                <text:p>0.43529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34453">
                <text:p>0.4344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433333">
                <text:p>0.43333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433012">
                <text:p>0.4330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432692">
                <text:p>0.4326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432692">
                <text:p>0.4326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436384">
                <text:p>0.4363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434879">
                <text:p>0.4348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34543">
                <text:p>0.43454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43388">
                <text:p>0.4338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43388">
                <text:p>0.4338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3388">
                <text:p>0.4338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43194">
                <text:p>0.431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31624">
                <text:p>0.4316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3131">
                <text:p>0.4313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30998">
                <text:p>0.4309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430688">
                <text:p>0.43068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31125">
                <text:p>0.4311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3127">
                <text:p>0.431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43127">
                <text:p>0.431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43127">
                <text:p>0.4312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3127">
                <text:p>0.4312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32682">
                <text:p>0.43268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432958">
                <text:p>0.4329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32958">
                <text:p>0.43295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432958">
                <text:p>0.43295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33231">
                <text:p>0.43323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34955">
                <text:p>0.4349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434955">
                <text:p>0.4349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434955">
                <text:p>0.4349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434955">
                <text:p>0.4349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434955">
                <text:p>0.4349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433944">
                <text:p>0.43394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433944">
                <text:p>0.43394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33944">
                <text:p>0.43394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433944">
                <text:p>0.43394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34071">
                <text:p>0.43407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43556">
                <text:p>0.4355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435681">
                <text:p>0.4356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435681">
                <text:p>0.43568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436041">
                <text:p>0.43604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437266">
                <text:p>0.43726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43952">
                <text:p>0.4395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3952">
                <text:p>0.439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39631">
                <text:p>0.43963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439963">
                <text:p>0.43996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40073">
                <text:p>0.44007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41044">
                <text:p>0.44104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4115">
                <text:p>0.4411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441361">
                <text:p>0.44136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41361">
                <text:p>0.44136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39227">
                <text:p>0.43922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40443">
                <text:p>0.44044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39158">
                <text:p>0.43915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3949">
                <text:p>0.439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96">
                <text:p>0.43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40114">
                <text:p>0.4401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441373">
                <text:p>0.44137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439924">
                <text:p>0.43992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440151">
                <text:p>0.44015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440263">
                <text:p>0.44026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440263">
                <text:p>0.44026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441367">
                <text:p>0.44136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441903">
                <text:p>0.44190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441903">
                <text:p>0.44190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442009">
                <text:p>0.44200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442413">
                <text:p>0.4424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443345">
                <text:p>0.44334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443447">
                <text:p>0.44344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443151">
                <text:p>0.44315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442959">
                <text:p>0.44295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445022">
                <text:p>0.44502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445306">
                <text:p>0.44530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454">
                <text:p>0.445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45494">
                <text:p>0.44549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444919">
                <text:p>0.4449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444352">
                <text:p>0.44435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42166">
                <text:p>0.44216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41899">
                <text:p>0.44189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41993">
                <text:p>0.44199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443902">
                <text:p>0.4439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444712">
                <text:p>0.44471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448">
                <text:p>0.44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444356">
                <text:p>0.44435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444532">
                <text:p>0.44453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445584">
                <text:p>0.4455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46345">
                <text:p>0.44634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46345">
                <text:p>0.44634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46345">
                <text:p>0.4463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46345">
                <text:p>0.44634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44704">
                <text:p>0.4470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48092">
                <text:p>0.44809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48171">
                <text:p>0.4481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48328">
                <text:p>0.44832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448328">
                <text:p>0.44832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49242">
                <text:p>0.4492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450223">
                <text:p>0.45022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450444">
                <text:p>0.4504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50444">
                <text:p>0.45044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450444">
                <text:p>0.45044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45178">
                <text:p>0.451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453023">
                <text:p>0.45302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453564">
                <text:p>0.45356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5363">
                <text:p>0.4536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45363">
                <text:p>0.4536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454676">
                <text:p>0.45467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455128">
                <text:p>0.4551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55382">
                <text:p>0.45538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455446">
                <text:p>0.4554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55508">
                <text:p>0.4555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456476">
                <text:p>0.45647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5666">
                <text:p>0.4566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5666">
                <text:p>0.4566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56781">
                <text:p>0.45678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456842">
                <text:p>0.45684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55068">
                <text:p>0.45506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53896">
                <text:p>0.45389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453896">
                <text:p>0.45389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453381">
                <text:p>0.45338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453447">
                <text:p>0.45344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54148">
                <text:p>0.45414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454215">
                <text:p>0.45421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5369">
                <text:p>0.4536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53237">
                <text:p>0.45323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453638">
                <text:p>0.45363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457102">
                <text:p>0.45710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456755">
                <text:p>0.4567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456228">
                <text:p>0.4562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455705">
                <text:p>0.45570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455705">
                <text:p>0.45570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457055">
                <text:p>0.4570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456422">
                <text:p>0.45642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56422">
                <text:p>0.45642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56422">
                <text:p>0.45642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456753">
                <text:p>0.45675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57455">
                <text:p>0.4574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56809">
                <text:p>0.45680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56168">
                <text:p>0.45616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456235">
                <text:p>0.45623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56837">
                <text:p>0.4568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56207">
                <text:p>0.45620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53933">
                <text:p>0.45393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53933">
                <text:p>0.45393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5407">
                <text:p>0.4540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4343">
                <text:p>0.4543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54755">
                <text:p>0.4547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53997">
                <text:p>0.45399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54135">
                <text:p>0.45413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54748">
                <text:p>0.45474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55399">
                <text:p>0.4553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453912">
                <text:p>0.4539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454054">
                <text:p>0.45405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53426">
                <text:p>0.4534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453569">
                <text:p>0.4535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457803">
                <text:p>0.45780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457346">
                <text:p>0.45734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456693">
                <text:p>0.45669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56761">
                <text:p>0.4567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457298">
                <text:p>0.45729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46072">
                <text:p>0.4607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60033">
                <text:p>0.46003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458671">
                <text:p>0.45867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458738">
                <text:p>0.45873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458861">
                <text:p>0.45886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460637">
                <text:p>0.46063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459933">
                <text:p>0.4599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460133">
                <text:p>0.4601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461929">
                <text:p>0.46192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462712">
                <text:p>0.46271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461993">
                <text:p>0.4619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61279">
                <text:p>0.46127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461538">
                <text:p>0.46153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462312">
                <text:p>0.46231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460067">
                <text:p>0.4600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60133">
                <text:p>0.46013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459504">
                <text:p>0.4595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459638">
                <text:p>0.4596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460892">
                <text:p>0.46089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5955">
                <text:p>0.459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58853">
                <text:p>0.4588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458299">
                <text:p>0.4582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458573">
                <text:p>0.45857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459016">
                <text:p>0.4590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56169">
                <text:p>0.4561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456169">
                <text:p>0.4561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455502">
                <text:p>0.45550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455645">
                <text:p>0.4556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466079">
                <text:p>0.46607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65381">
                <text:p>0.4653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465381">
                <text:p>0.4653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65442">
                <text:p>0.46544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465562">
                <text:p>0.46556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463636">
                <text:p>0.46363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462162">
                <text:p>0.46216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6147">
                <text:p>0.461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46147">
                <text:p>0.4614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462646">
                <text:p>0.46264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458813">
                <text:p>0.45881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58076">
                <text:p>0.45807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57344">
                <text:p>0.45734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57344">
                <text:p>0.45734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57093">
                <text:p>0.45709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54861">
                <text:p>0.4548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54152">
                <text:p>0.45415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53528">
                <text:p>0.4535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53528">
                <text:p>0.45352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57317">
                <text:p>0.45731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55882">
                <text:p>0.45588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455882">
                <text:p>0.45588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55172">
                <text:p>0.45517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55172">
                <text:p>0.45517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56672">
                <text:p>0.4566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5525">
                <text:p>0.455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53152">
                <text:p>0.45315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53152">
                <text:p>0.4531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51064">
                <text:p>0.45106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44547">
                <text:p>0.4454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4547">
                <text:p>0.4454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4547">
                <text:p>0.4454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4547">
                <text:p>0.4454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47723">
                <text:p>0.44772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447324">
                <text:p>0.44732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46667">
                <text:p>0.44666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446755">
                <text:p>0.4467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446844">
                <text:p>0.44684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51939">
                <text:p>0.45193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452481">
                <text:p>0.45248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52561">
                <text:p>0.45256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52561">
                <text:p>0.45256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5264">
                <text:p>0.4526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56633">
                <text:p>0.4566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454317">
                <text:p>0.4543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453711">
                <text:p>0.4537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53411">
                <text:p>0.45341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53488">
                <text:p>0.4534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57265">
                <text:p>0.45726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456393">
                <text:p>0.45639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453711">
                <text:p>0.4537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53789">
                <text:p>0.45378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53112">
                <text:p>0.45311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468909">
                <text:p>0.4689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468085">
                <text:p>0.46808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468085">
                <text:p>0.46808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46815">
                <text:p>0.468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46815">
                <text:p>0.4681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469538">
                <text:p>0.46953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469729">
                <text:p>0.4697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46888">
                <text:p>0.4688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46888">
                <text:p>0.4688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6888">
                <text:p>0.4688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470405">
                <text:p>0.4704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467758">
                <text:p>0.46775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46789">
                <text:p>0.4678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467955">
                <text:p>0.46795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467955">
                <text:p>0.4679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466307">
                <text:p>0.46630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65147">
                <text:p>0.46514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467514">
                <text:p>0.46751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467041">
                <text:p>0.46704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46583">
                <text:p>0.465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65925">
                <text:p>0.4659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465925">
                <text:p>0.4659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464888">
                <text:p>0.46488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59085">
                <text:p>0.45908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9198">
                <text:p>0.45919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59198">
                <text:p>0.45919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59198">
                <text:p>0.45919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461972">
                <text:p>0.46197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60563">
                <text:p>0.46056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459497">
                <text:p>0.45949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45961">
                <text:p>0.4596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45961">
                <text:p>0.4596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463932">
                <text:p>0.46393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462833">
                <text:p>0.46283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462937">
                <text:p>0.46293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462937">
                <text:p>0.46293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462937">
                <text:p>0.46293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47281">
                <text:p>0.4728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470149">
                <text:p>0.47014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468843">
                <text:p>0.46884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468843">
                <text:p>0.46884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468843">
                <text:p>0.46884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477492">
                <text:p>0.47749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476038">
                <text:p>0.47603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473186">
                <text:p>0.4731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473186">
                <text:p>0.4731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471787">
                <text:p>0.47178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7774">
                <text:p>0.4777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476271">
                <text:p>0.47627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476271">
                <text:p>0.47627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76431">
                <text:p>0.47643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76431">
                <text:p>0.47643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78743">
                <text:p>0.47874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478102">
                <text:p>0.47810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476534">
                <text:p>0.47653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476703">
                <text:p>0.47670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76703">
                <text:p>0.47670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74245">
                <text:p>0.47424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468966">
                <text:p>0.46896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468966">
                <text:p>0.46896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468966">
                <text:p>0.46896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71304">
                <text:p>0.47130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468268">
                <text:p>0.46826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46678">
                <text:p>0.4667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465313">
                <text:p>0.46531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465313">
                <text:p>0.46531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466102">
                <text:p>0.4661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461667">
                <text:p>0.4616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461667">
                <text:p>0.461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461794">
                <text:p>0.46179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461794">
                <text:p>0.46179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491701">
                <text:p>0.49170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89754">
                <text:p>0.48975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89754">
                <text:p>0.48975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89837">
                <text:p>0.48983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489879">
                <text:p>0.48987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93734">
                <text:p>0.49373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91315">
                <text:p>0.4913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88943">
                <text:p>0.48894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489051">
                <text:p>0.48905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489051">
                <text:p>0.48905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489157">
                <text:p>0.4891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48227">
                <text:p>0.4822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48227">
                <text:p>0.4822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8227">
                <text:p>0.4822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48227">
                <text:p>0.4822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480094">
                <text:p>0.4800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480094">
                <text:p>0.48009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77958">
                <text:p>0.47795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475862">
                <text:p>0.47586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475862">
                <text:p>0.47586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473804">
                <text:p>0.47380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471783">
                <text:p>0.47178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71783">
                <text:p>0.4717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467849">
                <text:p>0.46784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468271">
                <text:p>0.46827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66377">
                <text:p>0.46637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460722">
                <text:p>0.46072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460722">
                <text:p>0.46072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460722">
                <text:p>0.4607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461698">
                <text:p>0.46169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463617">
                <text:p>0.4636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464066">
                <text:p>0.46406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464066">
                <text:p>0.46406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464213">
                <text:p>0.46421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464789">
                <text:p>0.46478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471429">
                <text:p>0.47142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474438">
                <text:p>0.47443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474438">
                <text:p>0.4744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474438">
                <text:p>0.47443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474438">
                <text:p>0.47443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470707">
                <text:p>0.47070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468938">
                <text:p>0.46893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468938">
                <text:p>0.46893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468938">
                <text:p>0.46893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469062">
                <text:p>0.46906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471193">
                <text:p>0.47119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472279">
                <text:p>0.47227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68687">
                <text:p>0.46868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68813">
                <text:p>0.46881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68813">
                <text:p>0.4688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78814">
                <text:p>0.47881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79915">
                <text:p>0.4799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76091">
                <text:p>0.47609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76091">
                <text:p>0.47609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70707">
                <text:p>0.47070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63796">
                <text:p>0.46379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63938">
                <text:p>0.46393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63938">
                <text:p>0.46393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463938">
                <text:p>0.46393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467066">
                <text:p>0.46706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465483">
                <text:p>0.46548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465619">
                <text:p>0.46561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65619">
                <text:p>0.46561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465753">
                <text:p>0.46575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464078">
                <text:p>0.4640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459048">
                <text:p>0.45904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459048">
                <text:p>0.45904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459048">
                <text:p>0.45904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458491">
                <text:p>0.45849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483731">
                <text:p>0.48373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48172">
                <text:p>0.4817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81876">
                <text:p>0.48187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81876">
                <text:p>0.48187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481953">
                <text:p>0.48195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94357">
                <text:p>0.49435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49217">
                <text:p>0.492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92205">
                <text:p>0.49220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92205">
                <text:p>0.49220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92274">
                <text:p>0.49227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90153">
                <text:p>0.49015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484009">
                <text:p>0.48400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84009">
                <text:p>0.48400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484009">
                <text:p>0.48400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484009">
                <text:p>0.4840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484009">
                <text:p>0.4840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484076">
                <text:p>0.48407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484144">
                <text:p>0.48414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84144">
                <text:p>0.48414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484211">
                <text:p>0.48421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484277">
                <text:p>0.4842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484407">
                <text:p>0.48440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484472">
                <text:p>0.48447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481172">
                <text:p>0.48117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479424">
                <text:p>0.47942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479592">
                <text:p>0.47959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479757">
                <text:p>0.47975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7992">
                <text:p>0.4799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82105">
                <text:p>0.4821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480249">
                <text:p>0.48024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80412">
                <text:p>0.48041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80493">
                <text:p>0.48049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48073">
                <text:p>0.4807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48073">
                <text:p>0.4807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475345">
                <text:p>0.47534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475345">
                <text:p>0.47534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475442">
                <text:p>0.47544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475538">
                <text:p>0.47553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475822">
                <text:p>0.4758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475915">
                <text:p>0.47591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476281">
                <text:p>0.47628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476281">
                <text:p>0.47628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475655">
                <text:p>0.47565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74954">
                <text:p>0.47495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475046">
                <text:p>0.47504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75138">
                <text:p>0.47513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47698">
                <text:p>0.4769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478976">
                <text:p>0.47897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478976">
                <text:p>0.47897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478976">
                <text:p>0.47897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478976">
                <text:p>0.47897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78417">
                <text:p>0.47841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476522">
                <text:p>0.47652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473504">
                <text:p>0.47350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473504">
                <text:p>0.47350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473504">
                <text:p>0.47350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473504">
                <text:p>0.47350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474124">
                <text:p>0.47412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47421">
                <text:p>0.4742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74465">
                <text:p>0.4744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73856">
                <text:p>0.4738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76346">
                <text:p>0.4763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78689">
                <text:p>0.4786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478758">
                <text:p>0.47875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78758">
                <text:p>0.47875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78964">
                <text:p>0.47896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79806">
                <text:p>0.47980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75513">
                <text:p>0.47551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75591">
                <text:p>0.47559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475667">
                <text:p>0.4756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75667">
                <text:p>0.47566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476033">
                <text:p>0.47603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473856">
                <text:p>0.47385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467949">
                <text:p>0.46794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467949">
                <text:p>0.46794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467949">
                <text:p>0.46794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481034">
                <text:p>0.48103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8199">
                <text:p>0.4819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478778">
                <text:p>0.47877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78778">
                <text:p>0.47877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478778">
                <text:p>0.4787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79592">
                <text:p>0.47959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471338">
                <text:p>0.47133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71429">
                <text:p>0.47142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71519">
                <text:p>0.47151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71519">
                <text:p>0.47151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73083">
                <text:p>0.47308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72089">
                <text:p>0.47208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472266">
                <text:p>0.47226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72266">
                <text:p>0.47226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472266">
                <text:p>0.47226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68413">
                <text:p>0.46841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6851">
                <text:p>0.4685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6851">
                <text:p>0.4685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46851">
                <text:p>0.4685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82079">
                <text:p>0.48207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480496">
                <text:p>0.4804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80565">
                <text:p>0.48056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480634">
                <text:p>0.48063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480634">
                <text:p>0.48063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497121">
                <text:p>0.49712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95274">
                <text:p>0.49527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495292">
                <text:p>0.49529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495327">
                <text:p>0.4953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495327">
                <text:p>0.49532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95327">
                <text:p>0.49532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90054">
                <text:p>0.49005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9009">
                <text:p>0.4900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90126">
                <text:p>0.49012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490161">
                <text:p>0.49016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90196">
                <text:p>0.49019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4903">
                <text:p>0.490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490334">
                <text:p>0.4903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490368">
                <text:p>0.49036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490368">
                <text:p>0.49036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490368">
                <text:p>0.4903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90401">
                <text:p>0.49040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490435">
                <text:p>0.49043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90435">
                <text:p>0.4904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490435">
                <text:p>0.49043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90435">
                <text:p>0.49043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490435">
                <text:p>0.4904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85666">
                <text:p>0.48566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485666">
                <text:p>0.48566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85666">
                <text:p>0.4856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85666">
                <text:p>0.48566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485714">
                <text:p>0.4857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486268">
                <text:p>0.4862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486312">
                <text:p>0.48631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486312">
                <text:p>0.48631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486356">
                <text:p>0.4863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8871">
                <text:p>0.4887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491256">
                <text:p>0.49125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491256">
                <text:p>0.49125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491256">
                <text:p>0.49125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491311">
                <text:p>0.49131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491339">
                <text:p>0.49133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91339">
                <text:p>0.49133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491366">
                <text:p>0.49136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49142">
                <text:p>0.4914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49142">
                <text:p>0.4914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490506">
                <text:p>0.49050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492846">
                <text:p>0.49284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89796">
                <text:p>0.48979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48986">
                <text:p>0.4898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489891">
                <text:p>0.48989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495098">
                <text:p>0.49509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497537">
                <text:p>0.49753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494309">
                <text:p>0.49430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494327">
                <text:p>0.49432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494346">
                <text:p>0.49434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494346">
                <text:p>0.49434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494471">
                <text:p>0.49447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494523">
                <text:p>0.4945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494523">
                <text:p>0.49452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49454">
                <text:p>0.4945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49454">
                <text:p>0.4945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49454">
                <text:p>0.4945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494557">
                <text:p>0.49455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494574">
                <text:p>0.49457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49459">
                <text:p>0.4945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494624">
                <text:p>0.49462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494689">
                <text:p>0.49468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494721">
                <text:p>0.49472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494721">
                <text:p>0.49472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494737">
                <text:p>0.49473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494768">
                <text:p>0.49476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492086">
                <text:p>0.49208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489392">
                <text:p>0.48939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489422">
                <text:p>0.48942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489451">
                <text:p>0.48945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48954">
                <text:p>0.4895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489796">
                <text:p>0.48979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489824">
                <text:p>0.48982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489906">
                <text:p>0.48990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489933">
                <text:p>0.48993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490119">
                <text:p>0.49011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49017">
                <text:p>0.4901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49017">
                <text:p>0.4901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490222">
                <text:p>0.49022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490372">
                <text:p>0.49037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490372">
                <text:p>0.49037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90372">
                <text:p>0.49037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490372">
                <text:p>0.49037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490372">
                <text:p>0.49037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49066">
                <text:p>0.4906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90683">
                <text:p>0.49068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490706">
                <text:p>0.49070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490706">
                <text:p>0.49070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490729">
                <text:p>0.49072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490887">
                <text:p>0.49088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490909">
                <text:p>0.49090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90931">
                <text:p>0.49093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490953">
                <text:p>0.49095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490953">
                <text:p>0.49095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490996">
                <text:p>0.4909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490996">
                <text:p>0.49099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491018">
                <text:p>0.4910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491039">
                <text:p>0.49103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490996">
                <text:p>0.49099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492178">
                <text:p>0.49217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492178">
                <text:p>0.49217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491061">
                <text:p>0.49106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491061">
                <text:p>0.49106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493333">
                <text:p>0.49333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495726">
                <text:p>0.49572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494532">
                <text:p>0.49453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93366">
                <text:p>0.49336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93366">
                <text:p>0.49336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493397">
                <text:p>0.49339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93397">
                <text:p>0.49339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493413">
                <text:p>0.4934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93429">
                <text:p>0.49342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493429">
                <text:p>0.49342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493445">
                <text:p>0.49344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93445">
                <text:p>0.49344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493445">
                <text:p>0.49344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49346">
                <text:p>0.493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9346">
                <text:p>0.4934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93476">
                <text:p>0.49347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493537">
                <text:p>0.49353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493537">
                <text:p>0.49353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493567">
                <text:p>0.49356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493582">
                <text:p>0.49358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493597">
                <text:p>0.49359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493714">
                <text:p>0.4937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93729">
                <text:p>0.49372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493729">
                <text:p>0.49372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492688">
                <text:p>0.49268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92688">
                <text:p>0.49268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49162">
                <text:p>0.4916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491639">
                <text:p>0.49163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91639">
                <text:p>0.49163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92786">
                <text:p>0.49278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92786">
                <text:p>0.49278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92802">
                <text:p>0.49280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92802">
                <text:p>0.49280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492802">
                <text:p>0.49280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92849">
                <text:p>0.49284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492849">
                <text:p>0.49284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492849">
                <text:p>0.49284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492865">
                <text:p>0.49286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492865">
                <text:p>0.49286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492988">
                <text:p>0.4929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493018">
                <text:p>0.49301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493018">
                <text:p>0.49301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493033">
                <text:p>0.49303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493936">
                <text:p>0.49393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496124">
                <text:p>0.49612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496124">
                <text:p>0.49612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49505">
                <text:p>0.4950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49506">
                <text:p>0.4950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498313">
                <text:p>0.49831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499432">
                <text:p>0.49943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499434">
                <text:p>0.49943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498313">
                <text:p>0.49831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498313">
                <text:p>0.49831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498316">
                <text:p>0.49831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498331">
                <text:p>0.49833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498331">
                <text:p>0.49833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498335">
                <text:p>0.49833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498335">
                <text:p>0.49833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498343">
                <text:p>0.49834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497286">
                <text:p>0.49728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497286">
                <text:p>0.49728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496216">
                <text:p>0.4962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496224">
                <text:p>0.49622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496233">
                <text:p>0.49623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496265">
                <text:p>0.49626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496265">
                <text:p>0.49626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496273">
                <text:p>0.49627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496281">
                <text:p>0.49628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495238">
                <text:p>0.49523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495248">
                <text:p>0.49524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494229">
                <text:p>0.49422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494229">
                <text:p>0.4942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494229">
                <text:p>0.49422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494301">
                <text:p>0.49430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494324">
                <text:p>0.49432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494324">
                <text:p>0.49432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494324">
                <text:p>0.49432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494336">
                <text:p>0.49433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493493">
                <text:p>0.49349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493519">
                <text:p>0.49351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492567">
                <text:p>0.49256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492567">
                <text:p>0.49256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492582">
                <text:p>0.49258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492669">
                <text:p>0.49266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492669">
                <text:p>0.49266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492669">
                <text:p>0.49266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492669">
                <text:p>0.49266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492669">
                <text:p>0.49266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492683">
                <text:p>0.49268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492683">
                <text:p>0.49268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492711">
                <text:p>0.49271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492711">
                <text:p>0.49271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492754">
                <text:p>0.49275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492809">
                <text:p>0.49280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492809">
                <text:p>0.49280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492823">
                <text:p>0.49282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492837">
                <text:p>0.49283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49285">
                <text:p>0.4928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492984">
                <text:p>0.49298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492984">
                <text:p>0.4929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49301">
                <text:p>0.4930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493023">
                <text:p>0.49302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493036">
                <text:p>0.49303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493176">
                <text:p>0.4931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493188">
                <text:p>0.49318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4932">
                <text:p>0.49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493213">
                <text:p>0.49321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493213">
                <text:p>0.49321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493286">
                <text:p>0.49328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493298">
                <text:p>0.49329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49331">
                <text:p>0.4933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493321">
                <text:p>0.4933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493333">
                <text:p>0.49333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493357">
                <text:p>0.49335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49338">
                <text:p>0.493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493392">
                <text:p>0.49339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493415">
                <text:p>0.49341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493415">
                <text:p>0.49341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493495">
                <text:p>0.49349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493506">
                <text:p>0.49350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493506">
                <text:p>0.49350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493518">
                <text:p>0.49351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493518">
                <text:p>0.49351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493682">
                <text:p>0.49368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493703">
                <text:p>0.49370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493724">
                <text:p>0.49372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493745">
                <text:p>0.49374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493755">
                <text:p>0.49375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493827">
                <text:p>0.49382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493878">
                <text:p>0.49387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493897">
                <text:p>0.49389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493907">
                <text:p>0.49390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493907">
                <text:p>0.49390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493917">
                <text:p>0.49391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493986">
                <text:p>0.49398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493986">
                <text:p>0.4939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493995">
                <text:p>0.49399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494014">
                <text:p>0.49401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494812">
                <text:p>0.49481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494854">
                <text:p>0.49485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494854">
                <text:p>0.49485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494854">
                <text:p>0.49485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494711">
                <text:p>0.49471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494711">
                <text:p>0.49471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494779">
                <text:p>0.49477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494779">
                <text:p>0.49477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494796">
                <text:p>0.49479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494796">
                <text:p>0.49479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494804">
                <text:p>0.49480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494837">
                <text:p>0.49483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494837">
                <text:p>0.49483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494845">
                <text:p>0.49484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495638">
                <text:p>0.49563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495679">
                <text:p>0.49567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495693">
                <text:p>0.49569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495693">
                <text:p>0.49569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4957">
                <text:p>0.495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49572">
                <text:p>0.4957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495759">
                <text:p>0.49575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495766">
                <text:p>0.4957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495766">
                <text:p>0.49576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95766">
                <text:p>0.49576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495772">
                <text:p>0.49577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95792">
                <text:p>0.49579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49583">
                <text:p>0.4958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95836">
                <text:p>0.49583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495836">
                <text:p>0.49583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496224">
                <text:p>0.49622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96604">
                <text:p>0.49660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96679">
                <text:p>0.49667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496679">
                <text:p>0.49667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496679">
                <text:p>0.49667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497046">
                <text:p>0.49704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97417">
                <text:p>0.49741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497447">
                <text:p>0.49744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97458">
                <text:p>0.49745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497458">
                <text:p>0.4974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497462">
                <text:p>0.49746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496751">
                <text:p>0.4967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496756">
                <text:p>0.49675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496057">
                <text:p>0.49605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96057">
                <text:p>0.49605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96057">
                <text:p>0.49605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96057">
                <text:p>0.49605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496074">
                <text:p>0.49607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96074">
                <text:p>0.49607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49608">
                <text:p>0.4960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9608">
                <text:p>0.4960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95745">
                <text:p>0.49574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95798">
                <text:p>0.49579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495464">
                <text:p>0.49546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9547">
                <text:p>0.4954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495477">
                <text:p>0.49547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495483">
                <text:p>0.49548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495545">
                <text:p>0.49554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495545">
                <text:p>0.49554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495563">
                <text:p>0.49556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495569">
                <text:p>0.4955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495251">
                <text:p>0.49525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495283">
                <text:p>0.49528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494956">
                <text:p>0.49495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94963">
                <text:p>0.49496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49497">
                <text:p>0.4949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494645">
                <text:p>0.4946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494645">
                <text:p>0.49464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494322">
                <text:p>0.49432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494322">
                <text:p>0.49432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49466">
                <text:p>0.4946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494667">
                <text:p>0.49466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49473">
                <text:p>0.4947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494412">
                <text:p>0.49441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494419">
                <text:p>0.49441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494419">
                <text:p>0.4944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49411">
                <text:p>0.4941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494223">
                <text:p>0.49422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493914">
                <text:p>0.4939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493914">
                <text:p>0.49391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494238">
                <text:p>0.49423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494576">
                <text:p>0.49457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49463">
                <text:p>0.4946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494644">
                <text:p>0.49464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494644">
                <text:p>0.49464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497347">
                <text:p>0.49734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49701">
                <text:p>0.4970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497065">
                <text:p>0.49706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497065">
                <text:p>0.49706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497068">
                <text:p>0.49706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49708">
                <text:p>0.4970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496762">
                <text:p>0.49676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496791">
                <text:p>0.49679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496486">
                <text:p>0.49648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496486">
                <text:p>0.49648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49649">
                <text:p>0.4964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496178">
                <text:p>0.49617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496183">
                <text:p>0.49618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495873">
                <text:p>0.49587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495878">
                <text:p>0.49587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495883">
                <text:p>0.49588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495586">
                <text:p>0.49558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495597">
                <text:p>0.49559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495298">
                <text:p>0.49529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49531">
                <text:p>0.4953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495315">
                <text:p>0.49531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495025">
                <text:p>0.49502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49505">
                <text:p>0.4950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494763">
                <text:p>0.49476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494776">
                <text:p>0.4947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494776">
                <text:p>0.4947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494782">
                <text:p>0.4947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494827">
                <text:p>0.4948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494827">
                <text:p>0.49482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494839">
                <text:p>0.49483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495474">
                <text:p>0.4954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495192">
                <text:p>0.49519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9521">
                <text:p>0.4952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494925">
                <text:p>0.49492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494931">
                <text:p>0.49493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494979">
                <text:p>0.49497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494991">
                <text:p>0.49499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495015">
                <text:p>0.49501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495015">
                <text:p>0.49501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495026">
                <text:p>0.49502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495044">
                <text:p>0.49504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495067">
                <text:p>0.49506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49509">
                <text:p>0.495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495101">
                <text:p>0.49510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495107">
                <text:p>0.49510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495402">
                <text:p>0.49540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495697">
                <text:p>0.49569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95731">
                <text:p>0.49573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495746">
                <text:p>0.49574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495746">
                <text:p>0.49574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496036">
                <text:p>0.49603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496326">
                <text:p>0.49632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49635">
                <text:p>0.4963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496354">
                <text:p>0.49635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496363">
                <text:p>0.49636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496667">
                <text:p>0.49666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496953">
                <text:p>0.49695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9696">
                <text:p>0.4969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496966">
                <text:p>0.49696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496966">
                <text:p>0.49696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97009">
                <text:p>0.49700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497012">
                <text:p>0.49701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97019">
                <text:p>0.49701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497019">
                <text:p>0.49701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497029">
                <text:p>0.49702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497231">
                <text:p>0.49723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497504">
                <text:p>0.49750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497507">
                <text:p>0.49750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497507">
                <text:p>0.49750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49751">
                <text:p>0.4975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498282">
                <text:p>0.49828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498272">
                <text:p>0.49827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498282">
                <text:p>0.49828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497999">
                <text:p>0.49799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498001">
                <text:p>0.49800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498019">
                <text:p>0.49801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498024">
                <text:p>0.49802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498024">
                <text:p>0.49802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49803">
                <text:p>0.4980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49803">
                <text:p>0.4980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498059">
                <text:p>0.49805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498061">
                <text:p>0.49806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498061">
                <text:p>0.49806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498065">
                <text:p>0.49806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498065">
                <text:p>0.49806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498078">
                <text:p>0.49807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498084">
                <text:p>0.49808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498103">
                <text:p>0.49810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498107">
                <text:p>0.49810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498111">
                <text:p>0.49811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498111">
                <text:p>0.49811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498115">
                <text:p>0.49811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498139">
                <text:p>0.49813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498145">
                <text:p>0.49814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498145">
                <text:p>0.49814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498414">
                <text:p>0.49841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498679">
                <text:p>0.49867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98688">
                <text:p>0.49868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498688">
                <text:p>0.49868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98689">
                <text:p>0.49868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49896">
                <text:p>0.4989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499741">
                <text:p>0.49974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99741">
                <text:p>0.49974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499741">
                <text:p>0.49974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99741">
                <text:p>0.49974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500255">
                <text:p>0.50025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500254">
                <text:p>0.50025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500254">
                <text:p>0.50025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500253">
                <text:p>0.50025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500252">
                <text:p>0.50025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500251">
                <text:p>0.50025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500512">
                <text:p>0.50051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500766">
                <text:p>0.50076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500764">
                <text:p>0.50076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500763">
                <text:p>0.50076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500761">
                <text:p>0.50076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501056">
                <text:p>0.50105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500265">
                <text:p>0.50026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500264">
                <text:p>0.50026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500264">
                <text:p>0.50026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500263">
                <text:p>0.50026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500261">
                <text:p>0.50026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50026">
                <text:p>0.5002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500259">
                <text:p>0.50025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500259">
                <text:p>0.50025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500258">
                <text:p>0.50025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500257">
                <text:p>0.50025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500257">
                <text:p>0.5002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500254">
                <text:p>0.50025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500254">
                <text:p>0.50025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500253">
                <text:p>0.50025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500253">
                <text:p>0.50025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500252">
                <text:p>0.50025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500249">
                <text:p>0.50024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500247">
                <text:p>0.5002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500247">
                <text:p>0.50024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500245">
                <text:p>0.5002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500245">
                <text:p>0.50024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500245">
                <text:p>0.50024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500242">
                <text:p>0.5002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500241">
                <text:p>0.5002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500241">
                <text:p>0.50024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500241">
                <text:p>0.50024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500241">
                <text:p>0.50024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500238">
                <text:p>0.50023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500238">
                <text:p>0.50023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500236">
                <text:p>0.50023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500236">
                <text:p>0.50023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500236">
                <text:p>0.50023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500236">
                <text:p>0.50023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500235">
                <text:p>0.50023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500232">
                <text:p>0.50023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500232">
                <text:p>0.5002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500232">
                <text:p>0.5002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500231">
                <text:p>0.5002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500231">
                <text:p>0.50023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500229">
                <text:p>0.50022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500228">
                <text:p>0.50022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500227">
                <text:p>0.500227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500227">
                <text:p>0.50022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500226">
                <text:p>0.50022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500225">
                <text:p>0.50022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500224">
                <text:p>0.50022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500224">
                <text:p>0.50022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500222">
                <text:p>0.50022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500222">
                <text:p>0.5002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500221">
                <text:p>0.50022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500221">
                <text:p>0.50022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500221">
                <text:p>0.50022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50022">
                <text:p>0.5002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500219">
                <text:p>0.50021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500218">
                <text:p>0.50021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500218">
                <text:p>0.50021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500218">
                <text:p>0.50021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500217">
                <text:p>0.50021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500217">
                <text:p>0.50021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500215">
                <text:p>0.50021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500215">
                <text:p>0.5002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500215">
                <text:p>0.50021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500215">
                <text:p>0.50021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500214">
                <text:p>0.50021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500212">
                <text:p>0.50021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500212">
                <text:p>0.50021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500212">
                <text:p>0.50021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500211">
                <text:p>0.50021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50021">
                <text:p>0.5002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500208">
                <text:p>0.50020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500207">
                <text:p>0.50020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500207">
                <text:p>0.50020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500206">
                <text:p>0.50020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500206">
                <text:p>0.50020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500205">
                <text:p>0.50020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500204">
                <text:p>0.50020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500204">
                <text:p>0.50020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500203">
                <text:p>0.50020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500202">
                <text:p>0.50020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500202">
                <text:p>0.50020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500201">
                <text:p>0.50020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500201">
                <text:p>0.50020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500199">
                <text:p>0.50019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500199">
                <text:p>0.50019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500199">
                <text:p>0.50019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500198">
                <text:p>0.50019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500198">
                <text:p>0.50019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500196">
                <text:p>0.50019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500196">
                <text:p>0.50019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500196">
                <text:p>0.50019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500194">
                <text:p>0.50019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500579">
                <text:p>0.50057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500574">
                <text:p>0.50057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500574">
                <text:p>0.500574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500574">
                <text:p>0.50057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500599">
                <text:p>0.500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